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37.52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9.11mm"/>
    </style:style>
    <style:style style:name="co13" style:family="table-column">
      <style:table-column-properties fo:break-before="auto" style:column-width="31.12mm"/>
    </style:style>
    <style:style style:name="co14" style:family="table-column">
      <style:table-column-properties fo:break-before="auto" style:column-width="49.28mm"/>
    </style:style>
    <style:style style:name="co15" style:family="table-column">
      <style:table-column-properties fo:break-before="auto" style:column-width="30.3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84.77mm"/>
    </style:style>
    <style:style style:name="co18" style:family="table-column">
      <style:table-column-properties fo:break-before="auto" style:column-width="38.95mm"/>
    </style:style>
    <style:style style:name="co19" style:family="table-column">
      <style:table-column-properties fo:break-before="auto" style:column-width="34.11mm"/>
    </style:style>
    <style:style style:name="co20" style:family="table-column">
      <style:table-column-properties fo:break-before="auto" style:column-width="30.04mm"/>
    </style:style>
    <style:style style:name="ro1" style:family="table-row">
      <style:table-row-properties style:row-height="40.7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0"/>
      <style:text-properties style:font-name="DejaVu Sans" fo:font-weight="bold" style:font-weight-asian="bold" style:font-weight-complex="bold"/>
    </style:style>
    <style:style style:name="ce2" style:family="table-cell" style:parent-style-name="Default" style:data-style-name="N84"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10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110">
      <style:text-properties style:font-name="DejaVu Sans"/>
    </style:style>
    <style:style style:name="ce9" style:family="table-cell" style:parent-style-name="Default" style:data-style-name="N2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2">
      <style:text-properties style:font-name="DejaVu Sans"/>
    </style:style>
    <style:style style:name="ce11" style:family="table-cell" style:parent-style-name="Default" style:data-style-name="N111">
      <style:table-cell-properties style:rotation-angle="0"/>
      <style:text-properties style:font-name="DejaVu Sans" fo:font-weight="bold" style:font-weight-asian="bold" style:font-weight-complex="bold"/>
    </style:style>
    <style:style style:name="ce12" style:family="table-cell" style:parent-style-name="Default" style:data-style-name="N11">
      <style:text-properties style:font-name="DejaVu Sans"/>
    </style:style>
    <style:style style:name="ce13" style:family="table-cell" style:parent-style-name="Default" style:data-style-name="N111">
      <style:text-properties style:font-name="DejaVu Sans"/>
    </style:style>
    <style:style style:name="ce14" style:family="table-cell" style:parent-style-name="Default">
      <style:table-cell-properties style:rotation-angle="0"/>
      <style:text-properties style:font-name="DejaVu Sans"/>
    </style:style>
    <style:style style:name="ce15" style:family="table-cell" style:parent-style-name="Default">
      <style:table-cell-properties style:rotation-angle="0"/>
      <style:text-properties fo:color="#666699" style:font-name="DejaVu Sans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ffff66" fo:font-weight="bold" style:font-weight-asian="bold" style:font-weight-complex="bold"/>
    </style:style>
    <style:style style:name="ce24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ffff66"/>
    </style:style>
    <style:style style:name="ce25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"/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id-19 Germany 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13"/>
        <table:table-column table:style-name="co10" table:default-cell-style-name="ce3"/>
        <table:table-column table:style-name="co11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l cases</text:p>
          </table:table-cell>
          <table:table-cell table:style-name="ce6" office:value-type="string" calcext:value-type="string">
            <text:p>Cases compared to prevoius day</text:p>
          </table:table-cell>
          <table:table-cell table:style-name="ce7" office:value-type="string" calcext:value-type="string">
            <text:p>Reproduction rate (4 days comparison period)</text:p>
          </table:table-cell>
          <table:table-cell table:style-name="ce7" office:value-type="string" calcext:value-type="string">
            <text:p>Reproduction rate (7 days comparison period)</text:p>
          </table:table-cell>
          <table:table-cell table:style-name="ce6" office:value-type="string" calcext:value-type="string">
            <text:p>Active cases</text:p>
          </table:table-cell>
          <table:table-cell table:style-name="ce6" office:value-type="string" calcext:value-type="string">
            <text:p>Prevalence</text:p>
          </table:table-cell>
          <table:table-cell table:style-name="ce6" office:value-type="string" calcext:value-type="string">
            <text:p>Hospitalization</text:p>
          </table:table-cell>
          <table:table-cell table:style-name="ce9" office:value-type="string" calcext:value-type="string">
            <text:p>Cases compared to prevoius day (7 days arithmetic mean)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eceased persons per day</text:p>
          </table:table-cell>
          <table:table-cell table:style-name="ce9" office:value-type="string" calcext:value-type="string">
            <text:p>Mortality rate increase (7 days arithmetic mean)</text:p>
          </table:table-cell>
          <table:table-cell table:style-name="ce11" office:value-type="string" calcext:value-type="string">
            <text:p>Case mortality percent</text:p>
          </table:table-cell>
          <table:table-cell table:style-name="ce6" office:value-type="string" calcext:value-type="string">
            <text:p>New deaths per new infections</text:p>
          </table:table-cell>
          <table:table-cell table:style-name="ce14" table:number-columns-repeated="6"/>
          <table:table-cell table:style-name="ce15"/>
          <table:table-cell table:style-name="ce14" table:number-columns-repeated="1001"/>
          <table:table-cell/>
        </table:table-row>
        <table:table-row table:style-name="ro2">
          <table:table-cell table:style-name="ce2" office:value-type="date" office:date-value="2020-03-05" calcext:value-type="date">
            <text:p>2020-03-05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3" table:number-columns-repeated="2"/>
          <table:table-cell/>
          <table:table-cell table:formula="of:=[.F2]/83500000*100" office:value-type="float" office:value="0" calcext:value-type="float">
            <text:p>0</text:p>
          </table:table-cell>
          <table:table-cell table:formula="of:=[.F2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style-name="ce12" table:formula="of:=[.J2]/[.B2]" office:value-type="percentage" office:value="0" calcext:value-type="percentage">
            <text:p>0,00%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20-03-06" calcext:value-type="date">
            <text:p>2020-03-06</text:p>
          </table:table-cell>
          <table:table-cell office:value-type="float" office:value="534" calcext:value-type="float">
            <text:p>534</text:p>
          </table:table-cell>
          <table:table-cell table:formula="of:=[.B3]-[.B2]" office:value-type="float" office:value="272" calcext:value-type="float">
            <text:p>272</text:p>
          </table:table-cell>
          <table:table-cell table:style-name="ce3" table:number-columns-repeated="2"/>
          <table:table-cell/>
          <table:table-cell table:formula="of:=[.F3]/83500000*100" office:value-type="float" office:value="0" calcext:value-type="float">
            <text:p>0</text:p>
          </table:table-cell>
          <table:table-cell table:formula="of:=[.F3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-[.J2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3]/[.B3]" office:value-type="percentage" office:value="0" calcext:value-type="percentage">
            <text:p>0,00%</text:p>
          </table:table-cell>
          <table:table-cell table:formula="of:=[.K3]/[.C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7" calcext:value-type="date">
            <text:p>2020-03-07</text:p>
          </table:table-cell>
          <table:table-cell office:value-type="float" office:value="639" calcext:value-type="float">
            <text:p>639</text:p>
          </table:table-cell>
          <table:table-cell table:formula="of:=[.B4]-[.B3]" office:value-type="float" office:value="105" calcext:value-type="float">
            <text:p>105</text:p>
          </table:table-cell>
          <table:table-cell table:style-name="ce3" table:number-columns-repeated="2"/>
          <table:table-cell/>
          <table:table-cell table:formula="of:=[.F4]/83500000*100" office:value-type="float" office:value="0" calcext:value-type="float">
            <text:p>0</text:p>
          </table:table-cell>
          <table:table-cell table:formula="of:=[.F4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-[.J3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4]/[.B4]" office:value-type="percentage" office:value="0" calcext:value-type="percentage">
            <text:p>0,00%</text:p>
          </table:table-cell>
          <table:table-cell table:formula="of:=[.K4]/[.C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8" calcext:value-type="date">
            <text:p>2020-03-08</text:p>
          </table:table-cell>
          <table:table-cell office:value-type="float" office:value="795" calcext:value-type="float">
            <text:p>795</text:p>
          </table:table-cell>
          <table:table-cell table:formula="of:=[.B5]-[.B4]" office:value-type="float" office:value="156" calcext:value-type="float">
            <text:p>156</text:p>
          </table:table-cell>
          <table:table-cell table:style-name="ce3" table:number-columns-repeated="2"/>
          <table:table-cell/>
          <table:table-cell table:formula="of:=[.F5]/83500000*100" office:value-type="float" office:value="0" calcext:value-type="float">
            <text:p>0</text:p>
          </table:table-cell>
          <table:table-cell table:formula="of:=[.F5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]-[.J4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5]/[.B5]" office:value-type="percentage" office:value="0" calcext:value-type="percentage">
            <text:p>0,00%</text:p>
          </table:table-cell>
          <table:table-cell table:formula="of:=[.K5]/[.C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9" calcext:value-type="date">
            <text:p>2020-03-09</text:p>
          </table:table-cell>
          <table:table-cell office:value-type="float" office:value="1112" calcext:value-type="float">
            <text:p>1112</text:p>
          </table:table-cell>
          <table:table-cell table:formula="of:=[.B6]-[.B5]" office:value-type="float" office:value="317" calcext:value-type="float">
            <text:p>317</text:p>
          </table:table-cell>
          <table:table-cell table:style-name="ce3" table:number-columns-repeated="2"/>
          <table:table-cell/>
          <table:table-cell table:formula="of:=[.F6]/83500000*100" office:value-type="float" office:value="0" calcext:value-type="float">
            <text:p>0</text:p>
          </table:table-cell>
          <table:table-cell table:formula="of:=[.F6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]-[.J5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6]/[.B6]" office:value-type="percentage" office:value="0" calcext:value-type="percentage">
            <text:p>0,00%</text:p>
          </table:table-cell>
          <table:table-cell table:formula="of:=[.K6]/[.C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0" calcext:value-type="date">
            <text:p>2020-03-10</text:p>
          </table:table-cell>
          <table:table-cell office:value-type="float" office:value="1139" calcext:value-type="float">
            <text:p>1139</text:p>
          </table:table-cell>
          <table:table-cell table:formula="of:=[.B7]-[.B6]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formula="of:=[.F7]/83500000*100" office:value-type="float" office:value="0" calcext:value-type="float">
            <text:p>0</text:p>
          </table:table-cell>
          <table:table-cell table:formula="of:=[.F7]*0.04" office:value-type="float" office:value="0" calcext:value-type="float">
            <text:p>0</text:p>
          </table:table-cell>
          <table:table-cell table:formula="of:=AVERAGE([.C1:.C7])" office:value-type="float" office:value="175.4" calcext:value-type="float">
            <text:p>175,40</text:p>
          </table:table-cell>
          <table:table-cell office:value-type="float" office:value="2" calcext:value-type="float">
            <text:p>2</text:p>
          </table:table-cell>
          <table:table-cell table:formula="of:=[.J7]-[.J6]" office:value-type="float" office:value="2" calcext:value-type="float">
            <text:p>2</text:p>
          </table:table-cell>
          <table:table-cell table:formula="of:=AVERAGE([.K1:.K7])" office:value-type="float" office:value="0.4" calcext:value-type="float">
            <text:p>0,40</text:p>
          </table:table-cell>
          <table:table-cell table:style-name="ce12" table:formula="of:=[.J7]/[.B7]" office:value-type="percentage" office:value="0.00175592625109745" calcext:value-type="percentage">
            <text:p>0,18%</text:p>
          </table:table-cell>
          <table:table-cell table:formula="of:=[.K7]/[.C7]" office:value-type="float" office:value="0.0740740740740741" calcext:value-type="float">
            <text:p>0,07407407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1" calcext:value-type="date">
            <text:p>2020-03-11</text:p>
          </table:table-cell>
          <table:table-cell office:value-type="float" office:value="1296" calcext:value-type="float">
            <text:p>1296</text:p>
          </table:table-cell>
          <table:table-cell table:formula="of:=[.B8]-[.B7]" office:value-type="float" office:value="157" calcext:value-type="float">
            <text:p>157</text:p>
          </table:table-cell>
          <table:table-cell table:style-name="ce3" table:number-columns-repeated="2"/>
          <table:table-cell/>
          <table:table-cell table:formula="of:=[.F8]/83500000*100" office:value-type="float" office:value="0" calcext:value-type="float">
            <text:p>0</text:p>
          </table:table-cell>
          <table:table-cell table:formula="of:=[.F8]*0.04" office:value-type="float" office:value="0" calcext:value-type="float">
            <text:p>0</text:p>
          </table:table-cell>
          <table:table-cell table:formula="of:=AVERAGE([.C2:.C8])" office:value-type="float" office:value="172.333333333333" calcext:value-type="float">
            <text:p>172,33</text:p>
          </table:table-cell>
          <table:table-cell office:value-type="float" office:value="2" calcext:value-type="float">
            <text:p>2</text:p>
          </table:table-cell>
          <table:table-cell table:formula="of:=[.J8]-[.J7]" office:value-type="float" office:value="0" calcext:value-type="float">
            <text:p>0</text:p>
          </table:table-cell>
          <table:table-cell table:formula="of:=AVERAGE([.K2:.K8])" office:value-type="float" office:value="0.333333333333333" calcext:value-type="float">
            <text:p>0,33</text:p>
          </table:table-cell>
          <table:table-cell table:style-name="ce12" table:formula="of:=[.J8]/[.B8]" office:value-type="percentage" office:value="0.00154320987654321" calcext:value-type="percentage">
            <text:p>0,15%</text:p>
          </table:table-cell>
          <table:table-cell table:formula="of:=[.K8]/[.C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2" calcext:value-type="date">
            <text:p>2020-03-12</text:p>
          </table:table-cell>
          <table:table-cell office:value-type="float" office:value="1567" calcext:value-type="float">
            <text:p>1567</text:p>
          </table:table-cell>
          <table:table-cell table:formula="of:=[.B9]-[.B8]" office:value-type="float" office:value="271" calcext:value-type="float">
            <text:p>271</text:p>
          </table:table-cell>
          <table:table-cell table:formula="of:=SUM([.C6:.C9])/SUM([.C2:.C5])" office:value-type="float" office:value="1.4484052532833" calcext:value-type="float">
            <text:p>1,448</text:p>
          </table:table-cell>
          <table:table-cell table:number-columns-repeated="2"/>
          <table:table-cell table:formula="of:=[.F9]/83500000*100" office:value-type="float" office:value="0" calcext:value-type="float">
            <text:p>0</text:p>
          </table:table-cell>
          <table:table-cell table:formula="of:=[.F9]*0.04" office:value-type="float" office:value="0" calcext:value-type="float">
            <text:p>0</text:p>
          </table:table-cell>
          <table:table-cell table:formula="of:=AVERAGE([.C3:.C9])" office:value-type="float" office:value="186.428571428571" calcext:value-type="float">
            <text:p>186,43</text:p>
          </table:table-cell>
          <table:table-cell office:value-type="float" office:value="3" calcext:value-type="float">
            <text:p>3</text:p>
          </table:table-cell>
          <table:table-cell table:formula="of:=[.J9]-[.J8]" office:value-type="float" office:value="1" calcext:value-type="float">
            <text:p>1</text:p>
          </table:table-cell>
          <table:table-cell table:formula="of:=AVERAGE([.K3:.K9])" office:value-type="float" office:value="0.428571428571429" calcext:value-type="float">
            <text:p>0,43</text:p>
          </table:table-cell>
          <table:table-cell table:style-name="ce12" table:formula="of:=[.J9]/[.B9]" office:value-type="percentage" office:value="0.001914486279515" calcext:value-type="percentage">
            <text:p>0,19%</text:p>
          </table:table-cell>
          <table:table-cell table:formula="of:=[.K9]/[.C9]" office:value-type="float" office:value="0.003690036900369" calcext:value-type="float">
            <text:p>0,003690036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3" calcext:value-type="date">
            <text:p>2020-03-13</text:p>
          </table:table-cell>
          <table:table-cell office:value-type="float" office:value="2369" calcext:value-type="float">
            <text:p>2369</text:p>
          </table:table-cell>
          <table:table-cell table:formula="of:=[.B10]-[.B9]" office:value-type="float" office:value="802" calcext:value-type="float">
            <text:p>802</text:p>
          </table:table-cell>
          <table:table-cell table:formula="of:=SUM([.C7:.C10])/SUM([.C3:.C6])" office:value-type="float" office:value="1.47882352941176" calcext:value-type="float">
            <text:p>1,479</text:p>
          </table:table-cell>
          <table:table-cell table:number-columns-repeated="2"/>
          <table:table-cell table:formula="of:=[.F10]/83500000*100" office:value-type="float" office:value="0" calcext:value-type="float">
            <text:p>0</text:p>
          </table:table-cell>
          <table:table-cell table:formula="of:=[.F10]*0.04" office:value-type="float" office:value="0" calcext:value-type="float">
            <text:p>0</text:p>
          </table:table-cell>
          <table:table-cell table:formula="of:=AVERAGE([.C4:.C10])" office:value-type="float" office:value="262.142857142857" calcext:value-type="float">
            <text:p>262,14</text:p>
          </table:table-cell>
          <table:table-cell office:value-type="float" office:value="6" calcext:value-type="float">
            <text:p>6</text:p>
          </table:table-cell>
          <table:table-cell table:formula="of:=[.J10]-[.J9]" office:value-type="float" office:value="3" calcext:value-type="float">
            <text:p>3</text:p>
          </table:table-cell>
          <table:table-cell table:formula="of:=AVERAGE([.K4:.K10])" office:value-type="float" office:value="0.857142857142857" calcext:value-type="float">
            <text:p>0,86</text:p>
          </table:table-cell>
          <table:table-cell table:style-name="ce12" table:formula="of:=[.J10]/[.B10]" office:value-type="percentage" office:value="0.00253271422541157" calcext:value-type="percentage">
            <text:p>0,25%</text:p>
          </table:table-cell>
          <table:table-cell table:formula="of:=[.K10]/[.C10]" office:value-type="float" office:value="0.00374064837905237" calcext:value-type="float">
            <text:p>0,003740648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4" calcext:value-type="date">
            <text:p>2020-03-14</text:p>
          </table:table-cell>
          <table:table-cell office:value-type="float" office:value="3062" calcext:value-type="float">
            <text:p>3062</text:p>
          </table:table-cell>
          <table:table-cell table:formula="of:=[.B11]-[.B10]" office:value-type="float" office:value="693" calcext:value-type="float">
            <text:p>693</text:p>
          </table:table-cell>
          <table:table-cell table:formula="of:=SUM([.C8:.C11])/SUM([.C4:.C7])" office:value-type="float" office:value="3.17851239669421" calcext:value-type="float">
            <text:p>3,179</text:p>
          </table:table-cell>
          <table:table-cell table:number-columns-repeated="2"/>
          <table:table-cell table:formula="of:=[.F11]/83500000*100" office:value-type="float" office:value="0" calcext:value-type="float">
            <text:p>0</text:p>
          </table:table-cell>
          <table:table-cell table:formula="of:=[.F11]*0.04" office:value-type="float" office:value="0" calcext:value-type="float">
            <text:p>0</text:p>
          </table:table-cell>
          <table:table-cell table:formula="of:=AVERAGE([.C5:.C11])" office:value-type="float" office:value="346.142857142857" calcext:value-type="float">
            <text:p>346,14</text:p>
          </table:table-cell>
          <table:table-cell office:value-type="float" office:value="6" calcext:value-type="float">
            <text:p>6</text:p>
          </table:table-cell>
          <table:table-cell table:formula="of:=[.J11]-[.J10]" office:value-type="float" office:value="0" calcext:value-type="float">
            <text:p>0</text:p>
          </table:table-cell>
          <table:table-cell table:formula="of:=AVERAGE([.K5:.K11])" office:value-type="float" office:value="0.857142857142857" calcext:value-type="float">
            <text:p>0,86</text:p>
          </table:table-cell>
          <table:table-cell table:style-name="ce12" table:formula="of:=[.J11]/[.B11]" office:value-type="percentage" office:value="0.00195950359242325" calcext:value-type="percentage">
            <text:p>0,20%</text:p>
          </table:table-cell>
          <table:table-cell table:formula="of:=[.K11]/[.C1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5" calcext:value-type="date">
            <text:p>2020-03-15</text:p>
          </table:table-cell>
          <table:table-cell office:value-type="float" office:value="3795" calcext:value-type="float">
            <text:p>3795</text:p>
          </table:table-cell>
          <table:table-cell table:formula="of:=[.B12]-[.B11]" office:value-type="float" office:value="733" calcext:value-type="float">
            <text:p>733</text:p>
          </table:table-cell>
          <table:table-cell table:formula="of:=SUM([.C9:.C12])/SUM([.C5:.C8])" office:value-type="float" office:value="3.80365296803653" calcext:value-type="float">
            <text:p>3,804</text:p>
          </table:table-cell>
          <table:table-cell table:number-columns-repeated="2"/>
          <table:table-cell table:formula="of:=[.F12]/83500000*100" office:value-type="float" office:value="0" calcext:value-type="float">
            <text:p>0</text:p>
          </table:table-cell>
          <table:table-cell table:formula="of:=[.F12]*0.04" office:value-type="float" office:value="0" calcext:value-type="float">
            <text:p>0</text:p>
          </table:table-cell>
          <table:table-cell table:formula="of:=AVERAGE([.C6:.C12])" office:value-type="float" office:value="428.571428571429" calcext:value-type="float">
            <text:p>428,57</text:p>
          </table:table-cell>
          <table:table-cell office:value-type="float" office:value="8" calcext:value-type="float">
            <text:p>8</text:p>
          </table:table-cell>
          <table:table-cell table:formula="of:=[.J12]-[.J11]" office:value-type="float" office:value="2" calcext:value-type="float">
            <text:p>2</text:p>
          </table:table-cell>
          <table:table-cell table:formula="of:=AVERAGE([.K6:.K12])" office:value-type="float" office:value="1.14285714285714" calcext:value-type="float">
            <text:p>1,14</text:p>
          </table:table-cell>
          <table:table-cell table:style-name="ce12" table:formula="of:=[.J12]/[.B12]" office:value-type="percentage" office:value="0.00210803689064559" calcext:value-type="percentage">
            <text:p>0,21%</text:p>
          </table:table-cell>
          <table:table-cell table:formula="of:=[.K12]/[.C12]" office:value-type="float" office:value="0.00272851296043656" calcext:value-type="float">
            <text:p>0,00272851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6" calcext:value-type="date">
            <text:p>2020-03-16</text:p>
          </table:table-cell>
          <table:table-cell office:value-type="float" office:value="4838" calcext:value-type="float">
            <text:p>4838</text:p>
          </table:table-cell>
          <table:table-cell table:formula="of:=[.B13]-[.B12]" office:value-type="float" office:value="1043" calcext:value-type="float">
            <text:p>1043</text:p>
          </table:table-cell>
          <table:table-cell table:formula="of:=SUM([.C10:.C13])/SUM([.C6:.C9])" office:value-type="float" office:value="4.23704663212435" calcext:value-type="float">
            <text:p>4,237</text:p>
          </table:table-cell>
          <table:table-cell table:number-columns-repeated="2"/>
          <table:table-cell table:formula="of:=[.F13]/83500000*100" office:value-type="float" office:value="0" calcext:value-type="float">
            <text:p>0</text:p>
          </table:table-cell>
          <table:table-cell table:formula="of:=[.F13]*0.04" office:value-type="float" office:value="0" calcext:value-type="float">
            <text:p>0</text:p>
          </table:table-cell>
          <table:table-cell table:formula="of:=AVERAGE([.C7:.C13])" office:value-type="float" office:value="532.285714285714" calcext:value-type="float">
            <text:p>532,29</text:p>
          </table:table-cell>
          <table:table-cell office:value-type="float" office:value="12" calcext:value-type="float">
            <text:p>12</text:p>
          </table:table-cell>
          <table:table-cell table:formula="of:=[.J13]-[.J12]" office:value-type="float" office:value="4" calcext:value-type="float">
            <text:p>4</text:p>
          </table:table-cell>
          <table:table-cell table:formula="of:=AVERAGE([.K7:.K13])" office:value-type="float" office:value="1.71428571428571" calcext:value-type="float">
            <text:p>1,71</text:p>
          </table:table-cell>
          <table:table-cell table:style-name="ce12" table:formula="of:=[.J13]/[.B13]" office:value-type="percentage" office:value="0.00248036378668871" calcext:value-type="percentage">
            <text:p>0,25%</text:p>
          </table:table-cell>
          <table:table-cell table:formula="of:=[.K13]/[.C13]" office:value-type="float" office:value="0.00383509108341323" calcext:value-type="float">
            <text:p>0,00383509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7" calcext:value-type="date">
            <text:p>2020-03-17</text:p>
          </table:table-cell>
          <table:table-cell office:value-type="float" office:value="6012" calcext:value-type="float">
            <text:p>6012</text:p>
          </table:table-cell>
          <table:table-cell table:formula="of:=[.B14]-[.B13]" office:value-type="float" office:value="1174" calcext:value-type="float">
            <text:p>1174</text:p>
          </table:table-cell>
          <table:table-cell table:formula="of:=SUM([.C11:.C14])/SUM([.C7:.C10])" office:value-type="float" office:value="2.89817024661893" calcext:value-type="float">
            <text:p>2,898</text:p>
          </table:table-cell>
          <table:table-cell table:number-columns-repeated="2"/>
          <table:table-cell table:formula="of:=[.F14]/83500000*100" office:value-type="float" office:value="0" calcext:value-type="float">
            <text:p>0</text:p>
          </table:table-cell>
          <table:table-cell table:formula="of:=[.F14]*0.04" office:value-type="float" office:value="0" calcext:value-type="float">
            <text:p>0</text:p>
          </table:table-cell>
          <table:table-cell table:formula="of:=AVERAGE([.C8:.C14])" office:value-type="float" office:value="696.142857142857" calcext:value-type="float">
            <text:p>696,14</text:p>
          </table:table-cell>
          <table:table-cell office:value-type="float" office:value="13" calcext:value-type="float">
            <text:p>13</text:p>
          </table:table-cell>
          <table:table-cell table:formula="of:=[.J14]-[.J13]" office:value-type="float" office:value="1" calcext:value-type="float">
            <text:p>1</text:p>
          </table:table-cell>
          <table:table-cell table:formula="of:=AVERAGE([.K8:.K14])" office:value-type="float" office:value="1.57142857142857" calcext:value-type="float">
            <text:p>1,57</text:p>
          </table:table-cell>
          <table:table-cell table:style-name="ce12" table:formula="of:=[.J14]/[.B14]" office:value-type="percentage" office:value="0.00216234198270126" calcext:value-type="percentage">
            <text:p>0,22%</text:p>
          </table:table-cell>
          <table:table-cell table:formula="of:=[.K14]/[.C14]" office:value-type="float" office:value="0.000851788756388416" calcext:value-type="float">
            <text:p>0,00085178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8" calcext:value-type="date">
            <text:p>2020-03-18</text:p>
          </table:table-cell>
          <table:table-cell office:value-type="float" office:value="7156" calcext:value-type="float">
            <text:p>7156</text:p>
          </table:table-cell>
          <table:table-cell table:formula="of:=[.B15]-[.B14]" office:value-type="float" office:value="1144" calcext:value-type="float">
            <text:p>1144</text:p>
          </table:table-cell>
          <table:table-cell table:formula="of:=SUM([.C12:.C15])/SUM([.C8:.C11])" office:value-type="float" office:value="2.12896515860634" calcext:value-type="float">
            <text:p>2,129</text:p>
          </table:table-cell>
          <table:table-cell table:number-columns-repeated="2"/>
          <table:table-cell table:formula="of:=[.F15]/83500000*100" office:value-type="float" office:value="0" calcext:value-type="float">
            <text:p>0</text:p>
          </table:table-cell>
          <table:table-cell table:formula="of:=[.F15]*0.04" office:value-type="float" office:value="0" calcext:value-type="float">
            <text:p>0</text:p>
          </table:table-cell>
          <table:table-cell table:formula="of:=AVERAGE([.C9:.C15])" office:value-type="float" office:value="837.142857142857" calcext:value-type="float">
            <text:p>837,14</text:p>
          </table:table-cell>
          <table:table-cell office:value-type="float" office:value="13" calcext:value-type="float">
            <text:p>13</text:p>
          </table:table-cell>
          <table:table-cell table:formula="of:=[.J15]-[.J14]" office:value-type="float" office:value="0" calcext:value-type="float">
            <text:p>0</text:p>
          </table:table-cell>
          <table:table-cell table:formula="of:=AVERAGE([.K9:.K15])" office:value-type="float" office:value="1.57142857142857" calcext:value-type="float">
            <text:p>1,57</text:p>
          </table:table-cell>
          <table:table-cell table:style-name="ce12" table:formula="of:=[.J15]/[.B15]" office:value-type="percentage" office:value="0.00181665735047513" calcext:value-type="percentage">
            <text:p>0,18%</text:p>
          </table:table-cell>
          <table:table-cell table:formula="of:=[.K15]/[.C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9" calcext:value-type="date">
            <text:p>2020-03-19</text:p>
          </table:table-cell>
          <table:table-cell office:value-type="float" office:value="8198" calcext:value-type="float">
            <text:p>8198</text:p>
          </table:table-cell>
          <table:table-cell table:formula="of:=[.B16]-[.B15]" office:value-type="float" office:value="1042" calcext:value-type="float">
            <text:p>1042</text:p>
          </table:table-cell>
          <table:table-cell table:formula="of:=SUM([.C13:.C16])/SUM([.C9:.C12])" office:value-type="float" office:value="1.76190476190476" calcext:value-type="float">
            <text:p>1,762</text:p>
          </table:table-cell>
          <table:table-cell/>
          <table:table-cell table:formula="of:=[.B16]-[.B2]" office:value-type="float" office:value="7936" calcext:value-type="float">
            <text:p>7936</text:p>
          </table:table-cell>
          <table:table-cell table:formula="of:=[.F16]/83500000*100" office:value-type="float" office:value="0.00950419161676647" calcext:value-type="float">
            <text:p>0,0095041916</text:p>
          </table:table-cell>
          <table:table-cell table:formula="of:=[.F16]*0.04" office:value-type="float" office:value="317.44" calcext:value-type="float">
            <text:p>317,44</text:p>
          </table:table-cell>
          <table:table-cell table:formula="of:=AVERAGE([.C10:.C16])" office:value-type="float" office:value="947.285714285714" calcext:value-type="float">
            <text:p>947,29</text:p>
          </table:table-cell>
          <table:table-cell office:value-type="float" office:value="13" calcext:value-type="float">
            <text:p>13</text:p>
          </table:table-cell>
          <table:table-cell table:formula="of:=[.J16]-[.J15]" office:value-type="float" office:value="0" calcext:value-type="float">
            <text:p>0</text:p>
          </table:table-cell>
          <table:table-cell table:formula="of:=AVERAGE([.K10:.K16])" office:value-type="float" office:value="1.42857142857143" calcext:value-type="float">
            <text:p>1,43</text:p>
          </table:table-cell>
          <table:table-cell table:style-name="ce12" table:formula="of:=[.J16]/[.B16]" office:value-type="percentage" office:value="0.00158575262259088" calcext:value-type="percentage">
            <text:p>0,16%</text:p>
          </table:table-cell>
          <table:table-cell table:formula="of:=[.K16]/[.C1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0" calcext:value-type="date">
            <text:p>2020-03-20</text:p>
          </table:table-cell>
          <table:table-cell office:value-type="float" office:value="10999" calcext:value-type="float">
            <text:p>10999</text:p>
          </table:table-cell>
          <table:table-cell table:formula="of:=[.B17]-[.B16]" office:value-type="float" office:value="2801" calcext:value-type="float">
            <text:p>2801</text:p>
          </table:table-cell>
          <table:table-cell table:formula="of:=SUM([.C14:.C17])/SUM([.C10:.C13])" office:value-type="float" office:value="1.88352185875879" calcext:value-type="float">
            <text:p>1,884</text:p>
          </table:table-cell>
          <table:table-cell/>
          <table:table-cell table:formula="of:=[.B17]-[.B3]" office:value-type="float" office:value="10465" calcext:value-type="float">
            <text:p>10465</text:p>
          </table:table-cell>
          <table:table-cell table:formula="of:=[.F17]/83500000*100" office:value-type="float" office:value="0.0125329341317365" calcext:value-type="float">
            <text:p>0,0125329341</text:p>
          </table:table-cell>
          <table:table-cell table:formula="of:=[.F17]*0.04" office:value-type="float" office:value="418.6" calcext:value-type="float">
            <text:p>418,6</text:p>
          </table:table-cell>
          <table:table-cell table:formula="of:=AVERAGE([.C11:.C17])" office:value-type="float" office:value="1232.85714285714" calcext:value-type="float">
            <text:p>1232,86</text:p>
          </table:table-cell>
          <table:table-cell office:value-type="float" office:value="20" calcext:value-type="float">
            <text:p>20</text:p>
          </table:table-cell>
          <table:table-cell table:formula="of:=[.J17]-[.J16]" office:value-type="float" office:value="7" calcext:value-type="float">
            <text:p>7</text:p>
          </table:table-cell>
          <table:table-cell table:formula="of:=AVERAGE([.K11:.K17])" office:value-type="float" office:value="2" calcext:value-type="float">
            <text:p>2,00</text:p>
          </table:table-cell>
          <table:table-cell table:style-name="ce12" table:formula="of:=[.J17]/[.B17]" office:value-type="percentage" office:value="0.00181834712246568" calcext:value-type="percentage">
            <text:p>0,18%</text:p>
          </table:table-cell>
          <table:table-cell table:formula="of:=[.K17]/[.C17]" office:value-type="float" office:value="0.00249910746162085" calcext:value-type="float">
            <text:p>0,00249910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1" calcext:value-type="date">
            <text:p>2020-03-21</text:p>
          </table:table-cell>
          <table:table-cell office:value-type="float" office:value="18323" calcext:value-type="float">
            <text:p>18323</text:p>
          </table:table-cell>
          <table:table-cell table:formula="of:=[.B18]-[.B17]" office:value-type="float" office:value="7324" calcext:value-type="float">
            <text:p>7324</text:p>
          </table:table-cell>
          <table:table-cell table:formula="of:=SUM([.C15:.C18])/SUM([.C11:.C14])" office:value-type="float" office:value="3.37935767224815" calcext:value-type="float">
            <text:p>3,379</text:p>
          </table:table-cell>
          <table:table-cell/>
          <table:table-cell table:formula="of:=[.B18]-[.B4]" office:value-type="float" office:value="17684" calcext:value-type="float">
            <text:p>17684</text:p>
          </table:table-cell>
          <table:table-cell table:formula="of:=[.F18]/83500000*100" office:value-type="float" office:value="0.0211784431137725" calcext:value-type="float">
            <text:p>0,0211784431</text:p>
          </table:table-cell>
          <table:table-cell table:formula="of:=[.F18]*0.04" office:value-type="float" office:value="707.36" calcext:value-type="float">
            <text:p>707,36</text:p>
          </table:table-cell>
          <table:table-cell table:formula="of:=AVERAGE([.C12:.C18])" office:value-type="float" office:value="2180.14285714286" calcext:value-type="float">
            <text:p>2180,14</text:p>
          </table:table-cell>
          <table:table-cell office:value-type="float" office:value="45" calcext:value-type="float">
            <text:p>4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AVERAGE([.K12:.K18])" office:value-type="float" office:value="5.57142857142857" calcext:value-type="float">
            <text:p>5,57</text:p>
          </table:table-cell>
          <table:table-cell table:style-name="ce12" table:formula="of:=[.J18]/[.B18]" office:value-type="percentage" office:value="0.0024559297058342" calcext:value-type="percentage">
            <text:p>0,25%</text:p>
          </table:table-cell>
          <table:table-cell table:formula="of:=[.K18]/[.C18]" office:value-type="float" office:value="0.00341343528126707" calcext:value-type="float">
            <text:p>0,003413435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2" calcext:value-type="date">
            <text:p>2020-03-22</text:p>
          </table:table-cell>
          <table:table-cell office:value-type="float" office:value="21463" calcext:value-type="float">
            <text:p>21463</text:p>
          </table:table-cell>
          <table:table-cell table:formula="of:=[.B19]-[.B18]" office:value-type="float" office:value="3140" calcext:value-type="float">
            <text:p>3140</text:p>
          </table:table-cell>
          <table:table-cell table:formula="of:=SUM([.C16:.C19])/SUM([.C12:.C15])" office:value-type="float" office:value="3.49462628236444" calcext:value-type="float">
            <text:p>3,495</text:p>
          </table:table-cell>
          <table:table-cell/>
          <table:table-cell table:formula="of:=[.B19]-[.B5]" office:value-type="float" office:value="20668" calcext:value-type="float">
            <text:p>20668</text:p>
          </table:table-cell>
          <table:table-cell table:formula="of:=[.F19]/83500000*100" office:value-type="float" office:value="0.0247520958083832" calcext:value-type="float">
            <text:p>0,0247520958</text:p>
          </table:table-cell>
          <table:table-cell table:formula="of:=[.F19]*0.04" office:value-type="float" office:value="826.72" calcext:value-type="float">
            <text:p>826,72</text:p>
          </table:table-cell>
          <table:table-cell table:formula="of:=AVERAGE([.C13:.C19])" office:value-type="float" office:value="2524" calcext:value-type="float">
            <text:p>2524,00</text:p>
          </table:table-cell>
          <table:table-cell office:value-type="float" office:value="67" calcext:value-type="float">
            <text:p>67</text:p>
          </table:table-cell>
          <table:table-cell table:formula="of:=[.J19]-[.J18]" office:value-type="float" office:value="22" calcext:value-type="float">
            <text:p>22</text:p>
          </table:table-cell>
          <table:table-cell table:formula="of:=AVERAGE([.K13:.K19])" office:value-type="float" office:value="8.42857142857143" calcext:value-type="float">
            <text:p>8,43</text:p>
          </table:table-cell>
          <table:table-cell table:style-name="ce12" table:formula="of:=[.J19]/[.B19]" office:value-type="percentage" office:value="0.00312165121371663" calcext:value-type="percentage">
            <text:p>0,31%</text:p>
          </table:table-cell>
          <table:table-cell table:formula="of:=[.K19]/[.C19]" office:value-type="float" office:value="0.00700636942675159" calcext:value-type="float">
            <text:p>0,007006369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3" calcext:value-type="date">
            <text:p>2020-03-23</text:p>
          </table:table-cell>
          <table:table-cell office:value-type="float" office:value="24774" calcext:value-type="float">
            <text:p>24774</text:p>
          </table:table-cell>
          <table:table-cell table:formula="of:=[.B20]-[.B19]" office:value-type="float" office:value="3311" calcext:value-type="float">
            <text:p>3311</text:p>
          </table:table-cell>
          <table:table-cell table:formula="of:=SUM([.C17:.C20])/SUM([.C13:.C16])" office:value-type="float" office:value="3.76470588235294" calcext:value-type="float">
            <text:p>3,765</text:p>
          </table:table-cell>
          <table:table-cell/>
          <table:table-cell table:formula="of:=[.B20]-[.B6]" office:value-type="float" office:value="23662" calcext:value-type="float">
            <text:p>23662</text:p>
          </table:table-cell>
          <table:table-cell table:formula="of:=[.F20]/83500000*100" office:value-type="float" office:value="0.0283377245508982" calcext:value-type="float">
            <text:p>0,0283377246</text:p>
          </table:table-cell>
          <table:table-cell table:formula="of:=[.F20]*0.04" office:value-type="float" office:value="946.48" calcext:value-type="float">
            <text:p>946,48</text:p>
          </table:table-cell>
          <table:table-cell table:formula="of:=AVERAGE([.C14:.C20])" office:value-type="float" office:value="2848" calcext:value-type="float">
            <text:p>2848,00</text:p>
          </table:table-cell>
          <table:table-cell office:value-type="float" office:value="94" calcext:value-type="float">
            <text:p>94</text:p>
          </table:table-cell>
          <table:table-cell table:formula="of:=[.J20]-[.J19]" office:value-type="float" office:value="27" calcext:value-type="float">
            <text:p>27</text:p>
          </table:table-cell>
          <table:table-cell table:formula="of:=AVERAGE([.K14:.K20])" office:value-type="float" office:value="11.7142857142857" calcext:value-type="float">
            <text:p>11,71</text:p>
          </table:table-cell>
          <table:table-cell table:style-name="ce12" table:formula="of:=[.J20]/[.B20]" office:value-type="percentage" office:value="0.0037943004763058" calcext:value-type="percentage">
            <text:p>0,38%</text:p>
          </table:table-cell>
          <table:table-cell table:formula="of:=[.K20]/[.C20]" office:value-type="float" office:value="0.00815463606161281" calcext:value-type="float">
            <text:p>0,00815463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4" calcext:value-type="date">
            <text:p>2020-03-24</text:p>
          </table:table-cell>
          <table:table-cell office:value-type="float" office:value="29212" calcext:value-type="float">
            <text:p>29212</text:p>
          </table:table-cell>
          <table:table-cell table:formula="of:=[.B21]-[.B20]" office:value-type="float" office:value="4438" calcext:value-type="float">
            <text:p>4438</text:p>
          </table:table-cell>
          <table:table-cell table:formula="of:=SUM([.C18:.C21])/SUM([.C14:.C17])" office:value-type="float" office:value="2.9561759454634" calcext:value-type="float">
            <text:p>2,956</text:p>
          </table:table-cell>
          <table:table-cell/>
          <table:table-cell table:formula="of:=[.B21]-[.B7]" office:value-type="float" office:value="28073" calcext:value-type="float">
            <text:p>28073</text:p>
          </table:table-cell>
          <table:table-cell table:formula="of:=[.F21]/83500000*100" office:value-type="float" office:value="0.0336203592814371" calcext:value-type="float">
            <text:p>0,0336203593</text:p>
          </table:table-cell>
          <table:table-cell table:formula="of:=[.F21]*0.04" office:value-type="float" office:value="1122.92" calcext:value-type="float">
            <text:p>1122,92</text:p>
          </table:table-cell>
          <table:table-cell table:formula="of:=AVERAGE([.C15:.C21])" office:value-type="float" office:value="3314.28571428571" calcext:value-type="float">
            <text:p>3314,29</text:p>
          </table:table-cell>
          <table:table-cell office:value-type="float" office:value="126" calcext:value-type="float">
            <text:p>126</text:p>
          </table:table-cell>
          <table:table-cell table:formula="of:=[.J21]-[.J20]" office:value-type="float" office:value="32" calcext:value-type="float">
            <text:p>32</text:p>
          </table:table-cell>
          <table:table-cell table:formula="of:=AVERAGE([.K15:.K21])" office:value-type="float" office:value="16.1428571428571" calcext:value-type="float">
            <text:p>16,14</text:p>
          </table:table-cell>
          <table:table-cell table:style-name="ce12" table:formula="of:=[.J21]/[.B21]" office:value-type="percentage" office:value="0.00431329590579214" calcext:value-type="percentage">
            <text:p>0,43%</text:p>
          </table:table-cell>
          <table:table-cell table:formula="of:=[.K21]/[.C21]" office:value-type="float" office:value="0.00721045515998197" calcext:value-type="float">
            <text:p>0,00721045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5" calcext:value-type="date">
            <text:p>2020-03-25</text:p>
          </table:table-cell>
          <table:table-cell office:value-type="float" office:value="31554" calcext:value-type="float">
            <text:p>31554</text:p>
          </table:table-cell>
          <table:table-cell table:formula="of:=[.B22]-[.B21]" office:value-type="float" office:value="2342" calcext:value-type="float">
            <text:p>2342</text:p>
          </table:table-cell>
          <table:table-cell table:formula="of:=SUM([.C19:.C22])/SUM([.C15:.C18])" office:value-type="float" office:value="1.07472991633499" calcext:value-type="float">
            <text:p>1,075</text:p>
          </table:table-cell>
          <table:table-cell table:formula="of:=SUM([.C16:.C22])/SUM([.C9:.C15])" office:value-type="float" office:value="4.16348122866894" calcext:value-type="float">
            <text:p>4,163</text:p>
          </table:table-cell>
          <table:table-cell table:formula="of:=[.B22]-[.B8]" office:value-type="float" office:value="30258" calcext:value-type="float">
            <text:p>30258</text:p>
          </table:table-cell>
          <table:table-cell table:formula="of:=[.F22]/83500000*100" office:value-type="float" office:value="0.036237125748503" calcext:value-type="float">
            <text:p>0,0362371257</text:p>
          </table:table-cell>
          <table:table-cell table:formula="of:=[.F22]*0.04" office:value-type="float" office:value="1210.32" calcext:value-type="float">
            <text:p>1210,32</text:p>
          </table:table-cell>
          <table:table-cell table:formula="of:=AVERAGE([.C16:.C22])" office:value-type="float" office:value="3485.42857142857" calcext:value-type="float">
            <text:p>3485,43</text:p>
          </table:table-cell>
          <table:table-cell office:value-type="float" office:value="149" calcext:value-type="float">
            <text:p>149</text:p>
          </table:table-cell>
          <table:table-cell table:formula="of:=[.J22]-[.J21]" office:value-type="float" office:value="23" calcext:value-type="float">
            <text:p>23</text:p>
          </table:table-cell>
          <table:table-cell table:formula="of:=AVERAGE([.K16:.K22])" office:value-type="float" office:value="19.4285714285714" calcext:value-type="float">
            <text:p>19,43</text:p>
          </table:table-cell>
          <table:table-cell table:style-name="ce12" table:formula="of:=[.J22]/[.B22]" office:value-type="percentage" office:value="0.00472206376370666" calcext:value-type="percentage">
            <text:p>0,47%</text:p>
          </table:table-cell>
          <table:table-cell table:formula="of:=[.K22]/[.C22]" office:value-type="float" office:value="0.00982066609735269" calcext:value-type="float">
            <text:p>0,00982066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6" calcext:value-type="date">
            <text:p>2020-03-26</text:p>
          </table:table-cell>
          <table:table-cell office:value-type="float" office:value="36508" calcext:value-type="float">
            <text:p>36508</text:p>
          </table:table-cell>
          <table:table-cell table:formula="of:=[.B23]-[.B22]" office:value-type="float" office:value="4954" calcext:value-type="float">
            <text:p>4954</text:p>
          </table:table-cell>
          <table:table-cell table:formula="of:=SUM([.C20:.C23])/SUM([.C16:.C19])" office:value-type="float" office:value="1.05158314111973" calcext:value-type="float">
            <text:p>1,052</text:p>
          </table:table-cell>
          <table:table-cell table:formula="of:=SUM([.C17:.C23])/SUM([.C10:.C16])" office:value-type="float" office:value="4.26934097421203" calcext:value-type="float">
            <text:p>4,269</text:p>
          </table:table-cell>
          <table:table-cell table:formula="of:=[.B23]-[.B9]" office:value-type="float" office:value="34941" calcext:value-type="float">
            <text:p>34941</text:p>
          </table:table-cell>
          <table:table-cell table:formula="of:=[.F23]/83500000*100" office:value-type="float" office:value="0.0418455089820359" calcext:value-type="float">
            <text:p>0,041845509</text:p>
          </table:table-cell>
          <table:table-cell table:formula="of:=[.F23]*0.04" office:value-type="float" office:value="1397.64" calcext:value-type="float">
            <text:p>1397,64</text:p>
          </table:table-cell>
          <table:table-cell table:formula="of:=AVERAGE([.C17:.C23])" office:value-type="float" office:value="4044.28571428571" calcext:value-type="float">
            <text:p>4044,29</text:p>
          </table:table-cell>
          <table:table-cell office:value-type="float" office:value="198" calcext:value-type="float">
            <text:p>198</text:p>
          </table:table-cell>
          <table:table-cell table:formula="of:=[.J23]-[.J22]" office:value-type="float" office:value="49" calcext:value-type="float">
            <text:p>49</text:p>
          </table:table-cell>
          <table:table-cell table:formula="of:=AVERAGE([.K17:.K23])" office:value-type="float" office:value="26.4285714285714" calcext:value-type="float">
            <text:p>26,43</text:p>
          </table:table-cell>
          <table:table-cell table:style-name="ce12" table:formula="of:=[.J23]/[.B23]" office:value-type="percentage" office:value="0.00542346882874986" calcext:value-type="percentage">
            <text:p>0,54%</text:p>
          </table:table-cell>
          <table:table-cell table:formula="of:=[.K23]/[.C23]" office:value-type="float" office:value="0.00989099717400081" calcext:value-type="float">
            <text:p>0,00989099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7" calcext:value-type="date">
            <text:p>2020-03-27</text:p>
          </table:table-cell>
          <table:table-cell office:value-type="float" office:value="42288" calcext:value-type="float">
            <text:p>42288</text:p>
          </table:table-cell>
          <table:table-cell table:formula="of:=[.B24]-[.B23]" office:value-type="float" office:value="5780" calcext:value-type="float">
            <text:p>5780</text:p>
          </table:table-cell>
          <table:table-cell table:formula="of:=SUM([.C21:.C24])/SUM([.C17:.C20])" office:value-type="float" office:value="1.05658783783784" calcext:value-type="float">
            <text:p>1,057</text:p>
          </table:table-cell>
          <table:table-cell table:formula="of:=SUM([.C18:.C24])/SUM([.C11:.C17])" office:value-type="float" office:value="3.62560834298957" calcext:value-type="float">
            <text:p>3,626</text:p>
          </table:table-cell>
          <table:table-cell table:formula="of:=[.B24]-[.B10]" office:value-type="float" office:value="39919" calcext:value-type="float">
            <text:p>39919</text:p>
          </table:table-cell>
          <table:table-cell table:formula="of:=[.F24]/83500000*100" office:value-type="float" office:value="0.0478071856287425" calcext:value-type="float">
            <text:p>0,0478071856</text:p>
          </table:table-cell>
          <table:table-cell table:formula="of:=[.F24]*0.04" office:value-type="float" office:value="1596.76" calcext:value-type="float">
            <text:p>1596,76</text:p>
          </table:table-cell>
          <table:table-cell table:formula="of:=AVERAGE([.C18:.C24])" office:value-type="float" office:value="4469.85714285714" calcext:value-type="float">
            <text:p>4469,86</text:p>
          </table:table-cell>
          <table:table-cell office:value-type="float" office:value="253" calcext:value-type="float">
            <text:p>253</text:p>
          </table:table-cell>
          <table:table-cell table:formula="of:=[.J24]-[.J23]" office:value-type="float" office:value="55" calcext:value-type="float">
            <text:p>55</text:p>
          </table:table-cell>
          <table:table-cell table:formula="of:=AVERAGE([.K18:.K24])" office:value-type="float" office:value="33.2857142857143" calcext:value-type="float">
            <text:p>33,29</text:p>
          </table:table-cell>
          <table:table-cell table:style-name="ce12" table:formula="of:=[.J24]/[.B24]" office:value-type="percentage" office:value="0.00598278471433977" calcext:value-type="percentage">
            <text:p>0,60%</text:p>
          </table:table-cell>
          <table:table-cell table:formula="of:=[.K24]/[.C24]" office:value-type="float" office:value="0.00951557093425606" calcext:value-type="float">
            <text:p>0,009515570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8" calcext:value-type="date">
            <text:p>2020-03-28</text:p>
          </table:table-cell>
          <table:table-cell office:value-type="float" office:value="48582" calcext:value-type="float">
            <text:p>48582</text:p>
          </table:table-cell>
          <table:table-cell table:formula="of:=[.B25]-[.B24]" office:value-type="float" office:value="6294" calcext:value-type="float">
            <text:p>6294</text:p>
          </table:table-cell>
          <table:table-cell table:formula="of:=SUM([.C22:.C25])/SUM([.C18:.C21])" office:value-type="float" office:value="1.06352605281941" calcext:value-type="float">
            <text:p>1,064</text:p>
          </table:table-cell>
          <table:table-cell table:formula="of:=SUM([.C19:.C25])/SUM([.C12:.C18])" office:value-type="float" office:value="1.98276652906101" calcext:value-type="float">
            <text:p>1,983</text:p>
          </table:table-cell>
          <table:table-cell table:formula="of:=[.B25]-[.B11]" office:value-type="float" office:value="45520" calcext:value-type="float">
            <text:p>45520</text:p>
          </table:table-cell>
          <table:table-cell table:formula="of:=[.F25]/83500000*100" office:value-type="float" office:value="0.0545149700598802" calcext:value-type="float">
            <text:p>0,0545149701</text:p>
          </table:table-cell>
          <table:table-cell table:formula="of:=[.F25]*0.04" office:value-type="float" office:value="1820.8" calcext:value-type="float">
            <text:p>1820,8</text:p>
          </table:table-cell>
          <table:table-cell table:formula="of:=AVERAGE([.C19:.C25])" office:value-type="float" office:value="4322.71428571429" calcext:value-type="float">
            <text:p>4322,71</text:p>
          </table:table-cell>
          <table:table-cell office:value-type="float" office:value="325" calcext:value-type="float">
            <text:p>325</text:p>
          </table:table-cell>
          <table:table-cell table:formula="of:=[.J25]-[.J24]" office:value-type="float" office:value="72" calcext:value-type="float">
            <text:p>72</text:p>
          </table:table-cell>
          <table:table-cell table:formula="of:=AVERAGE([.K19:.K25])" office:value-type="float" office:value="40" calcext:value-type="float">
            <text:p>40,00</text:p>
          </table:table-cell>
          <table:table-cell table:style-name="ce12" table:formula="of:=[.J25]/[.B25]" office:value-type="percentage" office:value="0.00668972047260302" calcext:value-type="percentage">
            <text:p>0,67%</text:p>
          </table:table-cell>
          <table:table-cell table:formula="of:=[.K25]/[.C25]" office:value-type="float" office:value="0.0114394661582459" calcext:value-type="float">
            <text:p>0,01143946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9" calcext:value-type="date">
            <text:p>2020-03-29</text:p>
          </table:table-cell>
          <table:table-cell office:value-type="float" office:value="52547" calcext:value-type="float">
            <text:p>52547</text:p>
          </table:table-cell>
          <table:table-cell table:formula="of:=[.B26]-[.B25]" office:value-type="float" office:value="3965" calcext:value-type="float">
            <text:p>3965</text:p>
          </table:table-cell>
          <table:table-cell table:formula="of:=SUM([.C23:.C26])/SUM([.C19:.C22])" office:value-type="float" office:value="1.58665255838561" calcext:value-type="float">
            <text:p>1,587</text:p>
          </table:table-cell>
          <table:table-cell table:formula="of:=SUM([.C20:.C26])/SUM([.C13:.C19])" office:value-type="float" office:value="1.75933891781752" calcext:value-type="float">
            <text:p>1,759</text:p>
          </table:table-cell>
          <table:table-cell table:formula="of:=[.B26]-[.B12]" office:value-type="float" office:value="48752" calcext:value-type="float">
            <text:p>48752</text:p>
          </table:table-cell>
          <table:table-cell table:formula="of:=[.F26]/83500000*100" office:value-type="float" office:value="0.058385628742515" calcext:value-type="float">
            <text:p>0,0583856287</text:p>
          </table:table-cell>
          <table:table-cell table:formula="of:=[.F26]*0.04" office:value-type="float" office:value="1950.08" calcext:value-type="float">
            <text:p>1950,08</text:p>
          </table:table-cell>
          <table:table-cell table:formula="of:=AVERAGE([.C20:.C26])" office:value-type="float" office:value="4440.57142857143" calcext:value-type="float">
            <text:p>4440,57</text:p>
          </table:table-cell>
          <table:table-cell office:value-type="float" office:value="389" calcext:value-type="float">
            <text:p>389</text:p>
          </table:table-cell>
          <table:table-cell table:formula="of:=[.J26]-[.J25]" office:value-type="float" office:value="64" calcext:value-type="float">
            <text:p>64</text:p>
          </table:table-cell>
          <table:table-cell table:formula="of:=AVERAGE([.K20:.K26])" office:value-type="float" office:value="46" calcext:value-type="float">
            <text:p>46,00</text:p>
          </table:table-cell>
          <table:table-cell table:style-name="ce12" table:formula="of:=[.J26]/[.B26]" office:value-type="percentage" office:value="0.00740289645460255" calcext:value-type="percentage">
            <text:p>0,74%</text:p>
          </table:table-cell>
          <table:table-cell table:formula="of:=[.K26]/[.C26]" office:value-type="float" office:value="0.016141235813367" calcext:value-type="float">
            <text:p>0,01614123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30" calcext:value-type="date">
            <text:p>2020-03-30</text:p>
          </table:table-cell>
          <table:table-cell office:value-type="float" office:value="57298" calcext:value-type="float">
            <text:p>57298</text:p>
          </table:table-cell>
          <table:table-cell table:formula="of:=[.B27]-[.B26]" office:value-type="float" office:value="4751" calcext:value-type="float">
            <text:p>4751</text:p>
          </table:table-cell>
          <table:table-cell table:formula="of:=SUM([.C24:.C27])/SUM([.C20:.C23])" office:value-type="float" office:value="1.38185443668993" calcext:value-type="float">
            <text:p>1,382</text:p>
          </table:table-cell>
          <table:table-cell table:formula="of:=SUM([.C21:.C27])/SUM([.C14:.C20])" office:value-type="float" office:value="1.63142054574639" calcext:value-type="float">
            <text:p>1,631</text:p>
          </table:table-cell>
          <table:table-cell table:formula="of:=[.B27]-[.B13]" office:value-type="float" office:value="52460" calcext:value-type="float">
            <text:p>52460</text:p>
          </table:table-cell>
          <table:table-cell table:formula="of:=[.F27]/83500000*100" office:value-type="float" office:value="0.0628263473053892" calcext:value-type="float">
            <text:p>0,0628263473</text:p>
          </table:table-cell>
          <table:table-cell table:formula="of:=[.F27]*0.04" office:value-type="float" office:value="2098.4" calcext:value-type="float">
            <text:p>2098,4</text:p>
          </table:table-cell>
          <table:table-cell table:formula="of:=AVERAGE([.C21:.C27])" office:value-type="float" office:value="4646.28571428572" calcext:value-type="float">
            <text:p>4646,29</text:p>
          </table:table-cell>
          <table:table-cell office:value-type="float" office:value="455" calcext:value-type="float">
            <text:p>455</text:p>
          </table:table-cell>
          <table:table-cell table:formula="of:=[.J27]-[.J26]" office:value-type="float" office:value="66" calcext:value-type="float">
            <text:p>66</text:p>
          </table:table-cell>
          <table:table-cell table:formula="of:=AVERAGE([.K21:.K27])" office:value-type="float" office:value="51.5714285714286" calcext:value-type="float">
            <text:p>51,57</text:p>
          </table:table-cell>
          <table:table-cell table:style-name="ce12" table:formula="of:=[.J27]/[.B27]" office:value-type="percentage" office:value="0.00794094034695801" calcext:value-type="percentage">
            <text:p>0,79%</text:p>
          </table:table-cell>
          <table:table-cell table:formula="of:=[.K27]/[.C27]" office:value-type="float" office:value="0.0138918122500526" calcext:value-type="float">
            <text:p>0,013891812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31" calcext:value-type="date">
            <text:p>2020-03-31</text:p>
          </table:table-cell>
          <table:table-cell office:value-type="float" office:value="61913" calcext:value-type="float">
            <text:p>61913</text:p>
          </table:table-cell>
          <table:table-cell table:formula="of:=[.B28]-[.B27]" office:value-type="float" office:value="4615" calcext:value-type="float">
            <text:p>4615</text:p>
          </table:table-cell>
          <table:table-cell table:formula="of:=SUM([.C25:.C28])/SUM([.C21:.C24])" office:value-type="float" office:value="1.120532145712" calcext:value-type="float">
            <text:p>1,121</text:p>
          </table:table-cell>
          <table:table-cell table:formula="of:=SUM([.C22:.C28])/SUM([.C15:.C21])" office:value-type="float" office:value="1.40952586206897" calcext:value-type="float">
            <text:p>1,410</text:p>
          </table:table-cell>
          <table:table-cell table:formula="of:=[.B28]-[.B14]" office:value-type="float" office:value="55901" calcext:value-type="float">
            <text:p>55901</text:p>
          </table:table-cell>
          <table:table-cell table:formula="of:=[.F28]/83500000*100" office:value-type="float" office:value="0.0669473053892216" calcext:value-type="float">
            <text:p>0,0669473054</text:p>
          </table:table-cell>
          <table:table-cell table:formula="of:=[.F28]*0.04" office:value-type="float" office:value="2236.04" calcext:value-type="float">
            <text:p>2236,04</text:p>
          </table:table-cell>
          <table:table-cell table:formula="of:=AVERAGE([.C22:.C28])" office:value-type="float" office:value="4671.57142857143" calcext:value-type="float">
            <text:p>4671,57</text:p>
          </table:table-cell>
          <table:table-cell office:value-type="float" office:value="583" calcext:value-type="float">
            <text:p>583</text:p>
          </table:table-cell>
          <table:table-cell table:formula="of:=[.J28]-[.J27]" office:value-type="float" office:value="128" calcext:value-type="float">
            <text:p>128</text:p>
          </table:table-cell>
          <table:table-cell table:formula="of:=AVERAGE([.K22:.K28])" office:value-type="float" office:value="65.2857142857143" calcext:value-type="float">
            <text:p>65,29</text:p>
          </table:table-cell>
          <table:table-cell table:style-name="ce12" table:formula="of:=[.J28]/[.B28]" office:value-type="percentage" office:value="0.00941643919693764" calcext:value-type="percentage">
            <text:p>0,94%</text:p>
          </table:table-cell>
          <table:table-cell table:formula="of:=[.K28]/[.C28]" office:value-type="float" office:value="0.0277356446370531" calcext:value-type="float">
            <text:p>0,02773564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1" calcext:value-type="date">
            <text:p>2020-04-01</text:p>
          </table:table-cell>
          <table:table-cell office:value-type="float" office:value="67366" calcext:value-type="float">
            <text:p>67366</text:p>
          </table:table-cell>
          <table:table-cell table:formula="of:=[.B29]-[.B28]" office:value-type="float" office:value="5453" calcext:value-type="float">
            <text:p>5453</text:p>
          </table:table-cell>
          <table:table-cell table:formula="of:=SUM([.C26:.C29])/SUM([.C22:.C25])" office:value-type="float" office:value="0.969747031491998" calcext:value-type="float">
            <text:p>0,970</text:p>
          </table:table-cell>
          <table:table-cell table:formula="of:=SUM([.C23:.C29])/SUM([.C16:.C22])" office:value-type="float" office:value="1.46782523157636" calcext:value-type="float">
            <text:p>1,468</text:p>
          </table:table-cell>
          <table:table-cell table:formula="of:=[.B29]-[.B15]" office:value-type="float" office:value="60210" calcext:value-type="float">
            <text:p>60210</text:p>
          </table:table-cell>
          <table:table-cell table:formula="of:=[.F29]/83500000*100" office:value-type="float" office:value="0.0721077844311377" calcext:value-type="float">
            <text:p>0,0721077844</text:p>
          </table:table-cell>
          <table:table-cell table:formula="of:=[.F29]*0.04" office:value-type="float" office:value="2408.4" calcext:value-type="float">
            <text:p>2408,4</text:p>
          </table:table-cell>
          <table:table-cell table:formula="of:=AVERAGE([.C23:.C29])" office:value-type="float" office:value="5116" calcext:value-type="float">
            <text:p>5116,00</text:p>
          </table:table-cell>
          <table:table-cell office:value-type="float" office:value="732" calcext:value-type="float">
            <text:p>732</text:p>
          </table:table-cell>
          <table:table-cell table:formula="of:=[.J29]-[.J28]" office:value-type="float" office:value="149" calcext:value-type="float">
            <text:p>149</text:p>
          </table:table-cell>
          <table:table-cell table:formula="of:=AVERAGE([.K23:.K29])" office:value-type="float" office:value="83.2857142857143" calcext:value-type="float">
            <text:p>83,29</text:p>
          </table:table-cell>
          <table:table-cell table:style-name="ce12" table:formula="of:=[.J29]/[.B29]" office:value-type="percentage" office:value="0.0108660154974319" calcext:value-type="percentage">
            <text:p>1,09%</text:p>
          </table:table-cell>
          <table:table-cell table:formula="of:=[.K29]/[.C29]" office:value-type="float" office:value="0.0273244085824317" calcext:value-type="float">
            <text:p>0,02732440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2" calcext:value-type="date">
            <text:p>2020-04-02</text:p>
          </table:table-cell>
          <table:table-cell office:value-type="float" office:value="73522" calcext:value-type="float">
            <text:p>73522</text:p>
          </table:table-cell>
          <table:table-cell table:formula="of:=[.B30]-[.B29]" office:value-type="float" office:value="6156" calcext:value-type="float">
            <text:p>6156</text:p>
          </table:table-cell>
          <table:table-cell table:formula="of:=SUM([.C27:.C30])/SUM([.C23:.C26])" office:value-type="float" office:value="0.999142571333302" calcext:value-type="float">
            <text:p>0,999</text:p>
          </table:table-cell>
          <table:table-cell table:formula="of:=SUM([.C24:.C30])/SUM([.C17:.C23])" office:value-type="float" office:value="1.30745319675027" calcext:value-type="float">
            <text:p>1,307</text:p>
          </table:table-cell>
          <table:table-cell table:formula="of:=[.B30]-[.B16]" office:value-type="float" office:value="65324" calcext:value-type="float">
            <text:p>65324</text:p>
          </table:table-cell>
          <table:table-cell table:formula="of:=[.F30]/83500000*100" office:value-type="float" office:value="0.0782323353293413" calcext:value-type="float">
            <text:p>0,0782323353</text:p>
          </table:table-cell>
          <table:table-cell table:formula="of:=[.F30]*0.04" office:value-type="float" office:value="2612.96" calcext:value-type="float">
            <text:p>2612,96</text:p>
          </table:table-cell>
          <table:table-cell table:formula="of:=AVERAGE([.C24:.C30])" office:value-type="float" office:value="5287.71428571429" calcext:value-type="float">
            <text:p>5287,71</text:p>
          </table:table-cell>
          <table:table-cell office:value-type="float" office:value="872" calcext:value-type="float">
            <text:p>872</text:p>
          </table:table-cell>
          <table:table-cell table:formula="of:=[.J30]-[.J29]" office:value-type="float" office:value="140" calcext:value-type="float">
            <text:p>140</text:p>
          </table:table-cell>
          <table:table-cell table:formula="of:=AVERAGE([.K24:.K30])" office:value-type="float" office:value="96.2857142857143" calcext:value-type="float">
            <text:p>96,29</text:p>
          </table:table-cell>
          <table:table-cell table:style-name="ce12" table:formula="of:=[.J30]/[.B30]" office:value-type="percentage" office:value="0.0118603955278692" calcext:value-type="percentage">
            <text:p>1,19%</text:p>
          </table:table-cell>
          <table:table-cell table:formula="of:=[.K30]/[.C30]" office:value-type="float" office:value="0.0227420402858999" calcext:value-type="float">
            <text:p>0,022742040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3" calcext:value-type="date">
            <text:p>2020-04-03</text:p>
          </table:table-cell>
          <table:table-cell office:value-type="float" office:value="79696" calcext:value-type="float">
            <text:p>79696</text:p>
          </table:table-cell>
          <table:table-cell table:formula="of:=[.B31]-[.B30]" office:value-type="float" office:value="6174" calcext:value-type="float">
            <text:p>6174</text:p>
          </table:table-cell>
          <table:table-cell table:formula="of:=SUM([.C28:.C31])/SUM([.C24:.C27])" office:value-type="float" office:value="1.07734487734488" calcext:value-type="float">
            <text:p>1,077</text:p>
          </table:table-cell>
          <table:table-cell table:formula="of:=SUM([.C25:.C31])/SUM([.C18:.C24])" office:value-type="float" office:value="1.19556393620761" calcext:value-type="float">
            <text:p>1,196</text:p>
          </table:table-cell>
          <table:table-cell table:formula="of:=[.B31]-[.B17]" office:value-type="float" office:value="68697" calcext:value-type="float">
            <text:p>68697</text:p>
          </table:table-cell>
          <table:table-cell table:formula="of:=[.F31]/83500000*100" office:value-type="float" office:value="0.0822718562874251" calcext:value-type="float">
            <text:p>0,0822718563</text:p>
          </table:table-cell>
          <table:table-cell table:formula="of:=[.F31]*0.04" office:value-type="float" office:value="2747.88" calcext:value-type="float">
            <text:p>2747,88</text:p>
          </table:table-cell>
          <table:table-cell table:formula="of:=AVERAGE([.C25:.C31])" office:value-type="float" office:value="5344" calcext:value-type="float">
            <text:p>5344,00</text:p>
          </table:table-cell>
          <table:table-cell office:value-type="float" office:value="1017" calcext:value-type="float">
            <text:p>1017</text:p>
          </table:table-cell>
          <table:table-cell table:formula="of:=[.J31]-[.J30]" office:value-type="float" office:value="145" calcext:value-type="float">
            <text:p>145</text:p>
          </table:table-cell>
          <table:table-cell table:formula="of:=AVERAGE([.K25:.K31])" office:value-type="float" office:value="109.142857142857" calcext:value-type="float">
            <text:p>109,14</text:p>
          </table:table-cell>
          <table:table-cell table:style-name="ce12" table:formula="of:=[.J31]/[.B31]" office:value-type="percentage" office:value="0.0127609917687211" calcext:value-type="percentage">
            <text:p>1,28%</text:p>
          </table:table-cell>
          <table:table-cell table:formula="of:=[.K31]/[.C31]" office:value-type="float" office:value="0.0234855847100745" calcext:value-type="float">
            <text:p>0,0234855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4" calcext:value-type="date">
            <text:p>2020-04-04</text:p>
          </table:table-cell>
          <table:table-cell office:value-type="float" office:value="85778" calcext:value-type="float">
            <text:p>85778</text:p>
          </table:table-cell>
          <table:table-cell table:formula="of:=[.B32]-[.B31]" office:value-type="float" office:value="6082" calcext:value-type="float">
            <text:p>6082</text:p>
          </table:table-cell>
          <table:table-cell table:formula="of:=SUM([.C29:.C32])/SUM([.C25:.C28])" office:value-type="float" office:value="1.21605095541401" calcext:value-type="float">
            <text:p>1,216</text:p>
          </table:table-cell>
          <table:table-cell table:formula="of:=SUM([.C26:.C32])/SUM([.C19:.C25])" office:value-type="float" office:value="1.22925410621633" calcext:value-type="float">
            <text:p>1,229</text:p>
          </table:table-cell>
          <table:table-cell table:formula="of:=[.B32]-[.B18]" office:value-type="float" office:value="67455" calcext:value-type="float">
            <text:p>67455</text:p>
          </table:table-cell>
          <table:table-cell table:formula="of:=[.F32]/83500000*100" office:value-type="float" office:value="0.0807844311377246" calcext:value-type="float">
            <text:p>0,0807844311</text:p>
          </table:table-cell>
          <table:table-cell table:formula="of:=[.F32]*0.04" office:value-type="float" office:value="2698.2" calcext:value-type="float">
            <text:p>2698,2</text:p>
          </table:table-cell>
          <table:table-cell table:formula="of:=AVERAGE([.C26:.C32])" office:value-type="float" office:value="5313.71428571429" calcext:value-type="float">
            <text:p>5313,71</text:p>
          </table:table-cell>
          <table:table-cell office:value-type="float" office:value="1158" calcext:value-type="float">
            <text:p>1158</text:p>
          </table:table-cell>
          <table:table-cell table:formula="of:=[.J32]-[.J31]" office:value-type="float" office:value="141" calcext:value-type="float">
            <text:p>141</text:p>
          </table:table-cell>
          <table:table-cell table:formula="of:=AVERAGE([.K26:.K32])" office:value-type="float" office:value="119" calcext:value-type="float">
            <text:p>119,00</text:p>
          </table:table-cell>
          <table:table-cell table:style-name="ce12" table:formula="of:=[.J32]/[.B32]" office:value-type="percentage" office:value="0.0134999650259973" calcext:value-type="percentage">
            <text:p>1,35%</text:p>
          </table:table-cell>
          <table:table-cell table:formula="of:=[.K32]/[.C32]" office:value-type="float" office:value="0.0231831634330812" calcext:value-type="float">
            <text:p>0,02318316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5" calcext:value-type="date">
            <text:p>2020-04-05</text:p>
          </table:table-cell>
          <table:table-cell office:value-type="float" office:value="91714" calcext:value-type="float">
            <text:p>91714</text:p>
          </table:table-cell>
          <table:table-cell table:formula="of:=[.B33]-[.B32]" office:value-type="float" office:value="5936" calcext:value-type="float">
            <text:p>5936</text:p>
          </table:table-cell>
          <table:table-cell table:formula="of:=SUM([.C30:.C33])/SUM([.C26:.C29])" office:value-type="float" office:value="1.29620954003407" calcext:value-type="float">
            <text:p>1,296</text:p>
          </table:table-cell>
          <table:table-cell table:formula="of:=SUM([.C27:.C33])/SUM([.C20:.C26])" office:value-type="float" office:value="1.26003731823446" calcext:value-type="float">
            <text:p>1,260</text:p>
          </table:table-cell>
          <table:table-cell table:formula="of:=[.B33]-[.B19]" office:value-type="float" office:value="70251" calcext:value-type="float">
            <text:p>70251</text:p>
          </table:table-cell>
          <table:table-cell table:formula="of:=[.F33]/83500000*100" office:value-type="float" office:value="0.0841329341317365" calcext:value-type="float">
            <text:p>0,0841329341</text:p>
          </table:table-cell>
          <table:table-cell table:formula="of:=[.F33]*0.04" office:value-type="float" office:value="2810.04" calcext:value-type="float">
            <text:p>2810,04</text:p>
          </table:table-cell>
          <table:table-cell table:formula="of:=AVERAGE([.C27:.C33])" office:value-type="float" office:value="5595.28571428571" calcext:value-type="float">
            <text:p>5595,29</text:p>
          </table:table-cell>
          <table:table-cell office:value-type="float" office:value="1342" calcext:value-type="float">
            <text:p>1342</text:p>
          </table:table-cell>
          <table:table-cell table:formula="of:=[.J33]-[.J32]" office:value-type="float" office:value="184" calcext:value-type="float">
            <text:p>184</text:p>
          </table:table-cell>
          <table:table-cell table:formula="of:=AVERAGE([.K27:.K33])" office:value-type="float" office:value="136.142857142857" calcext:value-type="float">
            <text:p>136,14</text:p>
          </table:table-cell>
          <table:table-cell table:style-name="ce12" table:formula="of:=[.J33]/[.B33]" office:value-type="percentage" office:value="0.0146324443378328" calcext:value-type="percentage">
            <text:p>1,46%</text:p>
          </table:table-cell>
          <table:table-cell table:formula="of:=[.K33]/[.C33]" office:value-type="float" office:value="0.0309973045822102" calcext:value-type="float">
            <text:p>0,03099730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6" calcext:value-type="date">
            <text:p>2020-04-06</text:p>
          </table:table-cell>
          <table:table-cell office:value-type="float" office:value="95391" calcext:value-type="float">
            <text:p>95391</text:p>
          </table:table-cell>
          <table:table-cell table:formula="of:=[.B34]-[.B33]" office:value-type="float" office:value="3677" calcext:value-type="float">
            <text:p>3677</text:p>
          </table:table-cell>
          <table:table-cell table:formula="of:=SUM([.C31:.C34])/SUM([.C27:.C30])" office:value-type="float" office:value="1.04262216924911" calcext:value-type="float">
            <text:p>1,043</text:p>
          </table:table-cell>
          <table:table-cell table:formula="of:=SUM([.C28:.C34])/SUM([.C21:.C27])" office:value-type="float" office:value="1.17122740130365" calcext:value-type="float">
            <text:p>1,171</text:p>
          </table:table-cell>
          <table:table-cell table:formula="of:=[.B34]-[.B20]" office:value-type="float" office:value="70617" calcext:value-type="float">
            <text:p>70617</text:p>
          </table:table-cell>
          <table:table-cell table:formula="of:=[.F34]/83500000*100" office:value-type="float" office:value="0.0845712574850299" calcext:value-type="float">
            <text:p>0,0845712575</text:p>
          </table:table-cell>
          <table:table-cell table:formula="of:=[.F34]*0.04" office:value-type="float" office:value="2824.68" calcext:value-type="float">
            <text:p>2824,68</text:p>
          </table:table-cell>
          <table:table-cell table:formula="of:=AVERAGE([.C28:.C34])" office:value-type="float" office:value="5441.85714285714" calcext:value-type="float">
            <text:p>5441,86</text:p>
          </table:table-cell>
          <table:table-cell office:value-type="float" office:value="1434" calcext:value-type="float">
            <text:p>1434</text:p>
          </table:table-cell>
          <table:table-cell table:formula="of:=[.J34]-[.J33]" office:value-type="float" office:value="92" calcext:value-type="float">
            <text:p>92</text:p>
          </table:table-cell>
          <table:table-cell table:formula="of:=AVERAGE([.K28:.K34])" office:value-type="float" office:value="139.857142857143" calcext:value-type="float">
            <text:p>139,86</text:p>
          </table:table-cell>
          <table:table-cell table:style-name="ce12" table:formula="of:=[.J34]/[.B34]" office:value-type="percentage" office:value="0.0150328647356669" calcext:value-type="percentage">
            <text:p>1,50%</text:p>
          </table:table-cell>
          <table:table-cell table:formula="of:=[.K34]/[.C34]" office:value-type="float" office:value="0.025020397062823" calcext:value-type="float">
            <text:p>0,025020397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7" calcext:value-type="date">
            <text:p>2020-04-07</text:p>
          </table:table-cell>
          <table:table-cell office:value-type="float" office:value="99225" calcext:value-type="float">
            <text:p>99225</text:p>
          </table:table-cell>
          <table:table-cell table:formula="of:=[.B35]-[.B34]" office:value-type="float" office:value="3834" calcext:value-type="float">
            <text:p>3834</text:p>
          </table:table-cell>
          <table:table-cell table:formula="of:=SUM([.C32:.C35])/SUM([.C28:.C31])" office:value-type="float" office:value="0.871908206089829" calcext:value-type="float">
            <text:p>0,872</text:p>
          </table:table-cell>
          <table:table-cell table:formula="of:=SUM([.C29:.C35])/SUM([.C22:.C28])" office:value-type="float" office:value="1.14100486223663" calcext:value-type="float">
            <text:p>1,141</text:p>
          </table:table-cell>
          <table:table-cell table:formula="of:=[.B35]-[.B21]" office:value-type="float" office:value="70013" calcext:value-type="float">
            <text:p>70013</text:p>
          </table:table-cell>
          <table:table-cell table:formula="of:=[.F35]/83500000*100" office:value-type="float" office:value="0.0838479041916168" calcext:value-type="float">
            <text:p>0,0838479042</text:p>
          </table:table-cell>
          <table:table-cell table:formula="of:=[.F35]*0.04" office:value-type="float" office:value="2800.52" calcext:value-type="float">
            <text:p>2800,52</text:p>
          </table:table-cell>
          <table:table-cell table:formula="of:=AVERAGE([.C29:.C35])" office:value-type="float" office:value="5330.28571428572" calcext:value-type="float">
            <text:p>5330,29</text:p>
          </table:table-cell>
          <table:table-cell office:value-type="float" office:value="1607" calcext:value-type="float">
            <text:p>1607</text:p>
          </table:table-cell>
          <table:table-cell table:formula="of:=[.J35]-[.J34]" office:value-type="float" office:value="173" calcext:value-type="float">
            <text:p>173</text:p>
          </table:table-cell>
          <table:table-cell table:formula="of:=AVERAGE([.K29:.K35])" office:value-type="float" office:value="146.285714285714" calcext:value-type="float">
            <text:p>146,29</text:p>
          </table:table-cell>
          <table:table-cell table:style-name="ce12" table:formula="of:=[.J35]/[.B35]" office:value-type="percentage" office:value="0.0161955152431343" calcext:value-type="percentage">
            <text:p>1,62%</text:p>
          </table:table-cell>
          <table:table-cell table:formula="of:=[.K35]/[.C35]" office:value-type="float" office:value="0.0451225873761085" calcext:value-type="float">
            <text:p>0,04512258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8" calcext:value-type="date">
            <text:p>2020-04-08</text:p>
          </table:table-cell>
          <table:table-cell office:value-type="float" office:value="103228" calcext:value-type="float">
            <text:p>103228</text:p>
          </table:table-cell>
          <table:table-cell table:formula="of:=[.B36]-[.B35]" office:value-type="float" office:value="4003" calcext:value-type="float">
            <text:p>4003</text:p>
          </table:table-cell>
          <table:table-cell table:formula="of:=SUM([.C33:.C36])/SUM([.C29:.C32])" office:value-type="float" office:value="0.731196312591661" calcext:value-type="float">
            <text:p>0,731</text:p>
          </table:table-cell>
          <table:table-cell table:formula="of:=SUM([.C30:.C36])/SUM([.C23:.C29])" office:value-type="float" office:value="1.00139618005138" calcext:value-type="float">
            <text:p>1,001</text:p>
          </table:table-cell>
          <table:table-cell table:formula="of:=[.B36]-[.B22]" office:value-type="float" office:value="71674" calcext:value-type="float">
            <text:p>71674</text:p>
          </table:table-cell>
          <table:table-cell table:formula="of:=[.F36]/83500000*100" office:value-type="float" office:value="0.085837125748503" calcext:value-type="float">
            <text:p>0,0858371257</text:p>
          </table:table-cell>
          <table:table-cell table:formula="of:=[.F36]*0.04" office:value-type="float" office:value="2866.96" calcext:value-type="float">
            <text:p>2866,96</text:p>
          </table:table-cell>
          <table:table-cell table:formula="of:=AVERAGE([.C30:.C36])" office:value-type="float" office:value="5123.14285714286" calcext:value-type="float">
            <text:p>5123,14</text:p>
          </table:table-cell>
          <table:table-cell office:value-type="float" office:value="1861" calcext:value-type="float">
            <text:p>1861</text:p>
          </table:table-cell>
          <table:table-cell table:formula="of:=[.J36]-[.J35]" office:value-type="float" office:value="254" calcext:value-type="float">
            <text:p>254</text:p>
          </table:table-cell>
          <table:table-cell table:formula="of:=AVERAGE([.K30:.K36])" office:value-type="float" office:value="161.285714285714" calcext:value-type="float">
            <text:p>161,29</text:p>
          </table:table-cell>
          <table:table-cell table:style-name="ce12" table:formula="of:=[.J36]/[.B36]" office:value-type="percentage" office:value="0.0180280544038439" calcext:value-type="percentage">
            <text:p>1,80%</text:p>
          </table:table-cell>
          <table:table-cell table:formula="of:=[.K36]/[.C36]" office:value-type="float" office:value="0.063452410691981" calcext:value-type="float">
            <text:p>0,063452410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9" calcext:value-type="date">
            <text:p>2020-04-09</text:p>
          </table:table-cell>
          <table:table-cell office:value-type="float" office:value="108202" calcext:value-type="float">
            <text:p>108202</text:p>
          </table:table-cell>
          <table:table-cell table:formula="of:=[.B37]-[.B36]" office:value-type="float" office:value="4974" calcext:value-type="float">
            <text:p>4974</text:p>
          </table:table-cell>
          <table:table-cell table:formula="of:=SUM([.C34:.C37])/SUM([.C30:.C33])" office:value-type="float" office:value="0.677180877279448" calcext:value-type="float">
            <text:p>0,677</text:p>
          </table:table-cell>
          <table:table-cell table:formula="of:=SUM([.C31:.C37])/SUM([.C24:.C30])" office:value-type="float" office:value="0.93694277840817" calcext:value-type="float">
            <text:p>0,937</text:p>
          </table:table-cell>
          <table:table-cell table:formula="of:=[.B37]-[.B23]" office:value-type="float" office:value="71694" calcext:value-type="float">
            <text:p>71694</text:p>
          </table:table-cell>
          <table:table-cell table:formula="of:=[.F37]/83500000*100" office:value-type="float" office:value="0.0858610778443114" calcext:value-type="float">
            <text:p>0,0858610778</text:p>
          </table:table-cell>
          <table:table-cell table:formula="of:=[.F37]*0.04" office:value-type="float" office:value="2867.76" calcext:value-type="float">
            <text:p>2867,76</text:p>
          </table:table-cell>
          <table:table-cell table:formula="of:=AVERAGE([.C31:.C37])" office:value-type="float" office:value="4954.28571428571" calcext:value-type="float">
            <text:p>4954,29</text:p>
          </table:table-cell>
          <table:table-cell office:value-type="float" office:value="2107" calcext:value-type="float">
            <text:p>2107</text:p>
          </table:table-cell>
          <table:table-cell table:formula="of:=[.J37]-[.J36]" office:value-type="float" office:value="246" calcext:value-type="float">
            <text:p>246</text:p>
          </table:table-cell>
          <table:table-cell table:formula="of:=AVERAGE([.K31:.K37])" office:value-type="float" office:value="176.428571428571" calcext:value-type="float">
            <text:p>176,43</text:p>
          </table:table-cell>
          <table:table-cell table:style-name="ce12" table:formula="of:=[.J37]/[.B37]" office:value-type="percentage" office:value="0.0194728378403357" calcext:value-type="percentage">
            <text:p>1,95%</text:p>
          </table:table-cell>
          <table:table-cell table:formula="of:=[.K37]/[.C37]" office:value-type="float" office:value="0.0494571773220748" calcext:value-type="float">
            <text:p>0,049457177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0" calcext:value-type="date">
            <text:p>2020-04-10</text:p>
          </table:table-cell>
          <table:table-cell office:value-type="float" office:value="113525" calcext:value-type="float">
            <text:p>113525</text:p>
          </table:table-cell>
          <table:table-cell table:formula="of:=[.B38]-[.B37]" office:value-type="float" office:value="5323" calcext:value-type="float">
            <text:p>5323</text:p>
          </table:table-cell>
          <table:table-cell table:formula="of:=SUM([.C35:.C38])/SUM([.C31:.C34])" office:value-type="float" office:value="0.82921029768165" calcext:value-type="float">
            <text:p>0,829</text:p>
          </table:table-cell>
          <table:table-cell table:formula="of:=SUM([.C32:.C38])/SUM([.C25:.C31])" office:value-type="float" office:value="0.904325278015398" calcext:value-type="float">
            <text:p>0,904</text:p>
          </table:table-cell>
          <table:table-cell table:formula="of:=[.B38]-[.B24]" office:value-type="float" office:value="71237" calcext:value-type="float">
            <text:p>71237</text:p>
          </table:table-cell>
          <table:table-cell table:formula="of:=[.F38]/83500000*100" office:value-type="float" office:value="0.0853137724550898" calcext:value-type="float">
            <text:p>0,0853137725</text:p>
          </table:table-cell>
          <table:table-cell table:formula="of:=[.F38]*0.04" office:value-type="float" office:value="2849.48" calcext:value-type="float">
            <text:p>2849,48</text:p>
          </table:table-cell>
          <table:table-cell table:formula="of:=AVERAGE([.C32:.C38])" office:value-type="float" office:value="4832.71428571429" calcext:value-type="float">
            <text:p>4832,71</text:p>
          </table:table-cell>
          <table:table-cell office:value-type="float" office:value="2373" calcext:value-type="float">
            <text:p>2373</text:p>
          </table:table-cell>
          <table:table-cell table:formula="of:=[.J38]-[.J37]" office:value-type="float" office:value="266" calcext:value-type="float">
            <text:p>266</text:p>
          </table:table-cell>
          <table:table-cell table:formula="of:=AVERAGE([.K32:.K38])" office:value-type="float" office:value="193.714285714286" calcext:value-type="float">
            <text:p>193,71</text:p>
          </table:table-cell>
          <table:table-cell table:style-name="ce12" table:formula="of:=[.J38]/[.B38]" office:value-type="percentage" office:value="0.0209028848271306" calcext:value-type="percentage">
            <text:p>2,09%</text:p>
          </table:table-cell>
          <table:table-cell table:formula="of:=[.K38]/[.C38]" office:value-type="float" office:value="0.0499718204020289" calcext:value-type="float">
            <text:p>0,049971820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1" calcext:value-type="date">
            <text:p>2020-04-11</text:p>
          </table:table-cell>
          <table:table-cell office:value-type="float" office:value="117658" calcext:value-type="float">
            <text:p>117658</text:p>
          </table:table-cell>
          <table:table-cell table:formula="of:=[.B39]-[.B38]" office:value-type="float" office:value="4133" calcext:value-type="float">
            <text:p>4133</text:p>
          </table:table-cell>
          <table:table-cell table:formula="of:=SUM([.C36:.C39])/SUM([.C32:.C35])" office:value-type="float" office:value="0.943878334784167" calcext:value-type="float">
            <text:p>0,944</text:p>
          </table:table-cell>
          <table:table-cell table:formula="of:=SUM([.C33:.C39])/SUM([.C26:.C32])" office:value-type="float" office:value="0.85708140660286" calcext:value-type="float">
            <text:p>0,857</text:p>
          </table:table-cell>
          <table:table-cell table:formula="of:=[.B39]-[.B25]" office:value-type="float" office:value="69076" calcext:value-type="float">
            <text:p>69076</text:p>
          </table:table-cell>
          <table:table-cell table:formula="of:=[.F39]/83500000*100" office:value-type="float" office:value="0.082725748502994" calcext:value-type="float">
            <text:p>0,0827257485</text:p>
          </table:table-cell>
          <table:table-cell table:formula="of:=[.F39]*0.04" office:value-type="float" office:value="2763.04" calcext:value-type="float">
            <text:p>2763,04</text:p>
          </table:table-cell>
          <table:table-cell table:formula="of:=AVERAGE([.C33:.C39])" office:value-type="float" office:value="4554.28571428571" calcext:value-type="float">
            <text:p>4554,29</text:p>
          </table:table-cell>
          <table:table-cell office:value-type="float" office:value="2544" calcext:value-type="float">
            <text:p>2544</text:p>
          </table:table-cell>
          <table:table-cell table:formula="of:=[.J39]-[.J38]" office:value-type="float" office:value="171" calcext:value-type="float">
            <text:p>171</text:p>
          </table:table-cell>
          <table:table-cell table:formula="of:=AVERAGE([.K33:.K39])" office:value-type="float" office:value="198" calcext:value-type="float">
            <text:p>198,00</text:p>
          </table:table-cell>
          <table:table-cell table:style-name="ce12" table:formula="of:=[.J39]/[.B39]" office:value-type="percentage" office:value="0.0216219891550086" calcext:value-type="percentage">
            <text:p>2,16%</text:p>
          </table:table-cell>
          <table:table-cell table:formula="of:=[.K39]/[.C39]" office:value-type="float" office:value="0.0413743043793854" calcext:value-type="float">
            <text:p>0,041374304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2" calcext:value-type="date">
            <text:p>2020-04-12</text:p>
          </table:table-cell>
          <table:table-cell office:value-type="float" office:value="120479" calcext:value-type="float">
            <text:p>120479</text:p>
          </table:table-cell>
          <table:table-cell table:formula="of:=[.B40]-[.B39]" office:value-type="float" office:value="2821" calcext:value-type="float">
            <text:p>2821</text:p>
          </table:table-cell>
          <table:table-cell table:formula="of:=SUM([.C37:.C40])/SUM([.C33:.C36])" office:value-type="float" office:value="0.988595988538682" calcext:value-type="float">
            <text:p>0,989</text:p>
          </table:table-cell>
          <table:table-cell table:formula="of:=SUM([.C34:.C40])/SUM([.C27:.C33])" office:value-type="float" office:value="0.734419281538029" calcext:value-type="float">
            <text:p>0,734</text:p>
          </table:table-cell>
          <table:table-cell table:formula="of:=[.B40]-[.B26]" office:value-type="float" office:value="67932" calcext:value-type="float">
            <text:p>67932</text:p>
          </table:table-cell>
          <table:table-cell table:formula="of:=[.F40]/83500000*100" office:value-type="float" office:value="0.0813556886227545" calcext:value-type="float">
            <text:p>0,0813556886</text:p>
          </table:table-cell>
          <table:table-cell table:formula="of:=[.F40]*0.04" office:value-type="float" office:value="2717.28" calcext:value-type="float">
            <text:p>2717,28</text:p>
          </table:table-cell>
          <table:table-cell table:formula="of:=AVERAGE([.C34:.C40])" office:value-type="float" office:value="4109.28571428572" calcext:value-type="float">
            <text:p>4109,29</text:p>
          </table:table-cell>
          <table:table-cell office:value-type="float" office:value="2673" calcext:value-type="float">
            <text:p>2673</text:p>
          </table:table-cell>
          <table:table-cell table:formula="of:=[.J40]-[.J39]" office:value-type="float" office:value="129" calcext:value-type="float">
            <text:p>129</text:p>
          </table:table-cell>
          <table:table-cell table:formula="of:=AVERAGE([.K34:.K40])" office:value-type="float" office:value="190.142857142857" calcext:value-type="float">
            <text:p>190,14</text:p>
          </table:table-cell>
          <table:table-cell table:style-name="ce12" table:formula="of:=[.J40]/[.B40]" office:value-type="percentage" office:value="0.0221864391304709" calcext:value-type="percentage">
            <text:p>2,22%</text:p>
          </table:table-cell>
          <table:table-cell table:formula="of:=[.K40]/[.C40]" office:value-type="float" office:value="0.0457284650833038" calcext:value-type="float">
            <text:p>0,045728465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3" calcext:value-type="date">
            <text:p>2020-04-13</text:p>
          </table:table-cell>
          <table:table-cell office:value-type="float" office:value="123016" calcext:value-type="float">
            <text:p>123016</text:p>
          </table:table-cell>
          <table:table-cell table:formula="of:=[.B41]-[.B40]" office:value-type="float" office:value="2537" calcext:value-type="float">
            <text:p>2537</text:p>
          </table:table-cell>
          <table:table-cell table:formula="of:=SUM([.C38:.C41])/SUM([.C34:.C37])" office:value-type="float" office:value="0.898471615720524" calcext:value-type="float">
            <text:p>0,898</text:p>
          </table:table-cell>
          <table:table-cell table:formula="of:=SUM([.C35:.C41])/SUM([.C28:.C34])" office:value-type="float" office:value="0.725198855432757" calcext:value-type="float">
            <text:p>0,725</text:p>
          </table:table-cell>
          <table:table-cell table:formula="of:=[.B41]-[.B27]" office:value-type="float" office:value="65718" calcext:value-type="float">
            <text:p>65718</text:p>
          </table:table-cell>
          <table:table-cell table:formula="of:=[.F41]/83500000*100" office:value-type="float" office:value="0.0787041916167665" calcext:value-type="float">
            <text:p>0,0787041916</text:p>
          </table:table-cell>
          <table:table-cell table:formula="of:=[.F41]*0.04" office:value-type="float" office:value="2628.72" calcext:value-type="float">
            <text:p>2628,72</text:p>
          </table:table-cell>
          <table:table-cell table:formula="of:=AVERAGE([.C35:.C41])" office:value-type="float" office:value="3946.42857142857" calcext:value-type="float">
            <text:p>3946,43</text:p>
          </table:table-cell>
          <table:table-cell office:value-type="float" office:value="2799" calcext:value-type="float">
            <text:p>2799</text:p>
          </table:table-cell>
          <table:table-cell table:formula="of:=[.J41]-[.J40]" office:value-type="float" office:value="126" calcext:value-type="float">
            <text:p>126</text:p>
          </table:table-cell>
          <table:table-cell table:formula="of:=AVERAGE([.K35:.K41])" office:value-type="float" office:value="195" calcext:value-type="float">
            <text:p>195,00</text:p>
          </table:table-cell>
          <table:table-cell table:style-name="ce12" table:formula="of:=[.J41]/[.B41]" office:value-type="percentage" office:value="0.0227531378032126" calcext:value-type="percentage">
            <text:p>2,28%</text:p>
          </table:table-cell>
          <table:table-cell table:formula="of:=[.K41]/[.C41]" office:value-type="float" office:value="0.0496649586125345" calcext:value-type="float">
            <text:p>0,04966495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4" calcext:value-type="date">
            <text:p>2020-04-14</text:p>
          </table:table-cell>
          <table:table-cell office:value-type="float" office:value="125098" calcext:value-type="float">
            <text:p>125098</text:p>
          </table:table-cell>
          <table:table-cell table:formula="of:=[.B42]-[.B41]" office:value-type="float" office:value="2082" calcext:value-type="float">
            <text:p>2082</text:p>
          </table:table-cell>
          <table:table-cell table:formula="of:=SUM([.C39:.C42])/SUM([.C35:.C38])" office:value-type="float" office:value="0.638193448770266" calcext:value-type="float">
            <text:p>0,638</text:p>
          </table:table-cell>
          <table:table-cell table:formula="of:=SUM([.C36:.C42])/SUM([.C29:.C35])" office:value-type="float" office:value="0.693423027444254" calcext:value-type="float">
            <text:p>0,693</text:p>
          </table:table-cell>
          <table:table-cell table:formula="of:=[.B42]-[.B28]" office:value-type="float" office:value="63185" calcext:value-type="float">
            <text:p>63185</text:p>
          </table:table-cell>
          <table:table-cell table:formula="of:=[.F42]/83500000*100" office:value-type="float" office:value="0.0756706586826347" calcext:value-type="float">
            <text:p>0,0756706587</text:p>
          </table:table-cell>
          <table:table-cell table:formula="of:=[.F42]*0.04" office:value-type="float" office:value="2527.4" calcext:value-type="float">
            <text:p>2527,4</text:p>
          </table:table-cell>
          <table:table-cell table:formula="of:=AVERAGE([.C36:.C42])" office:value-type="float" office:value="3696.14285714286" calcext:value-type="float">
            <text:p>3696,14</text:p>
          </table:table-cell>
          <table:table-cell office:value-type="float" office:value="2969" calcext:value-type="float">
            <text:p>2969</text:p>
          </table:table-cell>
          <table:table-cell table:formula="of:=[.J42]-[.J41]" office:value-type="float" office:value="170" calcext:value-type="float">
            <text:p>170</text:p>
          </table:table-cell>
          <table:table-cell table:formula="of:=AVERAGE([.K36:.K42])" office:value-type="float" office:value="194.571428571429" calcext:value-type="float">
            <text:p>194,57</text:p>
          </table:table-cell>
          <table:table-cell table:style-name="ce12" table:formula="of:=[.J42]/[.B42]" office:value-type="percentage" office:value="0.0237333930198724" calcext:value-type="percentage">
            <text:p>2,37%</text:p>
          </table:table-cell>
          <table:table-cell table:formula="of:=[.K42]/[.C42]" office:value-type="float" office:value="0.0816522574447646" calcext:value-type="float">
            <text:p>0,08165225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5" calcext:value-type="date">
            <text:p>2020-04-15</text:p>
          </table:table-cell>
          <table:table-cell office:value-type="float" office:value="127584" calcext:value-type="float">
            <text:p>127584</text:p>
          </table:table-cell>
          <table:table-cell table:formula="of:=[.B43]-[.B42]" office:value-type="float" office:value="2486" calcext:value-type="float">
            <text:p>2486</text:p>
          </table:table-cell>
          <table:table-cell table:formula="of:=SUM([.C40:.C43])/SUM([.C36:.C39])" office:value-type="float" office:value="0.538490750284815" calcext:value-type="float">
            <text:p>0,538</text:p>
          </table:table-cell>
          <table:table-cell table:formula="of:=SUM([.C37:.C43])/SUM([.C30:.C36])" office:value-type="float" office:value="0.679158998382689" calcext:value-type="float">
            <text:p>0,679</text:p>
          </table:table-cell>
          <table:table-cell table:formula="of:=[.B43]-[.B29]" office:value-type="float" office:value="60218" calcext:value-type="float">
            <text:p>60218</text:p>
          </table:table-cell>
          <table:table-cell table:formula="of:=[.F43]/83500000*100" office:value-type="float" office:value="0.0721173652694611" calcext:value-type="float">
            <text:p>0,0721173653</text:p>
          </table:table-cell>
          <table:table-cell table:formula="of:=[.F43]*0.04" office:value-type="float" office:value="2408.72" calcext:value-type="float">
            <text:p>2408,72</text:p>
          </table:table-cell>
          <table:table-cell table:formula="of:=AVERAGE([.C37:.C43])" office:value-type="float" office:value="3479.42857142857" calcext:value-type="float">
            <text:p>3479,43</text:p>
          </table:table-cell>
          <table:table-cell office:value-type="float" office:value="3254" calcext:value-type="float">
            <text:p>3254</text:p>
          </table:table-cell>
          <table:table-cell table:formula="of:=[.J43]-[.J42]" office:value-type="float" office:value="285" calcext:value-type="float">
            <text:p>285</text:p>
          </table:table-cell>
          <table:table-cell table:formula="of:=AVERAGE([.K37:.K43])" office:value-type="float" office:value="199" calcext:value-type="float">
            <text:p>199,00</text:p>
          </table:table-cell>
          <table:table-cell table:style-name="ce12" table:formula="of:=[.J43]/[.B43]" office:value-type="percentage" office:value="0.0255047654878355" calcext:value-type="percentage">
            <text:p>2,55%</text:p>
          </table:table-cell>
          <table:table-cell table:formula="of:=[.K43]/[.C43]" office:value-type="float" office:value="0.114641995172969" calcext:value-type="float">
            <text:p>0,11464199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6" calcext:value-type="date">
            <text:p>2020-04-16</text:p>
          </table:table-cell>
          <table:table-cell office:value-type="float" office:value="130450" calcext:value-type="float">
            <text:p>130450</text:p>
          </table:table-cell>
          <table:table-cell table:formula="of:=[.B44]-[.B43]" office:value-type="float" office:value="2866" calcext:value-type="float">
            <text:p>2866</text:p>
          </table:table-cell>
          <table:table-cell table:formula="of:=SUM([.C41:.C44])/SUM([.C37:.C40])" office:value-type="float" office:value="0.577995478522984" calcext:value-type="float">
            <text:p>0,578</text:p>
          </table:table-cell>
          <table:table-cell table:formula="of:=SUM([.C38:.C44])/SUM([.C31:.C37])" office:value-type="float" office:value="0.641522491349481" calcext:value-type="float">
            <text:p>0,642</text:p>
          </table:table-cell>
          <table:table-cell table:formula="of:=[.B44]-[.B30]" office:value-type="float" office:value="56928" calcext:value-type="float">
            <text:p>56928</text:p>
          </table:table-cell>
          <table:table-cell table:formula="of:=[.F44]/83500000*100" office:value-type="float" office:value="0.068177245508982" calcext:value-type="float">
            <text:p>0,0681772455</text:p>
          </table:table-cell>
          <table:table-cell table:formula="of:=[.F44]*0.04" office:value-type="float" office:value="2277.12" calcext:value-type="float">
            <text:p>2277,12</text:p>
          </table:table-cell>
          <table:table-cell table:formula="of:=AVERAGE([.C38:.C44])" office:value-type="float" office:value="3178.28571428571" calcext:value-type="float">
            <text:p>3178,29</text:p>
          </table:table-cell>
          <table:table-cell office:value-type="float" office:value="3569" calcext:value-type="float">
            <text:p>3569</text:p>
          </table:table-cell>
          <table:table-cell table:formula="of:=[.J44]-[.J43]" office:value-type="float" office:value="315" calcext:value-type="float">
            <text:p>315</text:p>
          </table:table-cell>
          <table:table-cell table:formula="of:=AVERAGE([.K38:.K44])" office:value-type="float" office:value="208.857142857143" calcext:value-type="float">
            <text:p>208,86</text:p>
          </table:table-cell>
          <table:table-cell table:style-name="ce12" table:formula="of:=[.J44]/[.B44]" office:value-type="percentage" office:value="0.0273591414334994" calcext:value-type="percentage">
            <text:p>2,74%</text:p>
          </table:table-cell>
          <table:table-cell table:formula="of:=[.K44]/[.C44]" office:value-type="float" office:value="0.109909281228193" calcext:value-type="float">
            <text:p>0,10990928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7" calcext:value-type="date">
            <text:p>2020-04-17</text:p>
          </table:table-cell>
          <table:table-cell office:value-type="float" office:value="133830" calcext:value-type="float">
            <text:p>133830</text:p>
          </table:table-cell>
          <table:table-cell table:formula="of:=[.B45]-[.B44]" office:value-type="float" office:value="3380" calcext:value-type="float">
            <text:p>3380</text:p>
          </table:table-cell>
          <table:table-cell table:formula="of:=SUM([.C42:.C45])/SUM([.C38:.C41])" office:value-type="float" office:value="0.729985149183205" calcext:value-type="float">
            <text:p>0,730</text:p>
          </table:table-cell>
          <table:table-cell table:formula="of:=SUM([.C39:.C45])/SUM([.C32:.C38])" office:value-type="float" office:value="0.600224659315971" calcext:value-type="float">
            <text:p>0,600</text:p>
          </table:table-cell>
          <table:table-cell table:formula="of:=[.B45]-[.B31]" office:value-type="float" office:value="54134" calcext:value-type="float">
            <text:p>54134</text:p>
          </table:table-cell>
          <table:table-cell table:formula="of:=[.F45]/83500000*100" office:value-type="float" office:value="0.0648311377245509" calcext:value-type="float">
            <text:p>0,0648311377</text:p>
          </table:table-cell>
          <table:table-cell table:formula="of:=[.F45]*0.04" office:value-type="float" office:value="2165.36" calcext:value-type="float">
            <text:p>2165,36</text:p>
          </table:table-cell>
          <table:table-cell table:formula="of:=AVERAGE([.C39:.C45])" office:value-type="float" office:value="2900.71428571429" calcext:value-type="float">
            <text:p>2900,71</text:p>
          </table:table-cell>
          <table:table-cell office:value-type="float" office:value="3868" calcext:value-type="float">
            <text:p>3868</text:p>
          </table:table-cell>
          <table:table-cell table:formula="of:=[.J45]-[.J44]" office:value-type="float" office:value="299" calcext:value-type="float">
            <text:p>299</text:p>
          </table:table-cell>
          <table:table-cell table:formula="of:=AVERAGE([.K39:.K45])" office:value-type="float" office:value="213.571428571429" calcext:value-type="float">
            <text:p>213,57</text:p>
          </table:table-cell>
          <table:table-cell table:style-name="ce12" table:formula="of:=[.J45]/[.B45]" office:value-type="percentage" office:value="0.0289023387880146" calcext:value-type="percentage">
            <text:p>2,89%</text:p>
          </table:table-cell>
          <table:table-cell table:formula="of:=[.K45]/[.C45]" office:value-type="float" office:value="0.0884615384615385" calcext:value-type="float">
            <text:p>0,08846153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8" calcext:value-type="date">
            <text:p>2020-04-18</text:p>
          </table:table-cell>
          <table:table-cell office:value-type="float" office:value="137439" calcext:value-type="float">
            <text:p>137439</text:p>
          </table:table-cell>
          <table:table-cell table:formula="of:=[.B46]-[.B45]" office:value-type="float" office:value="3609" calcext:value-type="float">
            <text:p>3609</text:p>
          </table:table-cell>
          <table:table-cell table:formula="of:=SUM([.C43:.C46])/SUM([.C39:.C42])" office:value-type="float" office:value="1.06636135833405" calcext:value-type="float">
            <text:p>1,066</text:p>
          </table:table-cell>
          <table:table-cell table:formula="of:=SUM([.C40:.C46])/SUM([.C33:.C39])" office:value-type="float" office:value="0.620483061480552" calcext:value-type="float">
            <text:p>0,620</text:p>
          </table:table-cell>
          <table:table-cell table:formula="of:=[.B46]-[.B32]" office:value-type="float" office:value="51661" calcext:value-type="float">
            <text:p>51661</text:p>
          </table:table-cell>
          <table:table-cell table:formula="of:=[.F46]/83500000*100" office:value-type="float" office:value="0.0618694610778443" calcext:value-type="float">
            <text:p>0,0618694611</text:p>
          </table:table-cell>
          <table:table-cell table:formula="of:=[.F46]*0.04" office:value-type="float" office:value="2066.44" calcext:value-type="float">
            <text:p>2066,44</text:p>
          </table:table-cell>
          <table:table-cell table:formula="of:=AVERAGE([.C40:.C46])" office:value-type="float" office:value="2825.85714285714" calcext:value-type="float">
            <text:p>2825,86</text:p>
          </table:table-cell>
          <table:table-cell office:value-type="float" office:value="4110" calcext:value-type="float">
            <text:p>4110</text:p>
          </table:table-cell>
          <table:table-cell table:formula="of:=[.J46]-[.J45]" office:value-type="float" office:value="242" calcext:value-type="float">
            <text:p>242</text:p>
          </table:table-cell>
          <table:table-cell table:formula="of:=AVERAGE([.K40:.K46])" office:value-type="float" office:value="223.714285714286" calcext:value-type="float">
            <text:p>223,71</text:p>
          </table:table-cell>
          <table:table-cell table:style-name="ce12" table:formula="of:=[.J46]/[.B46]" office:value-type="percentage" office:value="0.0299041756706612" calcext:value-type="percentage">
            <text:p>2,99%</text:p>
          </table:table-cell>
          <table:table-cell table:formula="of:=[.K46]/[.C46]" office:value-type="float" office:value="0.0670545857578277" calcext:value-type="float">
            <text:p>0,06705458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9" calcext:value-type="date">
            <text:p>2020-04-19</text:p>
          </table:table-cell>
          <table:table-cell office:value-type="float" office:value="139897" calcext:value-type="float">
            <text:p>139897</text:p>
          </table:table-cell>
          <table:table-cell table:formula="of:=[.B47]-[.B46]" office:value-type="float" office:value="2458" calcext:value-type="float">
            <text:p>2458</text:p>
          </table:table-cell>
          <table:table-cell table:formula="of:=SUM([.C44:.C47])/SUM([.C40:.C43])" office:value-type="float" office:value="1.24047954866008" calcext:value-type="float">
            <text:p>1,240</text:p>
          </table:table-cell>
          <table:table-cell table:formula="of:=SUM([.C41:.C47])/SUM([.C34:.C40])" office:value-type="float" office:value="0.675056492264905" calcext:value-type="float">
            <text:p>0,675</text:p>
          </table:table-cell>
          <table:table-cell table:formula="of:=[.B47]-[.B33]" office:value-type="float" office:value="48183" calcext:value-type="float">
            <text:p>48183</text:p>
          </table:table-cell>
          <table:table-cell table:formula="of:=[.F47]/83500000*100" office:value-type="float" office:value="0.0577041916167665" calcext:value-type="float">
            <text:p>0,0577041916</text:p>
          </table:table-cell>
          <table:table-cell table:formula="of:=[.F47]*0.04" office:value-type="float" office:value="1927.32" calcext:value-type="float">
            <text:p>1927,32</text:p>
          </table:table-cell>
          <table:table-cell table:formula="of:=AVERAGE([.C41:.C47])" office:value-type="float" office:value="2774" calcext:value-type="float">
            <text:p>2774,00</text:p>
          </table:table-cell>
          <table:table-cell office:value-type="float" office:value="4294" calcext:value-type="float">
            <text:p>4294</text:p>
          </table:table-cell>
          <table:table-cell table:formula="of:=[.J47]-[.J46]" office:value-type="float" office:value="184" calcext:value-type="float">
            <text:p>184</text:p>
          </table:table-cell>
          <table:table-cell table:formula="of:=AVERAGE([.K41:.K47])" office:value-type="float" office:value="231.571428571429" calcext:value-type="float">
            <text:p>231,57</text:p>
          </table:table-cell>
          <table:table-cell table:style-name="ce12" table:formula="of:=[.J47]/[.B47]" office:value-type="percentage" office:value="0.0306940105935081" calcext:value-type="percentage">
            <text:p>3,07%</text:p>
          </table:table-cell>
          <table:table-cell table:formula="of:=[.K47]/[.C47]" office:value-type="float" office:value="0.0748576078112286" calcext:value-type="float">
            <text:p>0,07485760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0" calcext:value-type="date">
            <text:p>2020-04-20</text:p>
          </table:table-cell>
          <table:table-cell office:value-type="float" office:value="141672" calcext:value-type="float">
            <text:p>141672</text:p>
          </table:table-cell>
          <table:table-cell table:formula="of:=[.B48]-[.B47]" office:value-type="float" office:value="1775" calcext:value-type="float">
            <text:p>1775</text:p>
          </table:table-cell>
          <table:table-cell table:formula="of:=SUM([.C45:.C48])/SUM([.C41:.C44])" office:value-type="float" office:value="1.12546384515094" calcext:value-type="float">
            <text:p>1,125</text:p>
          </table:table-cell>
          <table:table-cell table:formula="of:=SUM([.C42:.C48])/SUM([.C35:.C41])" office:value-type="float" office:value="0.675330316742081" calcext:value-type="float">
            <text:p>0,675</text:p>
          </table:table-cell>
          <table:table-cell table:formula="of:=[.B48]-[.B34]" office:value-type="float" office:value="46281" calcext:value-type="float">
            <text:p>46281</text:p>
          </table:table-cell>
          <table:table-cell table:formula="of:=[.F48]/83500000*100" office:value-type="float" office:value="0.0554263473053892" calcext:value-type="float">
            <text:p>0,0554263473</text:p>
          </table:table-cell>
          <table:table-cell table:formula="of:=[.F48]*0.04" office:value-type="float" office:value="1851.24" calcext:value-type="float">
            <text:p>1851,24</text:p>
          </table:table-cell>
          <table:table-cell table:formula="of:=AVERAGE([.C42:.C48])" office:value-type="float" office:value="2665.14285714286" calcext:value-type="float">
            <text:p>2665,14</text:p>
          </table:table-cell>
          <table:table-cell office:value-type="float" office:value="4404" calcext:value-type="float">
            <text:p>4404</text:p>
          </table:table-cell>
          <table:table-cell table:formula="of:=[.J48]-[.J47]" office:value-type="float" office:value="110" calcext:value-type="float">
            <text:p>110</text:p>
          </table:table-cell>
          <table:table-cell table:formula="of:=AVERAGE([.K42:.K48])" office:value-type="float" office:value="229.285714285714" calcext:value-type="float">
            <text:p>229,29</text:p>
          </table:table-cell>
          <table:table-cell table:style-name="ce12" table:formula="of:=[.J48]/[.B48]" office:value-type="percentage" office:value="0.0310858885312553" calcext:value-type="percentage">
            <text:p>3,11%</text:p>
          </table:table-cell>
          <table:table-cell table:formula="of:=[.K48]/[.C48]" office:value-type="float" office:value="0.0619718309859155" calcext:value-type="float">
            <text:p>0,06197183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1" calcext:value-type="date">
            <text:p>2020-04-21</text:p>
          </table:table-cell>
          <table:table-cell office:value-type="float" office:value="143457" calcext:value-type="float">
            <text:p>143457</text:p>
          </table:table-cell>
          <table:table-cell table:formula="of:=[.B49]-[.B48]" office:value-type="float" office:value="1785" calcext:value-type="float">
            <text:p>1785</text:p>
          </table:table-cell>
          <table:table-cell table:formula="of:=SUM([.C46:.C49])/SUM([.C42:.C45])" office:value-type="float" office:value="0.890234880710191" calcext:value-type="float">
            <text:p>0,890</text:p>
          </table:table-cell>
          <table:table-cell table:formula="of:=SUM([.C43:.C49])/SUM([.C36:.C42])" office:value-type="float" office:value="0.709581416921115" calcext:value-type="float">
            <text:p>0,710</text:p>
          </table:table-cell>
          <table:table-cell table:formula="of:=[.B49]-[.B35]" office:value-type="float" office:value="44232" calcext:value-type="float">
            <text:p>44232</text:p>
          </table:table-cell>
          <table:table-cell table:formula="of:=[.F49]/83500000*100" office:value-type="float" office:value="0.0529724550898204" calcext:value-type="float">
            <text:p>0,0529724551</text:p>
          </table:table-cell>
          <table:table-cell table:formula="of:=[.F49]*0.04" office:value-type="float" office:value="1769.28" calcext:value-type="float">
            <text:p>1769,28</text:p>
          </table:table-cell>
          <table:table-cell table:formula="of:=AVERAGE([.C43:.C49])" office:value-type="float" office:value="2622.71428571429" calcext:value-type="float">
            <text:p>2622,71</text:p>
          </table:table-cell>
          <table:table-cell office:value-type="float" office:value="4598" calcext:value-type="float">
            <text:p>4598</text:p>
          </table:table-cell>
          <table:table-cell table:formula="of:=[.J49]-[.J48]" office:value-type="float" office:value="194" calcext:value-type="float">
            <text:p>194</text:p>
          </table:table-cell>
          <table:table-cell table:formula="of:=AVERAGE([.K43:.K49])" office:value-type="float" office:value="232.714285714286" calcext:value-type="float">
            <text:p>232,71</text:p>
          </table:table-cell>
          <table:table-cell table:style-name="ce12" table:formula="of:=[.J49]/[.B49]" office:value-type="percentage" office:value="0.0320514161037802" calcext:value-type="percentage">
            <text:p>3,21%</text:p>
          </table:table-cell>
          <table:table-cell table:formula="of:=[.K49]/[.C49]" office:value-type="float" office:value="0.108683473389356" calcext:value-type="float">
            <text:p>0,10868347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2" calcext:value-type="date">
            <text:p>2020-04-22</text:p>
          </table:table-cell>
          <table:table-cell office:value-type="float" office:value="145694" calcext:value-type="float">
            <text:p>145694</text:p>
          </table:table-cell>
          <table:table-cell table:formula="of:=[.B50]-[.B49]" office:value-type="float" office:value="2237" calcext:value-type="float">
            <text:p>2237</text:p>
          </table:table-cell>
          <table:table-cell table:formula="of:=SUM([.C47:.C50])/SUM([.C43:.C46])" office:value-type="float" office:value="0.668908516327688" calcext:value-type="float">
            <text:p>0,669</text:p>
          </table:table-cell>
          <table:table-cell table:formula="of:=SUM([.C44:.C50])/SUM([.C37:.C43])" office:value-type="float" office:value="0.743553949745443" calcext:value-type="float">
            <text:p>0,744</text:p>
          </table:table-cell>
          <table:table-cell table:formula="of:=[.B50]-[.B36]" office:value-type="float" office:value="42466" calcext:value-type="float">
            <text:p>42466</text:p>
          </table:table-cell>
          <table:table-cell table:formula="of:=[.F50]/83500000*100" office:value-type="float" office:value="0.0508574850299401" calcext:value-type="float">
            <text:p>0,050857485</text:p>
          </table:table-cell>
          <table:table-cell table:formula="of:=[.F50]*0.04" office:value-type="float" office:value="1698.64" calcext:value-type="float">
            <text:p>1698,64</text:p>
          </table:table-cell>
          <table:table-cell table:formula="of:=AVERAGE([.C44:.C50])" office:value-type="float" office:value="2587.14285714286" calcext:value-type="float">
            <text:p>2587,14</text:p>
          </table:table-cell>
          <table:table-cell office:value-type="float" office:value="4879" calcext:value-type="float">
            <text:p>4879</text:p>
          </table:table-cell>
          <table:table-cell table:formula="of:=[.J50]-[.J49]" office:value-type="float" office:value="281" calcext:value-type="float">
            <text:p>281</text:p>
          </table:table-cell>
          <table:table-cell table:formula="of:=AVERAGE([.K44:.K50])" office:value-type="float" office:value="232.142857142857" calcext:value-type="float">
            <text:p>232,14</text:p>
          </table:table-cell>
          <table:table-cell table:style-name="ce12" table:formula="of:=[.J50]/[.B50]" office:value-type="percentage" office:value="0.0334879953875932" calcext:value-type="percentage">
            <text:p>3,35%</text:p>
          </table:table-cell>
          <table:table-cell table:formula="of:=[.K50]/[.C50]" office:value-type="float" office:value="0.125614662494412" calcext:value-type="float">
            <text:p>0,12561466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3" calcext:value-type="date">
            <text:p>2020-04-23</text:p>
          </table:table-cell>
          <table:table-cell office:value-type="float" office:value="148046" calcext:value-type="float">
            <text:p>148046</text:p>
          </table:table-cell>
          <table:table-cell table:formula="of:=[.B51]-[.B50]" office:value-type="float" office:value="2352" calcext:value-type="float">
            <text:p>2352</text:p>
          </table:table-cell>
          <table:table-cell table:formula="of:=SUM([.C48:.C51])/SUM([.C44:.C47])" office:value-type="float" office:value="0.661820839762852" calcext:value-type="float">
            <text:p>0,662</text:p>
          </table:table-cell>
          <table:table-cell table:formula="of:=SUM([.C45:.C51])/SUM([.C38:.C44])" office:value-type="float" office:value="0.790902553038475" calcext:value-type="float">
            <text:p>0,791</text:p>
          </table:table-cell>
          <table:table-cell table:formula="of:=[.B51]-[.B37]" office:value-type="float" office:value="39844" calcext:value-type="float">
            <text:p>39844</text:p>
          </table:table-cell>
          <table:table-cell table:formula="of:=[.F51]/83500000*100" office:value-type="float" office:value="0.0477173652694611" calcext:value-type="float">
            <text:p>0,0477173653</text:p>
          </table:table-cell>
          <table:table-cell table:formula="of:=[.F51]*0.04" office:value-type="float" office:value="1593.76" calcext:value-type="float">
            <text:p>1593,76</text:p>
          </table:table-cell>
          <table:table-cell table:formula="of:=AVERAGE([.C45:.C51])" office:value-type="float" office:value="2513.71428571429" calcext:value-type="float">
            <text:p>2513,71</text:p>
          </table:table-cell>
          <table:table-cell office:value-type="float" office:value="5094" calcext:value-type="float">
            <text:p>5094</text:p>
          </table:table-cell>
          <table:table-cell table:formula="of:=[.J51]-[.J50]" office:value-type="float" office:value="215" calcext:value-type="float">
            <text:p>215</text:p>
          </table:table-cell>
          <table:table-cell table:formula="of:=AVERAGE([.K45:.K51])" office:value-type="float" office:value="217.857142857143" calcext:value-type="float">
            <text:p>217,86</text:p>
          </table:table-cell>
          <table:table-cell table:style-name="ce12" table:formula="of:=[.J51]/[.B51]" office:value-type="percentage" office:value="0.0344082244707726" calcext:value-type="percentage">
            <text:p>3,44%</text:p>
          </table:table-cell>
          <table:table-cell table:formula="of:=[.K51]/[.C51]" office:value-type="float" office:value="0.0914115646258503" calcext:value-type="float">
            <text:p>0,09141156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4" calcext:value-type="date">
            <text:p>2020-04-24</text:p>
          </table:table-cell>
          <table:table-cell office:value-type="float" office:value="150383" calcext:value-type="float">
            <text:p>150383</text:p>
          </table:table-cell>
          <table:table-cell table:formula="of:=[.B52]-[.B51]" office:value-type="float" office:value="2337" calcext:value-type="float">
            <text:p>2337</text:p>
          </table:table-cell>
          <table:table-cell table:formula="of:=SUM([.C49:.C52])/SUM([.C45:.C48])" office:value-type="float" office:value="0.776243093922652" calcext:value-type="float">
            <text:p>0,776</text:p>
          </table:table-cell>
          <table:table-cell table:formula="of:=SUM([.C46:.C52])/SUM([.C39:.C45])" office:value-type="float" office:value="0.815217926619059" calcext:value-type="float">
            <text:p>0,815</text:p>
          </table:table-cell>
          <table:table-cell table:formula="of:=[.B52]-[.B38]" office:value-type="float" office:value="36858" calcext:value-type="float">
            <text:p>36858</text:p>
          </table:table-cell>
          <table:table-cell table:formula="of:=[.F52]/83500000*100" office:value-type="float" office:value="0.0441413173652695" calcext:value-type="float">
            <text:p>0,0441413174</text:p>
          </table:table-cell>
          <table:table-cell table:formula="of:=[.F52]*0.04" office:value-type="float" office:value="1474.32" calcext:value-type="float">
            <text:p>1474,32</text:p>
          </table:table-cell>
          <table:table-cell table:formula="of:=AVERAGE([.C46:.C52])" office:value-type="float" office:value="2364.71428571429" calcext:value-type="float">
            <text:p>2364,71</text:p>
          </table:table-cell>
          <table:table-cell office:value-type="float" office:value="5321" calcext:value-type="float">
            <text:p>5321</text:p>
          </table:table-cell>
          <table:table-cell table:formula="of:=[.J52]-[.J51]" office:value-type="float" office:value="227" calcext:value-type="float">
            <text:p>227</text:p>
          </table:table-cell>
          <table:table-cell table:formula="of:=AVERAGE([.K46:.K52])" office:value-type="float" office:value="207.571428571429" calcext:value-type="float">
            <text:p>207,57</text:p>
          </table:table-cell>
          <table:table-cell table:style-name="ce12" table:formula="of:=[.J52]/[.B52]" office:value-type="percentage" office:value="0.0353829887686773" calcext:value-type="percentage">
            <text:p>3,54%</text:p>
          </table:table-cell>
          <table:table-cell table:formula="of:=[.K52]/[.C52]" office:value-type="float" office:value="0.0971330765939238" calcext:value-type="float">
            <text:p>0,097133076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5" calcext:value-type="date">
            <text:p>2020-04-25</text:p>
          </table:table-cell>
          <table:table-cell office:value-type="float" office:value="152438" calcext:value-type="float">
            <text:p>152438</text:p>
          </table:table-cell>
          <table:table-cell table:formula="of:=[.B53]-[.B52]" office:value-type="float" office:value="2055" calcext:value-type="float">
            <text:p>2055</text:p>
          </table:table-cell>
          <table:table-cell table:formula="of:=SUM([.C50:.C53])/SUM([.C46:.C49])" office:value-type="float" office:value="0.932897060351096" calcext:value-type="float">
            <text:p>0,933</text:p>
          </table:table-cell>
          <table:table-cell table:formula="of:=SUM([.C47:.C53])/SUM([.C40:.C46])" office:value-type="float" office:value="0.758252868914615" calcext:value-type="float">
            <text:p>0,758</text:p>
          </table:table-cell>
          <table:table-cell table:formula="of:=[.B53]-[.B39]" office:value-type="float" office:value="34780" calcext:value-type="float">
            <text:p>34780</text:p>
          </table:table-cell>
          <table:table-cell table:formula="of:=[.F53]/83500000*100" office:value-type="float" office:value="0.0416526946107784" calcext:value-type="float">
            <text:p>0,0416526946</text:p>
          </table:table-cell>
          <table:table-cell table:formula="of:=[.F53]*0.04" office:value-type="float" office:value="1391.2" calcext:value-type="float">
            <text:p>1391,2</text:p>
          </table:table-cell>
          <table:table-cell table:formula="of:=AVERAGE([.C47:.C53])" office:value-type="float" office:value="2142.71428571429" calcext:value-type="float">
            <text:p>2142,71</text:p>
          </table:table-cell>
          <table:table-cell office:value-type="float" office:value="5500" calcext:value-type="float">
            <text:p>5500</text:p>
          </table:table-cell>
          <table:table-cell table:formula="of:=[.J53]-[.J52]" office:value-type="float" office:value="179" calcext:value-type="float">
            <text:p>179</text:p>
          </table:table-cell>
          <table:table-cell table:formula="of:=AVERAGE([.K47:.K53])" office:value-type="float" office:value="198.571428571429" calcext:value-type="float">
            <text:p>198,57</text:p>
          </table:table-cell>
          <table:table-cell table:style-name="ce12" table:formula="of:=[.J53]/[.B53]" office:value-type="percentage" office:value="0.0360802424592293" calcext:value-type="percentage">
            <text:p>3,61%</text:p>
          </table:table-cell>
          <table:table-cell table:formula="of:=[.K53]/[.C53]" office:value-type="float" office:value="0.0871046228710462" calcext:value-type="float">
            <text:p>0,087104622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6" calcext:value-type="date">
            <text:p>2020-04-26</text:p>
          </table:table-cell>
          <table:table-cell office:value-type="float" office:value="154175" calcext:value-type="float">
            <text:p>154175</text:p>
          </table:table-cell>
          <table:table-cell table:formula="of:=[.B54]-[.B53]" office:value-type="float" office:value="1737" calcext:value-type="float">
            <text:p>1737</text:p>
          </table:table-cell>
          <table:table-cell table:formula="of:=SUM([.C51:.C54])/SUM([.C47:.C50])" office:value-type="float" office:value="1.02737734706239" calcext:value-type="float">
            <text:p>1,027</text:p>
          </table:table-cell>
          <table:table-cell table:formula="of:=SUM([.C48:.C54])/SUM([.C41:.C47])" office:value-type="float" office:value="0.735297146977032" calcext:value-type="float">
            <text:p>0,735</text:p>
          </table:table-cell>
          <table:table-cell table:formula="of:=[.B54]-[.B40]" office:value-type="float" office:value="33696" calcext:value-type="float">
            <text:p>33696</text:p>
          </table:table-cell>
          <table:table-cell table:formula="of:=[.F54]/83500000*100" office:value-type="float" office:value="0.0403544910179641" calcext:value-type="float">
            <text:p>0,040354491</text:p>
          </table:table-cell>
          <table:table-cell table:formula="of:=[.F54]*0.04" office:value-type="float" office:value="1347.84" calcext:value-type="float">
            <text:p>1347,84</text:p>
          </table:table-cell>
          <table:table-cell table:formula="of:=AVERAGE([.C48:.C54])" office:value-type="float" office:value="2039.71428571429" calcext:value-type="float">
            <text:p>2039,71</text:p>
          </table:table-cell>
          <table:table-cell office:value-type="float" office:value="5640" calcext:value-type="float">
            <text:p>5640</text:p>
          </table:table-cell>
          <table:table-cell table:formula="of:=[.J54]-[.J53]" office:value-type="float" office:value="140" calcext:value-type="float">
            <text:p>140</text:p>
          </table:table-cell>
          <table:table-cell table:formula="of:=AVERAGE([.K48:.K54])" office:value-type="float" office:value="192.285714285714" calcext:value-type="float">
            <text:p>192,29</text:p>
          </table:table-cell>
          <table:table-cell table:style-name="ce12" table:formula="of:=[.J54]/[.B54]" office:value-type="percentage" office:value="0.0365818063888438" calcext:value-type="percentage">
            <text:p>3,66%</text:p>
          </table:table-cell>
          <table:table-cell table:formula="of:=[.K54]/[.C54]" office:value-type="float" office:value="0.0805987334484744" calcext:value-type="float">
            <text:p>0,08059873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7" calcext:value-type="date">
            <text:p>2020-04-27</text:p>
          </table:table-cell>
          <table:table-cell office:value-type="float" office:value="155193" calcext:value-type="float">
            <text:p>155193</text:p>
          </table:table-cell>
          <table:table-cell table:formula="of:=[.B55]-[.B54]" office:value-type="float" office:value="1018" calcext:value-type="float">
            <text:p>1018</text:p>
          </table:table-cell>
          <table:table-cell table:formula="of:=SUM([.C52:.C55])/SUM([.C48:.C51])" office:value-type="float" office:value="0.877040127623021" calcext:value-type="float">
            <text:p>0,877</text:p>
          </table:table-cell>
          <table:table-cell table:formula="of:=SUM([.C49:.C55])/SUM([.C42:.C48])" office:value-type="float" office:value="0.724753430531732" calcext:value-type="float">
            <text:p>0,725</text:p>
          </table:table-cell>
          <table:table-cell table:formula="of:=[.B55]-[.B41]" office:value-type="float" office:value="32177" calcext:value-type="float">
            <text:p>32177</text:p>
          </table:table-cell>
          <table:table-cell table:formula="of:=[.F55]/83500000*100" office:value-type="float" office:value="0.0385353293413174" calcext:value-type="float">
            <text:p>0,0385353293</text:p>
          </table:table-cell>
          <table:table-cell table:formula="of:=[.F55]*0.04" office:value-type="float" office:value="1287.08" calcext:value-type="float">
            <text:p>1287,08</text:p>
          </table:table-cell>
          <table:table-cell table:formula="of:=AVERAGE([.C49:.C55])" office:value-type="float" office:value="1931.57142857143" calcext:value-type="float">
            <text:p>1931,57</text:p>
          </table:table-cell>
          <table:table-cell office:value-type="float" office:value="5750" calcext:value-type="float">
            <text:p>5750</text:p>
          </table:table-cell>
          <table:table-cell table:formula="of:=[.J55]-[.J54]" office:value-type="float" office:value="110" calcext:value-type="float">
            <text:p>110</text:p>
          </table:table-cell>
          <table:table-cell table:formula="of:=AVERAGE([.K49:.K55])" office:value-type="float" office:value="192.285714285714" calcext:value-type="float">
            <text:p>192,29</text:p>
          </table:table-cell>
          <table:table-cell table:style-name="ce12" table:formula="of:=[.J55]/[.B55]" office:value-type="percentage" office:value="0.0370506401706263" calcext:value-type="percentage">
            <text:p>3,71%</text:p>
          </table:table-cell>
          <table:table-cell table:formula="of:=[.K55]/[.C55]" office:value-type="float" office:value="0.108055009823183" calcext:value-type="float">
            <text:p>0,10805500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8" calcext:value-type="date">
            <text:p>2020-04-28</text:p>
          </table:table-cell>
          <table:table-cell office:value-type="float" office:value="156337" calcext:value-type="float">
            <text:p>156337</text:p>
          </table:table-cell>
          <table:table-cell table:formula="of:=[.B56]-[.B55]" office:value-type="float" office:value="1144" calcext:value-type="float">
            <text:p>1144</text:p>
          </table:table-cell>
          <table:table-cell table:formula="of:=SUM([.C53:.C56])/SUM([.C49:.C52])" office:value-type="float" office:value="0.683503616117553" calcext:value-type="float">
            <text:p>0,684</text:p>
          </table:table-cell>
          <table:table-cell table:formula="of:=SUM([.C50:.C56])/SUM([.C43:.C49])" office:value-type="float" office:value="0.701563265973092" calcext:value-type="float">
            <text:p>0,702</text:p>
          </table:table-cell>
          <table:table-cell table:formula="of:=[.B56]-[.B42]" office:value-type="float" office:value="31239" calcext:value-type="float">
            <text:p>31239</text:p>
          </table:table-cell>
          <table:table-cell table:formula="of:=[.F56]/83500000*100" office:value-type="float" office:value="0.0374119760479042" calcext:value-type="float">
            <text:p>0,037411976</text:p>
          </table:table-cell>
          <table:table-cell table:formula="of:=[.F56]*0.04" office:value-type="float" office:value="1249.56" calcext:value-type="float">
            <text:p>1249,56</text:p>
          </table:table-cell>
          <table:table-cell table:formula="of:=AVERAGE([.C50:.C56])" office:value-type="float" office:value="1840" calcext:value-type="float">
            <text:p>1840,00</text:p>
          </table:table-cell>
          <table:table-cell office:value-type="float" office:value="5913" calcext:value-type="float">
            <text:p>5913</text:p>
          </table:table-cell>
          <table:table-cell table:formula="of:=[.J56]-[.J55]" office:value-type="float" office:value="163" calcext:value-type="float">
            <text:p>163</text:p>
          </table:table-cell>
          <table:table-cell table:formula="of:=AVERAGE([.K50:.K56])" office:value-type="float" office:value="187.857142857143" calcext:value-type="float">
            <text:p>187,86</text:p>
          </table:table-cell>
          <table:table-cell table:style-name="ce12" table:formula="of:=[.J56]/[.B56]" office:value-type="percentage" office:value="0.037822140632096" calcext:value-type="percentage">
            <text:p>3,78%</text:p>
          </table:table-cell>
          <table:table-cell table:formula="of:=[.K56]/[.C56]" office:value-type="float" office:value="0.142482517482517" calcext:value-type="float">
            <text:p>0,14248251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9" calcext:value-type="date">
            <text:p>2020-04-29</text:p>
          </table:table-cell>
          <table:table-cell office:value-type="float" office:value="157641" calcext:value-type="float">
            <text:p>157641</text:p>
          </table:table-cell>
          <table:table-cell table:formula="of:=[.B57]-[.B56]" office:value-type="float" office:value="1304" calcext:value-type="float">
            <text:p>1304</text:p>
          </table:table-cell>
          <table:table-cell table:formula="of:=SUM([.C54:.C57])/SUM([.C50:.C53])" office:value-type="float" office:value="0.579334149871952" calcext:value-type="float">
            <text:p>0,579</text:p>
          </table:table-cell>
          <table:table-cell table:formula="of:=SUM([.C51:.C57])/SUM([.C44:.C50])" office:value-type="float" office:value="0.659690778575373" calcext:value-type="float">
            <text:p>0,660</text:p>
          </table:table-cell>
          <table:table-cell table:formula="of:=[.B57]-[.B43]" office:value-type="float" office:value="30057" calcext:value-type="float">
            <text:p>30057</text:p>
          </table:table-cell>
          <table:table-cell table:formula="of:=[.F57]/83500000*100" office:value-type="float" office:value="0.0359964071856287" calcext:value-type="float">
            <text:p>0,0359964072</text:p>
          </table:table-cell>
          <table:table-cell table:formula="of:=[.F57]*0.04" office:value-type="float" office:value="1202.28" calcext:value-type="float">
            <text:p>1202,28</text:p>
          </table:table-cell>
          <table:table-cell table:formula="of:=AVERAGE([.C51:.C57])" office:value-type="float" office:value="1706.71428571429" calcext:value-type="float">
            <text:p>1706,71</text:p>
          </table:table-cell>
          <table:table-cell office:value-type="float" office:value="6115" calcext:value-type="float">
            <text:p>6115</text:p>
          </table:table-cell>
          <table:table-cell table:formula="of:=[.J57]-[.J56]" office:value-type="float" office:value="202" calcext:value-type="float">
            <text:p>202</text:p>
          </table:table-cell>
          <table:table-cell table:formula="of:=AVERAGE([.K51:.K57])" office:value-type="float" office:value="176.571428571429" calcext:value-type="float">
            <text:p>176,57</text:p>
          </table:table-cell>
          <table:table-cell table:style-name="ce12" table:formula="of:=[.J57]/[.B57]" office:value-type="percentage" office:value="0.0387906699399268" calcext:value-type="percentage">
            <text:p>3,88%</text:p>
          </table:table-cell>
          <table:table-cell table:formula="of:=[.K57]/[.C57]" office:value-type="float" office:value="0.154907975460123" calcext:value-type="float">
            <text:p>0,15490797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30" calcext:value-type="date">
            <text:p>2020-04-30</text:p>
          </table:table-cell>
          <table:table-cell office:value-type="float" office:value="159119" calcext:value-type="float">
            <text:p>159119</text:p>
          </table:table-cell>
          <table:table-cell table:formula="of:=[.B58]-[.B57]" office:value-type="float" office:value="1478" calcext:value-type="float">
            <text:p>1478</text:p>
          </table:table-cell>
          <table:table-cell table:formula="of:=SUM([.C55:.C58])/SUM([.C51:.C54])" office:value-type="float" office:value="0.582950123806155" calcext:value-type="float">
            <text:p>0,583</text:p>
          </table:table-cell>
          <table:table-cell table:formula="of:=SUM([.C52:.C58])/SUM([.C45:.C51])" office:value-type="float" office:value="0.629290747897249" calcext:value-type="float">
            <text:p>0,629</text:p>
          </table:table-cell>
          <table:table-cell table:formula="of:=[.B58]-[.B44]" office:value-type="float" office:value="28669" calcext:value-type="float">
            <text:p>28669</text:p>
          </table:table-cell>
          <table:table-cell table:formula="of:=[.F58]/83500000*100" office:value-type="float" office:value="0.0343341317365269" calcext:value-type="float">
            <text:p>0,0343341317</text:p>
          </table:table-cell>
          <table:table-cell table:formula="of:=[.F58]*0.04" office:value-type="float" office:value="1146.76" calcext:value-type="float">
            <text:p>1146,76</text:p>
          </table:table-cell>
          <table:table-cell table:formula="of:=AVERAGE([.C52:.C58])" office:value-type="float" office:value="1581.85714285714" calcext:value-type="float">
            <text:p>1581,86</text:p>
          </table:table-cell>
          <table:table-cell office:value-type="float" office:value="6288" calcext:value-type="float">
            <text:p>6288</text:p>
          </table:table-cell>
          <table:table-cell table:formula="of:=[.J58]-[.J57]" office:value-type="float" office:value="173" calcext:value-type="float">
            <text:p>173</text:p>
          </table:table-cell>
          <table:table-cell table:formula="of:=AVERAGE([.K52:.K58])" office:value-type="float" office:value="170.571428571429" calcext:value-type="float">
            <text:p>170,57</text:p>
          </table:table-cell>
          <table:table-cell table:style-name="ce12" table:formula="of:=[.J58]/[.B58]" office:value-type="percentage" office:value="0.0395175937505892" calcext:value-type="percentage">
            <text:p>3,95%</text:p>
          </table:table-cell>
          <table:table-cell table:formula="of:=[.K58]/[.C58]" office:value-type="float" office:value="0.117050067658999" calcext:value-type="float">
            <text:p>0,11705006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1" calcext:value-type="date">
            <text:p>2020-05-01</text:p>
          </table:table-cell>
          <table:table-cell table:formula="of:=[.B58]+([.B60]-[.B58])/2" office:value-type="float" office:value="160411" calcext:value-type="float">
            <text:p>160411</text:p>
          </table:table-cell>
          <table:table-cell table:formula="of:=[.B59]-[.B58]" office:value-type="float" office:value="1292" calcext:value-type="float">
            <text:p>1292</text:p>
          </table:table-cell>
          <table:table-cell table:formula="of:=SUM([.C56:.C59])/SUM([.C52:.C55])" office:value-type="float" office:value="0.730096544004477" calcext:value-type="float">
            <text:p>0,730</text:p>
          </table:table-cell>
          <table:table-cell table:formula="of:=SUM([.C53:.C59])/SUM([.C46:.C52])" office:value-type="float" office:value="0.605811635353108" calcext:value-type="float">
            <text:p>0,606</text:p>
          </table:table-cell>
          <table:table-cell table:formula="of:=[.B59]-[.B45]" office:value-type="float" office:value="26581" calcext:value-type="float">
            <text:p>26581</text:p>
          </table:table-cell>
          <table:table-cell table:formula="of:=[.F59]/83500000*100" office:value-type="float" office:value="0.0318335329341317" calcext:value-type="float">
            <text:p>0,0318335329</text:p>
          </table:table-cell>
          <table:table-cell table:formula="of:=[.F59]*0.04" office:value-type="float" office:value="1063.24" calcext:value-type="float">
            <text:p>1063,24</text:p>
          </table:table-cell>
          <table:table-cell table:formula="of:=AVERAGE([.C53:.C59])" office:value-type="float" office:value="1432.57142857143" calcext:value-type="float">
            <text:p>1432,57</text:p>
          </table:table-cell>
          <table:table-cell table:formula="of:=[.J60]-([.J60]-[.J58])/2" office:value-type="float" office:value="6431.5" calcext:value-type="float">
            <text:p>6431,5</text:p>
          </table:table-cell>
          <table:table-cell table:formula="of:=[.J59]-[.J58]" office:value-type="float" office:value="143.5" calcext:value-type="float">
            <text:p>143,5</text:p>
          </table:table-cell>
          <table:table-cell table:formula="of:=AVERAGE([.K53:.K59])" office:value-type="float" office:value="158.642857142857" calcext:value-type="float">
            <text:p>158,64</text:p>
          </table:table-cell>
          <table:table-cell table:style-name="ce12" table:formula="of:=[.J59]/[.B59]" office:value-type="percentage" office:value="0.0400938838358965" calcext:value-type="percentage">
            <text:p>4,01%</text:p>
          </table:table-cell>
          <table:table-cell table:formula="of:=[.K59]/[.C59]" office:value-type="float" office:value="0.111068111455108" calcext:value-type="float">
            <text:p>0,111068111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2" calcext:value-type="date">
            <text:p>2020-05-02</text:p>
          </table:table-cell>
          <table:table-cell office:value-type="float" office:value="161703" calcext:value-type="float">
            <text:p>161703</text:p>
          </table:table-cell>
          <table:table-cell table:formula="of:=[.B60]-[.B59]" office:value-type="float" office:value="1292" calcext:value-type="float">
            <text:p>1292</text:p>
          </table:table-cell>
          <table:table-cell table:formula="of:=SUM([.C57:.C60])/SUM([.C53:.C56])" office:value-type="float" office:value="0.901242861941552" calcext:value-type="float">
            <text:p>0,901</text:p>
          </table:table-cell>
          <table:table-cell table:formula="of:=SUM([.C54:.C60])/SUM([.C47:.C53])" office:value-type="float" office:value="0.617707847189813" calcext:value-type="float">
            <text:p>0,618</text:p>
          </table:table-cell>
          <table:table-cell table:formula="of:=[.B60]-[.B46]" office:value-type="float" office:value="24264" calcext:value-type="float">
            <text:p>24264</text:p>
          </table:table-cell>
          <table:table-cell table:formula="of:=[.F60]/83500000*100" office:value-type="float" office:value="0.0290586826347305" calcext:value-type="float">
            <text:p>0,0290586826</text:p>
          </table:table-cell>
          <table:table-cell table:formula="of:=[.F60]*0.04" office:value-type="float" office:value="970.56" calcext:value-type="float">
            <text:p>970,56</text:p>
          </table:table-cell>
          <table:table-cell table:formula="of:=AVERAGE([.C54:.C60])" office:value-type="float" office:value="1323.57142857143" calcext:value-type="float">
            <text:p>1323,57</text:p>
          </table:table-cell>
          <table:table-cell office:value-type="float" office:value="6575" calcext:value-type="float">
            <text:p>6575</text:p>
          </table:table-cell>
          <table:table-cell table:formula="of:=[.J60]-[.J59]" office:value-type="float" office:value="143.5" calcext:value-type="float">
            <text:p>143,5</text:p>
          </table:table-cell>
          <table:table-cell table:formula="of:=AVERAGE([.K54:.K60])" office:value-type="float" office:value="153.571428571429" calcext:value-type="float">
            <text:p>153,57</text:p>
          </table:table-cell>
          <table:table-cell table:style-name="ce12" table:formula="of:=[.J60]/[.B60]" office:value-type="percentage" office:value="0.0406609648553212" calcext:value-type="percentage">
            <text:p>4,07%</text:p>
          </table:table-cell>
          <table:table-cell table:formula="of:=[.K60]/[.C60]" office:value-type="float" office:value="0.111068111455108" calcext:value-type="float">
            <text:p>0,111068111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3" calcext:value-type="date">
            <text:p>2020-05-03</text:p>
          </table:table-cell>
          <table:table-cell office:value-type="float" office:value="162496" calcext:value-type="float">
            <text:p>162496</text:p>
          </table:table-cell>
          <table:table-cell table:formula="of:=[.B61]-[.B60]" office:value-type="float" office:value="793" calcext:value-type="float">
            <text:p>793</text:p>
          </table:table-cell>
          <table:table-cell table:formula="of:=SUM([.C58:.C61])/SUM([.C54:.C57])" office:value-type="float" office:value="0.933115510282529" calcext:value-type="float">
            <text:p>0,933</text:p>
          </table:table-cell>
          <table:table-cell table:formula="of:=SUM([.C55:.C61])/SUM([.C48:.C54])" office:value-type="float" office:value="0.58278470374002" calcext:value-type="float">
            <text:p>0,583</text:p>
          </table:table-cell>
          <table:table-cell table:formula="of:=[.B61]-[.B47]" office:value-type="float" office:value="22599" calcext:value-type="float">
            <text:p>22599</text:p>
          </table:table-cell>
          <table:table-cell table:formula="of:=[.F61]/83500000*100" office:value-type="float" office:value="0.0270646706586826" calcext:value-type="float">
            <text:p>0,0270646707</text:p>
          </table:table-cell>
          <table:table-cell table:formula="of:=[.F61]*0.04" office:value-type="float" office:value="903.96" calcext:value-type="float">
            <text:p>903,96</text:p>
          </table:table-cell>
          <table:table-cell table:formula="of:=AVERAGE([.C55:.C61])" office:value-type="float" office:value="1188.71428571429" calcext:value-type="float">
            <text:p>1188,71</text:p>
          </table:table-cell>
          <table:table-cell office:value-type="float" office:value="6649" calcext:value-type="float">
            <text:p>6649</text:p>
          </table:table-cell>
          <table:table-cell table:formula="of:=[.J61]-[.J60]" office:value-type="float" office:value="74" calcext:value-type="float">
            <text:p>74</text:p>
          </table:table-cell>
          <table:table-cell table:formula="of:=AVERAGE([.K55:.K61])" office:value-type="float" office:value="144.142857142857" calcext:value-type="float">
            <text:p>144,14</text:p>
          </table:table-cell>
          <table:table-cell table:style-name="ce12" table:formula="of:=[.J61]/[.B61]" office:value-type="percentage" office:value="0.0409179302875148" calcext:value-type="percentage">
            <text:p>4,09%</text:p>
          </table:table-cell>
          <table:table-cell table:formula="of:=[.K61]/[.C61]" office:value-type="float" office:value="0.0933165195460277" calcext:value-type="float">
            <text:p>0,093316519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4" calcext:value-type="date">
            <text:p>2020-05-04</text:p>
          </table:table-cell>
          <table:table-cell office:value-type="float" office:value="163175" calcext:value-type="float">
            <text:p>163175</text:p>
          </table:table-cell>
          <table:table-cell table:formula="of:=[.B62]-[.B61]" office:value-type="float" office:value="679" calcext:value-type="float">
            <text:p>679</text:p>
          </table:table-cell>
          <table:table-cell table:formula="of:=SUM([.C59:.C62])/SUM([.C55:.C58])" office:value-type="float" office:value="0.820388349514563" calcext:value-type="float">
            <text:p>0,820</text:p>
          </table:table-cell>
          <table:table-cell table:formula="of:=SUM([.C56:.C62])/SUM([.C49:.C55])" office:value-type="float" office:value="0.590340951113083" calcext:value-type="float">
            <text:p>0,590</text:p>
          </table:table-cell>
          <table:table-cell table:formula="of:=[.B62]-[.B48]" office:value-type="float" office:value="21503" calcext:value-type="float">
            <text:p>21503</text:p>
          </table:table-cell>
          <table:table-cell table:formula="of:=[.F62]/83500000*100" office:value-type="float" office:value="0.0257520958083832" calcext:value-type="float">
            <text:p>0,0257520958</text:p>
          </table:table-cell>
          <table:table-cell table:formula="of:=[.F62]*0.04" office:value-type="float" office:value="860.12" calcext:value-type="float">
            <text:p>860,12</text:p>
          </table:table-cell>
          <table:table-cell table:formula="of:=AVERAGE([.C56:.C62])" office:value-type="float" office:value="1140.28571428571" calcext:value-type="float">
            <text:p>1140,29</text:p>
          </table:table-cell>
          <table:table-cell office:value-type="float" office:value="6692" calcext:value-type="float">
            <text:p>6692</text:p>
          </table:table-cell>
          <table:table-cell table:formula="of:=[.J62]-[.J61]" office:value-type="float" office:value="43" calcext:value-type="float">
            <text:p>43</text:p>
          </table:table-cell>
          <table:table-cell table:formula="of:=AVERAGE([.K56:.K62])" office:value-type="float" office:value="134.571428571429" calcext:value-type="float">
            <text:p>134,57</text:p>
          </table:table-cell>
          <table:table-cell table:style-name="ce12" table:formula="of:=[.J62]/[.B62]" office:value-type="percentage" office:value="0.0410111843113222" calcext:value-type="percentage">
            <text:p>4,10%</text:p>
          </table:table-cell>
          <table:table-cell table:formula="of:=[.K62]/[.C62]" office:value-type="float" office:value="0.0633284241531664" calcext:value-type="float">
            <text:p>0,06332842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5" calcext:value-type="date">
            <text:p>2020-05-05</text:p>
          </table:table-cell>
          <table:table-cell office:value-type="float" office:value="163860" calcext:value-type="float">
            <text:p>163860</text:p>
          </table:table-cell>
          <table:table-cell table:formula="of:=[.B63]-[.B62]" office:value-type="float" office:value="685" calcext:value-type="float">
            <text:p>685</text:p>
          </table:table-cell>
          <table:table-cell table:formula="of:=SUM([.C60:.C63])/SUM([.C56:.C59])" office:value-type="float" office:value="0.6609812188578" calcext:value-type="float">
            <text:p>0,661</text:p>
          </table:table-cell>
          <table:table-cell table:formula="of:=SUM([.C57:.C63])/SUM([.C50:.C56])" office:value-type="float" office:value="0.584083850931677" calcext:value-type="float">
            <text:p>0,584</text:p>
          </table:table-cell>
          <table:table-cell table:formula="of:=[.B63]-[.B49]" office:value-type="float" office:value="20403" calcext:value-type="float">
            <text:p>20403</text:p>
          </table:table-cell>
          <table:table-cell table:formula="of:=[.F63]/83500000*100" office:value-type="float" office:value="0.0244347305389222" calcext:value-type="float">
            <text:p>0,0244347305</text:p>
          </table:table-cell>
          <table:table-cell table:formula="of:=[.F63]*0.04" office:value-type="float" office:value="816.12" calcext:value-type="float">
            <text:p>816,12</text:p>
          </table:table-cell>
          <table:table-cell table:formula="of:=AVERAGE([.C57:.C63])" office:value-type="float" office:value="1074.71428571429" calcext:value-type="float">
            <text:p>1074,71</text:p>
          </table:table-cell>
          <table:table-cell office:value-type="float" office:value="6831" calcext:value-type="float">
            <text:p>6831</text:p>
          </table:table-cell>
          <table:table-cell table:formula="of:=[.J63]-[.J62]" office:value-type="float" office:value="139" calcext:value-type="float">
            <text:p>139</text:p>
          </table:table-cell>
          <table:table-cell table:formula="of:=AVERAGE([.K57:.K63])" office:value-type="float" office:value="131.142857142857" calcext:value-type="float">
            <text:p>131,14</text:p>
          </table:table-cell>
          <table:table-cell table:style-name="ce12" table:formula="of:=[.J63]/[.B63]" office:value-type="percentage" office:value="0.0416880263639692" calcext:value-type="percentage">
            <text:p>4,17%</text:p>
          </table:table-cell>
          <table:table-cell table:formula="of:=[.K63]/[.C63]" office:value-type="float" office:value="0.202919708029197" calcext:value-type="float">
            <text:p>0,2029197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6" calcext:value-type="date">
            <text:p>2020-05-06</text:p>
          </table:table-cell>
          <table:table-cell office:value-type="float" office:value="164897" calcext:value-type="float">
            <text:p>164897</text:p>
          </table:table-cell>
          <table:table-cell table:formula="of:=[.B64]-[.B63]" office:value-type="float" office:value="1037" calcext:value-type="float">
            <text:p>1037</text:p>
          </table:table-cell>
          <table:table-cell table:formula="of:=SUM([.C61:.C64])/SUM([.C57:.C60])" office:value-type="float" office:value="0.595229221021245" calcext:value-type="float">
            <text:p>0,595</text:p>
          </table:table-cell>
          <table:table-cell table:formula="of:=SUM([.C58:.C64])/SUM([.C51:.C57])" office:value-type="float" office:value="0.607349125303423" calcext:value-type="float">
            <text:p>0,607</text:p>
          </table:table-cell>
          <table:table-cell table:formula="of:=[.B64]-[.B50]" office:value-type="float" office:value="19203" calcext:value-type="float">
            <text:p>19203</text:p>
          </table:table-cell>
          <table:table-cell table:formula="of:=[.F64]/83500000*100" office:value-type="float" office:value="0.0229976047904192" calcext:value-type="float">
            <text:p>0,0229976048</text:p>
          </table:table-cell>
          <table:table-cell table:formula="of:=[.F64]*0.04" office:value-type="float" office:value="768.12" calcext:value-type="float">
            <text:p>768,12</text:p>
          </table:table-cell>
          <table:table-cell table:formula="of:=AVERAGE([.C58:.C64])" office:value-type="float" office:value="1036.57142857143" calcext:value-type="float">
            <text:p>1036,57</text:p>
          </table:table-cell>
          <table:table-cell office:value-type="float" office:value="6996" calcext:value-type="float">
            <text:p>6996</text:p>
          </table:table-cell>
          <table:table-cell table:formula="of:=[.J64]-[.J63]" office:value-type="float" office:value="165" calcext:value-type="float">
            <text:p>165</text:p>
          </table:table-cell>
          <table:table-cell table:formula="of:=AVERAGE([.K58:.K64])" office:value-type="float" office:value="125.857142857143" calcext:value-type="float">
            <text:p>125,86</text:p>
          </table:table-cell>
          <table:table-cell table:style-name="ce12" table:formula="of:=[.J64]/[.B64]" office:value-type="percentage" office:value="0.0424264844114811" calcext:value-type="percentage">
            <text:p>4,24%</text:p>
          </table:table-cell>
          <table:table-cell table:formula="of:=[.K64]/[.C64]" office:value-type="float" office:value="0.159112825458052" calcext:value-type="float">
            <text:p>0,15911282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7" calcext:value-type="date">
            <text:p>2020-05-07</text:p>
          </table:table-cell>
          <table:table-cell office:value-type="float" office:value="166091" calcext:value-type="float">
            <text:p>166091</text:p>
          </table:table-cell>
          <table:table-cell table:formula="of:=[.B65]-[.B64]" office:value-type="float" office:value="1194" calcext:value-type="float">
            <text:p>1194</text:p>
          </table:table-cell>
          <table:table-cell table:formula="of:=SUM([.C62:.C65])/SUM([.C58:.C61])" office:value-type="float" office:value="0.740473738414006" calcext:value-type="float">
            <text:p>0,740</text:p>
          </table:table-cell>
          <table:table-cell table:formula="of:=SUM([.C59:.C65])/SUM([.C52:.C58])" office:value-type="float" office:value="0.629639664047684" calcext:value-type="float">
            <text:p>0,630</text:p>
          </table:table-cell>
          <table:table-cell table:formula="of:=[.B65]-[.B51]" office:value-type="float" office:value="18045" calcext:value-type="float">
            <text:p>18045</text:p>
          </table:table-cell>
          <table:table-cell table:formula="of:=[.F65]/83500000*100" office:value-type="float" office:value="0.0216107784431138" calcext:value-type="float">
            <text:p>0,0216107784</text:p>
          </table:table-cell>
          <table:table-cell table:formula="of:=[.F65]*0.04" office:value-type="float" office:value="721.8" calcext:value-type="float">
            <text:p>721,8</text:p>
          </table:table-cell>
          <table:table-cell table:formula="of:=AVERAGE([.C59:.C65])" office:value-type="float" office:value="996" calcext:value-type="float">
            <text:p>996,00</text:p>
          </table:table-cell>
          <table:table-cell office:value-type="float" office:value="7119" calcext:value-type="float">
            <text:p>7119</text:p>
          </table:table-cell>
          <table:table-cell table:formula="of:=[.J65]-[.J64]" office:value-type="float" office:value="123" calcext:value-type="float">
            <text:p>123</text:p>
          </table:table-cell>
          <table:table-cell table:formula="of:=AVERAGE([.K59:.K65])" office:value-type="float" office:value="118.714285714286" calcext:value-type="float">
            <text:p>118,71</text:p>
          </table:table-cell>
          <table:table-cell table:style-name="ce12" table:formula="of:=[.J65]/[.B65]" office:value-type="percentage" office:value="0.0428620455051749" calcext:value-type="percentage">
            <text:p>4,29%</text:p>
          </table:table-cell>
          <table:table-cell table:formula="of:=[.K65]/[.C65]" office:value-type="float" office:value="0.103015075376884" calcext:value-type="float">
            <text:p>0,103015075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8" calcext:value-type="date">
            <text:p>2020-05-08</text:p>
          </table:table-cell>
          <table:table-cell office:value-type="float" office:value="167300" calcext:value-type="float">
            <text:p>167300</text:p>
          </table:table-cell>
          <table:table-cell table:formula="of:=[.B66]-[.B65]" office:value-type="float" office:value="1209" calcext:value-type="float">
            <text:p>1209</text:p>
          </table:table-cell>
          <table:table-cell table:formula="of:=SUM([.C63:.C66])/SUM([.C59:.C62])" office:value-type="float" office:value="1.01701183431953" calcext:value-type="float">
            <text:p>1,017</text:p>
          </table:table-cell>
          <table:table-cell table:formula="of:=SUM([.C60:.C66])/SUM([.C53:.C59])" office:value-type="float" office:value="0.686976465895493" calcext:value-type="float">
            <text:p>0,687</text:p>
          </table:table-cell>
          <table:table-cell table:formula="of:=[.B66]-[.B52]" office:value-type="float" office:value="16917" calcext:value-type="float">
            <text:p>16917</text:p>
          </table:table-cell>
          <table:table-cell table:formula="of:=[.F66]/83500000*100" office:value-type="float" office:value="0.020259880239521" calcext:value-type="float">
            <text:p>0,0202598802</text:p>
          </table:table-cell>
          <table:table-cell table:formula="of:=[.F66]*0.04" office:value-type="float" office:value="676.68" calcext:value-type="float">
            <text:p>676,68</text:p>
          </table:table-cell>
          <table:table-cell table:formula="of:=AVERAGE([.C60:.C66])" office:value-type="float" office:value="984.142857142857" calcext:value-type="float">
            <text:p>984,14</text:p>
          </table:table-cell>
          <table:table-cell office:value-type="float" office:value="7266" calcext:value-type="float">
            <text:p>7266</text:p>
          </table:table-cell>
          <table:table-cell table:formula="of:=[.J66]-[.J65]" office:value-type="float" office:value="147" calcext:value-type="float">
            <text:p>147</text:p>
          </table:table-cell>
          <table:table-cell table:formula="of:=AVERAGE([.K60:.K66])" office:value-type="float" office:value="119.214285714286" calcext:value-type="float">
            <text:p>119,21</text:p>
          </table:table-cell>
          <table:table-cell table:style-name="ce12" table:formula="of:=[.J66]/[.B66]" office:value-type="percentage" office:value="0.0434309623430962" calcext:value-type="percentage">
            <text:p>4,34%</text:p>
          </table:table-cell>
          <table:table-cell table:formula="of:=[.K66]/[.C66]" office:value-type="float" office:value="0.121588089330025" calcext:value-type="float">
            <text:p>0,121588089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9" calcext:value-type="date">
            <text:p>2020-05-09</text:p>
          </table:table-cell>
          <table:table-cell office:value-type="float" office:value="168551" calcext:value-type="float">
            <text:p>168551</text:p>
          </table:table-cell>
          <table:table-cell table:formula="of:=[.B67]-[.B66]" office:value-type="float" office:value="1251" calcext:value-type="float">
            <text:p>1251</text:p>
          </table:table-cell>
          <table:table-cell table:formula="of:=SUM([.C64:.C67])/SUM([.C60:.C63])" office:value-type="float" office:value="1.3601043780806" calcext:value-type="float">
            <text:p>1,360</text:p>
          </table:table-cell>
          <table:table-cell table:formula="of:=SUM([.C61:.C67])/SUM([.C54:.C60])" office:value-type="float" office:value="0.739125742039935" calcext:value-type="float">
            <text:p>0,739</text:p>
          </table:table-cell>
          <table:table-cell table:formula="of:=[.B67]-[.B53]" office:value-type="float" office:value="16113" calcext:value-type="float">
            <text:p>16113</text:p>
          </table:table-cell>
          <table:table-cell table:formula="of:=[.F67]/83500000*100" office:value-type="float" office:value="0.019297005988024" calcext:value-type="float">
            <text:p>0,019297006</text:p>
          </table:table-cell>
          <table:table-cell table:formula="of:=[.F67]*0.04" office:value-type="float" office:value="644.52" calcext:value-type="float">
            <text:p>644,52</text:p>
          </table:table-cell>
          <table:table-cell table:formula="of:=AVERAGE([.C61:.C67])" office:value-type="float" office:value="978.285714285714" calcext:value-type="float">
            <text:p>978,29</text:p>
          </table:table-cell>
          <table:table-cell office:value-type="float" office:value="7369" calcext:value-type="float">
            <text:p>7369</text:p>
          </table:table-cell>
          <table:table-cell table:formula="of:=[.J67]-[.J66]" office:value-type="float" office:value="103" calcext:value-type="float">
            <text:p>103</text:p>
          </table:table-cell>
          <table:table-cell table:formula="of:=AVERAGE([.K61:.K67])" office:value-type="float" office:value="113.428571428571" calcext:value-type="float">
            <text:p>113,43</text:p>
          </table:table-cell>
          <table:table-cell table:style-name="ce12" table:formula="of:=[.J67]/[.B67]" office:value-type="percentage" office:value="0.0437197050150993" calcext:value-type="percentage">
            <text:p>4,37%</text:p>
          </table:table-cell>
          <table:table-cell table:formula="of:=[.K67]/[.C67]" office:value-type="float" office:value="0.0823341326938449" calcext:value-type="float">
            <text:p>0,08233413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0" calcext:value-type="date">
            <text:p>2020-05-10</text:p>
          </table:table-cell>
          <table:table-cell office:value-type="float" office:value="169218" calcext:value-type="float">
            <text:p>169218</text:p>
          </table:table-cell>
          <table:table-cell table:formula="of:=[.B68]-[.B67]" office:value-type="float" office:value="667" calcext:value-type="float">
            <text:p>667</text:p>
          </table:table-cell>
          <table:table-cell table:formula="of:=SUM([.C65:.C68])/SUM([.C61:.C64])" office:value-type="float" office:value="1.35284909204759" calcext:value-type="float">
            <text:p>1,353</text:p>
          </table:table-cell>
          <table:table-cell table:formula="of:=SUM([.C62:.C68])/SUM([.C55:.C61])" office:value-type="float" office:value="0.807835596683091" calcext:value-type="float">
            <text:p>0,808</text:p>
          </table:table-cell>
          <table:table-cell table:formula="of:=[.B68]-[.B54]" office:value-type="float" office:value="15043" calcext:value-type="float">
            <text:p>15043</text:p>
          </table:table-cell>
          <table:table-cell table:formula="of:=[.F68]/83500000*100" office:value-type="float" office:value="0.0180155688622754" calcext:value-type="float">
            <text:p>0,0180155689</text:p>
          </table:table-cell>
          <table:table-cell table:formula="of:=[.F68]*0.04" office:value-type="float" office:value="601.72" calcext:value-type="float">
            <text:p>601,72</text:p>
          </table:table-cell>
          <table:table-cell table:formula="of:=AVERAGE([.C62:.C68])" office:value-type="float" office:value="960.285714285714" calcext:value-type="float">
            <text:p>960,29</text:p>
          </table:table-cell>
          <table:table-cell office:value-type="float" office:value="7395" calcext:value-type="float">
            <text:p>7395</text:p>
          </table:table-cell>
          <table:table-cell table:formula="of:=[.J68]-[.J67]" office:value-type="float" office:value="26" calcext:value-type="float">
            <text:p>26</text:p>
          </table:table-cell>
          <table:table-cell table:formula="of:=AVERAGE([.K62:.K68])" office:value-type="float" office:value="106.571428571429" calcext:value-type="float">
            <text:p>106,57</text:p>
          </table:table-cell>
          <table:table-cell table:style-name="ce12" table:formula="of:=[.J68]/[.B68]" office:value-type="percentage" office:value="0.0437010247136829" calcext:value-type="percentage">
            <text:p>4,37%</text:p>
          </table:table-cell>
          <table:table-cell table:formula="of:=[.K68]/[.C68]" office:value-type="float" office:value="0.0389805097451274" calcext:value-type="float">
            <text:p>0,038980509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1" calcext:value-type="date">
            <text:p>2020-05-11</text:p>
          </table:table-cell>
          <table:table-cell office:value-type="float" office:value="169575" calcext:value-type="float">
            <text:p>169575</text:p>
          </table:table-cell>
          <table:table-cell table:formula="of:=[.B69]-[.B68]" office:value-type="float" office:value="357" calcext:value-type="float">
            <text:p>357</text:p>
          </table:table-cell>
          <table:table-cell table:formula="of:=SUM([.C66:.C69])/SUM([.C62:.C65])" office:value-type="float" office:value="0.969123783031989" calcext:value-type="float">
            <text:p>0,969</text:p>
          </table:table-cell>
          <table:table-cell table:formula="of:=SUM([.C63:.C69])/SUM([.C56:.C62])" office:value-type="float" office:value="0.801804059133049" calcext:value-type="float">
            <text:p>0,802</text:p>
          </table:table-cell>
          <table:table-cell table:formula="of:=[.B69]-[.B55]" office:value-type="float" office:value="14382" calcext:value-type="float">
            <text:p>14382</text:p>
          </table:table-cell>
          <table:table-cell table:formula="of:=[.F69]/83500000*100" office:value-type="float" office:value="0.0172239520958084" calcext:value-type="float">
            <text:p>0,0172239521</text:p>
          </table:table-cell>
          <table:table-cell table:formula="of:=[.F69]*0.04" office:value-type="float" office:value="575.28" calcext:value-type="float">
            <text:p>575,28</text:p>
          </table:table-cell>
          <table:table-cell table:formula="of:=AVERAGE([.C63:.C69])" office:value-type="float" office:value="914.285714285714" calcext:value-type="float">
            <text:p>914,29</text:p>
          </table:table-cell>
          <table:table-cell office:value-type="float" office:value="7417" calcext:value-type="float">
            <text:p>7417</text:p>
          </table:table-cell>
          <table:table-cell table:formula="of:=[.J69]-[.J68]" office:value-type="float" office:value="22" calcext:value-type="float">
            <text:p>22</text:p>
          </table:table-cell>
          <table:table-cell table:formula="of:=AVERAGE([.K63:.K69])" office:value-type="float" office:value="103.571428571429" calcext:value-type="float">
            <text:p>103,57</text:p>
          </table:table-cell>
          <table:table-cell table:style-name="ce12" table:formula="of:=[.J69]/[.B69]" office:value-type="percentage" office:value="0.0437387586613593" calcext:value-type="percentage">
            <text:p>4,37%</text:p>
          </table:table-cell>
          <table:table-cell table:formula="of:=[.K69]/[.C69]" office:value-type="float" office:value="0.061624649859944" calcext:value-type="float">
            <text:p>0,061624649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office:value-type="float" office:value="170508" calcext:value-type="float">
            <text:p>170508</text:p>
          </table:table-cell>
          <table:table-cell table:formula="of:=[.B70]-[.B69]" office:value-type="float" office:value="933" calcext:value-type="float">
            <text:p>933</text:p>
          </table:table-cell>
          <table:table-cell table:formula="of:=SUM([.C67:.C70])/SUM([.C63:.C66])" office:value-type="float" office:value="0.77769696969697" calcext:value-type="float">
            <text:p>0,778</text:p>
          </table:table-cell>
          <table:table-cell table:formula="of:=SUM([.C64:.C70])/SUM([.C57:.C63])" office:value-type="float" office:value="0.88369001728034" calcext:value-type="float">
            <text:p>0,884</text:p>
          </table:table-cell>
          <table:table-cell table:formula="of:=[.B70]-[.B56]" office:value-type="float" office:value="14171" calcext:value-type="float">
            <text:p>14171</text:p>
          </table:table-cell>
          <table:table-cell table:formula="of:=[.F70]/83500000*100" office:value-type="float" office:value="0.0169712574850299" calcext:value-type="float">
            <text:p>0,0169712575</text:p>
          </table:table-cell>
          <table:table-cell table:formula="of:=[.F70]*0.04" office:value-type="float" office:value="566.84" calcext:value-type="float">
            <text:p>566,84</text:p>
          </table:table-cell>
          <table:table-cell table:formula="of:=AVERAGE([.C64:.C70])" office:value-type="float" office:value="949.714285714286" calcext:value-type="float">
            <text:p>949,71</text:p>
          </table:table-cell>
          <table:table-cell office:value-type="float" office:value="7533" calcext:value-type="float">
            <text:p>7533</text:p>
          </table:table-cell>
          <table:table-cell table:formula="of:=[.J70]-[.J69]" office:value-type="float" office:value="116" calcext:value-type="float">
            <text:p>116</text:p>
          </table:table-cell>
          <table:table-cell table:formula="of:=AVERAGE([.K64:.K70])" office:value-type="float" office:value="100.285714285714" calcext:value-type="float">
            <text:p>100,29</text:p>
          </table:table-cell>
          <table:table-cell table:style-name="ce12" table:formula="of:=[.J70]/[.B70]" office:value-type="percentage" office:value="0.0441797452318953" calcext:value-type="percentage">
            <text:p>4,42%</text:p>
          </table:table-cell>
          <table:table-cell table:formula="of:=[.K70]/[.C70]" office:value-type="float" office:value="0.12433011789925" calcext:value-type="float">
            <text:p>0,12433011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3" calcext:value-type="date">
            <text:p>2020-05-13</text:p>
          </table:table-cell>
          <table:table-cell office:value-type="float" office:value="171306" calcext:value-type="float">
            <text:p>171306</text:p>
          </table:table-cell>
          <table:table-cell table:formula="of:=[.B71]-[.B70]" office:value-type="float" office:value="798" calcext:value-type="float">
            <text:p>798</text:p>
          </table:table-cell>
          <table:table-cell table:formula="of:=SUM([.C68:.C71])/SUM([.C64:.C67])" office:value-type="float" office:value="0.587294819867832" calcext:value-type="float">
            <text:p>0,587</text:p>
          </table:table-cell>
          <table:table-cell table:formula="of:=SUM([.C65:.C71])/SUM([.C58:.C64])" office:value-type="float" office:value="0.883269018743109" calcext:value-type="float">
            <text:p>0,883</text:p>
          </table:table-cell>
          <table:table-cell table:formula="of:=[.B71]-[.B57]" office:value-type="float" office:value="13665" calcext:value-type="float">
            <text:p>13665</text:p>
          </table:table-cell>
          <table:table-cell table:formula="of:=[.F71]/83500000*100" office:value-type="float" office:value="0.0163652694610778" calcext:value-type="float">
            <text:p>0,0163652695</text:p>
          </table:table-cell>
          <table:table-cell table:formula="of:=[.F71]*0.04" office:value-type="float" office:value="546.6" calcext:value-type="float">
            <text:p>546,6</text:p>
          </table:table-cell>
          <table:table-cell table:formula="of:=AVERAGE([.C65:.C71])" office:value-type="float" office:value="915.571428571429" calcext:value-type="float">
            <text:p>915,57</text:p>
          </table:table-cell>
          <table:table-cell office:value-type="float" office:value="7634" calcext:value-type="float">
            <text:p>7634</text:p>
          </table:table-cell>
          <table:table-cell table:formula="of:=[.J71]-[.J70]" office:value-type="float" office:value="101" calcext:value-type="float">
            <text:p>101</text:p>
          </table:table-cell>
          <table:table-cell table:formula="of:=AVERAGE([.K65:.K71])" office:value-type="float" office:value="91.1428571428571" calcext:value-type="float">
            <text:p>91,14</text:p>
          </table:table-cell>
          <table:table-cell table:style-name="ce12" table:formula="of:=[.J71]/[.B71]" office:value-type="percentage" office:value="0.0445635295903237" calcext:value-type="percentage">
            <text:p>4,46%</text:p>
          </table:table-cell>
          <table:table-cell table:formula="of:=[.K71]/[.C71]" office:value-type="float" office:value="0.1265664160401" calcext:value-type="float">
            <text:p>0,1265664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4" calcext:value-type="date">
            <text:p>2020-05-14</text:p>
          </table:table-cell>
          <table:table-cell office:value-type="float" office:value="172239" calcext:value-type="float">
            <text:p>172239</text:p>
          </table:table-cell>
          <table:table-cell table:formula="of:=[.B72]-[.B71]" office:value-type="float" office:value="933" calcext:value-type="float">
            <text:p>933</text:p>
          </table:table-cell>
          <table:table-cell table:formula="of:=SUM([.C69:.C72])/SUM([.C65:.C68])" office:value-type="float" office:value="0.699143716732238" calcext:value-type="float">
            <text:p>0,699</text:p>
          </table:table-cell>
          <table:table-cell table:formula="of:=SUM([.C66:.C72])/SUM([.C59:.C65])" office:value-type="float" office:value="0.881812966150316" calcext:value-type="float">
            <text:p>0,882</text:p>
          </table:table-cell>
          <table:table-cell table:formula="of:=[.B72]-[.B58]" office:value-type="float" office:value="13120" calcext:value-type="float">
            <text:p>13120</text:p>
          </table:table-cell>
          <table:table-cell table:formula="of:=[.F72]/83500000*100" office:value-type="float" office:value="0.0157125748502994" calcext:value-type="float">
            <text:p>0,0157125749</text:p>
          </table:table-cell>
          <table:table-cell table:formula="of:=[.F72]*0.04" office:value-type="float" office:value="524.8" calcext:value-type="float">
            <text:p>524,8</text:p>
          </table:table-cell>
          <table:table-cell table:formula="of:=AVERAGE([.C66:.C72])" office:value-type="float" office:value="878.285714285714" calcext:value-type="float">
            <text:p>878,29</text:p>
          </table:table-cell>
          <table:table-cell office:value-type="float" office:value="7723" calcext:value-type="float">
            <text:p>7723</text:p>
          </table:table-cell>
          <table:table-cell table:formula="of:=[.J72]-[.J71]" office:value-type="float" office:value="89" calcext:value-type="float">
            <text:p>89</text:p>
          </table:table-cell>
          <table:table-cell table:formula="of:=AVERAGE([.K66:.K72])" office:value-type="float" office:value="86.2857142857143" calcext:value-type="float">
            <text:p>86,29</text:p>
          </table:table-cell>
          <table:table-cell table:style-name="ce12" table:formula="of:=[.J72]/[.B72]" office:value-type="percentage" office:value="0.0448388576338692" calcext:value-type="percentage">
            <text:p>4,48%</text:p>
          </table:table-cell>
          <table:table-cell table:formula="of:=[.K72]/[.C72]" office:value-type="float" office:value="0.0953912111468382" calcext:value-type="float">
            <text:p>0,09539121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5" calcext:value-type="date">
            <text:p>2020-05-15</text:p>
          </table:table-cell>
          <table:table-cell office:value-type="float" office:value="173152" calcext:value-type="float">
            <text:p>173152</text:p>
          </table:table-cell>
          <table:table-cell table:formula="of:=[.B73]-[.B72]" office:value-type="float" office:value="913" calcext:value-type="float">
            <text:p>913</text:p>
          </table:table-cell>
          <table:table-cell table:formula="of:=SUM([.C70:.C73])/SUM([.C66:.C69])" office:value-type="float" office:value="1.02669345579793" calcext:value-type="float">
            <text:p>1,027</text:p>
          </table:table-cell>
          <table:table-cell table:formula="of:=SUM([.C67:.C73])/SUM([.C60:.C66])" office:value-type="float" office:value="0.84947016983597" calcext:value-type="float">
            <text:p>0,849</text:p>
          </table:table-cell>
          <table:table-cell table:formula="of:=[.B73]-[.B59]" office:value-type="float" office:value="12741" calcext:value-type="float">
            <text:p>12741</text:p>
          </table:table-cell>
          <table:table-cell table:formula="of:=[.F73]/83500000*100" office:value-type="float" office:value="0.0152586826347305" calcext:value-type="float">
            <text:p>0,0152586826</text:p>
          </table:table-cell>
          <table:table-cell table:formula="of:=[.F73]*0.04" office:value-type="float" office:value="509.64" calcext:value-type="float">
            <text:p>509,64</text:p>
          </table:table-cell>
          <table:table-cell table:formula="of:=AVERAGE([.C67:.C73])" office:value-type="float" office:value="836" calcext:value-type="float">
            <text:p>836,00</text:p>
          </table:table-cell>
          <table:table-cell office:value-type="float" office:value="7824" calcext:value-type="float">
            <text:p>7824</text:p>
          </table:table-cell>
          <table:table-cell table:formula="of:=[.J73]-[.J72]" office:value-type="float" office:value="101" calcext:value-type="float">
            <text:p>101</text:p>
          </table:table-cell>
          <table:table-cell table:formula="of:=AVERAGE([.K67:.K73])" office:value-type="float" office:value="79.7142857142857" calcext:value-type="float">
            <text:p>79,71</text:p>
          </table:table-cell>
          <table:table-cell table:style-name="ce12" table:formula="of:=[.J73]/[.B73]" office:value-type="percentage" office:value="0.0451857327665866" calcext:value-type="percentage">
            <text:p>4,52%</text:p>
          </table:table-cell>
          <table:table-cell table:formula="of:=[.K73]/[.C73]" office:value-type="float" office:value="0.110624315443593" calcext:value-type="float">
            <text:p>0,110624315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6" calcext:value-type="date">
            <text:p>2020-05-16</text:p>
          </table:table-cell>
          <table:table-cell office:value-type="float" office:value="173772" calcext:value-type="float">
            <text:p>173772</text:p>
          </table:table-cell>
          <table:table-cell table:formula="of:=[.B74]-[.B73]" office:value-type="float" office:value="620" calcext:value-type="float">
            <text:p>620</text:p>
          </table:table-cell>
          <table:table-cell table:formula="of:=SUM([.C71:.C74])/SUM([.C67:.C70])" office:value-type="float" office:value="1.01745635910224" calcext:value-type="float">
            <text:p>1,017</text:p>
          </table:table-cell>
          <table:table-cell table:formula="of:=SUM([.C68:.C74])/SUM([.C61:.C67])" office:value-type="float" office:value="0.76241238317757" calcext:value-type="float">
            <text:p>0,762</text:p>
          </table:table-cell>
          <table:table-cell table:formula="of:=[.B74]-[.B60]" office:value-type="float" office:value="12069" calcext:value-type="float">
            <text:p>12069</text:p>
          </table:table-cell>
          <table:table-cell table:formula="of:=[.F74]/83500000*100" office:value-type="float" office:value="0.0144538922155689" calcext:value-type="float">
            <text:p>0,0144538922</text:p>
          </table:table-cell>
          <table:table-cell table:formula="of:=[.F74]*0.04" office:value-type="float" office:value="482.76" calcext:value-type="float">
            <text:p>482,76</text:p>
          </table:table-cell>
          <table:table-cell table:formula="of:=AVERAGE([.C68:.C74])" office:value-type="float" office:value="745.857142857143" calcext:value-type="float">
            <text:p>745,86</text:p>
          </table:table-cell>
          <table:table-cell office:value-type="float" office:value="7881" calcext:value-type="float">
            <text:p>7881</text:p>
          </table:table-cell>
          <table:table-cell table:formula="of:=[.J74]-[.J73]" office:value-type="float" office:value="57" calcext:value-type="float">
            <text:p>57</text:p>
          </table:table-cell>
          <table:table-cell table:formula="of:=AVERAGE([.K68:.K74])" office:value-type="float" office:value="73.1428571428571" calcext:value-type="float">
            <text:p>73,14</text:p>
          </table:table-cell>
          <table:table-cell table:style-name="ce12" table:formula="of:=[.J74]/[.B74]" office:value-type="percentage" office:value="0.045352530902562" calcext:value-type="percentage">
            <text:p>4,54%</text:p>
          </table:table-cell>
          <table:table-cell table:formula="of:=[.K74]/[.C74]" office:value-type="float" office:value="0.0919354838709677" calcext:value-type="float">
            <text:p>0,091935483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7" calcext:value-type="date">
            <text:p>2020-05-17</text:p>
          </table:table-cell>
          <table:table-cell office:value-type="float" office:value="174355" calcext:value-type="float">
            <text:p>174355</text:p>
          </table:table-cell>
          <table:table-cell table:formula="of:=[.B75]-[.B74]" office:value-type="float" office:value="583" calcext:value-type="float">
            <text:p>583</text:p>
          </table:table-cell>
          <table:table-cell table:formula="of:=SUM([.C72:.C75])/SUM([.C68:.C71])" office:value-type="float" office:value="1.10671506352087" calcext:value-type="float">
            <text:p>1,107</text:p>
          </table:table-cell>
          <table:table-cell table:formula="of:=SUM([.C69:.C75])/SUM([.C62:.C68])" office:value-type="float" office:value="0.764207081225826" calcext:value-type="float">
            <text:p>0,764</text:p>
          </table:table-cell>
          <table:table-cell table:formula="of:=[.B75]-[.B61]" office:value-type="float" office:value="11859" calcext:value-type="float">
            <text:p>11859</text:p>
          </table:table-cell>
          <table:table-cell table:formula="of:=[.F75]/83500000*100" office:value-type="float" office:value="0.0142023952095808" calcext:value-type="float">
            <text:p>0,0142023952</text:p>
          </table:table-cell>
          <table:table-cell table:formula="of:=[.F75]*0.04" office:value-type="float" office:value="474.36" calcext:value-type="float">
            <text:p>474,36</text:p>
          </table:table-cell>
          <table:table-cell table:formula="of:=AVERAGE([.C69:.C75])" office:value-type="float" office:value="733.857142857143" calcext:value-type="float">
            <text:p>733,86</text:p>
          </table:table-cell>
          <table:table-cell office:value-type="float" office:value="7914" calcext:value-type="float">
            <text:p>7914</text:p>
          </table:table-cell>
          <table:table-cell table:formula="of:=[.J75]-[.J74]" office:value-type="float" office:value="33" calcext:value-type="float">
            <text:p>33</text:p>
          </table:table-cell>
          <table:table-cell table:formula="of:=AVERAGE([.K69:.K75])" office:value-type="float" office:value="74.1428571428571" calcext:value-type="float">
            <text:p>74,14</text:p>
          </table:table-cell>
          <table:table-cell table:style-name="ce12" table:formula="of:=[.J75]/[.B75]" office:value-type="percentage" office:value="0.0453901522755298" calcext:value-type="percentage">
            <text:p>4,54%</text:p>
          </table:table-cell>
          <table:table-cell table:formula="of:=[.K75]/[.C75]" office:value-type="float" office:value="0.0566037735849057" calcext:value-type="float">
            <text:p>0,05660377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8" calcext:value-type="date">
            <text:p>2020-05-18</text:p>
          </table:table-cell>
          <table:table-cell office:value-type="float" office:value="174697" calcext:value-type="float">
            <text:p>174697</text:p>
          </table:table-cell>
          <table:table-cell table:formula="of:=[.B76]-[.B75]" office:value-type="float" office:value="342" calcext:value-type="float">
            <text:p>342</text:p>
          </table:table-cell>
          <table:table-cell table:formula="of:=SUM([.C73:.C76])/SUM([.C69:.C72])" office:value-type="float" office:value="0.813637868255544" calcext:value-type="float">
            <text:p>0,814</text:p>
          </table:table-cell>
          <table:table-cell table:formula="of:=SUM([.C70:.C76])/SUM([.C63:.C69])" office:value-type="float" office:value="0.8003125" calcext:value-type="float">
            <text:p>0,800</text:p>
          </table:table-cell>
          <table:table-cell table:formula="of:=[.B76]-[.B62]" office:value-type="float" office:value="11522" calcext:value-type="float">
            <text:p>11522</text:p>
          </table:table-cell>
          <table:table-cell table:formula="of:=[.F76]/83500000*100" office:value-type="float" office:value="0.0137988023952096" calcext:value-type="float">
            <text:p>0,0137988024</text:p>
          </table:table-cell>
          <table:table-cell table:formula="of:=[.F76]*0.04" office:value-type="float" office:value="460.88" calcext:value-type="float">
            <text:p>460,88</text:p>
          </table:table-cell>
          <table:table-cell table:formula="of:=AVERAGE([.C70:.C76])" office:value-type="float" office:value="731.714285714286" calcext:value-type="float">
            <text:p>731,71</text:p>
          </table:table-cell>
          <table:table-cell office:value-type="float" office:value="7935" calcext:value-type="float">
            <text:p>7935</text:p>
          </table:table-cell>
          <table:table-cell table:formula="of:=[.J76]-[.J75]" office:value-type="float" office:value="21" calcext:value-type="float">
            <text:p>21</text:p>
          </table:table-cell>
          <table:table-cell table:formula="of:=AVERAGE([.K70:.K76])" office:value-type="float" office:value="74" calcext:value-type="float">
            <text:p>74,00</text:p>
          </table:table-cell>
          <table:table-cell table:style-name="ce12" table:formula="of:=[.J76]/[.B76]" office:value-type="percentage" office:value="0.0454215012278402" calcext:value-type="percentage">
            <text:p>4,54%</text:p>
          </table:table-cell>
          <table:table-cell table:formula="of:=[.K76]/[.C76]" office:value-type="float" office:value="0.0614035087719298" calcext:value-type="float">
            <text:p>0,06140350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9" calcext:value-type="date">
            <text:p>2020-05-19</text:p>
          </table:table-cell>
          <table:table-cell office:value-type="float" office:value="175210" calcext:value-type="float">
            <text:p>175210</text:p>
          </table:table-cell>
          <table:table-cell table:formula="of:=[.B77]-[.B76]" office:value-type="float" office:value="513" calcext:value-type="float">
            <text:p>513</text:p>
          </table:table-cell>
          <table:table-cell table:formula="of:=SUM([.C74:.C77])/SUM([.C70:.C73])" office:value-type="float" office:value="0.575342465753425" calcext:value-type="float">
            <text:p>0,575</text:p>
          </table:table-cell>
          <table:table-cell table:formula="of:=SUM([.C71:.C77])/SUM([.C64:.C70])" office:value-type="float" office:value="0.707280385078219" calcext:value-type="float">
            <text:p>0,707</text:p>
          </table:table-cell>
          <table:table-cell table:formula="of:=[.B77]-[.B63]" office:value-type="float" office:value="11350" calcext:value-type="float">
            <text:p>11350</text:p>
          </table:table-cell>
          <table:table-cell table:formula="of:=[.F77]/83500000*100" office:value-type="float" office:value="0.0135928143712575" calcext:value-type="float">
            <text:p>0,0135928144</text:p>
          </table:table-cell>
          <table:table-cell table:formula="of:=[.F77]*0.04" office:value-type="float" office:value="454" calcext:value-type="float">
            <text:p>454</text:p>
          </table:table-cell>
          <table:table-cell table:formula="of:=AVERAGE([.C71:.C77])" office:value-type="float" office:value="671.714285714286" calcext:value-type="float">
            <text:p>671,71</text:p>
          </table:table-cell>
          <table:table-cell office:value-type="float" office:value="8007" calcext:value-type="float">
            <text:p>8007</text:p>
          </table:table-cell>
          <table:table-cell table:formula="of:=[.J77]-[.J76]" office:value-type="float" office:value="72" calcext:value-type="float">
            <text:p>72</text:p>
          </table:table-cell>
          <table:table-cell table:formula="of:=AVERAGE([.K71:.K77])" office:value-type="float" office:value="67.7142857142857" calcext:value-type="float">
            <text:p>67,71</text:p>
          </table:table-cell>
          <table:table-cell table:style-name="ce12" table:formula="of:=[.J77]/[.B77]" office:value-type="percentage" office:value="0.0456994463786314" calcext:value-type="percentage">
            <text:p>4,57%</text:p>
          </table:table-cell>
          <table:table-cell table:formula="of:=[.K77]/[.C77]" office:value-type="float" office:value="0.140350877192982" calcext:value-type="float">
            <text:p>0,14035087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0" calcext:value-type="date">
            <text:p>2020-05-20</text:p>
          </table:table-cell>
          <table:table-cell office:value-type="float" office:value="176007" calcext:value-type="float">
            <text:p>176007</text:p>
          </table:table-cell>
          <table:table-cell table:formula="of:=[.B78]-[.B77]" office:value-type="float" office:value="797" calcext:value-type="float">
            <text:p>797</text:p>
          </table:table-cell>
          <table:table-cell table:formula="of:=SUM([.C75:.C78])/SUM([.C71:.C74])" office:value-type="float" office:value="0.684742647058823" calcext:value-type="float">
            <text:p>0,685</text:p>
          </table:table-cell>
          <table:table-cell table:formula="of:=SUM([.C72:.C78])/SUM([.C65:.C71])" office:value-type="float" office:value="0.733499765954127" calcext:value-type="float">
            <text:p>0,733</text:p>
          </table:table-cell>
          <table:table-cell table:formula="of:=[.B78]-[.B64]" office:value-type="float" office:value="11110" calcext:value-type="float">
            <text:p>11110</text:p>
          </table:table-cell>
          <table:table-cell table:formula="of:=[.F78]/83500000*100" office:value-type="float" office:value="0.0133053892215569" calcext:value-type="float">
            <text:p>0,0133053892</text:p>
          </table:table-cell>
          <table:table-cell table:formula="of:=[.F78]*0.04" office:value-type="float" office:value="444.4" calcext:value-type="float">
            <text:p>444,4</text:p>
          </table:table-cell>
          <table:table-cell table:formula="of:=AVERAGE([.C72:.C78])" office:value-type="float" office:value="671.571428571429" calcext:value-type="float">
            <text:p>671,57</text:p>
          </table:table-cell>
          <table:table-cell office:value-type="float" office:value="8090" calcext:value-type="float">
            <text:p>8090</text:p>
          </table:table-cell>
          <table:table-cell table:formula="of:=[.J78]-[.J77]" office:value-type="float" office:value="83" calcext:value-type="float">
            <text:p>83</text:p>
          </table:table-cell>
          <table:table-cell table:formula="of:=AVERAGE([.K72:.K78])" office:value-type="float" office:value="65.1428571428571" calcext:value-type="float">
            <text:p>65,14</text:p>
          </table:table-cell>
          <table:table-cell table:style-name="ce12" table:formula="of:=[.J78]/[.B78]" office:value-type="percentage" office:value="0.0459640809740522" calcext:value-type="percentage">
            <text:p>4,60%</text:p>
          </table:table-cell>
          <table:table-cell table:formula="of:=[.K78]/[.C78]" office:value-type="float" office:value="0.104140526976161" calcext:value-type="float">
            <text:p>0,1041405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1" calcext:value-type="date">
            <text:p>2020-05-21</text:p>
          </table:table-cell>
          <table:table-cell office:value-type="float" office:value="176752" calcext:value-type="float">
            <text:p>176752</text:p>
          </table:table-cell>
          <table:table-cell table:formula="of:=[.B79]-[.B78]" office:value-type="float" office:value="745" calcext:value-type="float">
            <text:p>745</text:p>
          </table:table-cell>
          <table:table-cell table:formula="of:=SUM([.C76:.C79])/SUM([.C72:.C75])" office:value-type="float" office:value="0.78615939652345" calcext:value-type="float">
            <text:p>0,786</text:p>
          </table:table-cell>
          <table:table-cell table:formula="of:=SUM([.C73:.C79])/SUM([.C66:.C72])" office:value-type="float" office:value="0.734059856864021" calcext:value-type="float">
            <text:p>0,734</text:p>
          </table:table-cell>
          <table:table-cell table:formula="of:=[.B79]-[.B65]" office:value-type="float" office:value="10661" calcext:value-type="float">
            <text:p>10661</text:p>
          </table:table-cell>
          <table:table-cell table:formula="of:=[.F79]/83500000*100" office:value-type="float" office:value="0.0127676646706587" calcext:value-type="float">
            <text:p>0,0127676647</text:p>
          </table:table-cell>
          <table:table-cell table:formula="of:=[.F79]*0.04" office:value-type="float" office:value="426.44" calcext:value-type="float">
            <text:p>426,44</text:p>
          </table:table-cell>
          <table:table-cell table:formula="of:=AVERAGE([.C73:.C79])" office:value-type="float" office:value="644.714285714286" calcext:value-type="float">
            <text:p>644,71</text:p>
          </table:table-cell>
          <table:table-cell office:value-type="float" office:value="8147" calcext:value-type="float">
            <text:p>8147</text:p>
          </table:table-cell>
          <table:table-cell table:formula="of:=[.J79]-[.J78]" office:value-type="float" office:value="57" calcext:value-type="float">
            <text:p>57</text:p>
          </table:table-cell>
          <table:table-cell table:formula="of:=AVERAGE([.K73:.K79])" office:value-type="float" office:value="60.5714285714286" calcext:value-type="float">
            <text:p>60,57</text:p>
          </table:table-cell>
          <table:table-cell table:style-name="ce12" table:formula="of:=[.J79]/[.B79]" office:value-type="percentage" office:value="0.046092830632751" calcext:value-type="percentage">
            <text:p>4,61%</text:p>
          </table:table-cell>
          <table:table-cell table:formula="of:=[.K79]/[.C79]" office:value-type="float" office:value="0.076510067114094" calcext:value-type="float">
            <text:p>0,076510067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2" calcext:value-type="date">
            <text:p>2020-05-22</text:p>
          </table:table-cell>
          <table:table-cell office:value-type="float" office:value="177212" calcext:value-type="float">
            <text:p>177212</text:p>
          </table:table-cell>
          <table:table-cell table:formula="of:=[.B80]-[.B79]" office:value-type="float" office:value="460" calcext:value-type="float">
            <text:p>460</text:p>
          </table:table-cell>
          <table:table-cell table:formula="of:=SUM([.C77:.C80])/SUM([.C73:.C76])" office:value-type="float" office:value="1.02318958502848" calcext:value-type="float">
            <text:p>1,023</text:p>
          </table:table-cell>
          <table:table-cell table:formula="of:=SUM([.C74:.C80])/SUM([.C67:.C73])" office:value-type="float" office:value="0.69377990430622" calcext:value-type="float">
            <text:p>0,694</text:p>
          </table:table-cell>
          <table:table-cell table:formula="of:=[.B80]-[.B66]" office:value-type="float" office:value="9912" calcext:value-type="float">
            <text:p>9912</text:p>
          </table:table-cell>
          <table:table-cell table:formula="of:=[.F80]/83500000*100" office:value-type="float" office:value="0.0118706586826347" calcext:value-type="float">
            <text:p>0,0118706587</text:p>
          </table:table-cell>
          <table:table-cell table:formula="of:=[.F80]*0.04" office:value-type="float" office:value="396.48" calcext:value-type="float">
            <text:p>396,48</text:p>
          </table:table-cell>
          <table:table-cell table:formula="of:=AVERAGE([.C74:.C80])" office:value-type="float" office:value="580" calcext:value-type="float">
            <text:p>580,00</text:p>
          </table:table-cell>
          <table:table-cell office:value-type="float" office:value="8174" calcext:value-type="float">
            <text:p>8174</text:p>
          </table:table-cell>
          <table:table-cell table:formula="of:=[.J80]-[.J79]" office:value-type="float" office:value="27" calcext:value-type="float">
            <text:p>27</text:p>
          </table:table-cell>
          <table:table-cell table:formula="of:=AVERAGE([.K74:.K80])" office:value-type="float" office:value="50" calcext:value-type="float">
            <text:p>50,00</text:p>
          </table:table-cell>
          <table:table-cell table:style-name="ce12" table:formula="of:=[.J80]/[.B80]" office:value-type="percentage" office:value="0.0461255445455161" calcext:value-type="percentage">
            <text:p>4,61%</text:p>
          </table:table-cell>
          <table:table-cell table:formula="of:=[.K80]/[.C80]" office:value-type="float" office:value="0.058695652173913" calcext:value-type="float">
            <text:p>0,05869565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3" calcext:value-type="date">
            <text:p>2020-05-23</text:p>
          </table:table-cell>
          <table:table-cell office:value-type="float" office:value="177850" calcext:value-type="float">
            <text:p>177850</text:p>
          </table:table-cell>
          <table:table-cell table:formula="of:=[.B81]-[.B80]" office:value-type="float" office:value="638" calcext:value-type="float">
            <text:p>638</text:p>
          </table:table-cell>
          <table:table-cell table:formula="of:=SUM([.C78:.C81])/SUM([.C74:.C77])" office:value-type="float" office:value="1.28279883381924" calcext:value-type="float">
            <text:p>1,283</text:p>
          </table:table-cell>
          <table:table-cell table:formula="of:=SUM([.C75:.C81])/SUM([.C68:.C74])" office:value-type="float" office:value="0.781076422141352" calcext:value-type="float">
            <text:p>0,781</text:p>
          </table:table-cell>
          <table:table-cell table:formula="of:=[.B81]-[.B67]" office:value-type="float" office:value="9299" calcext:value-type="float">
            <text:p>9299</text:p>
          </table:table-cell>
          <table:table-cell table:formula="of:=[.F81]/83500000*100" office:value-type="float" office:value="0.0111365269461078" calcext:value-type="float">
            <text:p>0,0111365269</text:p>
          </table:table-cell>
          <table:table-cell table:formula="of:=[.F81]*0.04" office:value-type="float" office:value="371.96" calcext:value-type="float">
            <text:p>371,96</text:p>
          </table:table-cell>
          <table:table-cell table:formula="of:=AVERAGE([.C75:.C81])" office:value-type="float" office:value="582.571428571429" calcext:value-type="float">
            <text:p>582,57</text:p>
          </table:table-cell>
          <table:table-cell office:value-type="float" office:value="8216" calcext:value-type="float">
            <text:p>8216</text:p>
          </table:table-cell>
          <table:table-cell table:formula="of:=[.J81]-[.J80]" office:value-type="float" office:value="42" calcext:value-type="float">
            <text:p>42</text:p>
          </table:table-cell>
          <table:table-cell table:formula="of:=AVERAGE([.K75:.K81])" office:value-type="float" office:value="47.8571428571429" calcext:value-type="float">
            <text:p>47,86</text:p>
          </table:table-cell>
          <table:table-cell table:style-name="ce12" table:formula="of:=[.J81]/[.B81]" office:value-type="percentage" office:value="0.046196232780433" calcext:value-type="percentage">
            <text:p>4,62%</text:p>
          </table:table-cell>
          <table:table-cell table:formula="of:=[.K81]/[.C81]" office:value-type="float" office:value="0.0658307210031348" calcext:value-type="float">
            <text:p>0,06583072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4" calcext:value-type="date">
            <text:p>2020-05-24</text:p>
          </table:table-cell>
          <table:table-cell office:value-type="float" office:value="178281" calcext:value-type="float">
            <text:p>178281</text:p>
          </table:table-cell>
          <table:table-cell table:formula="of:=[.B82]-[.B81]" office:value-type="float" office:value="431" calcext:value-type="float">
            <text:p>431</text:p>
          </table:table-cell>
          <table:table-cell table:formula="of:=SUM([.C79:.C82])/SUM([.C75:.C78])" office:value-type="float" office:value="1.01744966442953" calcext:value-type="float">
            <text:p>1,017</text:p>
          </table:table-cell>
          <table:table-cell table:formula="of:=SUM([.C76:.C82])/SUM([.C69:.C75])" office:value-type="float" office:value="0.764259295308546" calcext:value-type="float">
            <text:p>0,764</text:p>
          </table:table-cell>
          <table:table-cell table:formula="of:=[.B82]-[.B68]" office:value-type="float" office:value="9063" calcext:value-type="float">
            <text:p>9063</text:p>
          </table:table-cell>
          <table:table-cell table:formula="of:=[.F82]/83500000*100" office:value-type="float" office:value="0.0108538922155689" calcext:value-type="float">
            <text:p>0,0108538922</text:p>
          </table:table-cell>
          <table:table-cell table:formula="of:=[.F82]*0.04" office:value-type="float" office:value="362.52" calcext:value-type="float">
            <text:p>362,52</text:p>
          </table:table-cell>
          <table:table-cell table:formula="of:=AVERAGE([.C76:.C82])" office:value-type="float" office:value="560.857142857143" calcext:value-type="float">
            <text:p>560,86</text:p>
          </table:table-cell>
          <table:table-cell office:value-type="float" office:value="8247" calcext:value-type="float">
            <text:p>8247</text:p>
          </table:table-cell>
          <table:table-cell table:formula="of:=[.J82]-[.J81]" office:value-type="float" office:value="31" calcext:value-type="float">
            <text:p>31</text:p>
          </table:table-cell>
          <table:table-cell table:formula="of:=AVERAGE([.K76:.K82])" office:value-type="float" office:value="47.5714285714286" calcext:value-type="float">
            <text:p>47,57</text:p>
          </table:table-cell>
          <table:table-cell table:style-name="ce12" table:formula="of:=[.J82]/[.B82]" office:value-type="percentage" office:value="0.0462584347182257" calcext:value-type="percentage">
            <text:p>4,63%</text:p>
          </table:table-cell>
          <table:table-cell table:formula="of:=[.K82]/[.C82]" office:value-type="float" office:value="0.0719257540603248" calcext:value-type="float">
            <text:p>0,07192575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5" calcext:value-type="date">
            <text:p>2020-05-25</text:p>
          </table:table-cell>
          <table:table-cell office:value-type="float" office:value="178570" calcext:value-type="float">
            <text:p>178570</text:p>
          </table:table-cell>
          <table:table-cell table:formula="of:=[.B83]-[.B82]" office:value-type="float" office:value="289" calcext:value-type="float">
            <text:p>289</text:p>
          </table:table-cell>
          <table:table-cell table:formula="of:=SUM([.C80:.C83])/SUM([.C76:.C79])" office:value-type="float" office:value="0.758448060075094" calcext:value-type="float">
            <text:p>0,758</text:p>
          </table:table-cell>
          <table:table-cell table:formula="of:=SUM([.C77:.C83])/SUM([.C70:.C76])" office:value-type="float" office:value="0.756149941429129" calcext:value-type="float">
            <text:p>0,756</text:p>
          </table:table-cell>
          <table:table-cell table:formula="of:=[.B83]-[.B69]" office:value-type="float" office:value="8995" calcext:value-type="float">
            <text:p>8995</text:p>
          </table:table-cell>
          <table:table-cell table:formula="of:=[.F83]/83500000*100" office:value-type="float" office:value="0.0107724550898204" calcext:value-type="float">
            <text:p>0,0107724551</text:p>
          </table:table-cell>
          <table:table-cell table:formula="of:=[.F83]*0.04" office:value-type="float" office:value="359.8" calcext:value-type="float">
            <text:p>359,8</text:p>
          </table:table-cell>
          <table:table-cell table:formula="of:=AVERAGE([.C77:.C83])" office:value-type="float" office:value="553.285714285714" calcext:value-type="float">
            <text:p>553,29</text:p>
          </table:table-cell>
          <table:table-cell office:value-type="float" office:value="8257" calcext:value-type="float">
            <text:p>8257</text:p>
          </table:table-cell>
          <table:table-cell table:formula="of:=[.J83]-[.J82]" office:value-type="float" office:value="10" calcext:value-type="float">
            <text:p>10</text:p>
          </table:table-cell>
          <table:table-cell table:formula="of:=AVERAGE([.K77:.K83])" office:value-type="float" office:value="46" calcext:value-type="float">
            <text:p>46,00</text:p>
          </table:table-cell>
          <table:table-cell table:style-name="ce12" table:formula="of:=[.J83]/[.B83]" office:value-type="percentage" office:value="0.0462395699165593" calcext:value-type="percentage">
            <text:p>4,62%</text:p>
          </table:table-cell>
          <table:table-cell table:formula="of:=[.K83]/[.C83]" office:value-type="float" office:value="0.0346020761245675" calcext:value-type="float">
            <text:p>0,03460207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6" calcext:value-type="date">
            <text:p>2020-05-26</text:p>
          </table:table-cell>
          <table:table-cell office:value-type="float" office:value="179002" calcext:value-type="float">
            <text:p>179002</text:p>
          </table:table-cell>
          <table:table-cell table:formula="of:=[.B84]-[.B83]" office:value-type="float" office:value="432" calcext:value-type="float">
            <text:p>432</text:p>
          </table:table-cell>
          <table:table-cell table:formula="of:=SUM([.C81:.C84])/SUM([.C77:.C80])" office:value-type="float" office:value="0.711729622266402" calcext:value-type="float">
            <text:p>0,712</text:p>
          </table:table-cell>
          <table:table-cell table:formula="of:=SUM([.C78:.C84])/SUM([.C71:.C77])" office:value-type="float" office:value="0.806465333900468" calcext:value-type="float">
            <text:p>0,806</text:p>
          </table:table-cell>
          <table:table-cell table:formula="of:=[.B84]-[.B70]" office:value-type="float" office:value="8494" calcext:value-type="float">
            <text:p>8494</text:p>
          </table:table-cell>
          <table:table-cell table:formula="of:=[.F84]/83500000*100" office:value-type="float" office:value="0.0101724550898204" calcext:value-type="float">
            <text:p>0,0101724551</text:p>
          </table:table-cell>
          <table:table-cell table:formula="of:=[.F84]*0.04" office:value-type="float" office:value="339.76" calcext:value-type="float">
            <text:p>339,76</text:p>
          </table:table-cell>
          <table:table-cell table:formula="of:=AVERAGE([.C78:.C84])" office:value-type="float" office:value="541.714285714286" calcext:value-type="float">
            <text:p>541,71</text:p>
          </table:table-cell>
          <table:table-cell office:value-type="float" office:value="8302" calcext:value-type="float">
            <text:p>8302</text:p>
          </table:table-cell>
          <table:table-cell table:formula="of:=[.J84]-[.J83]" office:value-type="float" office:value="45" calcext:value-type="float">
            <text:p>45</text:p>
          </table:table-cell>
          <table:table-cell table:formula="of:=AVERAGE([.K78:.K84])" office:value-type="float" office:value="42.1428571428571" calcext:value-type="float">
            <text:p>42,14</text:p>
          </table:table-cell>
          <table:table-cell table:style-name="ce12" table:formula="of:=[.J84]/[.B84]" office:value-type="percentage" office:value="0.0463793700629043" calcext:value-type="percentage">
            <text:p>4,64%</text:p>
          </table:table-cell>
          <table:table-cell table:formula="of:=[.K84]/[.C84]" office:value-type="float" office:value="0.104166666666667" calcext:value-type="float">
            <text:p>0,10416666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7" calcext:value-type="date">
            <text:p>2020-05-27</text:p>
          </table:table-cell>
          <table:table-cell office:value-type="float" office:value="179364" calcext:value-type="float">
            <text:p>179364</text:p>
          </table:table-cell>
          <table:table-cell table:formula="of:=[.B85]-[.B84]" office:value-type="float" office:value="362" calcext:value-type="float">
            <text:p>362</text:p>
          </table:table-cell>
          <table:table-cell table:formula="of:=SUM([.C82:.C85])/SUM([.C78:.C81])" office:value-type="float" office:value="0.573484848484848" calcext:value-type="float">
            <text:p>0,573</text:p>
          </table:table-cell>
          <table:table-cell table:formula="of:=SUM([.C79:.C85])/SUM([.C72:.C78])" office:value-type="float" office:value="0.714103382259094" calcext:value-type="float">
            <text:p>0,714</text:p>
          </table:table-cell>
          <table:table-cell table:formula="of:=[.B85]-[.B71]" office:value-type="float" office:value="8058" calcext:value-type="float">
            <text:p>8058</text:p>
          </table:table-cell>
          <table:table-cell table:formula="of:=[.F85]/83500000*100" office:value-type="float" office:value="0.0096502994011976" calcext:value-type="float">
            <text:p>0,0096502994</text:p>
          </table:table-cell>
          <table:table-cell table:formula="of:=[.F85]*0.04" office:value-type="float" office:value="322.32" calcext:value-type="float">
            <text:p>322,32</text:p>
          </table:table-cell>
          <table:table-cell table:formula="of:=AVERAGE([.C79:.C85])" office:value-type="float" office:value="479.571428571429" calcext:value-type="float">
            <text:p>479,57</text:p>
          </table:table-cell>
          <table:table-cell office:value-type="float" office:value="8349" calcext:value-type="float">
            <text:p>8349</text:p>
          </table:table-cell>
          <table:table-cell table:formula="of:=[.J85]-[.J84]" office:value-type="float" office:value="47" calcext:value-type="float">
            <text:p>47</text:p>
          </table:table-cell>
          <table:table-cell table:formula="of:=AVERAGE([.K79:.K85])" office:value-type="float" office:value="37" calcext:value-type="float">
            <text:p>37,00</text:p>
          </table:table-cell>
          <table:table-cell table:style-name="ce12" table:formula="of:=[.J85]/[.B85]" office:value-type="percentage" office:value="0.0465478022345621" calcext:value-type="percentage">
            <text:p>4,65%</text:p>
          </table:table-cell>
          <table:table-cell table:formula="of:=[.K85]/[.C85]" office:value-type="float" office:value="0.129834254143646" calcext:value-type="float">
            <text:p>0,12983425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8" calcext:value-type="date">
            <text:p>2020-05-28</text:p>
          </table:table-cell>
          <table:table-cell office:value-type="float" office:value="179717" calcext:value-type="float">
            <text:p>179717</text:p>
          </table:table-cell>
          <table:table-cell table:formula="of:=[.B86]-[.B85]" office:value-type="float" office:value="353" calcext:value-type="float">
            <text:p>353</text:p>
          </table:table-cell>
          <table:table-cell table:formula="of:=SUM([.C83:.C86])/SUM([.C79:.C82])" office:value-type="float" office:value="0.631486367634125" calcext:value-type="float">
            <text:p>0,631</text:p>
          </table:table-cell>
          <table:table-cell table:formula="of:=SUM([.C80:.C86])/SUM([.C73:.C79])" office:value-type="float" office:value="0.656990915134057" calcext:value-type="float">
            <text:p>0,657</text:p>
          </table:table-cell>
          <table:table-cell table:formula="of:=[.B86]-[.B72]" office:value-type="float" office:value="7478" calcext:value-type="float">
            <text:p>7478</text:p>
          </table:table-cell>
          <table:table-cell table:formula="of:=[.F86]/83500000*100" office:value-type="float" office:value="0.00895568862275449" calcext:value-type="float">
            <text:p>0,0089556886</text:p>
          </table:table-cell>
          <table:table-cell table:formula="of:=[.F86]*0.04" office:value-type="float" office:value="299.12" calcext:value-type="float">
            <text:p>299,12</text:p>
          </table:table-cell>
          <table:table-cell table:formula="of:=AVERAGE([.C80:.C86])" office:value-type="float" office:value="423.571428571429" calcext:value-type="float">
            <text:p>423,57</text:p>
          </table:table-cell>
          <table:table-cell office:value-type="float" office:value="8411" calcext:value-type="float">
            <text:p>8411</text:p>
          </table:table-cell>
          <table:table-cell table:formula="of:=[.J86]-[.J85]" office:value-type="float" office:value="62" calcext:value-type="float">
            <text:p>62</text:p>
          </table:table-cell>
          <table:table-cell table:formula="of:=AVERAGE([.K80:.K86])" office:value-type="float" office:value="37.7142857142857" calcext:value-type="float">
            <text:p>37,71</text:p>
          </table:table-cell>
          <table:table-cell table:style-name="ce12" table:formula="of:=[.J86]/[.B86]" office:value-type="percentage" office:value="0.0468013599158677" calcext:value-type="percentage">
            <text:p>4,68%</text:p>
          </table:table-cell>
          <table:table-cell table:formula="of:=[.K86]/[.C86]" office:value-type="float" office:value="0.175637393767705" calcext:value-type="float">
            <text:p>0,175637393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9" calcext:value-type="date">
            <text:p>2020-05-29</text:p>
          </table:table-cell>
          <table:table-cell office:value-type="float" office:value="180458" calcext:value-type="float">
            <text:p>180458</text:p>
          </table:table-cell>
          <table:table-cell table:formula="of:=[.B87]-[.B86]" office:value-type="float" office:value="741" calcext:value-type="float">
            <text:p>741</text:p>
          </table:table-cell>
          <table:table-cell table:formula="of:=SUM([.C84:.C87])/SUM([.C80:.C83])" office:value-type="float" office:value="1.03850385038504" calcext:value-type="float">
            <text:p>1,039</text:p>
          </table:table-cell>
          <table:table-cell table:formula="of:=SUM([.C81:.C87])/SUM([.C74:.C80])" office:value-type="float" office:value="0.799507389162562" calcext:value-type="float">
            <text:p>0,800</text:p>
          </table:table-cell>
          <table:table-cell table:formula="of:=[.B87]-[.B73]" office:value-type="float" office:value="7306" calcext:value-type="float">
            <text:p>7306</text:p>
          </table:table-cell>
          <table:table-cell table:formula="of:=[.F87]/83500000*100" office:value-type="float" office:value="0.0087497005988024" calcext:value-type="float">
            <text:p>0,0087497006</text:p>
          </table:table-cell>
          <table:table-cell table:formula="of:=[.F87]*0.04" office:value-type="float" office:value="292.24" calcext:value-type="float">
            <text:p>292,24</text:p>
          </table:table-cell>
          <table:table-cell table:formula="of:=AVERAGE([.C81:.C87])" office:value-type="float" office:value="463.714285714286" calcext:value-type="float">
            <text:p>463,71</text:p>
          </table:table-cell>
          <table:table-cell office:value-type="float" office:value="8450" calcext:value-type="float">
            <text:p>8450</text:p>
          </table:table-cell>
          <table:table-cell table:formula="of:=[.J87]-[.J86]" office:value-type="float" office:value="39" calcext:value-type="float">
            <text:p>39</text:p>
          </table:table-cell>
          <table:table-cell table:formula="of:=AVERAGE([.K81:.K87])" office:value-type="float" office:value="39.4285714285714" calcext:value-type="float">
            <text:p>39,43</text:p>
          </table:table-cell>
          <table:table-cell table:style-name="ce12" table:formula="of:=[.J87]/[.B87]" office:value-type="percentage" office:value="0.0468253000698223" calcext:value-type="percentage">
            <text:p>4,68%</text:p>
          </table:table-cell>
          <table:table-cell table:formula="of:=[.K87]/[.C87]" office:value-type="float" office:value="0.0526315789473684" calcext:value-type="float">
            <text:p>0,052631578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30" calcext:value-type="date">
            <text:p>2020-05-30</text:p>
          </table:table-cell>
          <table:table-cell office:value-type="float" office:value="181196" calcext:value-type="float">
            <text:p>181196</text:p>
          </table:table-cell>
          <table:table-cell table:formula="of:=[.B88]-[.B87]" office:value-type="float" office:value="738" calcext:value-type="float">
            <text:p>738</text:p>
          </table:table-cell>
          <table:table-cell table:formula="of:=SUM([.C85:.C88])/SUM([.C81:.C84])" office:value-type="float" office:value="1.22569832402235" calcext:value-type="float">
            <text:p>1,226</text:p>
          </table:table-cell>
          <table:table-cell table:formula="of:=SUM([.C82:.C88])/SUM([.C75:.C81])" office:value-type="float" office:value="0.820500245218244" calcext:value-type="float">
            <text:p>0,821</text:p>
          </table:table-cell>
          <table:table-cell table:formula="of:=[.B88]-[.B74]" office:value-type="float" office:value="7424" calcext:value-type="float">
            <text:p>7424</text:p>
          </table:table-cell>
          <table:table-cell table:formula="of:=[.F88]/83500000*100" office:value-type="float" office:value="0.00889101796407186" calcext:value-type="float">
            <text:p>0,008891018</text:p>
          </table:table-cell>
          <table:table-cell table:formula="of:=[.F88]*0.04" office:value-type="float" office:value="296.96" calcext:value-type="float">
            <text:p>296,96</text:p>
          </table:table-cell>
          <table:table-cell table:formula="of:=AVERAGE([.C82:.C88])" office:value-type="float" office:value="478" calcext:value-type="float">
            <text:p>478,00</text:p>
          </table:table-cell>
          <table:table-cell office:value-type="float" office:value="8489" calcext:value-type="float">
            <text:p>8489</text:p>
          </table:table-cell>
          <table:table-cell table:formula="of:=[.J88]-[.J87]" office:value-type="float" office:value="39" calcext:value-type="float">
            <text:p>39</text:p>
          </table:table-cell>
          <table:table-cell table:formula="of:=AVERAGE([.K82:.K88])" office:value-type="float" office:value="39" calcext:value-type="float">
            <text:p>39,00</text:p>
          </table:table-cell>
          <table:table-cell table:style-name="ce12" table:formula="of:=[.J88]/[.B88]" office:value-type="percentage" office:value="0.0468498200843286" calcext:value-type="percentage">
            <text:p>4,68%</text:p>
          </table:table-cell>
          <table:table-cell table:formula="of:=[.K88]/[.C88]" office:value-type="float" office:value="0.0528455284552846" calcext:value-type="float">
            <text:p>0,05284552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31" calcext:value-type="date">
            <text:p>2020-05-31</text:p>
          </table:table-cell>
          <table:table-cell office:value-type="float" office:value="181482" calcext:value-type="float">
            <text:p>181482</text:p>
          </table:table-cell>
          <table:table-cell table:formula="of:=[.B89]-[.B88]" office:value-type="float" office:value="286" calcext:value-type="float">
            <text:p>286</text:p>
          </table:table-cell>
          <table:table-cell table:formula="of:=SUM([.C86:.C89])/SUM([.C82:.C85])" office:value-type="float" office:value="1.39894319682959" calcext:value-type="float">
            <text:p>1,399</text:p>
          </table:table-cell>
          <table:table-cell table:formula="of:=SUM([.C83:.C89])/SUM([.C76:.C82])" office:value-type="float" office:value="0.815333672949567" calcext:value-type="float">
            <text:p>0,815</text:p>
          </table:table-cell>
          <table:table-cell table:formula="of:=[.B89]-[.B75]" office:value-type="float" office:value="7127" calcext:value-type="float">
            <text:p>7127</text:p>
          </table:table-cell>
          <table:table-cell table:formula="of:=[.F89]/83500000*100" office:value-type="float" office:value="0.00853532934131736" calcext:value-type="float">
            <text:p>0,0085353293</text:p>
          </table:table-cell>
          <table:table-cell table:formula="of:=[.F89]*0.04" office:value-type="float" office:value="285.08" calcext:value-type="float">
            <text:p>285,08</text:p>
          </table:table-cell>
          <table:table-cell table:formula="of:=AVERAGE([.C83:.C89])" office:value-type="float" office:value="457.285714285714" calcext:value-type="float">
            <text:p>457,29</text:p>
          </table:table-cell>
          <table:table-cell office:value-type="float" office:value="8500" calcext:value-type="float">
            <text:p>8500</text:p>
          </table:table-cell>
          <table:table-cell table:formula="of:=[.J89]-[.J88]" office:value-type="float" office:value="11" calcext:value-type="float">
            <text:p>11</text:p>
          </table:table-cell>
          <table:table-cell table:formula="of:=AVERAGE([.K83:.K89])" office:value-type="float" office:value="36.1428571428571" calcext:value-type="float">
            <text:p>36,14</text:p>
          </table:table-cell>
          <table:table-cell table:style-name="ce12" table:formula="of:=[.J89]/[.B89]" office:value-type="percentage" office:value="0.0468366008750179" calcext:value-type="percentage">
            <text:p>4,68%</text:p>
          </table:table-cell>
          <table:table-cell table:formula="of:=[.K89]/[.C89]" office:value-type="float" office:value="0.0384615384615385" calcext:value-type="float">
            <text:p>0,03846153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1" calcext:value-type="date">
            <text:p>2020-06-01</text:p>
          </table:table-cell>
          <table:table-cell office:value-type="float" office:value="181815" calcext:value-type="float">
            <text:p>181815</text:p>
          </table:table-cell>
          <table:table-cell table:formula="of:=[.B90]-[.B89]" office:value-type="float" office:value="333" calcext:value-type="float">
            <text:p>333</text:p>
          </table:table-cell>
          <table:table-cell table:formula="of:=SUM([.C87:.C90])/SUM([.C83:.C86])" office:value-type="float" office:value="1.46100278551532" calcext:value-type="float">
            <text:p>1,461</text:p>
          </table:table-cell>
          <table:table-cell table:formula="of:=SUM([.C84:.C90])/SUM([.C77:.C83])" office:value-type="float" office:value="0.837851794474567" calcext:value-type="float">
            <text:p>0,838</text:p>
          </table:table-cell>
          <table:table-cell table:formula="of:=[.B90]-[.B76]" office:value-type="float" office:value="7118" calcext:value-type="float">
            <text:p>7118</text:p>
          </table:table-cell>
          <table:table-cell table:formula="of:=[.F90]/83500000*100" office:value-type="float" office:value="0.00852455089820359" calcext:value-type="float">
            <text:p>0,0085245509</text:p>
          </table:table-cell>
          <table:table-cell table:formula="of:=[.F90]*0.04" office:value-type="float" office:value="284.72" calcext:value-type="float">
            <text:p>284,72</text:p>
          </table:table-cell>
          <table:table-cell table:formula="of:=AVERAGE([.C84:.C90])" office:value-type="float" office:value="463.571428571429" calcext:value-type="float">
            <text:p>463,57</text:p>
          </table:table-cell>
          <table:table-cell office:value-type="float" office:value="8511" calcext:value-type="float">
            <text:p>8511</text:p>
          </table:table-cell>
          <table:table-cell table:formula="of:=[.J90]-[.J89]" office:value-type="float" office:value="11" calcext:value-type="float">
            <text:p>11</text:p>
          </table:table-cell>
          <table:table-cell table:formula="of:=AVERAGE([.K84:.K90])" office:value-type="float" office:value="36.2857142857143" calcext:value-type="float">
            <text:p>36,29</text:p>
          </table:table-cell>
          <table:table-cell table:style-name="ce12" table:formula="of:=[.J90]/[.B90]" office:value-type="percentage" office:value="0.046811319198086" calcext:value-type="percentage">
            <text:p>4,68%</text:p>
          </table:table-cell>
          <table:table-cell table:formula="of:=[.K90]/[.C90]" office:value-type="float" office:value="0.033033033033033" calcext:value-type="float">
            <text:p>0,0330330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2" calcext:value-type="date">
            <text:p>2020-06-02</text:p>
          </table:table-cell>
          <table:table-cell office:value-type="float" office:value="182028" calcext:value-type="float">
            <text:p>182028</text:p>
          </table:table-cell>
          <table:table-cell table:formula="of:=[.B91]-[.B90]" office:value-type="float" office:value="213" calcext:value-type="float">
            <text:p>213</text:p>
          </table:table-cell>
          <table:table-cell table:formula="of:=SUM([.C88:.C91])/SUM([.C84:.C87])" office:value-type="float" office:value="0.831567796610169" calcext:value-type="float">
            <text:p>0,832</text:p>
          </table:table-cell>
          <table:table-cell table:formula="of:=SUM([.C85:.C91])/SUM([.C78:.C84])" office:value-type="float" office:value="0.797995780590717" calcext:value-type="float">
            <text:p>0,798</text:p>
          </table:table-cell>
          <table:table-cell table:formula="of:=[.B91]-[.B77]" office:value-type="float" office:value="6818" calcext:value-type="float">
            <text:p>6818</text:p>
          </table:table-cell>
          <table:table-cell table:formula="of:=[.F91]/83500000*100" office:value-type="float" office:value="0.00816526946107784" calcext:value-type="float">
            <text:p>0,0081652695</text:p>
          </table:table-cell>
          <table:table-cell table:formula="of:=[.F91]*0.04" office:value-type="float" office:value="272.72" calcext:value-type="float">
            <text:p>272,72</text:p>
          </table:table-cell>
          <table:table-cell table:formula="of:=AVERAGE([.C85:.C91])" office:value-type="float" office:value="432.285714285714" calcext:value-type="float">
            <text:p>432,29</text:p>
          </table:table-cell>
          <table:table-cell office:value-type="float" office:value="8522" calcext:value-type="float">
            <text:p>8522</text:p>
          </table:table-cell>
          <table:table-cell table:formula="of:=[.J91]-[.J90]" office:value-type="float" office:value="11" calcext:value-type="float">
            <text:p>11</text:p>
          </table:table-cell>
          <table:table-cell table:formula="of:=AVERAGE([.K85:.K91])" office:value-type="float" office:value="31.4285714285714" calcext:value-type="float">
            <text:p>31,43</text:p>
          </table:table-cell>
          <table:table-cell table:style-name="ce12" table:formula="of:=[.J91]/[.B91]" office:value-type="percentage" office:value="0.0468169732129123" calcext:value-type="percentage">
            <text:p>4,68%</text:p>
          </table:table-cell>
          <table:table-cell table:formula="of:=[.K91]/[.C91]" office:value-type="float" office:value="0.0516431924882629" calcext:value-type="float">
            <text:p>0,05164319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3" calcext:value-type="date">
            <text:p>2020-06-03</text:p>
          </table:table-cell>
          <table:table-cell office:value-type="float" office:value="182370" calcext:value-type="float">
            <text:p>182370</text:p>
          </table:table-cell>
          <table:table-cell table:formula="of:=[.B92]-[.B91]" office:value-type="float" office:value="342" calcext:value-type="float">
            <text:p>342</text:p>
          </table:table-cell>
          <table:table-cell table:formula="of:=SUM([.C89:.C92])/SUM([.C85:.C88])" office:value-type="float" office:value="0.535095715587967" calcext:value-type="float">
            <text:p>0,535</text:p>
          </table:table-cell>
          <table:table-cell table:formula="of:=SUM([.C86:.C92])/SUM([.C79:.C85])" office:value-type="float" office:value="0.89544235924933" calcext:value-type="float">
            <text:p>0,895</text:p>
          </table:table-cell>
          <table:table-cell table:formula="of:=[.B92]-[.B78]" office:value-type="float" office:value="6363" calcext:value-type="float">
            <text:p>6363</text:p>
          </table:table-cell>
          <table:table-cell table:formula="of:=[.F92]/83500000*100" office:value-type="float" office:value="0.00762035928143713" calcext:value-type="float">
            <text:p>0,0076203593</text:p>
          </table:table-cell>
          <table:table-cell table:formula="of:=[.F92]*0.04" office:value-type="float" office:value="254.52" calcext:value-type="float">
            <text:p>254,52</text:p>
          </table:table-cell>
          <table:table-cell table:formula="of:=AVERAGE([.C86:.C92])" office:value-type="float" office:value="429.428571428571" calcext:value-type="float">
            <text:p>429,43</text:p>
          </table:table-cell>
          <table:table-cell office:value-type="float" office:value="8551" calcext:value-type="float">
            <text:p>8551</text:p>
          </table:table-cell>
          <table:table-cell table:formula="of:=[.J92]-[.J91]" office:value-type="float" office:value="29" calcext:value-type="float">
            <text:p>29</text:p>
          </table:table-cell>
          <table:table-cell table:formula="of:=AVERAGE([.K86:.K92])" office:value-type="float" office:value="28.8571428571429" calcext:value-type="float">
            <text:p>28,86</text:p>
          </table:table-cell>
          <table:table-cell table:style-name="ce12" table:formula="of:=[.J92]/[.B92]" office:value-type="percentage" office:value="0.0468881943302078" calcext:value-type="percentage">
            <text:p>4,69%</text:p>
          </table:table-cell>
          <table:table-cell table:formula="of:=[.K92]/[.C92]" office:value-type="float" office:value="0.0847953216374269" calcext:value-type="float">
            <text:p>0,08479532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4" calcext:value-type="date">
            <text:p>2020-06-04</text:p>
          </table:table-cell>
          <table:table-cell office:value-type="float" office:value="182764" calcext:value-type="float">
            <text:p>182764</text:p>
          </table:table-cell>
          <table:table-cell table:formula="of:=[.B93]-[.B92]" office:value-type="float" office:value="394" calcext:value-type="float">
            <text:p>394</text:p>
          </table:table-cell>
          <table:table-cell table:formula="of:=SUM([.C90:.C93])/SUM([.C86:.C89])" office:value-type="float" office:value="0.605288007554296" calcext:value-type="float">
            <text:p>0,605</text:p>
          </table:table-cell>
          <table:table-cell table:formula="of:=SUM([.C87:.C93])/SUM([.C80:.C86])" office:value-type="float" office:value="1.02765598650928" calcext:value-type="float">
            <text:p>1,028</text:p>
          </table:table-cell>
          <table:table-cell table:formula="of:=[.B93]-[.B79]" office:value-type="float" office:value="6012" calcext:value-type="float">
            <text:p>6012</text:p>
          </table:table-cell>
          <table:table-cell table:formula="of:=[.F93]/83500000*100" office:value-type="float" office:value="0.0072" calcext:value-type="float">
            <text:p>0,0072</text:p>
          </table:table-cell>
          <table:table-cell table:formula="of:=[.F93]*0.04" office:value-type="float" office:value="240.48" calcext:value-type="float">
            <text:p>240,48</text:p>
          </table:table-cell>
          <table:table-cell table:formula="of:=AVERAGE([.C87:.C93])" office:value-type="float" office:value="435.285714285714" calcext:value-type="float">
            <text:p>435,29</text:p>
          </table:table-cell>
          <table:table-cell office:value-type="float" office:value="8581" calcext:value-type="float">
            <text:p>8581</text:p>
          </table:table-cell>
          <table:table-cell table:formula="of:=[.J93]-[.J92]" office:value-type="float" office:value="30" calcext:value-type="float">
            <text:p>30</text:p>
          </table:table-cell>
          <table:table-cell table:formula="of:=AVERAGE([.K87:.K93])" office:value-type="float" office:value="24.2857142857143" calcext:value-type="float">
            <text:p>24,29</text:p>
          </table:table-cell>
          <table:table-cell table:style-name="ce12" table:formula="of:=[.J93]/[.B93]" office:value-type="percentage" office:value="0.0469512595478322" calcext:value-type="percentage">
            <text:p>4,70%</text:p>
          </table:table-cell>
          <table:table-cell table:formula="of:=[.K93]/[.C93]" office:value-type="float" office:value="0.0761421319796954" calcext:value-type="float">
            <text:p>0,0761421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5" calcext:value-type="date">
            <text:p>2020-06-05</text:p>
          </table:table-cell>
          <table:table-cell office:value-type="float" office:value="183271" calcext:value-type="float">
            <text:p>183271</text:p>
          </table:table-cell>
          <table:table-cell table:formula="of:=[.B94]-[.B93]" office:value-type="float" office:value="507" calcext:value-type="float">
            <text:p>507</text:p>
          </table:table-cell>
          <table:table-cell table:formula="of:=SUM([.C91:.C94])/SUM([.C87:.C90])" office:value-type="float" office:value="0.693994280266921" calcext:value-type="float">
            <text:p>0,694</text:p>
          </table:table-cell>
          <table:table-cell table:formula="of:=SUM([.C88:.C94])/SUM([.C81:.C87])" office:value-type="float" office:value="0.86660505237215" calcext:value-type="float">
            <text:p>0,867</text:p>
          </table:table-cell>
          <table:table-cell table:formula="of:=[.B94]-[.B80]" office:value-type="float" office:value="6059" calcext:value-type="float">
            <text:p>6059</text:p>
          </table:table-cell>
          <table:table-cell table:formula="of:=[.F94]/83500000*100" office:value-type="float" office:value="0.0072562874251497" calcext:value-type="float">
            <text:p>0,0072562874</text:p>
          </table:table-cell>
          <table:table-cell table:formula="of:=[.F94]*0.04" office:value-type="float" office:value="242.36" calcext:value-type="float">
            <text:p>242,36</text:p>
          </table:table-cell>
          <table:table-cell table:formula="of:=AVERAGE([.C88:.C94])" office:value-type="float" office:value="401.857142857143" calcext:value-type="float">
            <text:p>401,86</text:p>
          </table:table-cell>
          <table:table-cell office:value-type="float" office:value="8613" calcext:value-type="float">
            <text:p>8613</text:p>
          </table:table-cell>
          <table:table-cell table:formula="of:=[.J94]-[.J93]" office:value-type="float" office:value="32" calcext:value-type="float">
            <text:p>32</text:p>
          </table:table-cell>
          <table:table-cell table:formula="of:=AVERAGE([.K88:.K94])" office:value-type="float" office:value="23.2857142857143" calcext:value-type="float">
            <text:p>23,29</text:p>
          </table:table-cell>
          <table:table-cell table:style-name="ce12" table:formula="of:=[.J94]/[.B94]" office:value-type="percentage" office:value="0.0469959786327351" calcext:value-type="percentage">
            <text:p>4,70%</text:p>
          </table:table-cell>
          <table:table-cell table:formula="of:=[.K94]/[.C94]" office:value-type="float" office:value="0.0631163708086785" calcext:value-type="float">
            <text:p>0,06311637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6" calcext:value-type="date">
            <text:p>2020-06-06</text:p>
          </table:table-cell>
          <table:table-cell office:value-type="float" office:value="183678" calcext:value-type="float">
            <text:p>183678</text:p>
          </table:table-cell>
          <table:table-cell table:formula="of:=[.B95]-[.B94]" office:value-type="float" office:value="407" calcext:value-type="float">
            <text:p>407</text:p>
          </table:table-cell>
          <table:table-cell table:formula="of:=SUM([.C92:.C95])/SUM([.C88:.C91])" office:value-type="float" office:value="1.05095541401274" calcext:value-type="float">
            <text:p>1,051</text:p>
          </table:table-cell>
          <table:table-cell table:formula="of:=SUM([.C89:.C95])/SUM([.C82:.C88])" office:value-type="float" office:value="0.74178123132098" calcext:value-type="float">
            <text:p>0,742</text:p>
          </table:table-cell>
          <table:table-cell table:formula="of:=[.B95]-[.B81]" office:value-type="float" office:value="5828" calcext:value-type="float">
            <text:p>5828</text:p>
          </table:table-cell>
          <table:table-cell table:formula="of:=[.F95]/83500000*100" office:value-type="float" office:value="0.00697964071856287" calcext:value-type="float">
            <text:p>0,0069796407</text:p>
          </table:table-cell>
          <table:table-cell table:formula="of:=[.F95]*0.04" office:value-type="float" office:value="233.12" calcext:value-type="float">
            <text:p>233,12</text:p>
          </table:table-cell>
          <table:table-cell table:formula="of:=AVERAGE([.C89:.C95])" office:value-type="float" office:value="354.571428571429" calcext:value-type="float">
            <text:p>354,57</text:p>
          </table:table-cell>
          <table:table-cell office:value-type="float" office:value="8646" calcext:value-type="float">
            <text:p>8646</text:p>
          </table:table-cell>
          <table:table-cell table:formula="of:=[.J95]-[.J94]" office:value-type="float" office:value="33" calcext:value-type="float">
            <text:p>33</text:p>
          </table:table-cell>
          <table:table-cell table:formula="of:=AVERAGE([.K89:.K95])" office:value-type="float" office:value="22.4285714285714" calcext:value-type="float">
            <text:p>22,43</text:p>
          </table:table-cell>
          <table:table-cell table:style-name="ce12" table:formula="of:=[.J95]/[.B95]" office:value-type="percentage" office:value="0.0470715055695293" calcext:value-type="percentage">
            <text:p>4,71%</text:p>
          </table:table-cell>
          <table:table-cell table:formula="of:=[.K95]/[.C95]" office:value-type="float" office:value="0.0810810810810811" calcext:value-type="float">
            <text:p>0,08108108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7" calcext:value-type="date">
            <text:p>2020-06-07</text:p>
          </table:table-cell>
          <table:table-cell office:value-type="float" office:value="183979" calcext:value-type="float">
            <text:p>183979</text:p>
          </table:table-cell>
          <table:table-cell table:formula="of:=[.B96]-[.B95]" office:value-type="float" office:value="301" calcext:value-type="float">
            <text:p>301</text:p>
          </table:table-cell>
          <table:table-cell table:formula="of:=SUM([.C93:.C96])/SUM([.C89:.C92])" office:value-type="float" office:value="1.37052810902896" calcext:value-type="float">
            <text:p>1,371</text:p>
          </table:table-cell>
          <table:table-cell table:formula="of:=SUM([.C90:.C96])/SUM([.C83:.C89])" office:value-type="float" office:value="0.780068728522337" calcext:value-type="float">
            <text:p>0,780</text:p>
          </table:table-cell>
          <table:table-cell table:formula="of:=[.B96]-[.B82]" office:value-type="float" office:value="5698" calcext:value-type="float">
            <text:p>5698</text:p>
          </table:table-cell>
          <table:table-cell table:formula="of:=[.F96]/83500000*100" office:value-type="float" office:value="0.00682395209580838" calcext:value-type="float">
            <text:p>0,0068239521</text:p>
          </table:table-cell>
          <table:table-cell table:formula="of:=[.F96]*0.04" office:value-type="float" office:value="227.92" calcext:value-type="float">
            <text:p>227,92</text:p>
          </table:table-cell>
          <table:table-cell table:formula="of:=AVERAGE([.C90:.C96])" office:value-type="float" office:value="356.714285714286" calcext:value-type="float">
            <text:p>356,71</text:p>
          </table:table-cell>
          <table:table-cell office:value-type="float" office:value="8668" calcext:value-type="float">
            <text:p>8668</text:p>
          </table:table-cell>
          <table:table-cell table:formula="of:=[.J96]-[.J95]" office:value-type="float" office:value="22" calcext:value-type="float">
            <text:p>22</text:p>
          </table:table-cell>
          <table:table-cell table:formula="of:=AVERAGE([.K90:.K96])" office:value-type="float" office:value="24" calcext:value-type="float">
            <text:p>24,00</text:p>
          </table:table-cell>
          <table:table-cell table:style-name="ce12" table:formula="of:=[.J96]/[.B96]" office:value-type="percentage" office:value="0.0471140728017872" calcext:value-type="percentage">
            <text:p>4,71%</text:p>
          </table:table-cell>
          <table:table-cell table:formula="of:=[.K96]/[.C96]" office:value-type="float" office:value="0.0730897009966778" calcext:value-type="float">
            <text:p>0,07308970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8" calcext:value-type="date">
            <text:p>2020-06-08</text:p>
          </table:table-cell>
          <table:table-cell office:value-type="float" office:value="184193" calcext:value-type="float">
            <text:p>184193</text:p>
          </table:table-cell>
          <table:table-cell table:formula="of:=[.B97]-[.B96]" office:value-type="float" office:value="214" calcext:value-type="float">
            <text:p>214</text:p>
          </table:table-cell>
          <table:table-cell table:formula="of:=SUM([.C94:.C97])/SUM([.C90:.C93])" office:value-type="float" office:value="1.11466458658346" calcext:value-type="float">
            <text:p>1,115</text:p>
          </table:table-cell>
          <table:table-cell table:formula="of:=SUM([.C91:.C97])/SUM([.C84:.C90])" office:value-type="float" office:value="0.732819722650231" calcext:value-type="float">
            <text:p>0,733</text:p>
          </table:table-cell>
          <table:table-cell table:formula="of:=[.B97]-[.B83]" office:value-type="float" office:value="5623" calcext:value-type="float">
            <text:p>5623</text:p>
          </table:table-cell>
          <table:table-cell table:formula="of:=[.F97]/83500000*100" office:value-type="float" office:value="0.00673413173652695" calcext:value-type="float">
            <text:p>0,0067341317</text:p>
          </table:table-cell>
          <table:table-cell table:formula="of:=[.F97]*0.04" office:value-type="float" office:value="224.92" calcext:value-type="float">
            <text:p>224,92</text:p>
          </table:table-cell>
          <table:table-cell table:formula="of:=AVERAGE([.C91:.C97])" office:value-type="float" office:value="339.714285714286" calcext:value-type="float">
            <text:p>339,71</text:p>
          </table:table-cell>
          <table:table-cell office:value-type="float" office:value="8674" calcext:value-type="float">
            <text:p>8674</text:p>
          </table:table-cell>
          <table:table-cell table:formula="of:=[.J97]-[.J96]" office:value-type="float" office:value="6" calcext:value-type="float">
            <text:p>6</text:p>
          </table:table-cell>
          <table:table-cell table:formula="of:=AVERAGE([.K91:.K97])" office:value-type="float" office:value="23.2857142857143" calcext:value-type="float">
            <text:p>23,29</text:p>
          </table:table-cell>
          <table:table-cell table:style-name="ce12" table:formula="of:=[.J97]/[.B97]" office:value-type="percentage" office:value="0.047091909030202" calcext:value-type="percentage">
            <text:p>4,71%</text:p>
          </table:table-cell>
          <table:table-cell table:formula="of:=[.K97]/[.C97]" office:value-type="float" office:value="0.0280373831775701" calcext:value-type="float">
            <text:p>0,02803738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9" calcext:value-type="date">
            <text:p>2020-06-09</text:p>
          </table:table-cell>
          <table:table-cell office:value-type="float" office:value="184543" calcext:value-type="float">
            <text:p>184543</text:p>
          </table:table-cell>
          <table:table-cell table:formula="of:=[.B98]-[.B97]" office:value-type="float" office:value="350" calcext:value-type="float">
            <text:p>350</text:p>
          </table:table-cell>
          <table:table-cell table:formula="of:=SUM([.C95:.C98])/SUM([.C91:.C94])" office:value-type="float" office:value="0.873626373626374" calcext:value-type="float">
            <text:p>0,874</text:p>
          </table:table-cell>
          <table:table-cell table:formula="of:=SUM([.C92:.C98])/SUM([.C85:.C91])" office:value-type="float" office:value="0.831130204890945" calcext:value-type="float">
            <text:p>0,831</text:p>
          </table:table-cell>
          <table:table-cell table:formula="of:=[.B98]-[.B84]" office:value-type="float" office:value="5541" calcext:value-type="float">
            <text:p>5541</text:p>
          </table:table-cell>
          <table:table-cell table:formula="of:=[.F98]/83500000*100" office:value-type="float" office:value="0.00663592814371258" calcext:value-type="float">
            <text:p>0,0066359281</text:p>
          </table:table-cell>
          <table:table-cell table:formula="of:=[.F98]*0.04" office:value-type="float" office:value="221.64" calcext:value-type="float">
            <text:p>221,64</text:p>
          </table:table-cell>
          <table:table-cell table:formula="of:=AVERAGE([.C92:.C98])" office:value-type="float" office:value="359.285714285714" calcext:value-type="float">
            <text:p>359,29</text:p>
          </table:table-cell>
          <table:table-cell office:value-type="float" office:value="8711" calcext:value-type="float">
            <text:p>8711</text:p>
          </table:table-cell>
          <table:table-cell table:formula="of:=[.J98]-[.J97]" office:value-type="float" office:value="37" calcext:value-type="float">
            <text:p>37</text:p>
          </table:table-cell>
          <table:table-cell table:formula="of:=AVERAGE([.K92:.K98])" office:value-type="float" office:value="27" calcext:value-type="float">
            <text:p>27,00</text:p>
          </table:table-cell>
          <table:table-cell table:style-name="ce12" table:formula="of:=[.J98]/[.B98]" office:value-type="percentage" office:value="0.0472030908785486" calcext:value-type="percentage">
            <text:p>4,72%</text:p>
          </table:table-cell>
          <table:table-cell table:formula="of:=[.K98]/[.C98]" office:value-type="float" office:value="0.105714285714286" calcext:value-type="float">
            <text:p>0,10571428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0" calcext:value-type="date">
            <text:p>2020-06-10</text:p>
          </table:table-cell>
          <table:table-cell office:value-type="float" office:value="184861" calcext:value-type="float">
            <text:p>184861</text:p>
          </table:table-cell>
          <table:table-cell table:formula="of:=[.B99]-[.B98]" office:value-type="float" office:value="318" calcext:value-type="float">
            <text:p>318</text:p>
          </table:table-cell>
          <table:table-cell table:formula="of:=SUM([.C96:.C99])/SUM([.C92:.C95])" office:value-type="float" office:value="0.716969696969697" calcext:value-type="float">
            <text:p>0,717</text:p>
          </table:table-cell>
          <table:table-cell table:formula="of:=SUM([.C93:.C99])/SUM([.C86:.C92])" office:value-type="float" office:value="0.828675981370592" calcext:value-type="float">
            <text:p>0,829</text:p>
          </table:table-cell>
          <table:table-cell table:formula="of:=[.B99]-[.B85]" office:value-type="float" office:value="5497" calcext:value-type="float">
            <text:p>5497</text:p>
          </table:table-cell>
          <table:table-cell table:formula="of:=[.F99]/83500000*100" office:value-type="float" office:value="0.00658323353293413" calcext:value-type="float">
            <text:p>0,0065832335</text:p>
          </table:table-cell>
          <table:table-cell table:formula="of:=[.F99]*0.04" office:value-type="float" office:value="219.88" calcext:value-type="float">
            <text:p>219,88</text:p>
          </table:table-cell>
          <table:table-cell table:formula="of:=AVERAGE([.C93:.C99])" office:value-type="float" office:value="355.857142857143" calcext:value-type="float">
            <text:p>355,86</text:p>
          </table:table-cell>
          <table:table-cell office:value-type="float" office:value="8729" calcext:value-type="float">
            <text:p>8729</text:p>
          </table:table-cell>
          <table:table-cell table:formula="of:=[.J99]-[.J98]" office:value-type="float" office:value="18" calcext:value-type="float">
            <text:p>18</text:p>
          </table:table-cell>
          <table:table-cell table:formula="of:=AVERAGE([.K93:.K99])" office:value-type="float" office:value="25.4285714285714" calcext:value-type="float">
            <text:p>25,43</text:p>
          </table:table-cell>
          <table:table-cell table:style-name="ce12" table:formula="of:=[.J99]/[.B99]" office:value-type="percentage" office:value="0.0472192620401274" calcext:value-type="percentage">
            <text:p>4,72%</text:p>
          </table:table-cell>
          <table:table-cell table:formula="of:=[.K99]/[.C99]" office:value-type="float" office:value="0.0566037735849057" calcext:value-type="float">
            <text:p>0,05660377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1" calcext:value-type="date">
            <text:p>2020-06-11</text:p>
          </table:table-cell>
          <table:table-cell office:value-type="float" office:value="185416" calcext:value-type="float">
            <text:p>185416</text:p>
          </table:table-cell>
          <table:table-cell table:formula="of:=[.B100]-[.B99]" office:value-type="float" office:value="555" calcext:value-type="float">
            <text:p>555</text:p>
          </table:table-cell>
          <table:table-cell table:formula="of:=SUM([.C97:.C100])/SUM([.C93:.C96])" office:value-type="float" office:value="0.893101305158483" calcext:value-type="float">
            <text:p>0,893</text:p>
          </table:table-cell>
          <table:table-cell table:formula="of:=SUM([.C94:.C100])/SUM([.C87:.C93])" office:value-type="float" office:value="0.870364292746964" calcext:value-type="float">
            <text:p>0,870</text:p>
          </table:table-cell>
          <table:table-cell table:formula="of:=[.B100]-[.B86]" office:value-type="float" office:value="5699" calcext:value-type="float">
            <text:p>5699</text:p>
          </table:table-cell>
          <table:table-cell table:formula="of:=[.F100]/83500000*100" office:value-type="float" office:value="0.0068251497005988" calcext:value-type="float">
            <text:p>0,0068251497</text:p>
          </table:table-cell>
          <table:table-cell table:formula="of:=[.F100]*0.04" office:value-type="float" office:value="227.96" calcext:value-type="float">
            <text:p>227,96</text:p>
          </table:table-cell>
          <table:table-cell table:formula="of:=AVERAGE([.C94:.C100])" office:value-type="float" office:value="378.857142857143" calcext:value-type="float">
            <text:p>378,86</text:p>
          </table:table-cell>
          <table:table-cell office:value-type="float" office:value="8755" calcext:value-type="float">
            <text:p>8755</text:p>
          </table:table-cell>
          <table:table-cell table:formula="of:=[.J100]-[.J99]" office:value-type="float" office:value="26" calcext:value-type="float">
            <text:p>26</text:p>
          </table:table-cell>
          <table:table-cell table:formula="of:=AVERAGE([.K94:.K100])" office:value-type="float" office:value="24.8571428571429" calcext:value-type="float">
            <text:p>24,86</text:p>
          </table:table-cell>
          <table:table-cell table:style-name="ce12" table:formula="of:=[.J100]/[.B100]" office:value-type="percentage" office:value="0.0472181473012038" calcext:value-type="percentage">
            <text:p>4,72%</text:p>
          </table:table-cell>
          <table:table-cell table:formula="of:=[.K100]/[.C100]" office:value-type="float" office:value="0.0468468468468469" calcext:value-type="float">
            <text:p>0,046846846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2" calcext:value-type="date">
            <text:p>2020-06-12</text:p>
          </table:table-cell>
          <table:table-cell office:value-type="float" office:value="185674" calcext:value-type="float">
            <text:p>185674</text:p>
          </table:table-cell>
          <table:table-cell table:formula="of:=[.B101]-[.B100]" office:value-type="float" office:value="258" calcext:value-type="float">
            <text:p>258</text:p>
          </table:table-cell>
          <table:table-cell table:formula="of:=SUM([.C98:.C101])/SUM([.C94:.C97])" office:value-type="float" office:value="1.03638908327502" calcext:value-type="float">
            <text:p>1,036</text:p>
          </table:table-cell>
          <table:table-cell table:formula="of:=SUM([.C95:.C101])/SUM([.C88:.C94])" office:value-type="float" office:value="0.854248133665126" calcext:value-type="float">
            <text:p>0,854</text:p>
          </table:table-cell>
          <table:table-cell table:formula="of:=[.B101]-[.B87]" office:value-type="float" office:value="5216" calcext:value-type="float">
            <text:p>5216</text:p>
          </table:table-cell>
          <table:table-cell table:formula="of:=[.F101]/83500000*100" office:value-type="float" office:value="0.00624670658682635" calcext:value-type="float">
            <text:p>0,0062467066</text:p>
          </table:table-cell>
          <table:table-cell table:formula="of:=[.F101]*0.04" office:value-type="float" office:value="208.64" calcext:value-type="float">
            <text:p>208,64</text:p>
          </table:table-cell>
          <table:table-cell table:formula="of:=AVERAGE([.C95:.C101])" office:value-type="float" office:value="343.285714285714" calcext:value-type="float">
            <text:p>343,29</text:p>
          </table:table-cell>
          <table:table-cell office:value-type="float" office:value="8763" calcext:value-type="float">
            <text:p>8763</text:p>
          </table:table-cell>
          <table:table-cell table:formula="of:=[.J101]-[.J100]" office:value-type="float" office:value="8" calcext:value-type="float">
            <text:p>8</text:p>
          </table:table-cell>
          <table:table-cell table:formula="of:=AVERAGE([.K95:.K101])" office:value-type="float" office:value="21.4285714285714" calcext:value-type="float">
            <text:p>21,43</text:p>
          </table:table-cell>
          <table:table-cell table:style-name="ce12" table:formula="of:=[.J101]/[.B101]" office:value-type="percentage" office:value="0.0471956224350205" calcext:value-type="percentage">
            <text:p>4,72%</text:p>
          </table:table-cell>
          <table:table-cell table:formula="of:=[.K101]/[.C101]" office:value-type="float" office:value="0.0310077519379845" calcext:value-type="float">
            <text:p>0,031007751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3" calcext:value-type="date">
            <text:p>2020-06-13</text:p>
          </table:table-cell>
          <table:table-cell office:value-type="float" office:value="186022" calcext:value-type="float">
            <text:p>186022</text:p>
          </table:table-cell>
          <table:table-cell table:formula="of:=[.B102]-[.B101]" office:value-type="float" office:value="348" calcext:value-type="float">
            <text:p>348</text:p>
          </table:table-cell>
          <table:table-cell table:formula="of:=SUM([.C99:.C102])/SUM([.C95:.C98])" office:value-type="float" office:value="1.1627358490566" calcext:value-type="float">
            <text:p>1,163</text:p>
          </table:table-cell>
          <table:table-cell table:formula="of:=SUM([.C96:.C102])/SUM([.C89:.C95])" office:value-type="float" office:value="0.944399677679291" calcext:value-type="float">
            <text:p>0,944</text:p>
          </table:table-cell>
          <table:table-cell table:formula="of:=[.B102]-[.B88]" office:value-type="float" office:value="4826" calcext:value-type="float">
            <text:p>4826</text:p>
          </table:table-cell>
          <table:table-cell table:formula="of:=[.F102]/83500000*100" office:value-type="float" office:value="0.00577964071856287" calcext:value-type="float">
            <text:p>0,0057796407</text:p>
          </table:table-cell>
          <table:table-cell table:formula="of:=[.F102]*0.04" office:value-type="float" office:value="193.04" calcext:value-type="float">
            <text:p>193,04</text:p>
          </table:table-cell>
          <table:table-cell table:formula="of:=AVERAGE([.C96:.C102])" office:value-type="float" office:value="334.857142857143" calcext:value-type="float">
            <text:p>334,86</text:p>
          </table:table-cell>
          <table:table-cell office:value-type="float" office:value="8781" calcext:value-type="float">
            <text:p>8781</text:p>
          </table:table-cell>
          <table:table-cell table:formula="of:=[.J102]-[.J101]" office:value-type="float" office:value="18" calcext:value-type="float">
            <text:p>18</text:p>
          </table:table-cell>
          <table:table-cell table:formula="of:=AVERAGE([.K96:.K102])" office:value-type="float" office:value="19.2857142857143" calcext:value-type="float">
            <text:p>19,29</text:p>
          </table:table-cell>
          <table:table-cell table:style-name="ce12" table:formula="of:=[.J102]/[.B102]" office:value-type="percentage" office:value="0.0472040941394029" calcext:value-type="percentage">
            <text:p>4,72%</text:p>
          </table:table-cell>
          <table:table-cell table:formula="of:=[.K102]/[.C102]" office:value-type="float" office:value="0.0517241379310345" calcext:value-type="float">
            <text:p>0,05172413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4" calcext:value-type="date">
            <text:p>2020-06-14</text:p>
          </table:table-cell>
          <table:table-cell office:value-type="float" office:value="186269" calcext:value-type="float">
            <text:p>186269</text:p>
          </table:table-cell>
          <table:table-cell table:formula="of:=[.B103]-[.B102]" office:value-type="float" office:value="247" calcext:value-type="float">
            <text:p>247</text:p>
          </table:table-cell>
          <table:table-cell table:formula="of:=SUM([.C100:.C103])/SUM([.C96:.C99])" office:value-type="float" office:value="1.19019442096365" calcext:value-type="float">
            <text:p>1,190</text:p>
          </table:table-cell>
          <table:table-cell table:formula="of:=SUM([.C97:.C103])/SUM([.C90:.C96])" office:value-type="float" office:value="0.91710052062475" calcext:value-type="float">
            <text:p>0,917</text:p>
          </table:table-cell>
          <table:table-cell table:formula="of:=[.B103]-[.B89]" office:value-type="float" office:value="4787" calcext:value-type="float">
            <text:p>4787</text:p>
          </table:table-cell>
          <table:table-cell table:formula="of:=[.F103]/83500000*100" office:value-type="float" office:value="0.00573293413173653" calcext:value-type="float">
            <text:p>0,0057329341</text:p>
          </table:table-cell>
          <table:table-cell table:formula="of:=[.F103]*0.04" office:value-type="float" office:value="191.48" calcext:value-type="float">
            <text:p>191,48</text:p>
          </table:table-cell>
          <table:table-cell table:formula="of:=AVERAGE([.C97:.C103])" office:value-type="float" office:value="327.142857142857" calcext:value-type="float">
            <text:p>327,14</text:p>
          </table:table-cell>
          <table:table-cell office:value-type="float" office:value="8787" calcext:value-type="float">
            <text:p>8787</text:p>
          </table:table-cell>
          <table:table-cell table:formula="of:=[.J103]-[.J102]" office:value-type="float" office:value="6" calcext:value-type="float">
            <text:p>6</text:p>
          </table:table-cell>
          <table:table-cell table:formula="of:=AVERAGE([.K97:.K103])" office:value-type="float" office:value="17" calcext:value-type="float">
            <text:p>17,00</text:p>
          </table:table-cell>
          <table:table-cell table:style-name="ce12" table:formula="of:=[.J103]/[.B103]" office:value-type="percentage" office:value="0.0471737111381926" calcext:value-type="percentage">
            <text:p>4,72%</text:p>
          </table:table-cell>
          <table:table-cell table:formula="of:=[.K103]/[.C103]" office:value-type="float" office:value="0.0242914979757085" calcext:value-type="float">
            <text:p>0,0242914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5" calcext:value-type="date">
            <text:p>2020-06-15</text:p>
          </table:table-cell>
          <table:table-cell office:value-type="float" office:value="186461" calcext:value-type="float">
            <text:p>186461</text:p>
          </table:table-cell>
          <table:table-cell table:formula="of:=[.B104]-[.B103]" office:value-type="float" office:value="192" calcext:value-type="float">
            <text:p>192</text:p>
          </table:table-cell>
          <table:table-cell table:formula="of:=SUM([.C101:.C104])/SUM([.C97:.C100])" office:value-type="float" office:value="0.727209464161447" calcext:value-type="float">
            <text:p>0,727</text:p>
          </table:table-cell>
          <table:table-cell table:formula="of:=SUM([.C98:.C104])/SUM([.C91:.C97])" office:value-type="float" office:value="0.953742640874685" calcext:value-type="float">
            <text:p>0,954</text:p>
          </table:table-cell>
          <table:table-cell table:formula="of:=[.B104]-[.B90]" office:value-type="float" office:value="4646" calcext:value-type="float">
            <text:p>4646</text:p>
          </table:table-cell>
          <table:table-cell table:formula="of:=[.F104]/83500000*100" office:value-type="float" office:value="0.00556407185628743" calcext:value-type="float">
            <text:p>0,0055640719</text:p>
          </table:table-cell>
          <table:table-cell table:formula="of:=[.F104]*0.04" office:value-type="float" office:value="185.84" calcext:value-type="float">
            <text:p>185,84</text:p>
          </table:table-cell>
          <table:table-cell table:formula="of:=AVERAGE([.C98:.C104])" office:value-type="float" office:value="324" calcext:value-type="float">
            <text:p>324,00</text:p>
          </table:table-cell>
          <table:table-cell office:value-type="float" office:value="8791" calcext:value-type="float">
            <text:p>8791</text:p>
          </table:table-cell>
          <table:table-cell table:formula="of:=[.J104]-[.J103]" office:value-type="float" office:value="4" calcext:value-type="float">
            <text:p>4</text:p>
          </table:table-cell>
          <table:table-cell table:formula="of:=AVERAGE([.K98:.K104])" office:value-type="float" office:value="16.7142857142857" calcext:value-type="float">
            <text:p>16,71</text:p>
          </table:table-cell>
          <table:table-cell table:style-name="ce12" table:formula="of:=[.J104]/[.B104]" office:value-type="percentage" office:value="0.0471465882946032" calcext:value-type="percentage">
            <text:p>4,71%</text:p>
          </table:table-cell>
          <table:table-cell table:formula="of:=[.K104]/[.C104]" office:value-type="float" office:value="0.0208333333333333" calcext:value-type="float">
            <text:p>0,02083333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6" calcext:value-type="date">
            <text:p>2020-06-16</text:p>
          </table:table-cell>
          <table:table-cell office:value-type="float" office:value="186839" calcext:value-type="float">
            <text:p>186839</text:p>
          </table:table-cell>
          <table:table-cell table:formula="of:=[.B105]-[.B104]" office:value-type="float" office:value="378" calcext:value-type="float">
            <text:p>378</text:p>
          </table:table-cell>
          <table:table-cell table:formula="of:=SUM([.C102:.C105])/SUM([.C98:.C101])" office:value-type="float" office:value="0.786630654962863" calcext:value-type="float">
            <text:p>0,787</text:p>
          </table:table-cell>
          <table:table-cell table:formula="of:=SUM([.C99:.C105])/SUM([.C92:.C98])" office:value-type="float" office:value="0.912922465208747" calcext:value-type="float">
            <text:p>0,913</text:p>
          </table:table-cell>
          <table:table-cell table:formula="of:=[.B105]-[.B91]" office:value-type="float" office:value="4811" calcext:value-type="float">
            <text:p>4811</text:p>
          </table:table-cell>
          <table:table-cell table:formula="of:=[.F105]/83500000*100" office:value-type="float" office:value="0.00576167664670659" calcext:value-type="float">
            <text:p>0,0057616766</text:p>
          </table:table-cell>
          <table:table-cell table:formula="of:=[.F105]*0.04" office:value-type="float" office:value="192.44" calcext:value-type="float">
            <text:p>192,44</text:p>
          </table:table-cell>
          <table:table-cell table:formula="of:=AVERAGE([.C99:.C105])" office:value-type="float" office:value="328" calcext:value-type="float">
            <text:p>328,00</text:p>
          </table:table-cell>
          <table:table-cell office:value-type="float" office:value="8800" calcext:value-type="float">
            <text:p>8800</text:p>
          </table:table-cell>
          <table:table-cell table:formula="of:=[.J105]-[.J104]" office:value-type="float" office:value="9" calcext:value-type="float">
            <text:p>9</text:p>
          </table:table-cell>
          <table:table-cell table:formula="of:=AVERAGE([.K99:.K105])" office:value-type="float" office:value="12.7142857142857" calcext:value-type="float">
            <text:p>12,71</text:p>
          </table:table-cell>
          <table:table-cell table:style-name="ce12" table:formula="of:=[.J105]/[.B105]" office:value-type="percentage" office:value="0.0470993743276297" calcext:value-type="percentage">
            <text:p>4,71%</text:p>
          </table:table-cell>
          <table:table-cell table:formula="of:=[.K105]/[.C105]" office:value-type="float" office:value="0.0238095238095238" calcext:value-type="float">
            <text:p>0,023809523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7" calcext:value-type="date">
            <text:p>2020-06-17</text:p>
          </table:table-cell>
          <table:table-cell office:value-type="float" office:value="187184" calcext:value-type="float">
            <text:p>187184</text:p>
          </table:table-cell>
          <table:table-cell table:formula="of:=[.B106]-[.B105]" office:value-type="float" office:value="345" calcext:value-type="float">
            <text:p>345</text:p>
          </table:table-cell>
          <table:table-cell table:formula="of:=SUM([.C103:.C106])/SUM([.C99:.C102])" office:value-type="float" office:value="0.785665990534145" calcext:value-type="float">
            <text:p>0,786</text:p>
          </table:table-cell>
          <table:table-cell table:formula="of:=SUM([.C100:.C106])/SUM([.C93:.C99])" office:value-type="float" office:value="0.932557205941389" calcext:value-type="float">
            <text:p>0,933</text:p>
          </table:table-cell>
          <table:table-cell table:formula="of:=[.B106]-[.B92]" office:value-type="float" office:value="4814" calcext:value-type="float">
            <text:p>4814</text:p>
          </table:table-cell>
          <table:table-cell table:formula="of:=[.F106]/83500000*100" office:value-type="float" office:value="0.00576526946107784" calcext:value-type="float">
            <text:p>0,0057652695</text:p>
          </table:table-cell>
          <table:table-cell table:formula="of:=[.F106]*0.04" office:value-type="float" office:value="192.56" calcext:value-type="float">
            <text:p>192,56</text:p>
          </table:table-cell>
          <table:table-cell table:formula="of:=AVERAGE([.C100:.C106])" office:value-type="float" office:value="331.857142857143" calcext:value-type="float">
            <text:p>331,86</text:p>
          </table:table-cell>
          <table:table-cell office:value-type="float" office:value="8830" calcext:value-type="float">
            <text:p>8830</text:p>
          </table:table-cell>
          <table:table-cell table:formula="of:=[.J106]-[.J105]" office:value-type="float" office:value="30" calcext:value-type="float">
            <text:p>30</text:p>
          </table:table-cell>
          <table:table-cell table:formula="of:=AVERAGE([.K100:.K106])" office:value-type="float" office:value="14.4285714285714" calcext:value-type="float">
            <text:p>14,43</text:p>
          </table:table-cell>
          <table:table-cell table:style-name="ce12" table:formula="of:=[.J106]/[.B106]" office:value-type="percentage" office:value="0.0471728352850671" calcext:value-type="percentage">
            <text:p>4,72%</text:p>
          </table:table-cell>
          <table:table-cell table:formula="of:=[.K106]/[.C106]" office:value-type="float" office:value="0.0869565217391304" calcext:value-type="float">
            <text:p>0,086956521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8" calcext:value-type="date">
            <text:p>2020-06-18</text:p>
          </table:table-cell>
          <table:table-cell office:value-type="float" office:value="187764" calcext:value-type="float">
            <text:p>187764</text:p>
          </table:table-cell>
          <table:table-cell table:formula="of:=[.B107]-[.B106]" office:value-type="float" office:value="580" calcext:value-type="float">
            <text:p>580</text:p>
          </table:table-cell>
          <table:table-cell table:formula="of:=SUM([.C104:.C107])/SUM([.C100:.C103])" office:value-type="float" office:value="1.06178977272727" calcext:value-type="float">
            <text:p>1,062</text:p>
          </table:table-cell>
          <table:table-cell table:formula="of:=SUM([.C101:.C107])/SUM([.C94:.C100])" office:value-type="float" office:value="0.885369532428356" calcext:value-type="float">
            <text:p>0,885</text:p>
          </table:table-cell>
          <table:table-cell table:formula="of:=[.B107]-[.B93]" office:value-type="float" office:value="5000" calcext:value-type="float">
            <text:p>5000</text:p>
          </table:table-cell>
          <table:table-cell table:formula="of:=[.F107]/83500000*100" office:value-type="float" office:value="0.00598802395209581" calcext:value-type="float">
            <text:p>0,005988024</text:p>
          </table:table-cell>
          <table:table-cell table:formula="of:=[.F107]*0.04" office:value-type="float" office:value="200" calcext:value-type="float">
            <text:p>200</text:p>
          </table:table-cell>
          <table:table-cell table:formula="of:=AVERAGE([.C101:.C107])" office:value-type="float" office:value="335.428571428571" calcext:value-type="float">
            <text:p>335,43</text:p>
          </table:table-cell>
          <table:table-cell office:value-type="float" office:value="8856" calcext:value-type="float">
            <text:p>8856</text:p>
          </table:table-cell>
          <table:table-cell table:formula="of:=[.J107]-[.J106]" office:value-type="float" office:value="26" calcext:value-type="float">
            <text:p>26</text:p>
          </table:table-cell>
          <table:table-cell table:formula="of:=AVERAGE([.K101:.K107])" office:value-type="float" office:value="14.4285714285714" calcext:value-type="float">
            <text:p>14,43</text:p>
          </table:table-cell>
          <table:table-cell table:style-name="ce12" table:formula="of:=[.J107]/[.B107]" office:value-type="percentage" office:value="0.0471655908480859" calcext:value-type="percentage">
            <text:p>4,72%</text:p>
          </table:table-cell>
          <table:table-cell table:formula="of:=[.K107]/[.C107]" office:value-type="float" office:value="0.0448275862068966" calcext:value-type="float">
            <text:p>0,04482758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9" calcext:value-type="date">
            <text:p>2020-06-19</text:p>
          </table:table-cell>
          <table:table-cell office:value-type="float" office:value="187764" calcext:value-type="float">
            <text:p>187764</text:p>
          </table:table-cell>
          <table:table-cell office:value-type="float" office:value="685" calcext:value-type="float">
            <text:p>685</text:p>
          </table:table-cell>
          <table:table-cell table:formula="of:=SUM([.C105:.C108])/SUM([.C101:.C104])" office:value-type="float" office:value="1.90239234449761" calcext:value-type="float">
            <text:p>1,902</text:p>
          </table:table-cell>
          <table:table-cell table:formula="of:=SUM([.C102:.C108])/SUM([.C95:.C101])" office:value-type="float" office:value="1.15480649188514" calcext:value-type="float">
            <text:p>1,155</text:p>
          </table:table-cell>
          <table:table-cell table:formula="of:=[.B108]-[.B94]" office:value-type="float" office:value="4493" calcext:value-type="float">
            <text:p>4493</text:p>
          </table:table-cell>
          <table:table-cell table:formula="of:=[.F108]/83500000*100" office:value-type="float" office:value="0.00538083832335329" calcext:value-type="float">
            <text:p>0,0053808383</text:p>
          </table:table-cell>
          <table:table-cell table:formula="of:=[.F108]*0.04" office:value-type="float" office:value="179.72" calcext:value-type="float">
            <text:p>179,72</text:p>
          </table:table-cell>
          <table:table-cell table:formula="of:=AVERAGE([.C102:.C108])" office:value-type="float" office:value="396.428571428571" calcext:value-type="float">
            <text:p>396,43</text:p>
          </table:table-cell>
          <table:table-cell office:value-type="float" office:value="8856" calcext:value-type="float">
            <text:p>8856</text:p>
          </table:table-cell>
          <table:table-cell table:formula="of:=[.J108]-[.J107]" office:value-type="float" office:value="0" calcext:value-type="float">
            <text:p>0</text:p>
          </table:table-cell>
          <table:table-cell table:formula="of:=AVERAGE([.K102:.K108])" office:value-type="float" office:value="13.2857142857143" calcext:value-type="float">
            <text:p>13,29</text:p>
          </table:table-cell>
          <table:table-cell table:style-name="ce12" table:formula="of:=[.J108]/[.B108]" office:value-type="percentage" office:value="0.0471655908480859" calcext:value-type="percentage">
            <text:p>4,72%</text:p>
          </table:table-cell>
          <table:table-cell table:formula="of:=[.K108]/[.C10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0" calcext:value-type="date">
            <text:p>2020-06-20</text:p>
          </table:table-cell>
          <table:table-cell office:value-type="float" office:value="189135" calcext:value-type="float">
            <text:p>189135</text:p>
          </table:table-cell>
          <table:table-cell office:value-type="float" office:value="685" calcext:value-type="float">
            <text:p>685</text:p>
          </table:table-cell>
          <table:table-cell table:formula="of:=SUM([.C106:.C109])/SUM([.C102:.C105])" office:value-type="float" office:value="1.96995708154506" calcext:value-type="float">
            <text:p>1,970</text:p>
          </table:table-cell>
          <table:table-cell table:formula="of:=SUM([.C103:.C109])/SUM([.C96:.C102])" office:value-type="float" office:value="1.32764505119454" calcext:value-type="float">
            <text:p>1,328</text:p>
          </table:table-cell>
          <table:table-cell table:formula="of:=[.B109]-[.B95]" office:value-type="float" office:value="5457" calcext:value-type="float">
            <text:p>5457</text:p>
          </table:table-cell>
          <table:table-cell table:formula="of:=[.F109]/83500000*100" office:value-type="float" office:value="0.00653532934131737" calcext:value-type="float">
            <text:p>0,0065353293</text:p>
          </table:table-cell>
          <table:table-cell table:formula="of:=[.F109]*0.04" office:value-type="float" office:value="218.28" calcext:value-type="float">
            <text:p>218,28</text:p>
          </table:table-cell>
          <table:table-cell table:formula="of:=AVERAGE([.C103:.C109])" office:value-type="float" office:value="444.571428571429" calcext:value-type="float">
            <text:p>444,57</text:p>
          </table:table-cell>
          <table:table-cell office:value-type="float" office:value="8883" calcext:value-type="float">
            <text:p>8883</text:p>
          </table:table-cell>
          <table:table-cell table:formula="of:=[.J109]-[.J108]" office:value-type="float" office:value="27" calcext:value-type="float">
            <text:p>27</text:p>
          </table:table-cell>
          <table:table-cell table:formula="of:=AVERAGE([.K103:.K109])" office:value-type="float" office:value="14.5714285714286" calcext:value-type="float">
            <text:p>14,57</text:p>
          </table:table-cell>
          <table:table-cell table:style-name="ce12" table:formula="of:=[.J109]/[.B109]" office:value-type="percentage" office:value="0.0469664525339044" calcext:value-type="percentage">
            <text:p>4,70%</text:p>
          </table:table-cell>
          <table:table-cell table:formula="of:=[.K109]/[.C109]" office:value-type="float" office:value="0.0394160583941606" calcext:value-type="float">
            <text:p>0,039416058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1" calcext:value-type="date">
            <text:p>2020-06-21</text:p>
          </table:table-cell>
          <table:table-cell office:value-type="float" office:value="189822" calcext:value-type="float">
            <text:p>189822</text:p>
          </table:table-cell>
          <table:table-cell table:formula="of:=[.B110]-[.B109]" office:value-type="float" office:value="687" calcext:value-type="float">
            <text:p>687</text:p>
          </table:table-cell>
          <table:table-cell table:formula="of:=SUM([.C107:.C110])/SUM([.C103:.C106])" office:value-type="float" office:value="2.26936316695353" calcext:value-type="float">
            <text:p>2,269</text:p>
          </table:table-cell>
          <table:table-cell table:formula="of:=SUM([.C104:.C110])/SUM([.C97:.C103])" office:value-type="float" office:value="1.55109170305677" calcext:value-type="float">
            <text:p>1,551</text:p>
          </table:table-cell>
          <table:table-cell table:formula="of:=[.B110]-[.B96]" office:value-type="float" office:value="5843" calcext:value-type="float">
            <text:p>5843</text:p>
          </table:table-cell>
          <table:table-cell table:formula="of:=[.F110]/83500000*100" office:value-type="float" office:value="0.00699760479041916" calcext:value-type="float">
            <text:p>0,0069976048</text:p>
          </table:table-cell>
          <table:table-cell table:formula="of:=[.F110]*0.04" office:value-type="float" office:value="233.72" calcext:value-type="float">
            <text:p>233,72</text:p>
          </table:table-cell>
          <table:table-cell table:formula="of:=AVERAGE([.C104:.C110])" office:value-type="float" office:value="507.428571428572" calcext:value-type="float">
            <text:p>507,43</text:p>
          </table:table-cell>
          <table:table-cell office:value-type="float" office:value="8882" calcext:value-type="float">
            <text:p>8882</text:p>
          </table:table-cell>
          <table:table-cell table:formula="of:=[.J110]-[.J109]" office:value-type="float" office:value="-1" calcext:value-type="float">
            <text:p>-1</text:p>
          </table:table-cell>
          <table:table-cell table:formula="of:=AVERAGE([.K104:.K110])" office:value-type="float" office:value="13.5714285714286" calcext:value-type="float">
            <text:p>13,57</text:p>
          </table:table-cell>
          <table:table-cell table:style-name="ce12" table:formula="of:=[.J110]/[.B110]" office:value-type="percentage" office:value="0.0467912043914825" calcext:value-type="percentage">
            <text:p>4,68%</text:p>
          </table:table-cell>
          <table:table-cell table:formula="of:=[.K110]/[.C110]" office:value-type="float" office:value="-0.00145560407569141" calcext:value-type="float">
            <text:p>-0,00145560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2" calcext:value-type="date">
            <text:p>2020-06-22</text:p>
          </table:table-cell>
          <table:table-cell office:value-type="float" office:value="190359" calcext:value-type="float">
            <text:p>190359</text:p>
          </table:table-cell>
          <table:table-cell table:formula="of:=[.B111]-[.B110]" office:value-type="float" office:value="537" calcext:value-type="float">
            <text:p>537</text:p>
          </table:table-cell>
          <table:table-cell table:formula="of:=SUM([.C108:.C111])/SUM([.C104:.C107])" office:value-type="float" office:value="1.73511705685619" calcext:value-type="float">
            <text:p>1,735</text:p>
          </table:table-cell>
          <table:table-cell table:formula="of:=SUM([.C105:.C111])/SUM([.C98:.C104])" office:value-type="float" office:value="1.71825396825397" calcext:value-type="float">
            <text:p>1,718</text:p>
          </table:table-cell>
          <table:table-cell table:formula="of:=[.B111]-[.B97]" office:value-type="float" office:value="6166" calcext:value-type="float">
            <text:p>6166</text:p>
          </table:table-cell>
          <table:table-cell table:formula="of:=[.F111]/83500000*100" office:value-type="float" office:value="0.00738443113772455" calcext:value-type="float">
            <text:p>0,0073844311</text:p>
          </table:table-cell>
          <table:table-cell table:formula="of:=[.F111]*0.04" office:value-type="float" office:value="246.64" calcext:value-type="float">
            <text:p>246,64</text:p>
          </table:table-cell>
          <table:table-cell table:formula="of:=AVERAGE([.C105:.C111])" office:value-type="float" office:value="556.714285714286" calcext:value-type="float">
            <text:p>556,71</text:p>
          </table:table-cell>
          <table:table-cell office:value-type="float" office:value="8885" calcext:value-type="float">
            <text:p>8885</text:p>
          </table:table-cell>
          <table:table-cell table:formula="of:=[.J111]-[.J110]" office:value-type="float" office:value="3" calcext:value-type="float">
            <text:p>3</text:p>
          </table:table-cell>
          <table:table-cell table:formula="of:=AVERAGE([.K105:.K111])" office:value-type="float" office:value="13.4285714285714" calcext:value-type="float">
            <text:p>13,43</text:p>
          </table:table-cell>
          <table:table-cell table:style-name="ce12" table:formula="of:=[.J111]/[.B111]" office:value-type="percentage" office:value="0.0466749667733073" calcext:value-type="percentage">
            <text:p>4,67%</text:p>
          </table:table-cell>
          <table:table-cell table:formula="of:=[.K111]/[.C111]" office:value-type="float" office:value="0.00558659217877095" calcext:value-type="float">
            <text:p>0,00558659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3" calcext:value-type="date">
            <text:p>2020-06-23</text:p>
          </table:table-cell>
          <table:table-cell office:value-type="float" office:value="190862" calcext:value-type="float">
            <text:p>190862</text:p>
          </table:table-cell>
          <table:table-cell table:formula="of:=[.B112]-[.B111]" office:value-type="float" office:value="503" calcext:value-type="float">
            <text:p>503</text:p>
          </table:table-cell>
          <table:table-cell table:formula="of:=SUM([.C109:.C112])/SUM([.C105:.C108])" office:value-type="float" office:value="1.21327967806841" calcext:value-type="float">
            <text:p>1,213</text:p>
          </table:table-cell>
          <table:table-cell table:formula="of:=SUM([.C106:.C112])/SUM([.C99:.C105])" office:value-type="float" office:value="1.75174216027875" calcext:value-type="float">
            <text:p>1,752</text:p>
          </table:table-cell>
          <table:table-cell table:formula="of:=[.B112]-[.B98]" office:value-type="float" office:value="6319" calcext:value-type="float">
            <text:p>6319</text:p>
          </table:table-cell>
          <table:table-cell table:formula="of:=[.F112]/83500000*100" office:value-type="float" office:value="0.00756766467065868" calcext:value-type="float">
            <text:p>0,0075676647</text:p>
          </table:table-cell>
          <table:table-cell table:formula="of:=[.F112]*0.04" office:value-type="float" office:value="252.76" calcext:value-type="float">
            <text:p>252,76</text:p>
          </table:table-cell>
          <table:table-cell table:formula="of:=AVERAGE([.C106:.C112])" office:value-type="float" office:value="574.571428571429" calcext:value-type="float">
            <text:p>574,57</text:p>
          </table:table-cell>
          <table:table-cell office:value-type="float" office:value="8895" calcext:value-type="float">
            <text:p>8895</text:p>
          </table:table-cell>
          <table:table-cell table:formula="of:=[.J112]-[.J111]" office:value-type="float" office:value="10" calcext:value-type="float">
            <text:p>10</text:p>
          </table:table-cell>
          <table:table-cell table:formula="of:=AVERAGE([.K106:.K112])" office:value-type="float" office:value="13.5714285714286" calcext:value-type="float">
            <text:p>13,57</text:p>
          </table:table-cell>
          <table:table-cell table:style-name="ce12" table:formula="of:=[.J112]/[.B112]" office:value-type="percentage" office:value="0.046604352883235" calcext:value-type="percentage">
            <text:p>4,66%</text:p>
          </table:table-cell>
          <table:table-cell table:formula="of:=[.K112]/[.C112]" office:value-type="float" office:value="0.0198807157057654" calcext:value-type="float">
            <text:p>0,01988071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4" calcext:value-type="date">
            <text:p>2020-06-24</text:p>
          </table:table-cell>
          <table:table-cell office:value-type="float" office:value="191449" calcext:value-type="float">
            <text:p>191449</text:p>
          </table:table-cell>
          <table:table-cell table:formula="of:=[.B113]-[.B112]" office:value-type="float" office:value="587" calcext:value-type="float">
            <text:p>587</text:p>
          </table:table-cell>
          <table:table-cell table:formula="of:=SUM([.C110:.C113])/SUM([.C106:.C109])" office:value-type="float" office:value="1.0082788671024" calcext:value-type="float">
            <text:p>1,008</text:p>
          </table:table-cell>
          <table:table-cell table:formula="of:=SUM([.C107:.C113])/SUM([.C100:.C106])" office:value-type="float" office:value="1.83555746879036" calcext:value-type="float">
            <text:p>1,836</text:p>
          </table:table-cell>
          <table:table-cell table:formula="of:=[.B113]-[.B99]" office:value-type="float" office:value="6588" calcext:value-type="float">
            <text:p>6588</text:p>
          </table:table-cell>
          <table:table-cell table:formula="of:=[.F113]/83500000*100" office:value-type="float" office:value="0.00788982035928144" calcext:value-type="float">
            <text:p>0,0078898204</text:p>
          </table:table-cell>
          <table:table-cell table:formula="of:=[.F113]*0.04" office:value-type="float" office:value="263.52" calcext:value-type="float">
            <text:p>263,52</text:p>
          </table:table-cell>
          <table:table-cell table:formula="of:=AVERAGE([.C107:.C113])" office:value-type="float" office:value="609.142857142857" calcext:value-type="float">
            <text:p>609,14</text:p>
          </table:table-cell>
          <table:table-cell office:value-type="float" office:value="8914" calcext:value-type="float">
            <text:p>8914</text:p>
          </table:table-cell>
          <table:table-cell table:formula="of:=[.J113]-[.J112]" office:value-type="float" office:value="19" calcext:value-type="float">
            <text:p>19</text:p>
          </table:table-cell>
          <table:table-cell table:formula="of:=AVERAGE([.K107:.K113])" office:value-type="float" office:value="12" calcext:value-type="float">
            <text:p>12,00</text:p>
          </table:table-cell>
          <table:table-cell table:style-name="ce12" table:formula="of:=[.J113]/[.B113]" office:value-type="percentage" office:value="0.0465607028503675" calcext:value-type="percentage">
            <text:p>4,66%</text:p>
          </table:table-cell>
          <table:table-cell table:formula="of:=[.K113]/[.C113]" office:value-type="float" office:value="0.0323679727427598" calcext:value-type="float">
            <text:p>0,03236797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5" calcext:value-type="date">
            <text:p>2020-06-25</text:p>
          </table:table-cell>
          <table:table-cell office:value-type="float" office:value="192079" calcext:value-type="float">
            <text:p>192079</text:p>
          </table:table-cell>
          <table:table-cell table:formula="of:=[.B114]-[.B113]" office:value-type="float" office:value="630" calcext:value-type="float">
            <text:p>630</text:p>
          </table:table-cell>
          <table:table-cell table:formula="of:=SUM([.C111:.C114])/SUM([.C107:.C110])" office:value-type="float" office:value="0.855896852483883" calcext:value-type="float">
            <text:p>0,856</text:p>
          </table:table-cell>
          <table:table-cell table:formula="of:=SUM([.C108:.C114])/SUM([.C101:.C107])" office:value-type="float" office:value="1.83730834752981" calcext:value-type="float">
            <text:p>1,837</text:p>
          </table:table-cell>
          <table:table-cell table:formula="of:=[.B114]-[.B100]" office:value-type="float" office:value="6663" calcext:value-type="float">
            <text:p>6663</text:p>
          </table:table-cell>
          <table:table-cell table:formula="of:=[.F114]/83500000*100" office:value-type="float" office:value="0.00797964071856287" calcext:value-type="float">
            <text:p>0,0079796407</text:p>
          </table:table-cell>
          <table:table-cell table:formula="of:=[.F114]*0.04" office:value-type="float" office:value="266.52" calcext:value-type="float">
            <text:p>266,52</text:p>
          </table:table-cell>
          <table:table-cell table:formula="of:=AVERAGE([.C108:.C114])" office:value-type="float" office:value="616.285714285714" calcext:value-type="float">
            <text:p>616,29</text:p>
          </table:table-cell>
          <table:table-cell office:value-type="float" office:value="8927" calcext:value-type="float">
            <text:p>8927</text:p>
          </table:table-cell>
          <table:table-cell table:formula="of:=[.J114]-[.J113]" office:value-type="float" office:value="13" calcext:value-type="float">
            <text:p>13</text:p>
          </table:table-cell>
          <table:table-cell table:formula="of:=AVERAGE([.K108:.K114])" office:value-type="float" office:value="10.1428571428571" calcext:value-type="float">
            <text:p>10,14</text:p>
          </table:table-cell>
          <table:table-cell table:style-name="ce12" table:formula="of:=[.J114]/[.B114]" office:value-type="percentage" office:value="0.0464756688654148" calcext:value-type="percentage">
            <text:p>4,65%</text:p>
          </table:table-cell>
          <table:table-cell table:formula="of:=[.K114]/[.C114]" office:value-type="float" office:value="0.0206349206349206" calcext:value-type="float">
            <text:p>0,020634920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6" calcext:value-type="date">
            <text:p>2020-06-26</text:p>
          </table:table-cell>
          <table:table-cell office:value-type="float" office:value="192556" calcext:value-type="float">
            <text:p>192556</text:p>
          </table:table-cell>
          <table:table-cell table:formula="of:=[.B115]-[.B114]" office:value-type="float" office:value="477" calcext:value-type="float">
            <text:p>477</text:p>
          </table:table-cell>
          <table:table-cell table:formula="of:=SUM([.C112:.C115])/SUM([.C108:.C111])" office:value-type="float" office:value="0.846954510408635" calcext:value-type="float">
            <text:p>0,847</text:p>
          </table:table-cell>
          <table:table-cell table:formula="of:=SUM([.C109:.C115])/SUM([.C102:.C108])" office:value-type="float" office:value="1.47963963963964" calcext:value-type="float">
            <text:p>1,480</text:p>
          </table:table-cell>
          <table:table-cell table:formula="of:=[.B115]-[.B101]" office:value-type="float" office:value="6882" calcext:value-type="float">
            <text:p>6882</text:p>
          </table:table-cell>
          <table:table-cell table:formula="of:=[.F115]/83500000*100" office:value-type="float" office:value="0.00824191616766467" calcext:value-type="float">
            <text:p>0,0082419162</text:p>
          </table:table-cell>
          <table:table-cell table:formula="of:=[.F115]*0.04" office:value-type="float" office:value="275.28" calcext:value-type="float">
            <text:p>275,28</text:p>
          </table:table-cell>
          <table:table-cell table:formula="of:=AVERAGE([.C109:.C115])" office:value-type="float" office:value="586.571428571429" calcext:value-type="float">
            <text:p>586,57</text:p>
          </table:table-cell>
          <table:table-cell office:value-type="float" office:value="8948" calcext:value-type="float">
            <text:p>8948</text:p>
          </table:table-cell>
          <table:table-cell table:formula="of:=[.J115]-[.J114]" office:value-type="float" office:value="21" calcext:value-type="float">
            <text:p>21</text:p>
          </table:table-cell>
          <table:table-cell table:formula="of:=AVERAGE([.K109:.K115])" office:value-type="float" office:value="13.1428571428571" calcext:value-type="float">
            <text:p>13,14</text:p>
          </table:table-cell>
          <table:table-cell table:style-name="ce12" table:formula="of:=[.J115]/[.B115]" office:value-type="percentage" office:value="0.0464695984544756" calcext:value-type="percentage">
            <text:p>4,65%</text:p>
          </table:table-cell>
          <table:table-cell table:formula="of:=[.K115]/[.C115]" office:value-type="float" office:value="0.0440251572327044" calcext:value-type="float">
            <text:p>0,04402515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7" calcext:value-type="date">
            <text:p>2020-06-27</text:p>
          </table:table-cell>
          <table:table-cell office:value-type="float" office:value="193243" calcext:value-type="float">
            <text:p>193243</text:p>
          </table:table-cell>
          <table:table-cell table:formula="of:=[.B116]-[.B115]" office:value-type="float" office:value="687" calcext:value-type="float">
            <text:p>687</text:p>
          </table:table-cell>
          <table:table-cell table:formula="of:=SUM([.C113:.C116])/SUM([.C109:.C112])" office:value-type="float" office:value="0.987147595356551" calcext:value-type="float">
            <text:p>0,987</text:p>
          </table:table-cell>
          <table:table-cell table:formula="of:=SUM([.C110:.C116])/SUM([.C103:.C109])" office:value-type="float" office:value="1.32005141388175" calcext:value-type="float">
            <text:p>1,320</text:p>
          </table:table-cell>
          <table:table-cell table:formula="of:=[.B116]-[.B102]" office:value-type="float" office:value="7221" calcext:value-type="float">
            <text:p>7221</text:p>
          </table:table-cell>
          <table:table-cell table:formula="of:=[.F116]/83500000*100" office:value-type="float" office:value="0.00864790419161677" calcext:value-type="float">
            <text:p>0,0086479042</text:p>
          </table:table-cell>
          <table:table-cell table:formula="of:=[.F116]*0.04" office:value-type="float" office:value="288.84" calcext:value-type="float">
            <text:p>288,84</text:p>
          </table:table-cell>
          <table:table-cell table:formula="of:=AVERAGE([.C110:.C116])" office:value-type="float" office:value="586.857142857143" calcext:value-type="float">
            <text:p>586,86</text:p>
          </table:table-cell>
          <table:table-cell office:value-type="float" office:value="8954" calcext:value-type="float">
            <text:p>8954</text:p>
          </table:table-cell>
          <table:table-cell table:formula="of:=[.J116]-[.J115]" office:value-type="float" office:value="6" calcext:value-type="float">
            <text:p>6</text:p>
          </table:table-cell>
          <table:table-cell table:formula="of:=AVERAGE([.K110:.K116])" office:value-type="float" office:value="10.1428571428571" calcext:value-type="float">
            <text:p>10,14</text:p>
          </table:table-cell>
          <table:table-cell table:style-name="ce12" table:formula="of:=[.J116]/[.B116]" office:value-type="percentage" office:value="0.0463354429397184" calcext:value-type="percentage">
            <text:p>4,63%</text:p>
          </table:table-cell>
          <table:table-cell table:formula="of:=[.K116]/[.C116]" office:value-type="float" office:value="0.00873362445414847" calcext:value-type="float">
            <text:p>0,008733624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8" calcext:value-type="date">
            <text:p>2020-06-28</text:p>
          </table:table-cell>
          <table:table-cell office:value-type="float" office:value="193499" calcext:value-type="float">
            <text:p>193499</text:p>
          </table:table-cell>
          <table:table-cell table:formula="of:=[.B117]-[.B116]" office:value-type="float" office:value="256" calcext:value-type="float">
            <text:p>256</text:p>
          </table:table-cell>
          <table:table-cell table:formula="of:=SUM([.C114:.C117])/SUM([.C110:.C113])" office:value-type="float" office:value="0.885911840968021" calcext:value-type="float">
            <text:p>0,886</text:p>
          </table:table-cell>
          <table:table-cell table:formula="of:=SUM([.C111:.C117])/SUM([.C104:.C110])" office:value-type="float" office:value="1.03519144144144" calcext:value-type="float">
            <text:p>1,035</text:p>
          </table:table-cell>
          <table:table-cell table:formula="of:=[.B117]-[.B103]" office:value-type="float" office:value="7230" calcext:value-type="float">
            <text:p>7230</text:p>
          </table:table-cell>
          <table:table-cell table:formula="of:=[.F117]/83500000*100" office:value-type="float" office:value="0.00865868263473054" calcext:value-type="float">
            <text:p>0,0086586826</text:p>
          </table:table-cell>
          <table:table-cell table:formula="of:=[.F117]*0.04" office:value-type="float" office:value="289.2" calcext:value-type="float">
            <text:p>289,2</text:p>
          </table:table-cell>
          <table:table-cell table:formula="of:=AVERAGE([.C111:.C117])" office:value-type="float" office:value="525.285714285714" calcext:value-type="float">
            <text:p>525,29</text:p>
          </table:table-cell>
          <table:table-cell office:value-type="float" office:value="8957" calcext:value-type="float">
            <text:p>8957</text:p>
          </table:table-cell>
          <table:table-cell table:formula="of:=[.J117]-[.J116]" office:value-type="float" office:value="3" calcext:value-type="float">
            <text:p>3</text:p>
          </table:table-cell>
          <table:table-cell table:formula="of:=AVERAGE([.K111:.K117])" office:value-type="float" office:value="10.7142857142857" calcext:value-type="float">
            <text:p>10,71</text:p>
          </table:table-cell>
          <table:table-cell table:style-name="ce12" table:formula="of:=[.J117]/[.B117]" office:value-type="percentage" office:value="0.0462896449077256" calcext:value-type="percentage">
            <text:p>4,63%</text:p>
          </table:table-cell>
          <table:table-cell table:formula="of:=[.K117]/[.C117]" office:value-type="float" office:value="0.01171875" calcext:value-type="float">
            <text:p>0,011718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9" calcext:value-type="date">
            <text:p>2020-06-29</text:p>
          </table:table-cell>
          <table:table-cell office:value-type="float" office:value="193761" calcext:value-type="float">
            <text:p>193761</text:p>
          </table:table-cell>
          <table:table-cell table:formula="of:=[.B118]-[.B117]" office:value-type="float" office:value="262" calcext:value-type="float">
            <text:p>262</text:p>
          </table:table-cell>
          <table:table-cell table:formula="of:=SUM([.C115:.C118])/SUM([.C111:.C114])" office:value-type="float" office:value="0.745237040319007" calcext:value-type="float">
            <text:p>0,745</text:p>
          </table:table-cell>
          <table:table-cell table:formula="of:=SUM([.C112:.C118])/SUM([.C105:.C111])" office:value-type="float" office:value="0.8729792147806" calcext:value-type="float">
            <text:p>0,873</text:p>
          </table:table-cell>
          <table:table-cell table:formula="of:=[.B118]-[.B104]" office:value-type="float" office:value="7300" calcext:value-type="float">
            <text:p>7300</text:p>
          </table:table-cell>
          <table:table-cell table:formula="of:=[.F118]/83500000*100" office:value-type="float" office:value="0.00874251497005988" calcext:value-type="float">
            <text:p>0,008742515</text:p>
          </table:table-cell>
          <table:table-cell table:formula="of:=[.F118]*0.04" office:value-type="float" office:value="292" calcext:value-type="float">
            <text:p>292</text:p>
          </table:table-cell>
          <table:table-cell table:formula="of:=AVERAGE([.C112:.C118])" office:value-type="float" office:value="486" calcext:value-type="float">
            <text:p>486,00</text:p>
          </table:table-cell>
          <table:table-cell office:value-type="float" office:value="8961" calcext:value-type="float">
            <text:p>8961</text:p>
          </table:table-cell>
          <table:table-cell table:formula="of:=[.J118]-[.J117]" office:value-type="float" office:value="4" calcext:value-type="float">
            <text:p>4</text:p>
          </table:table-cell>
          <table:table-cell table:formula="of:=AVERAGE([.K112:.K118])" office:value-type="float" office:value="10.8571428571429" calcext:value-type="float">
            <text:p>10,86</text:p>
          </table:table-cell>
          <table:table-cell table:style-name="ce12" table:formula="of:=[.J118]/[.B118]" office:value-type="percentage" office:value="0.0462476969049499" calcext:value-type="percentage">
            <text:p>4,62%</text:p>
          </table:table-cell>
          <table:table-cell table:formula="of:=[.K118]/[.C118]" office:value-type="float" office:value="0.0152671755725191" calcext:value-type="float">
            <text:p>0,015267175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30" calcext:value-type="date">
            <text:p>2020-06-30</text:p>
          </table:table-cell>
          <table:table-cell office:value-type="float" office:value="194259" calcext:value-type="float">
            <text:p>194259</text:p>
          </table:table-cell>
          <table:table-cell table:formula="of:=[.B119]-[.B118]" office:value-type="float" office:value="498" calcext:value-type="float">
            <text:p>498</text:p>
          </table:table-cell>
          <table:table-cell table:formula="of:=SUM([.C116:.C119])/SUM([.C112:.C115])" office:value-type="float" office:value="0.775147928994083" calcext:value-type="float">
            <text:p>0,775</text:p>
          </table:table-cell>
          <table:table-cell table:formula="of:=SUM([.C113:.C119])/SUM([.C106:.C112])" office:value-type="float" office:value="0.844604674291397" calcext:value-type="float">
            <text:p>0,845</text:p>
          </table:table-cell>
          <table:table-cell table:formula="of:=[.B119]-[.B105]" office:value-type="float" office:value="7420" calcext:value-type="float">
            <text:p>7420</text:p>
          </table:table-cell>
          <table:table-cell table:formula="of:=[.F119]/83500000*100" office:value-type="float" office:value="0.00888622754491018" calcext:value-type="float">
            <text:p>0,0088862275</text:p>
          </table:table-cell>
          <table:table-cell table:formula="of:=[.F119]*0.04" office:value-type="float" office:value="296.8" calcext:value-type="float">
            <text:p>296,8</text:p>
          </table:table-cell>
          <table:table-cell table:formula="of:=AVERAGE([.C113:.C119])" office:value-type="float" office:value="485.285714285714" calcext:value-type="float">
            <text:p>485,29</text:p>
          </table:table-cell>
          <table:table-cell office:value-type="float" office:value="8973" calcext:value-type="float">
            <text:p>8973</text:p>
          </table:table-cell>
          <table:table-cell table:formula="of:=[.J119]-[.J118]" office:value-type="float" office:value="12" calcext:value-type="float">
            <text:p>12</text:p>
          </table:table-cell>
          <table:table-cell table:formula="of:=AVERAGE([.K113:.K119])" office:value-type="float" office:value="11.1428571428571" calcext:value-type="float">
            <text:p>11,14</text:p>
          </table:table-cell>
          <table:table-cell table:style-name="ce12" table:formula="of:=[.J119]/[.B119]" office:value-type="percentage" office:value="0.0461909100736645" calcext:value-type="percentage">
            <text:p>4,62%</text:p>
          </table:table-cell>
          <table:table-cell table:formula="of:=[.K119]/[.C119]" office:value-type="float" office:value="0.0240963855421687" calcext:value-type="float">
            <text:p>0,02409638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1" calcext:value-type="date">
            <text:p>2020-07-01</text:p>
          </table:table-cell>
          <table:table-cell office:value-type="float" office:value="194725" calcext:value-type="float">
            <text:p>194725</text:p>
          </table:table-cell>
          <table:table-cell table:formula="of:=[.B120]-[.B119]" office:value-type="float" office:value="466" calcext:value-type="float">
            <text:p>466</text:p>
          </table:table-cell>
          <table:table-cell table:formula="of:=SUM([.C117:.C120])/SUM([.C113:.C116])" office:value-type="float" office:value="0.622427551448971" calcext:value-type="float">
            <text:p>0,622</text:p>
          </table:table-cell>
          <table:table-cell table:formula="of:=SUM([.C114:.C120])/SUM([.C107:.C113])" office:value-type="float" office:value="0.768292682926829" calcext:value-type="float">
            <text:p>0,768</text:p>
          </table:table-cell>
          <table:table-cell table:formula="of:=[.B120]-[.B106]" office:value-type="float" office:value="7541" calcext:value-type="float">
            <text:p>7541</text:p>
          </table:table-cell>
          <table:table-cell table:formula="of:=[.F120]/83500000*100" office:value-type="float" office:value="0.0090311377245509" calcext:value-type="float">
            <text:p>0,0090311377</text:p>
          </table:table-cell>
          <table:table-cell table:formula="of:=[.F120]*0.04" office:value-type="float" office:value="301.64" calcext:value-type="float">
            <text:p>301,64</text:p>
          </table:table-cell>
          <table:table-cell table:formula="of:=AVERAGE([.C114:.C120])" office:value-type="float" office:value="468" calcext:value-type="float">
            <text:p>468,00</text:p>
          </table:table-cell>
          <table:table-cell office:value-type="float" office:value="8995" calcext:value-type="float">
            <text:p>8995</text:p>
          </table:table-cell>
          <table:table-cell table:formula="of:=[.J120]-[.J119]" office:value-type="float" office:value="22" calcext:value-type="float">
            <text:p>22</text:p>
          </table:table-cell>
          <table:table-cell table:formula="of:=AVERAGE([.K114:.K120])" office:value-type="float" office:value="11.5714285714286" calcext:value-type="float">
            <text:p>11,57</text:p>
          </table:table-cell>
          <table:table-cell table:style-name="ce12" table:formula="of:=[.J120]/[.B120]" office:value-type="percentage" office:value="0.0461933495955835" calcext:value-type="percentage">
            <text:p>4,62%</text:p>
          </table:table-cell>
          <table:table-cell table:formula="of:=[.K120]/[.C120]" office:value-type="float" office:value="0.0472103004291846" calcext:value-type="float">
            <text:p>0,047210300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2" calcext:value-type="date">
            <text:p>2020-07-02</text:p>
          </table:table-cell>
          <table:table-cell table:style-name="ce4" office:value-type="float" office:value="195228" calcext:value-type="float">
            <text:p>195228</text:p>
          </table:table-cell>
          <table:table-cell table:formula="of:=[.B121]-[.B120]" office:value-type="float" office:value="503" calcext:value-type="float">
            <text:p>503</text:p>
          </table:table-cell>
          <table:table-cell table:formula="of:=SUM([.C118:.C121])/SUM([.C114:.C117])" office:value-type="float" office:value="0.843414634146341" calcext:value-type="float">
            <text:p>0,843</text:p>
          </table:table-cell>
          <table:table-cell table:formula="of:=SUM([.C115:.C121])/SUM([.C108:.C114])" office:value-type="float" office:value="0.729949003245248" calcext:value-type="float">
            <text:p>0,730</text:p>
          </table:table-cell>
          <table:table-cell table:formula="of:=[.B121]-[.B107]" office:value-type="float" office:value="7464" calcext:value-type="float">
            <text:p>7464</text:p>
          </table:table-cell>
          <table:table-cell table:formula="of:=[.F121]/83500000*100" office:value-type="float" office:value="0.00893892215568862" calcext:value-type="float">
            <text:p>0,0089389222</text:p>
          </table:table-cell>
          <table:table-cell table:formula="of:=[.F121]*0.04" office:value-type="float" office:value="298.56" calcext:value-type="float">
            <text:p>298,56</text:p>
          </table:table-cell>
          <table:table-cell table:formula="of:=AVERAGE([.C115:.C121])" office:value-type="float" office:value="449.857142857143" calcext:value-type="float">
            <text:p>449,86</text:p>
          </table:table-cell>
          <table:table-cell office:value-type="float" office:value="8994" calcext:value-type="float">
            <text:p>8994</text:p>
          </table:table-cell>
          <table:table-cell table:formula="of:=[.J121]-[.J120]" office:value-type="float" office:value="-1" calcext:value-type="float">
            <text:p>-1</text:p>
          </table:table-cell>
          <table:table-cell table:formula="of:=AVERAGE([.K115:.K121])" office:value-type="float" office:value="9.57142857142857" calcext:value-type="float">
            <text:p>9,57</text:p>
          </table:table-cell>
          <table:table-cell table:style-name="ce12" table:formula="of:=[.J121]/[.B121]" office:value-type="percentage" office:value="0.046069211383613" calcext:value-type="percentage">
            <text:p>4,61%</text:p>
          </table:table-cell>
          <table:table-cell table:formula="of:=[.K121]/[.C121]" office:value-type="float" office:value="-0.00198807157057654" calcext:value-type="float">
            <text:p>-0,00198807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3" calcext:value-type="date">
            <text:p>2020-07-03</text:p>
          </table:table-cell>
          <table:table-cell office:value-type="float" office:value="195674" calcext:value-type="float">
            <text:p>195674</text:p>
          </table:table-cell>
          <table:table-cell table:formula="of:=[.B122]-[.B121]" office:value-type="float" office:value="446" calcext:value-type="float">
            <text:p>446</text:p>
          </table:table-cell>
          <table:table-cell table:formula="of:=SUM([.C119:.C122])/SUM([.C115:.C118])" office:value-type="float" office:value="1.13733650416171" calcext:value-type="float">
            <text:p>1,137</text:p>
          </table:table-cell>
          <table:table-cell table:formula="of:=SUM([.C116:.C122])/SUM([.C109:.C115])" office:value-type="float" office:value="0.759376522162689" calcext:value-type="float">
            <text:p>0,759</text:p>
          </table:table-cell>
          <table:table-cell table:formula="of:=[.B122]-[.B108]" office:value-type="float" office:value="7910" calcext:value-type="float">
            <text:p>7910</text:p>
          </table:table-cell>
          <table:table-cell table:formula="of:=[.F122]/83500000*100" office:value-type="float" office:value="0.00947305389221557" calcext:value-type="float">
            <text:p>0,0094730539</text:p>
          </table:table-cell>
          <table:table-cell table:formula="of:=[.F122]*0.04" office:value-type="float" office:value="316.4" calcext:value-type="float">
            <text:p>316,4</text:p>
          </table:table-cell>
          <table:table-cell table:formula="of:=AVERAGE([.C116:.C122])" office:value-type="float" office:value="445.428571428571" calcext:value-type="float">
            <text:p>445,43</text:p>
          </table:table-cell>
          <table:table-cell office:value-type="float" office:value="9003" calcext:value-type="float">
            <text:p>9003</text:p>
          </table:table-cell>
          <table:table-cell table:formula="of:=[.J122]-[.J121]" office:value-type="float" office:value="9" calcext:value-type="float">
            <text:p>9</text:p>
          </table:table-cell>
          <table:table-cell table:formula="of:=AVERAGE([.K116:.K122])" office:value-type="float" office:value="7.85714285714286" calcext:value-type="float">
            <text:p>7,86</text:p>
          </table:table-cell>
          <table:table-cell table:style-name="ce12" table:formula="of:=[.J122]/[.B122]" office:value-type="percentage" office:value="0.0460102006398397" calcext:value-type="percentage">
            <text:p>4,60%</text:p>
          </table:table-cell>
          <table:table-cell table:formula="of:=[.K122]/[.C122]" office:value-type="float" office:value="0.0201793721973094" calcext:value-type="float">
            <text:p>0,02017937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4" calcext:value-type="date">
            <text:p>2020-07-04</text:p>
          </table:table-cell>
          <table:table-cell office:value-type="float" office:value="196096" calcext:value-type="float">
            <text:p>196096</text:p>
          </table:table-cell>
          <table:table-cell table:formula="of:=[.B123]-[.B122]" office:value-type="float" office:value="422" calcext:value-type="float">
            <text:p>422</text:p>
          </table:table-cell>
          <table:table-cell table:formula="of:=SUM([.C120:.C123])/SUM([.C116:.C119])" office:value-type="float" office:value="1.07868467410452" calcext:value-type="float">
            <text:p>1,079</text:p>
          </table:table-cell>
          <table:table-cell table:formula="of:=SUM([.C117:.C123])/SUM([.C110:.C116])" office:value-type="float" office:value="0.694498539435248" calcext:value-type="float">
            <text:p>0,694</text:p>
          </table:table-cell>
          <table:table-cell table:formula="of:=[.B123]-[.B109]" office:value-type="float" office:value="6961" calcext:value-type="float">
            <text:p>6961</text:p>
          </table:table-cell>
          <table:table-cell table:formula="of:=[.F123]/83500000*100" office:value-type="float" office:value="0.00833652694610779" calcext:value-type="float">
            <text:p>0,0083365269</text:p>
          </table:table-cell>
          <table:table-cell table:formula="of:=[.F123]*0.04" office:value-type="float" office:value="278.44" calcext:value-type="float">
            <text:p>278,44</text:p>
          </table:table-cell>
          <table:table-cell table:formula="of:=AVERAGE([.C117:.C123])" office:value-type="float" office:value="407.571428571429" calcext:value-type="float">
            <text:p>407,57</text:p>
          </table:table-cell>
          <table:table-cell office:value-type="float" office:value="9010" calcext:value-type="float">
            <text:p>9010</text:p>
          </table:table-cell>
          <table:table-cell table:formula="of:=[.J123]-[.J122]" office:value-type="float" office:value="7" calcext:value-type="float">
            <text:p>7</text:p>
          </table:table-cell>
          <table:table-cell table:formula="of:=AVERAGE([.K117:.K123])" office:value-type="float" office:value="8" calcext:value-type="float">
            <text:p>8,00</text:p>
          </table:table-cell>
          <table:table-cell table:style-name="ce12" table:formula="of:=[.J123]/[.B123]" office:value-type="percentage" office:value="0.0459468831592689" calcext:value-type="percentage">
            <text:p>4,59%</text:p>
          </table:table-cell>
          <table:table-cell table:formula="of:=[.K123]/[.C123]" office:value-type="float" office:value="0.0165876777251185" calcext:value-type="float">
            <text:p>0,01658767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5" calcext:value-type="date">
            <text:p>2020-07-05</text:p>
          </table:table-cell>
          <table:table-cell office:value-type="float" office:value="196335" calcext:value-type="float">
            <text:p>196335</text:p>
          </table:table-cell>
          <table:table-cell table:formula="of:=[.B124]-[.B123]" office:value-type="float" office:value="239" calcext:value-type="float">
            <text:p>239</text:p>
          </table:table-cell>
          <table:table-cell table:formula="of:=SUM([.C121:.C124])/SUM([.C117:.C120])" office:value-type="float" office:value="1.0863697705803" calcext:value-type="float">
            <text:p>1,086</text:p>
          </table:table-cell>
          <table:table-cell table:formula="of:=SUM([.C118:.C124])/SUM([.C111:.C117])" office:value-type="float" office:value="0.771280935545281" calcext:value-type="float">
            <text:p>0,771</text:p>
          </table:table-cell>
          <table:table-cell table:formula="of:=[.B124]-[.B110]" office:value-type="float" office:value="6513" calcext:value-type="float">
            <text:p>6513</text:p>
          </table:table-cell>
          <table:table-cell table:formula="of:=[.F124]/83500000*100" office:value-type="float" office:value="0.0078" calcext:value-type="float">
            <text:p>0,0078</text:p>
          </table:table-cell>
          <table:table-cell table:formula="of:=[.F124]*0.04" office:value-type="float" office:value="260.52" calcext:value-type="float">
            <text:p>260,52</text:p>
          </table:table-cell>
          <table:table-cell table:formula="of:=AVERAGE([.C118:.C124])" office:value-type="float" office:value="405.142857142857" calcext:value-type="float">
            <text:p>405,14</text:p>
          </table:table-cell>
          <table:table-cell office:value-type="float" office:value="9012" calcext:value-type="float">
            <text:p>9012</text:p>
          </table:table-cell>
          <table:table-cell table:formula="of:=[.J124]-[.J123]" office:value-type="float" office:value="2" calcext:value-type="float">
            <text:p>2</text:p>
          </table:table-cell>
          <table:table-cell table:formula="of:=AVERAGE([.K118:.K124])" office:value-type="float" office:value="7.85714285714286" calcext:value-type="float">
            <text:p>7,86</text:p>
          </table:table-cell>
          <table:table-cell table:style-name="ce12" table:formula="of:=[.J124]/[.B124]" office:value-type="percentage" office:value="0.0459011383604554" calcext:value-type="percentage">
            <text:p>4,59%</text:p>
          </table:table-cell>
          <table:table-cell table:formula="of:=[.K124]/[.C124]" office:value-type="float" office:value="0.00836820083682008" calcext:value-type="float">
            <text:p>0,00836820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6" calcext:value-type="date">
            <text:p>2020-07-06</text:p>
          </table:table-cell>
          <table:table-cell office:value-type="float" office:value="196554" calcext:value-type="float">
            <text:p>196554</text:p>
          </table:table-cell>
          <table:table-cell table:formula="of:=[.B125]-[.B124]" office:value-type="float" office:value="219" calcext:value-type="float">
            <text:p>219</text:p>
          </table:table-cell>
          <table:table-cell table:formula="of:=SUM([.C122:.C125])/SUM([.C118:.C121])" office:value-type="float" office:value="0.766917293233083" calcext:value-type="float">
            <text:p>0,767</text:p>
          </table:table-cell>
          <table:table-cell table:formula="of:=SUM([.C119:.C125])/SUM([.C112:.C118])" office:value-type="float" office:value="0.820987654320988" calcext:value-type="float">
            <text:p>0,821</text:p>
          </table:table-cell>
          <table:table-cell table:formula="of:=[.B125]-[.B111]" office:value-type="float" office:value="6195" calcext:value-type="float">
            <text:p>6195</text:p>
          </table:table-cell>
          <table:table-cell table:formula="of:=[.F125]/83500000*100" office:value-type="float" office:value="0.00741916167664671" calcext:value-type="float">
            <text:p>0,0074191617</text:p>
          </table:table-cell>
          <table:table-cell table:formula="of:=[.F125]*0.04" office:value-type="float" office:value="247.8" calcext:value-type="float">
            <text:p>247,8</text:p>
          </table:table-cell>
          <table:table-cell table:formula="of:=AVERAGE([.C119:.C125])" office:value-type="float" office:value="399" calcext:value-type="float">
            <text:p>399,00</text:p>
          </table:table-cell>
          <table:table-cell office:value-type="float" office:value="9016" calcext:value-type="float">
            <text:p>9016</text:p>
          </table:table-cell>
          <table:table-cell table:formula="of:=[.J125]-[.J124]" office:value-type="float" office:value="4" calcext:value-type="float">
            <text:p>4</text:p>
          </table:table-cell>
          <table:table-cell table:formula="of:=AVERAGE([.K119:.K125])" office:value-type="float" office:value="7.85714285714286" calcext:value-type="float">
            <text:p>7,86</text:p>
          </table:table-cell>
          <table:table-cell table:style-name="ce12" table:formula="of:=[.J125]/[.B125]" office:value-type="percentage" office:value="0.0458703460626596" calcext:value-type="percentage">
            <text:p>4,59%</text:p>
          </table:table-cell>
          <table:table-cell table:formula="of:=[.K125]/[.C125]" office:value-type="float" office:value="0.0182648401826484" calcext:value-type="float">
            <text:p>0,018264840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7" calcext:value-type="date">
            <text:p>2020-07-07</text:p>
          </table:table-cell>
          <table:table-cell office:value-type="float" office:value="196944" calcext:value-type="float">
            <text:p>196944</text:p>
          </table:table-cell>
          <table:table-cell table:formula="of:=[.B126]-[.B125]" office:value-type="float" office:value="390" calcext:value-type="float">
            <text:p>390</text:p>
          </table:table-cell>
          <table:table-cell table:formula="of:=SUM([.C123:.C126])/SUM([.C119:.C122])" office:value-type="float" office:value="0.663878724516466" calcext:value-type="float">
            <text:p>0,664</text:p>
          </table:table-cell>
          <table:table-cell table:formula="of:=SUM([.C120:.C126])/SUM([.C113:.C119])" office:value-type="float" office:value="0.790403297026788" calcext:value-type="float">
            <text:p>0,790</text:p>
          </table:table-cell>
          <table:table-cell table:formula="of:=[.B126]-[.B112]" office:value-type="float" office:value="6082" calcext:value-type="float">
            <text:p>6082</text:p>
          </table:table-cell>
          <table:table-cell table:formula="of:=[.F126]/83500000*100" office:value-type="float" office:value="0.00728383233532934" calcext:value-type="float">
            <text:p>0,0072838323</text:p>
          </table:table-cell>
          <table:table-cell table:formula="of:=[.F126]*0.04" office:value-type="float" office:value="243.28" calcext:value-type="float">
            <text:p>243,28</text:p>
          </table:table-cell>
          <table:table-cell table:formula="of:=AVERAGE([.C120:.C126])" office:value-type="float" office:value="383.571428571429" calcext:value-type="float">
            <text:p>383,57</text:p>
          </table:table-cell>
          <table:table-cell office:value-type="float" office:value="9024" calcext:value-type="float">
            <text:p>9024</text:p>
          </table:table-cell>
          <table:table-cell table:formula="of:=[.J126]-[.J125]" office:value-type="float" office:value="8" calcext:value-type="float">
            <text:p>8</text:p>
          </table:table-cell>
          <table:table-cell table:formula="of:=AVERAGE([.K120:.K126])" office:value-type="float" office:value="7.28571428571429" calcext:value-type="float">
            <text:p>7,29</text:p>
          </table:table-cell>
          <table:table-cell table:style-name="ce12" table:formula="of:=[.J126]/[.B126]" office:value-type="percentage" office:value="0.0458201316110163" calcext:value-type="percentage">
            <text:p>4,58%</text:p>
          </table:table-cell>
          <table:table-cell table:formula="of:=[.K126]/[.C126]" office:value-type="float" office:value="0.0205128205128205" calcext:value-type="float">
            <text:p>0,020512820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8" calcext:value-type="date">
            <text:p>2020-07-08</text:p>
          </table:table-cell>
          <table:table-cell office:value-type="float" office:value="197341" calcext:value-type="float">
            <text:p>197341</text:p>
          </table:table-cell>
          <table:table-cell table:formula="of:=[.B127]-[.B126]" office:value-type="float" office:value="397" calcext:value-type="float">
            <text:p>397</text:p>
          </table:table-cell>
          <table:table-cell table:formula="of:=SUM([.C124:.C127])/SUM([.C120:.C123])" office:value-type="float" office:value="0.67773543821448" calcext:value-type="float">
            <text:p>0,678</text:p>
          </table:table-cell>
          <table:table-cell table:formula="of:=SUM([.C121:.C127])/SUM([.C114:.C120])" office:value-type="float" office:value="0.798534798534799" calcext:value-type="float">
            <text:p>0,799</text:p>
          </table:table-cell>
          <table:table-cell table:formula="of:=[.B127]-[.B113]" office:value-type="float" office:value="5892" calcext:value-type="float">
            <text:p>5892</text:p>
          </table:table-cell>
          <table:table-cell table:formula="of:=[.F127]/83500000*100" office:value-type="float" office:value="0.0070562874251497" calcext:value-type="float">
            <text:p>0,0070562874</text:p>
          </table:table-cell>
          <table:table-cell table:formula="of:=[.F127]*0.04" office:value-type="float" office:value="235.68" calcext:value-type="float">
            <text:p>235,68</text:p>
          </table:table-cell>
          <table:table-cell table:formula="of:=AVERAGE([.C121:.C127])" office:value-type="float" office:value="373.714285714286" calcext:value-type="float">
            <text:p>373,71</text:p>
          </table:table-cell>
          <table:table-cell office:value-type="float" office:value="9036" calcext:value-type="float">
            <text:p>9036</text:p>
          </table:table-cell>
          <table:table-cell table:formula="of:=[.J127]-[.J126]" office:value-type="float" office:value="12" calcext:value-type="float">
            <text:p>12</text:p>
          </table:table-cell>
          <table:table-cell table:formula="of:=AVERAGE([.K121:.K127])" office:value-type="float" office:value="5.85714285714286" calcext:value-type="float">
            <text:p>5,86</text:p>
          </table:table-cell>
          <table:table-cell table:style-name="ce12" table:formula="of:=[.J127]/[.B127]" office:value-type="percentage" office:value="0.0457887615852763" calcext:value-type="percentage">
            <text:p>4,58%</text:p>
          </table:table-cell>
          <table:table-cell table:formula="of:=[.K127]/[.C127]" office:value-type="float" office:value="0.0302267002518892" calcext:value-type="float">
            <text:p>0,030226700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9" calcext:value-type="date">
            <text:p>2020-07-09</text:p>
          </table:table-cell>
          <table:table-cell office:value-type="float" office:value="197783" calcext:value-type="float">
            <text:p>197783</text:p>
          </table:table-cell>
          <table:table-cell table:formula="of:=[.B128]-[.B127]" office:value-type="float" office:value="442" calcext:value-type="float">
            <text:p>442</text:p>
          </table:table-cell>
          <table:table-cell table:formula="of:=SUM([.C125:.C128])/SUM([.C121:.C124])" office:value-type="float" office:value="0.899378881987578" calcext:value-type="float">
            <text:p>0,899</text:p>
          </table:table-cell>
          <table:table-cell table:formula="of:=SUM([.C122:.C128])/SUM([.C115:.C121])" office:value-type="float" office:value="0.811368688472531" calcext:value-type="float">
            <text:p>0,811</text:p>
          </table:table-cell>
          <table:table-cell table:formula="of:=[.B128]-[.B114]" office:value-type="float" office:value="5704" calcext:value-type="float">
            <text:p>5704</text:p>
          </table:table-cell>
          <table:table-cell table:formula="of:=[.F128]/83500000*100" office:value-type="float" office:value="0.0068311377245509" calcext:value-type="float">
            <text:p>0,0068311377</text:p>
          </table:table-cell>
          <table:table-cell table:formula="of:=[.F128]*0.04" office:value-type="float" office:value="228.16" calcext:value-type="float">
            <text:p>228,16</text:p>
          </table:table-cell>
          <table:table-cell table:formula="of:=AVERAGE([.C122:.C128])" office:value-type="float" office:value="365" calcext:value-type="float">
            <text:p>365,00</text:p>
          </table:table-cell>
          <table:table-cell office:value-type="float" office:value="9048" calcext:value-type="float">
            <text:p>9048</text:p>
          </table:table-cell>
          <table:table-cell table:formula="of:=[.J128]-[.J127]" office:value-type="float" office:value="12" calcext:value-type="float">
            <text:p>12</text:p>
          </table:table-cell>
          <table:table-cell table:formula="of:=AVERAGE([.K122:.K128])" office:value-type="float" office:value="7.71428571428571" calcext:value-type="float">
            <text:p>7,71</text:p>
          </table:table-cell>
          <table:table-cell table:style-name="ce12" table:formula="of:=[.J128]/[.B128]" office:value-type="percentage" office:value="0.0457471066775203" calcext:value-type="percentage">
            <text:p>4,57%</text:p>
          </table:table-cell>
          <table:table-cell table:formula="of:=[.K128]/[.C128]" office:value-type="float" office:value="0.0271493212669683" calcext:value-type="float">
            <text:p>0,027149321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0" calcext:value-type="date">
            <text:p>2020-07-10</text:p>
          </table:table-cell>
          <table:table-cell office:value-type="float" office:value="198178" calcext:value-type="float">
            <text:p>198178</text:p>
          </table:table-cell>
          <table:table-cell table:formula="of:=[.B129]-[.B128]" office:value-type="float" office:value="395" calcext:value-type="float">
            <text:p>395</text:p>
          </table:table-cell>
          <table:table-cell table:formula="of:=SUM([.C126:.C129])/SUM([.C122:.C125])" office:value-type="float" office:value="1.22473604826546" calcext:value-type="float">
            <text:p>1,225</text:p>
          </table:table-cell>
          <table:table-cell table:formula="of:=SUM([.C123:.C129])/SUM([.C116:.C122])" office:value-type="float" office:value="0.803078896728672" calcext:value-type="float">
            <text:p>0,803</text:p>
          </table:table-cell>
          <table:table-cell table:formula="of:=[.B129]-[.B115]" office:value-type="float" office:value="5622" calcext:value-type="float">
            <text:p>5622</text:p>
          </table:table-cell>
          <table:table-cell table:formula="of:=[.F129]/83500000*100" office:value-type="float" office:value="0.00673293413173653" calcext:value-type="float">
            <text:p>0,0067329341</text:p>
          </table:table-cell>
          <table:table-cell table:formula="of:=[.F129]*0.04" office:value-type="float" office:value="224.88" calcext:value-type="float">
            <text:p>224,88</text:p>
          </table:table-cell>
          <table:table-cell table:formula="of:=AVERAGE([.C123:.C129])" office:value-type="float" office:value="357.714285714286" calcext:value-type="float">
            <text:p>357,71</text:p>
          </table:table-cell>
          <table:table-cell office:value-type="float" office:value="9054" calcext:value-type="float">
            <text:p>9054</text:p>
          </table:table-cell>
          <table:table-cell table:formula="of:=[.J129]-[.J128]" office:value-type="float" office:value="6" calcext:value-type="float">
            <text:p>6</text:p>
          </table:table-cell>
          <table:table-cell table:formula="of:=AVERAGE([.K123:.K129])" office:value-type="float" office:value="7.28571428571429" calcext:value-type="float">
            <text:p>7,29</text:p>
          </table:table-cell>
          <table:table-cell table:style-name="ce12" table:formula="of:=[.J129]/[.B129]" office:value-type="percentage" office:value="0.0456862012937864" calcext:value-type="percentage">
            <text:p>4,57%</text:p>
          </table:table-cell>
          <table:table-cell table:formula="of:=[.K129]/[.C129]" office:value-type="float" office:value="0.0151898734177215" calcext:value-type="float">
            <text:p>0,01518987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1" calcext:value-type="date">
            <text:p>2020-07-11</text:p>
          </table:table-cell>
          <table:table-cell office:value-type="float" office:value="198556" calcext:value-type="float">
            <text:p>198556</text:p>
          </table:table-cell>
          <table:table-cell table:formula="of:=[.B130]-[.B129]" office:value-type="float" office:value="378" calcext:value-type="float">
            <text:p>378</text:p>
          </table:table-cell>
          <table:table-cell table:formula="of:=SUM([.C127:.C130])/SUM([.C123:.C126])" office:value-type="float" office:value="1.26929133858268" calcext:value-type="float">
            <text:p>1,269</text:p>
          </table:table-cell>
          <table:table-cell table:formula="of:=SUM([.C124:.C130])/SUM([.C117:.C123])" office:value-type="float" office:value="0.862250262881178" calcext:value-type="float">
            <text:p>0,862</text:p>
          </table:table-cell>
          <table:table-cell table:formula="of:=[.B130]-[.B116]" office:value-type="float" office:value="5313" calcext:value-type="float">
            <text:p>5313</text:p>
          </table:table-cell>
          <table:table-cell table:formula="of:=[.F130]/83500000*100" office:value-type="float" office:value="0.00636287425149701" calcext:value-type="float">
            <text:p>0,0063628743</text:p>
          </table:table-cell>
          <table:table-cell table:formula="of:=[.F130]*0.04" office:value-type="float" office:value="212.52" calcext:value-type="float">
            <text:p>212,52</text:p>
          </table:table-cell>
          <table:table-cell table:formula="of:=AVERAGE([.C124:.C130])" office:value-type="float" office:value="351.428571428571" calcext:value-type="float">
            <text:p>351,43</text:p>
          </table:table-cell>
          <table:table-cell office:value-type="float" office:value="9060" calcext:value-type="float">
            <text:p>9060</text:p>
          </table:table-cell>
          <table:table-cell table:formula="of:=[.J130]-[.J129]" office:value-type="float" office:value="6" calcext:value-type="float">
            <text:p>6</text:p>
          </table:table-cell>
          <table:table-cell table:formula="of:=AVERAGE([.K124:.K130])" office:value-type="float" office:value="7.14285714285714" calcext:value-type="float">
            <text:p>7,14</text:p>
          </table:table-cell>
          <table:table-cell table:style-name="ce12" table:formula="of:=[.J130]/[.B130]" office:value-type="percentage" office:value="0.0456294445899394" calcext:value-type="percentage">
            <text:p>4,56%</text:p>
          </table:table-cell>
          <table:table-cell table:formula="of:=[.K130]/[.C130]" office:value-type="float" office:value="0.0158730158730159" calcext:value-type="float">
            <text:p>0,01587301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2" calcext:value-type="date">
            <text:p>2020-07-12</text:p>
          </table:table-cell>
          <table:table-cell office:value-type="float" office:value="198804" calcext:value-type="float">
            <text:p>198804</text:p>
          </table:table-cell>
          <table:table-cell table:formula="of:=[.B131]-[.B130]" office:value-type="float" office:value="248" calcext:value-type="float">
            <text:p>248</text:p>
          </table:table-cell>
          <table:table-cell table:formula="of:=SUM([.C128:.C131])/SUM([.C124:.C127])" office:value-type="float" office:value="1.17510040160643" calcext:value-type="float">
            <text:p>1,175</text:p>
          </table:table-cell>
          <table:table-cell table:formula="of:=SUM([.C125:.C131])/SUM([.C118:.C124])" office:value-type="float" office:value="0.870592383638928" calcext:value-type="float">
            <text:p>0,871</text:p>
          </table:table-cell>
          <table:table-cell table:formula="of:=[.B131]-[.B117]" office:value-type="float" office:value="5305" calcext:value-type="float">
            <text:p>5305</text:p>
          </table:table-cell>
          <table:table-cell table:formula="of:=[.F131]/83500000*100" office:value-type="float" office:value="0.00635329341317365" calcext:value-type="float">
            <text:p>0,0063532934</text:p>
          </table:table-cell>
          <table:table-cell table:formula="of:=[.F131]*0.04" office:value-type="float" office:value="212.2" calcext:value-type="float">
            <text:p>212,2</text:p>
          </table:table-cell>
          <table:table-cell table:formula="of:=AVERAGE([.C125:.C131])" office:value-type="float" office:value="352.714285714286" calcext:value-type="float">
            <text:p>352,71</text:p>
          </table:table-cell>
          <table:table-cell office:value-type="float" office:value="9063" calcext:value-type="float">
            <text:p>9063</text:p>
          </table:table-cell>
          <table:table-cell table:formula="of:=[.J131]-[.J130]" office:value-type="float" office:value="3" calcext:value-type="float">
            <text:p>3</text:p>
          </table:table-cell>
          <table:table-cell table:formula="of:=AVERAGE([.K125:.K131])" office:value-type="float" office:value="7.28571428571429" calcext:value-type="float">
            <text:p>7,29</text:p>
          </table:table-cell>
          <table:table-cell table:style-name="ce12" table:formula="of:=[.J131]/[.B131]" office:value-type="percentage" office:value="0.0455876139313092" calcext:value-type="percentage">
            <text:p>4,56%</text:p>
          </table:table-cell>
          <table:table-cell table:formula="of:=[.K131]/[.C131]" office:value-type="float" office:value="0.0120967741935484" calcext:value-type="float">
            <text:p>0,01209677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3" calcext:value-type="date">
            <text:p>2020-07-13</text:p>
          </table:table-cell>
          <table:table-cell office:value-type="float" office:value="198963" calcext:value-type="float">
            <text:p>198963</text:p>
          </table:table-cell>
          <table:table-cell table:formula="of:=[.B132]-[.B131]" office:value-type="float" office:value="159" calcext:value-type="float">
            <text:p>159</text:p>
          </table:table-cell>
          <table:table-cell table:formula="of:=SUM([.C129:.C132])/SUM([.C125:.C128])" office:value-type="float" office:value="0.814917127071823" calcext:value-type="float">
            <text:p>0,815</text:p>
          </table:table-cell>
          <table:table-cell table:formula="of:=SUM([.C126:.C132])/SUM([.C119:.C125])" office:value-type="float" office:value="0.862513426423201" calcext:value-type="float">
            <text:p>0,863</text:p>
          </table:table-cell>
          <table:table-cell table:formula="of:=[.B132]-[.B118]" office:value-type="float" office:value="5202" calcext:value-type="float">
            <text:p>5202</text:p>
          </table:table-cell>
          <table:table-cell table:formula="of:=[.F132]/83500000*100" office:value-type="float" office:value="0.00622994011976048" calcext:value-type="float">
            <text:p>0,0062299401</text:p>
          </table:table-cell>
          <table:table-cell table:formula="of:=[.F132]*0.04" office:value-type="float" office:value="208.08" calcext:value-type="float">
            <text:p>208,08</text:p>
          </table:table-cell>
          <table:table-cell table:formula="of:=AVERAGE([.C126:.C132])" office:value-type="float" office:value="344.142857142857" calcext:value-type="float">
            <text:p>344,14</text:p>
          </table:table-cell>
          <table:table-cell office:value-type="float" office:value="9064" calcext:value-type="float">
            <text:p>9064</text:p>
          </table:table-cell>
          <table:table-cell table:formula="of:=[.J132]-[.J131]" office:value-type="float" office:value="1" calcext:value-type="float">
            <text:p>1</text:p>
          </table:table-cell>
          <table:table-cell table:formula="of:=AVERAGE([.K126:.K132])" office:value-type="float" office:value="6.85714285714286" calcext:value-type="float">
            <text:p>6,86</text:p>
          </table:table-cell>
          <table:table-cell table:style-name="ce12" table:formula="of:=[.J132]/[.B132]" office:value-type="percentage" office:value="0.0455562089433714" calcext:value-type="percentage">
            <text:p>4,56%</text:p>
          </table:table-cell>
          <table:table-cell table:formula="of:=[.K132]/[.C132]" office:value-type="float" office:value="0.00628930817610063" calcext:value-type="float">
            <text:p>0,006289308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4" calcext:value-type="date">
            <text:p>2020-07-14</text:p>
          </table:table-cell>
          <table:table-cell office:value-type="float" office:value="199375" calcext:value-type="float">
            <text:p>199375</text:p>
          </table:table-cell>
          <table:table-cell table:formula="of:=[.B133]-[.B132]" office:value-type="float" office:value="412" calcext:value-type="float">
            <text:p>412</text:p>
          </table:table-cell>
          <table:table-cell table:formula="of:=SUM([.C130:.C133])/SUM([.C126:.C129])" office:value-type="float" office:value="0.737068965517241" calcext:value-type="float">
            <text:p>0,737</text:p>
          </table:table-cell>
          <table:table-cell table:formula="of:=SUM([.C127:.C133])/SUM([.C120:.C126])" office:value-type="float" office:value="0.905400372439479" calcext:value-type="float">
            <text:p>0,905</text:p>
          </table:table-cell>
          <table:table-cell table:formula="of:=[.B133]-[.B119]" office:value-type="float" office:value="5116" calcext:value-type="float">
            <text:p>5116</text:p>
          </table:table-cell>
          <table:table-cell table:formula="of:=[.F133]/83500000*100" office:value-type="float" office:value="0.00612694610778443" calcext:value-type="float">
            <text:p>0,0061269461</text:p>
          </table:table-cell>
          <table:table-cell table:formula="of:=[.F133]*0.04" office:value-type="float" office:value="204.64" calcext:value-type="float">
            <text:p>204,64</text:p>
          </table:table-cell>
          <table:table-cell table:formula="of:=AVERAGE([.C127:.C133])" office:value-type="float" office:value="347.285714285714" calcext:value-type="float">
            <text:p>347,29</text:p>
          </table:table-cell>
          <table:table-cell office:value-type="float" office:value="9068" calcext:value-type="float">
            <text:p>9068</text:p>
          </table:table-cell>
          <table:table-cell table:formula="of:=[.J133]-[.J132]" office:value-type="float" office:value="4" calcext:value-type="float">
            <text:p>4</text:p>
          </table:table-cell>
          <table:table-cell table:formula="of:=AVERAGE([.K127:.K133])" office:value-type="float" office:value="6.28571428571429" calcext:value-type="float">
            <text:p>6,29</text:p>
          </table:table-cell>
          <table:table-cell table:style-name="ce12" table:formula="of:=[.J133]/[.B133]" office:value-type="percentage" office:value="0.045482131661442" calcext:value-type="percentage">
            <text:p>4,55%</text:p>
          </table:table-cell>
          <table:table-cell table:formula="of:=[.K133]/[.C133]" office:value-type="float" office:value="0.00970873786407767" calcext:value-type="float">
            <text:p>0,00970873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5" calcext:value-type="date">
            <text:p>2020-07-15</text:p>
          </table:table-cell>
          <table:table-cell office:value-type="float" office:value="199726" calcext:value-type="float">
            <text:p>199726</text:p>
          </table:table-cell>
          <table:table-cell table:formula="of:=[.B134]-[.B133]" office:value-type="float" office:value="351" calcext:value-type="float">
            <text:p>351</text:p>
          </table:table-cell>
          <table:table-cell table:formula="of:=SUM([.C131:.C134])/SUM([.C127:.C130])" office:value-type="float" office:value="0.725806451612903" calcext:value-type="float">
            <text:p>0,726</text:p>
          </table:table-cell>
          <table:table-cell table:formula="of:=SUM([.C128:.C134])/SUM([.C121:.C127])" office:value-type="float" office:value="0.911697247706422" calcext:value-type="float">
            <text:p>0,912</text:p>
          </table:table-cell>
          <table:table-cell table:formula="of:=[.B134]-[.B120]" office:value-type="float" office:value="5001" calcext:value-type="float">
            <text:p>5001</text:p>
          </table:table-cell>
          <table:table-cell table:formula="of:=[.F134]/83500000*100" office:value-type="float" office:value="0.00598922155688623" calcext:value-type="float">
            <text:p>0,0059892216</text:p>
          </table:table-cell>
          <table:table-cell table:formula="of:=[.F134]*0.04" office:value-type="float" office:value="200.04" calcext:value-type="float">
            <text:p>200,04</text:p>
          </table:table-cell>
          <table:table-cell table:formula="of:=AVERAGE([.C128:.C134])" office:value-type="float" office:value="340.714285714286" calcext:value-type="float">
            <text:p>340,71</text:p>
          </table:table-cell>
          <table:table-cell office:value-type="float" office:value="9071" calcext:value-type="float">
            <text:p>9071</text:p>
          </table:table-cell>
          <table:table-cell table:formula="of:=[.J134]-[.J133]" office:value-type="float" office:value="3" calcext:value-type="float">
            <text:p>3</text:p>
          </table:table-cell>
          <table:table-cell table:formula="of:=AVERAGE([.K128:.K134])" office:value-type="float" office:value="5" calcext:value-type="float">
            <text:p>5,00</text:p>
          </table:table-cell>
          <table:table-cell table:style-name="ce12" table:formula="of:=[.J134]/[.B134]" office:value-type="percentage" office:value="0.0454172215935832" calcext:value-type="percentage">
            <text:p>4,54%</text:p>
          </table:table-cell>
          <table:table-cell table:formula="of:=[.K134]/[.C134]" office:value-type="float" office:value="0.00854700854700855" calcext:value-type="float">
            <text:p>0,00854700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6" calcext:value-type="date">
            <text:p>2020-07-16</text:p>
          </table:table-cell>
          <table:table-cell office:value-type="float" office:value="200260" calcext:value-type="float">
            <text:p>200260</text:p>
          </table:table-cell>
          <table:table-cell table:formula="of:=[.B135]-[.B134]" office:value-type="float" office:value="534" calcext:value-type="float">
            <text:p>534</text:p>
          </table:table-cell>
          <table:table-cell table:formula="of:=SUM([.C132:.C135])/SUM([.C128:.C131])" office:value-type="float" office:value="0.995215311004785" calcext:value-type="float">
            <text:p>0,995</text:p>
          </table:table-cell>
          <table:table-cell table:formula="of:=SUM([.C129:.C135])/SUM([.C122:.C128])" office:value-type="float" office:value="0.969471624266145" calcext:value-type="float">
            <text:p>0,969</text:p>
          </table:table-cell>
          <table:table-cell table:formula="of:=[.B135]-[.B121]" office:value-type="float" office:value="5032" calcext:value-type="float">
            <text:p>5032</text:p>
          </table:table-cell>
          <table:table-cell table:formula="of:=[.F135]/83500000*100" office:value-type="float" office:value="0.00602634730538922" calcext:value-type="float">
            <text:p>0,0060263473</text:p>
          </table:table-cell>
          <table:table-cell table:formula="of:=[.F135]*0.04" office:value-type="float" office:value="201.28" calcext:value-type="float">
            <text:p>201,28</text:p>
          </table:table-cell>
          <table:table-cell table:formula="of:=AVERAGE([.C129:.C135])" office:value-type="float" office:value="353.857142857143" calcext:value-type="float">
            <text:p>353,86</text:p>
          </table:table-cell>
          <table:table-cell office:value-type="float" office:value="9078" calcext:value-type="float">
            <text:p>9078</text:p>
          </table:table-cell>
          <table:table-cell table:formula="of:=[.J135]-[.J134]" office:value-type="float" office:value="7" calcext:value-type="float">
            <text:p>7</text:p>
          </table:table-cell>
          <table:table-cell table:formula="of:=AVERAGE([.K129:.K135])" office:value-type="float" office:value="4.28571428571429" calcext:value-type="float">
            <text:p>4,29</text:p>
          </table:table-cell>
          <table:table-cell table:style-name="ce12" table:formula="of:=[.J135]/[.B135]" office:value-type="percentage" office:value="0.0453310696095076" calcext:value-type="percentage">
            <text:p>4,53%</text:p>
          </table:table-cell>
          <table:table-cell table:formula="of:=[.K135]/[.C135]" office:value-type="float" office:value="0.0131086142322097" calcext:value-type="float">
            <text:p>0,01310861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7" calcext:value-type="date">
            <text:p>2020-07-17</text:p>
          </table:table-cell>
          <table:table-cell office:value-type="float" office:value="200843" calcext:value-type="float">
            <text:p>200843</text:p>
          </table:table-cell>
          <table:table-cell table:formula="of:=[.B136]-[.B135]" office:value-type="float" office:value="583" calcext:value-type="float">
            <text:p>583</text:p>
          </table:table-cell>
          <table:table-cell table:formula="of:=SUM([.C133:.C136])/SUM([.C129:.C132])" office:value-type="float" office:value="1.59322033898305" calcext:value-type="float">
            <text:p>1,593</text:p>
          </table:table-cell>
          <table:table-cell table:formula="of:=SUM([.C130:.C136])/SUM([.C123:.C129])" office:value-type="float" office:value="1.06429712460064" calcext:value-type="float">
            <text:p>1,064</text:p>
          </table:table-cell>
          <table:table-cell table:formula="of:=[.B136]-[.B122]" office:value-type="float" office:value="5169" calcext:value-type="float">
            <text:p>5169</text:p>
          </table:table-cell>
          <table:table-cell table:formula="of:=[.F136]/83500000*100" office:value-type="float" office:value="0.00619041916167665" calcext:value-type="float">
            <text:p>0,0061904192</text:p>
          </table:table-cell>
          <table:table-cell table:formula="of:=[.F136]*0.04" office:value-type="float" office:value="206.76" calcext:value-type="float">
            <text:p>206,76</text:p>
          </table:table-cell>
          <table:table-cell table:formula="of:=AVERAGE([.C130:.C136])" office:value-type="float" office:value="380.714285714286" calcext:value-type="float">
            <text:p>380,71</text:p>
          </table:table-cell>
          <table:table-cell office:value-type="float" office:value="9082" calcext:value-type="float">
            <text:p>9082</text:p>
          </table:table-cell>
          <table:table-cell table:formula="of:=[.J136]-[.J135]" office:value-type="float" office:value="4" calcext:value-type="float">
            <text:p>4</text:p>
          </table:table-cell>
          <table:table-cell table:formula="of:=AVERAGE([.K130:.K136])" office:value-type="float" office:value="4" calcext:value-type="float">
            <text:p>4,00</text:p>
          </table:table-cell>
          <table:table-cell table:style-name="ce12" table:formula="of:=[.J136]/[.B136]" office:value-type="percentage" office:value="0.0452194002280388" calcext:value-type="percentage">
            <text:p>4,52%</text:p>
          </table:table-cell>
          <table:table-cell table:formula="of:=[.K136]/[.C136]" office:value-type="float" office:value="0.00686106346483705" calcext:value-type="float">
            <text:p>0,006861063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8" calcext:value-type="date">
            <text:p>2020-07-18</text:p>
          </table:table-cell>
          <table:table-cell office:value-type="float" office:value="201372" calcext:value-type="float">
            <text:p>201372</text:p>
          </table:table-cell>
          <table:table-cell table:formula="of:=[.B137]-[.B136]" office:value-type="float" office:value="529" calcext:value-type="float">
            <text:p>529</text:p>
          </table:table-cell>
          <table:table-cell table:formula="of:=SUM([.C134:.C137])/SUM([.C130:.C133])" office:value-type="float" office:value="1.66833751044277" calcext:value-type="float">
            <text:p>1,668</text:p>
          </table:table-cell>
          <table:table-cell table:formula="of:=SUM([.C131:.C137])/SUM([.C124:.C130])" office:value-type="float" office:value="1.14471544715447" calcext:value-type="float">
            <text:p>1,145</text:p>
          </table:table-cell>
          <table:table-cell table:formula="of:=[.B137]-[.B123]" office:value-type="float" office:value="5276" calcext:value-type="float">
            <text:p>5276</text:p>
          </table:table-cell>
          <table:table-cell table:formula="of:=[.F137]/83500000*100" office:value-type="float" office:value="0.0063185628742515" calcext:value-type="float">
            <text:p>0,0063185629</text:p>
          </table:table-cell>
          <table:table-cell table:formula="of:=[.F137]*0.04" office:value-type="float" office:value="211.04" calcext:value-type="float">
            <text:p>211,04</text:p>
          </table:table-cell>
          <table:table-cell table:formula="of:=AVERAGE([.C131:.C137])" office:value-type="float" office:value="402.285714285714" calcext:value-type="float">
            <text:p>402,29</text:p>
          </table:table-cell>
          <table:table-cell office:value-type="float" office:value="9083" calcext:value-type="float">
            <text:p>9083</text:p>
          </table:table-cell>
          <table:table-cell table:formula="of:=[.J137]-[.J136]" office:value-type="float" office:value="1" calcext:value-type="float">
            <text:p>1</text:p>
          </table:table-cell>
          <table:table-cell table:formula="of:=AVERAGE([.K131:.K137])" office:value-type="float" office:value="3.28571428571429" calcext:value-type="float">
            <text:p>3,29</text:p>
          </table:table-cell>
          <table:table-cell table:style-name="ce12" table:formula="of:=[.J137]/[.B137]" office:value-type="percentage" office:value="0.0451055757503526" calcext:value-type="percentage">
            <text:p>4,51%</text:p>
          </table:table-cell>
          <table:table-cell table:formula="of:=[.K137]/[.C137]" office:value-type="float" office:value="0.00189035916824197" calcext:value-type="float">
            <text:p>0,001890359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9" calcext:value-type="date">
            <text:p>2020-07-19</text:p>
          </table:table-cell>
          <table:table-cell office:value-type="float" office:value="201574" calcext:value-type="float">
            <text:p>201574</text:p>
          </table:table-cell>
          <table:table-cell table:formula="of:=[.B138]-[.B137]" office:value-type="float" office:value="202" calcext:value-type="float">
            <text:p>202</text:p>
          </table:table-cell>
          <table:table-cell table:formula="of:=SUM([.C135:.C138])/SUM([.C131:.C134])" office:value-type="float" office:value="1.57948717948718" calcext:value-type="float">
            <text:p>1,579</text:p>
          </table:table-cell>
          <table:table-cell table:formula="of:=SUM([.C132:.C138])/SUM([.C125:.C131])" office:value-type="float" office:value="1.12191170514378" calcext:value-type="float">
            <text:p>1,122</text:p>
          </table:table-cell>
          <table:table-cell table:formula="of:=[.B138]-[.B124]" office:value-type="float" office:value="5239" calcext:value-type="float">
            <text:p>5239</text:p>
          </table:table-cell>
          <table:table-cell table:formula="of:=[.F138]/83500000*100" office:value-type="float" office:value="0.00627425149700599" calcext:value-type="float">
            <text:p>0,0062742515</text:p>
          </table:table-cell>
          <table:table-cell table:formula="of:=[.F138]*0.04" office:value-type="float" office:value="209.56" calcext:value-type="float">
            <text:p>209,56</text:p>
          </table:table-cell>
          <table:table-cell table:formula="of:=AVERAGE([.C132:.C138])" office:value-type="float" office:value="395.714285714286" calcext:value-type="float">
            <text:p>395,71</text:p>
          </table:table-cell>
          <table:table-cell office:value-type="float" office:value="9084" calcext:value-type="float">
            <text:p>9084</text:p>
          </table:table-cell>
          <table:table-cell table:formula="of:=[.J138]-[.J137]" office:value-type="float" office:value="1" calcext:value-type="float">
            <text:p>1</text:p>
          </table:table-cell>
          <table:table-cell table:formula="of:=AVERAGE([.K132:.K138])" office:value-type="float" office:value="3" calcext:value-type="float">
            <text:p>3,00</text:p>
          </table:table-cell>
          <table:table-cell table:style-name="ce12" table:formula="of:=[.J138]/[.B138]" office:value-type="percentage" office:value="0.0450653358071974" calcext:value-type="percentage">
            <text:p>4,51%</text:p>
          </table:table-cell>
          <table:table-cell table:formula="of:=[.K138]/[.C138]" office:value-type="float" office:value="0.00495049504950495" calcext:value-type="float">
            <text:p>0,00495049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0" calcext:value-type="date">
            <text:p>2020-07-20</text:p>
          </table:table-cell>
          <table:table-cell office:value-type="float" office:value="201823" calcext:value-type="float">
            <text:p>201823</text:p>
          </table:table-cell>
          <table:table-cell table:formula="of:=[.B139]-[.B138]" office:value-type="float" office:value="249" calcext:value-type="float">
            <text:p>249</text:p>
          </table:table-cell>
          <table:table-cell table:formula="of:=SUM([.C136:.C139])/SUM([.C132:.C135])" office:value-type="float" office:value="1.07348901098901" calcext:value-type="float">
            <text:p>1,073</text:p>
          </table:table-cell>
          <table:table-cell table:formula="of:=SUM([.C133:.C139])/SUM([.C126:.C132])" office:value-type="float" office:value="1.18721461187215" calcext:value-type="float">
            <text:p>1,187</text:p>
          </table:table-cell>
          <table:table-cell table:formula="of:=[.B139]-[.B125]" office:value-type="float" office:value="5269" calcext:value-type="float">
            <text:p>5269</text:p>
          </table:table-cell>
          <table:table-cell table:formula="of:=[.F139]/83500000*100" office:value-type="float" office:value="0.00631017964071856" calcext:value-type="float">
            <text:p>0,0063101796</text:p>
          </table:table-cell>
          <table:table-cell table:formula="of:=[.F139]*0.04" office:value-type="float" office:value="210.76" calcext:value-type="float">
            <text:p>210,76</text:p>
          </table:table-cell>
          <table:table-cell table:formula="of:=AVERAGE([.C133:.C139])" office:value-type="float" office:value="408.571428571429" calcext:value-type="float">
            <text:p>408,57</text:p>
          </table:table-cell>
          <table:table-cell office:value-type="float" office:value="9086" calcext:value-type="float">
            <text:p>9086</text:p>
          </table:table-cell>
          <table:table-cell table:formula="of:=[.J139]-[.J138]" office:value-type="float" office:value="2" calcext:value-type="float">
            <text:p>2</text:p>
          </table:table-cell>
          <table:table-cell table:formula="of:=AVERAGE([.K133:.K139])" office:value-type="float" office:value="3.14285714285714" calcext:value-type="float">
            <text:p>3,14</text:p>
          </table:table-cell>
          <table:table-cell table:style-name="ce12" table:formula="of:=[.J139]/[.B139]" office:value-type="percentage" office:value="0.045019645927372" calcext:value-type="percentage">
            <text:p>4,50%</text:p>
          </table:table-cell>
          <table:table-cell table:formula="of:=[.K139]/[.C139]" office:value-type="float" office:value="0.00803212851405622" calcext:value-type="float">
            <text:p>0,00803212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1" calcext:value-type="date">
            <text:p>2020-07-21</text:p>
          </table:table-cell>
          <table:table-cell office:value-type="float" office:value="202345" calcext:value-type="float">
            <text:p>202345</text:p>
          </table:table-cell>
          <table:table-cell table:formula="of:=[.B140]-[.B139]" office:value-type="float" office:value="522" calcext:value-type="float">
            <text:p>522</text:p>
          </table:table-cell>
          <table:table-cell table:formula="of:=SUM([.C137:.C140])/SUM([.C133:.C136])" office:value-type="float" office:value="0.798936170212766" calcext:value-type="float">
            <text:p>0,799</text:p>
          </table:table-cell>
          <table:table-cell table:formula="of:=SUM([.C134:.C140])/SUM([.C127:.C133])" office:value-type="float" office:value="1.22171945701357" calcext:value-type="float">
            <text:p>1,222</text:p>
          </table:table-cell>
          <table:table-cell table:formula="of:=[.B140]-[.B126]" office:value-type="float" office:value="5401" calcext:value-type="float">
            <text:p>5401</text:p>
          </table:table-cell>
          <table:table-cell table:formula="of:=[.F140]/83500000*100" office:value-type="float" office:value="0.00646826347305389" calcext:value-type="float">
            <text:p>0,0064682635</text:p>
          </table:table-cell>
          <table:table-cell table:formula="of:=[.F140]*0.04" office:value-type="float" office:value="216.04" calcext:value-type="float">
            <text:p>216,04</text:p>
          </table:table-cell>
          <table:table-cell table:formula="of:=AVERAGE([.C134:.C140])" office:value-type="float" office:value="424.285714285714" calcext:value-type="float">
            <text:p>424,29</text:p>
          </table:table-cell>
          <table:table-cell office:value-type="float" office:value="9090" calcext:value-type="float">
            <text:p>9090</text:p>
          </table:table-cell>
          <table:table-cell table:formula="of:=[.J140]-[.J139]" office:value-type="float" office:value="4" calcext:value-type="float">
            <text:p>4</text:p>
          </table:table-cell>
          <table:table-cell table:formula="of:=AVERAGE([.K134:.K140])" office:value-type="float" office:value="3.14285714285714" calcext:value-type="float">
            <text:p>3,14</text:p>
          </table:table-cell>
          <table:table-cell table:style-name="ce12" table:formula="of:=[.J140]/[.B140]" office:value-type="percentage" office:value="0.0449232746052534" calcext:value-type="percentage">
            <text:p>4,49%</text:p>
          </table:table-cell>
          <table:table-cell table:formula="of:=[.K140]/[.C140]" office:value-type="float" office:value="0.00766283524904215" calcext:value-type="float">
            <text:p>0,00766283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2" calcext:value-type="date">
            <text:p>2020-07-22</text:p>
          </table:table-cell>
          <table:table-cell office:value-type="float" office:value="202799" calcext:value-type="float">
            <text:p>202799</text:p>
          </table:table-cell>
          <table:table-cell table:formula="of:=[.B141]-[.B140]" office:value-type="float" office:value="454" calcext:value-type="float">
            <text:p>454</text:p>
          </table:table-cell>
          <table:table-cell table:formula="of:=SUM([.C138:.C141])/SUM([.C134:.C137])" office:value-type="float" office:value="0.71457185778668" calcext:value-type="float">
            <text:p>0,715</text:p>
          </table:table-cell>
          <table:table-cell table:formula="of:=SUM([.C135:.C141])/SUM([.C128:.C134])" office:value-type="float" office:value="1.28846960167715" calcext:value-type="float">
            <text:p>1,288</text:p>
          </table:table-cell>
          <table:table-cell table:formula="of:=[.B141]-[.B127]" office:value-type="float" office:value="5458" calcext:value-type="float">
            <text:p>5458</text:p>
          </table:table-cell>
          <table:table-cell table:formula="of:=[.F141]/83500000*100" office:value-type="float" office:value="0.00653652694610778" calcext:value-type="float">
            <text:p>0,0065365269</text:p>
          </table:table-cell>
          <table:table-cell table:formula="of:=[.F141]*0.04" office:value-type="float" office:value="218.32" calcext:value-type="float">
            <text:p>218,32</text:p>
          </table:table-cell>
          <table:table-cell table:formula="of:=AVERAGE([.C135:.C141])" office:value-type="float" office:value="439" calcext:value-type="float">
            <text:p>439,00</text:p>
          </table:table-cell>
          <table:table-cell office:value-type="float" office:value="9095" calcext:value-type="float">
            <text:p>9095</text:p>
          </table:table-cell>
          <table:table-cell table:formula="of:=[.J141]-[.J140]" office:value-type="float" office:value="5" calcext:value-type="float">
            <text:p>5</text:p>
          </table:table-cell>
          <table:table-cell table:formula="of:=AVERAGE([.K135:.K141])" office:value-type="float" office:value="3.42857142857143" calcext:value-type="float">
            <text:p>3,43</text:p>
          </table:table-cell>
          <table:table-cell table:style-name="ce12" table:formula="of:=[.J141]/[.B141]" office:value-type="percentage" office:value="0.044847361180282" calcext:value-type="percentage">
            <text:p>4,48%</text:p>
          </table:table-cell>
          <table:table-cell table:formula="of:=[.K141]/[.C141]" office:value-type="float" office:value="0.0110132158590308" calcext:value-type="float">
            <text:p>0,01101321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3" calcext:value-type="date">
            <text:p>2020-07-23</text:p>
          </table:table-cell>
          <table:table-cell office:value-type="float" office:value="203368" calcext:value-type="float">
            <text:p>203368</text:p>
          </table:table-cell>
          <table:table-cell table:formula="of:=[.B142]-[.B141]" office:value-type="float" office:value="569" calcext:value-type="float">
            <text:p>569</text:p>
          </table:table-cell>
          <table:table-cell table:formula="of:=SUM([.C139:.C142])/SUM([.C135:.C138])" office:value-type="float" office:value="0.970779220779221" calcext:value-type="float">
            <text:p>0,971</text:p>
          </table:table-cell>
          <table:table-cell table:formula="of:=SUM([.C136:.C142])/SUM([.C129:.C135])" office:value-type="float" office:value="1.25474364150182" calcext:value-type="float">
            <text:p>1,255</text:p>
          </table:table-cell>
          <table:table-cell table:formula="of:=[.B142]-[.B128]" office:value-type="float" office:value="5585" calcext:value-type="float">
            <text:p>5585</text:p>
          </table:table-cell>
          <table:table-cell table:formula="of:=[.F142]/83500000*100" office:value-type="float" office:value="0.00668862275449102" calcext:value-type="float">
            <text:p>0,0066886228</text:p>
          </table:table-cell>
          <table:table-cell table:formula="of:=[.F142]*0.04" office:value-type="float" office:value="223.4" calcext:value-type="float">
            <text:p>223,4</text:p>
          </table:table-cell>
          <table:table-cell table:formula="of:=AVERAGE([.C136:.C142])" office:value-type="float" office:value="444" calcext:value-type="float">
            <text:p>444,00</text:p>
          </table:table-cell>
          <table:table-cell office:value-type="float" office:value="9101" calcext:value-type="float">
            <text:p>9101</text:p>
          </table:table-cell>
          <table:table-cell table:formula="of:=[.J142]-[.J141]" office:value-type="float" office:value="6" calcext:value-type="float">
            <text:p>6</text:p>
          </table:table-cell>
          <table:table-cell table:formula="of:=AVERAGE([.K136:.K142])" office:value-type="float" office:value="3.28571428571429" calcext:value-type="float">
            <text:p>3,29</text:p>
          </table:table-cell>
          <table:table-cell table:style-name="ce12" table:formula="of:=[.J142]/[.B142]" office:value-type="percentage" office:value="0.0447513866488336" calcext:value-type="percentage">
            <text:p>4,48%</text:p>
          </table:table-cell>
          <table:table-cell table:formula="of:=[.K142]/[.C142]" office:value-type="float" office:value="0.0105448154657294" calcext:value-type="float">
            <text:p>0,01054481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4" calcext:value-type="date">
            <text:p>2020-07-24</text:p>
          </table:table-cell>
          <table:table-cell office:value-type="float" office:value="204183" calcext:value-type="float">
            <text:p>204183</text:p>
          </table:table-cell>
          <table:table-cell table:formula="of:=[.B143]-[.B142]" office:value-type="float" office:value="815" calcext:value-type="float">
            <text:p>815</text:p>
          </table:table-cell>
          <table:table-cell table:formula="of:=SUM([.C140:.C143])/SUM([.C136:.C139])" office:value-type="float" office:value="1.50991682661548" calcext:value-type="float">
            <text:p>1,510</text:p>
          </table:table-cell>
          <table:table-cell table:formula="of:=SUM([.C137:.C143])/SUM([.C130:.C136])" office:value-type="float" office:value="1.25328330206379" calcext:value-type="float">
            <text:p>1,253</text:p>
          </table:table-cell>
          <table:table-cell table:formula="of:=[.B143]-[.B129]" office:value-type="float" office:value="6005" calcext:value-type="float">
            <text:p>6005</text:p>
          </table:table-cell>
          <table:table-cell table:formula="of:=[.F143]/83500000*100" office:value-type="float" office:value="0.00719161676646707" calcext:value-type="float">
            <text:p>0,0071916168</text:p>
          </table:table-cell>
          <table:table-cell table:formula="of:=[.F143]*0.04" office:value-type="float" office:value="240.2" calcext:value-type="float">
            <text:p>240,2</text:p>
          </table:table-cell>
          <table:table-cell table:formula="of:=AVERAGE([.C137:.C143])" office:value-type="float" office:value="477.142857142857" calcext:value-type="float">
            <text:p>477,14</text:p>
          </table:table-cell>
          <table:table-cell office:value-type="float" office:value="9111" calcext:value-type="float">
            <text:p>9111</text:p>
          </table:table-cell>
          <table:table-cell table:formula="of:=[.J143]-[.J142]" office:value-type="float" office:value="10" calcext:value-type="float">
            <text:p>10</text:p>
          </table:table-cell>
          <table:table-cell table:formula="of:=AVERAGE([.K137:.K143])" office:value-type="float" office:value="4.14285714285714" calcext:value-type="float">
            <text:p>4,14</text:p>
          </table:table-cell>
          <table:table-cell table:style-name="ce12" table:formula="of:=[.J143]/[.B143]" office:value-type="percentage" office:value="0.0446217363835383" calcext:value-type="percentage">
            <text:p>4,46%</text:p>
          </table:table-cell>
          <table:table-cell table:formula="of:=[.K143]/[.C143]" office:value-type="float" office:value="0.0122699386503067" calcext:value-type="float">
            <text:p>0,012269938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5" calcext:value-type="date">
            <text:p>2020-07-25</text:p>
          </table:table-cell>
          <table:table-cell office:value-type="float" office:value="204964" calcext:value-type="float">
            <text:p>204964</text:p>
          </table:table-cell>
          <table:table-cell table:formula="of:=[.B144]-[.B143]" office:value-type="float" office:value="781" calcext:value-type="float">
            <text:p>781</text:p>
          </table:table-cell>
          <table:table-cell table:formula="of:=SUM([.C141:.C144])/SUM([.C137:.C140])" office:value-type="float" office:value="1.74367509986684" calcext:value-type="float">
            <text:p>1,744</text:p>
          </table:table-cell>
          <table:table-cell table:formula="of:=SUM([.C138:.C144])/SUM([.C131:.C137])" office:value-type="float" office:value="1.27556818181818" calcext:value-type="float">
            <text:p>1,276</text:p>
          </table:table-cell>
          <table:table-cell table:formula="of:=[.B144]-[.B130]" office:value-type="float" office:value="6408" calcext:value-type="float">
            <text:p>6408</text:p>
          </table:table-cell>
          <table:table-cell table:formula="of:=[.F144]/83500000*100" office:value-type="float" office:value="0.00767425149700599" calcext:value-type="float">
            <text:p>0,0076742515</text:p>
          </table:table-cell>
          <table:table-cell table:formula="of:=[.F144]*0.04" office:value-type="float" office:value="256.32" calcext:value-type="float">
            <text:p>256,32</text:p>
          </table:table-cell>
          <table:table-cell table:formula="of:=AVERAGE([.C138:.C144])" office:value-type="float" office:value="513.142857142857" calcext:value-type="float">
            <text:p>513,14</text:p>
          </table:table-cell>
          <table:table-cell office:value-type="float" office:value="9118" calcext:value-type="float">
            <text:p>9118</text:p>
          </table:table-cell>
          <table:table-cell table:formula="of:=[.J144]-[.J143]" office:value-type="float" office:value="7" calcext:value-type="float">
            <text:p>7</text:p>
          </table:table-cell>
          <table:table-cell table:formula="of:=AVERAGE([.K138:.K144])" office:value-type="float" office:value="5" calcext:value-type="float">
            <text:p>5,00</text:p>
          </table:table-cell>
          <table:table-cell table:style-name="ce12" table:formula="of:=[.J144]/[.B144]" office:value-type="percentage" office:value="0.0444858609316758" calcext:value-type="percentage">
            <text:p>4,45%</text:p>
          </table:table-cell>
          <table:table-cell table:formula="of:=[.K144]/[.C144]" office:value-type="float" office:value="0.0089628681177977" calcext:value-type="float">
            <text:p>0,008962868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6" calcext:value-type="date">
            <text:p>2020-07-26</text:p>
          </table:table-cell>
          <table:table-cell office:value-type="float" office:value="205269" calcext:value-type="float">
            <text:p>205269</text:p>
          </table:table-cell>
          <table:table-cell table:formula="of:=[.B145]-[.B144]" office:value-type="float" office:value="305" calcext:value-type="float">
            <text:p>305</text:p>
          </table:table-cell>
          <table:table-cell table:formula="of:=SUM([.C142:.C145])/SUM([.C138:.C141])" office:value-type="float" office:value="1.73090399439383" calcext:value-type="float">
            <text:p>1,731</text:p>
          </table:table-cell>
          <table:table-cell table:formula="of:=SUM([.C139:.C145])/SUM([.C132:.C138])" office:value-type="float" office:value="1.33393501805054" calcext:value-type="float">
            <text:p>1,334</text:p>
          </table:table-cell>
          <table:table-cell table:formula="of:=[.B145]-[.B131]" office:value-type="float" office:value="6465" calcext:value-type="float">
            <text:p>6465</text:p>
          </table:table-cell>
          <table:table-cell table:formula="of:=[.F145]/83500000*100" office:value-type="float" office:value="0.00774251497005988" calcext:value-type="float">
            <text:p>0,007742515</text:p>
          </table:table-cell>
          <table:table-cell table:formula="of:=[.F145]*0.04" office:value-type="float" office:value="258.6" calcext:value-type="float">
            <text:p>258,6</text:p>
          </table:table-cell>
          <table:table-cell table:formula="of:=AVERAGE([.C139:.C145])" office:value-type="float" office:value="527.857142857143" calcext:value-type="float">
            <text:p>527,86</text:p>
          </table:table-cell>
          <table:table-cell office:value-type="float" office:value="9118" calcext:value-type="float">
            <text:p>9118</text:p>
          </table:table-cell>
          <table:table-cell table:formula="of:=[.J145]-[.J144]" office:value-type="float" office:value="0" calcext:value-type="float">
            <text:p>0</text:p>
          </table:table-cell>
          <table:table-cell table:formula="of:=AVERAGE([.K139:.K145])" office:value-type="float" office:value="4.85714285714286" calcext:value-type="float">
            <text:p>4,86</text:p>
          </table:table-cell>
          <table:table-cell table:style-name="ce12" table:formula="of:=[.J145]/[.B145]" office:value-type="percentage" office:value="0.0444197613862785" calcext:value-type="percentage">
            <text:p>4,44%</text:p>
          </table:table-cell>
          <table:table-cell table:formula="of:=[.K145]/[.C1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7" calcext:value-type="date">
            <text:p>2020-07-27</text:p>
          </table:table-cell>
          <table:table-cell office:value-type="float" office:value="205609" calcext:value-type="float">
            <text:p>205609</text:p>
          </table:table-cell>
          <table:table-cell table:formula="of:=[.B146]-[.B145]" office:value-type="float" office:value="340" calcext:value-type="float">
            <text:p>340</text:p>
          </table:table-cell>
          <table:table-cell table:formula="of:=SUM([.C143:.C146])/SUM([.C139:.C142])" office:value-type="float" office:value="1.24916387959866" calcext:value-type="float">
            <text:p>1,249</text:p>
          </table:table-cell>
          <table:table-cell table:formula="of:=SUM([.C140:.C146])/SUM([.C133:.C139])" office:value-type="float" office:value="1.32377622377622" calcext:value-type="float">
            <text:p>1,324</text:p>
          </table:table-cell>
          <table:table-cell table:formula="of:=[.B146]-[.B132]" office:value-type="float" office:value="6646" calcext:value-type="float">
            <text:p>6646</text:p>
          </table:table-cell>
          <table:table-cell table:formula="of:=[.F146]/83500000*100" office:value-type="float" office:value="0.00795928143712575" calcext:value-type="float">
            <text:p>0,0079592814</text:p>
          </table:table-cell>
          <table:table-cell table:formula="of:=[.F146]*0.04" office:value-type="float" office:value="265.84" calcext:value-type="float">
            <text:p>265,84</text:p>
          </table:table-cell>
          <table:table-cell table:formula="of:=AVERAGE([.C140:.C146])" office:value-type="float" office:value="540.857142857143" calcext:value-type="float">
            <text:p>540,86</text:p>
          </table:table-cell>
          <table:table-cell office:value-type="float" office:value="9118" calcext:value-type="float">
            <text:p>9118</text:p>
          </table:table-cell>
          <table:table-cell table:formula="of:=[.J146]-[.J145]" office:value-type="float" office:value="0" calcext:value-type="float">
            <text:p>0</text:p>
          </table:table-cell>
          <table:table-cell table:formula="of:=AVERAGE([.K140:.K146])" office:value-type="float" office:value="4.57142857142857" calcext:value-type="float">
            <text:p>4,57</text:p>
          </table:table-cell>
          <table:table-cell table:style-name="ce12" table:formula="of:=[.J146]/[.B146]" office:value-type="percentage" office:value="0.0443463077978104" calcext:value-type="percentage">
            <text:p>4,43%</text:p>
          </table:table-cell>
          <table:table-cell table:formula="of:=[.K146]/[.C14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8" calcext:value-type="date">
            <text:p>2020-07-28</text:p>
          </table:table-cell>
          <table:table-cell office:value-type="float" office:value="206242" calcext:value-type="float">
            <text:p>206242</text:p>
          </table:table-cell>
          <table:table-cell table:formula="of:=[.B147]-[.B146]" office:value-type="float" office:value="633" calcext:value-type="float">
            <text:p>633</text:p>
          </table:table-cell>
          <table:table-cell table:formula="of:=SUM([.C144:.C147])/SUM([.C140:.C143])" office:value-type="float" office:value="0.872457627118644" calcext:value-type="float">
            <text:p>0,872</text:p>
          </table:table-cell>
          <table:table-cell table:formula="of:=SUM([.C141:.C147])/SUM([.C134:.C140])" office:value-type="float" office:value="1.31212121212121" calcext:value-type="float">
            <text:p>1,312</text:p>
          </table:table-cell>
          <table:table-cell table:formula="of:=[.B147]-[.B133]" office:value-type="float" office:value="6867" calcext:value-type="float">
            <text:p>6867</text:p>
          </table:table-cell>
          <table:table-cell table:formula="of:=[.F147]/83500000*100" office:value-type="float" office:value="0.00822395209580838" calcext:value-type="float">
            <text:p>0,0082239521</text:p>
          </table:table-cell>
          <table:table-cell table:formula="of:=[.F147]*0.04" office:value-type="float" office:value="274.68" calcext:value-type="float">
            <text:p>274,68</text:p>
          </table:table-cell>
          <table:table-cell table:formula="of:=AVERAGE([.C141:.C147])" office:value-type="float" office:value="556.714285714286" calcext:value-type="float">
            <text:p>556,71</text:p>
          </table:table-cell>
          <table:table-cell office:value-type="float" office:value="9122" calcext:value-type="float">
            <text:p>9122</text:p>
          </table:table-cell>
          <table:table-cell table:formula="of:=[.J147]-[.J146]" office:value-type="float" office:value="4" calcext:value-type="float">
            <text:p>4</text:p>
          </table:table-cell>
          <table:table-cell table:formula="of:=AVERAGE([.K141:.K147])" office:value-type="float" office:value="4.57142857142857" calcext:value-type="float">
            <text:p>4,57</text:p>
          </table:table-cell>
          <table:table-cell table:style-name="ce12" table:formula="of:=[.J147]/[.B147]" office:value-type="percentage" office:value="0.0442295943600237" calcext:value-type="percentage">
            <text:p>4,42%</text:p>
          </table:table-cell>
          <table:table-cell table:formula="of:=[.K147]/[.C147]" office:value-type="float" office:value="0.00631911532385466" calcext:value-type="float">
            <text:p>0,006319115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9" calcext:value-type="date">
            <text:p>2020-07-29</text:p>
          </table:table-cell>
          <table:table-cell office:value-type="float" office:value="206926" calcext:value-type="float">
            <text:p>206926</text:p>
          </table:table-cell>
          <table:table-cell table:formula="of:=[.B148]-[.B147]" office:value-type="float" office:value="684" calcext:value-type="float">
            <text:p>684</text:p>
          </table:table-cell>
          <table:table-cell table:formula="of:=SUM([.C145:.C148])/SUM([.C141:.C144])" office:value-type="float" office:value="0.74914089347079" calcext:value-type="float">
            <text:p>0,749</text:p>
          </table:table-cell>
          <table:table-cell table:formula="of:=SUM([.C142:.C148])/SUM([.C135:.C141])" office:value-type="float" office:value="1.34298730881874" calcext:value-type="float">
            <text:p>1,343</text:p>
          </table:table-cell>
          <table:table-cell table:formula="of:=[.B148]-[.B134]" office:value-type="float" office:value="7200" calcext:value-type="float">
            <text:p>7200</text:p>
          </table:table-cell>
          <table:table-cell table:formula="of:=[.F148]/83500000*100" office:value-type="float" office:value="0.00862275449101796" calcext:value-type="float">
            <text:p>0,0086227545</text:p>
          </table:table-cell>
          <table:table-cell table:formula="of:=[.F148]*0.04" office:value-type="float" office:value="288" calcext:value-type="float">
            <text:p>288</text:p>
          </table:table-cell>
          <table:table-cell table:formula="of:=AVERAGE([.C142:.C148])" office:value-type="float" office:value="589.571428571429" calcext:value-type="float">
            <text:p>589,57</text:p>
          </table:table-cell>
          <table:table-cell office:value-type="float" office:value="9128" calcext:value-type="float">
            <text:p>9128</text:p>
          </table:table-cell>
          <table:table-cell table:formula="of:=[.J148]-[.J147]" office:value-type="float" office:value="6" calcext:value-type="float">
            <text:p>6</text:p>
          </table:table-cell>
          <table:table-cell table:formula="of:=AVERAGE([.K142:.K148])" office:value-type="float" office:value="4.71428571428571" calcext:value-type="float">
            <text:p>4,71</text:p>
          </table:table-cell>
          <table:table-cell table:style-name="ce12" table:formula="of:=[.J148]/[.B148]" office:value-type="percentage" office:value="0.0441123880034408" calcext:value-type="percentage">
            <text:p>4,41%</text:p>
          </table:table-cell>
          <table:table-cell table:formula="of:=[.K148]/[.C148]" office:value-type="float" office:value="0.0087719298245614" calcext:value-type="float">
            <text:p>0,00877192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30" calcext:value-type="date">
            <text:p>2020-07-30</text:p>
          </table:table-cell>
          <table:table-cell office:value-type="float" office:value="207828" calcext:value-type="float">
            <text:p>207828</text:p>
          </table:table-cell>
          <table:table-cell table:formula="of:=[.B149]-[.B148]" office:value-type="float" office:value="902" calcext:value-type="float">
            <text:p>902</text:p>
          </table:table-cell>
          <table:table-cell table:formula="of:=SUM([.C146:.C149])/SUM([.C142:.C145])" office:value-type="float" office:value="1.03603238866397" calcext:value-type="float">
            <text:p>1,036</text:p>
          </table:table-cell>
          <table:table-cell table:formula="of:=SUM([.C143:.C149])/SUM([.C136:.C142])" office:value-type="float" office:value="1.43500643500644" calcext:value-type="float">
            <text:p>1,435</text:p>
          </table:table-cell>
          <table:table-cell table:formula="of:=[.B149]-[.B135]" office:value-type="float" office:value="7568" calcext:value-type="float">
            <text:p>7568</text:p>
          </table:table-cell>
          <table:table-cell table:formula="of:=[.F149]/83500000*100" office:value-type="float" office:value="0.00906347305389222" calcext:value-type="float">
            <text:p>0,0090634731</text:p>
          </table:table-cell>
          <table:table-cell table:formula="of:=[.F149]*0.04" office:value-type="float" office:value="302.72" calcext:value-type="float">
            <text:p>302,72</text:p>
          </table:table-cell>
          <table:table-cell table:formula="of:=AVERAGE([.C143:.C149])" office:value-type="float" office:value="637.142857142857" calcext:value-type="float">
            <text:p>637,14</text:p>
          </table:table-cell>
          <table:table-cell office:value-type="float" office:value="9134" calcext:value-type="float">
            <text:p>9134</text:p>
          </table:table-cell>
          <table:table-cell table:formula="of:=[.J149]-[.J148]" office:value-type="float" office:value="6" calcext:value-type="float">
            <text:p>6</text:p>
          </table:table-cell>
          <table:table-cell table:formula="of:=AVERAGE([.K143:.K149])" office:value-type="float" office:value="4.71428571428571" calcext:value-type="float">
            <text:p>4,71</text:p>
          </table:table-cell>
          <table:table-cell table:style-name="ce12" table:formula="of:=[.J149]/[.B149]" office:value-type="percentage" office:value="0.0439498046461497" calcext:value-type="percentage">
            <text:p>4,39%</text:p>
          </table:table-cell>
          <table:table-cell table:formula="of:=[.K149]/[.C149]" office:value-type="float" office:value="0.00665188470066519" calcext:value-type="float">
            <text:p>0,0066518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31" calcext:value-type="date">
            <text:p>2020-07-31</text:p>
          </table:table-cell>
          <table:table-cell office:value-type="float" office:value="208698" calcext:value-type="float">
            <text:p>208698</text:p>
          </table:table-cell>
          <table:table-cell table:formula="of:=[.B150]-[.B149]" office:value-type="float" office:value="870" calcext:value-type="float">
            <text:p>870</text:p>
          </table:table-cell>
          <table:table-cell table:formula="of:=SUM([.C147:.C150])/SUM([.C143:.C146])" office:value-type="float" office:value="1.37840249888443" calcext:value-type="float">
            <text:p>1,378</text:p>
          </table:table-cell>
          <table:table-cell table:formula="of:=SUM([.C144:.C150])/SUM([.C137:.C143])" office:value-type="float" office:value="1.35179640718563" calcext:value-type="float">
            <text:p>1,352</text:p>
          </table:table-cell>
          <table:table-cell table:formula="of:=[.B150]-[.B136]" office:value-type="float" office:value="7855" calcext:value-type="float">
            <text:p>7855</text:p>
          </table:table-cell>
          <table:table-cell table:formula="of:=[.F150]/83500000*100" office:value-type="float" office:value="0.00940718562874251" calcext:value-type="float">
            <text:p>0,0094071856</text:p>
          </table:table-cell>
          <table:table-cell table:formula="of:=[.F150]*0.04" office:value-type="float" office:value="314.2" calcext:value-type="float">
            <text:p>314,2</text:p>
          </table:table-cell>
          <table:table-cell table:formula="of:=AVERAGE([.C144:.C150])" office:value-type="float" office:value="645" calcext:value-type="float">
            <text:p>645,00</text:p>
          </table:table-cell>
          <table:table-cell office:value-type="float" office:value="9141" calcext:value-type="float">
            <text:p>9141</text:p>
          </table:table-cell>
          <table:table-cell table:formula="of:=[.J150]-[.J149]" office:value-type="float" office:value="7" calcext:value-type="float">
            <text:p>7</text:p>
          </table:table-cell>
          <table:table-cell table:formula="of:=AVERAGE([.K144:.K150])" office:value-type="float" office:value="4.28571428571429" calcext:value-type="float">
            <text:p>4,29</text:p>
          </table:table-cell>
          <table:table-cell table:style-name="ce12" table:formula="of:=[.J150]/[.B150]" office:value-type="percentage" office:value="0.0438001322485122" calcext:value-type="percentage">
            <text:p>4,38%</text:p>
          </table:table-cell>
          <table:table-cell table:formula="of:=[.K150]/[.C150]" office:value-type="float" office:value="0.00804597701149425" calcext:value-type="float">
            <text:p>0,0080459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1" calcext:value-type="date">
            <text:p>2020-08-01</text:p>
          </table:table-cell>
          <table:table-cell office:value-type="float" office:value="209653" calcext:value-type="float">
            <text:p>209653</text:p>
          </table:table-cell>
          <table:table-cell table:formula="of:=[.B151]-[.B150]" office:value-type="float" office:value="955" calcext:value-type="float">
            <text:p>955</text:p>
          </table:table-cell>
          <table:table-cell table:formula="of:=SUM([.C148:.C151])/SUM([.C144:.C147])" office:value-type="float" office:value="1.65662943176299" calcext:value-type="float">
            <text:p>1,657</text:p>
          </table:table-cell>
          <table:table-cell table:formula="of:=SUM([.C145:.C151])/SUM([.C138:.C144])" office:value-type="float" office:value="1.3054008908686" calcext:value-type="float">
            <text:p>1,305</text:p>
          </table:table-cell>
          <table:table-cell table:formula="of:=[.B151]-[.B137]" office:value-type="float" office:value="8281" calcext:value-type="float">
            <text:p>8281</text:p>
          </table:table-cell>
          <table:table-cell table:formula="of:=[.F151]/83500000*100" office:value-type="float" office:value="0.00991736526946108" calcext:value-type="float">
            <text:p>0,0099173653</text:p>
          </table:table-cell>
          <table:table-cell table:formula="of:=[.F151]*0.04" office:value-type="float" office:value="331.24" calcext:value-type="float">
            <text:p>331,24</text:p>
          </table:table-cell>
          <table:table-cell table:formula="of:=AVERAGE([.C145:.C151])" office:value-type="float" office:value="669.857142857143" calcext:value-type="float">
            <text:p>669,86</text:p>
          </table:table-cell>
          <table:table-cell office:value-type="float" office:value="9141" calcext:value-type="float">
            <text:p>9141</text:p>
          </table:table-cell>
          <table:table-cell table:formula="of:=[.J151]-[.J150]" office:value-type="float" office:value="0" calcext:value-type="float">
            <text:p>0</text:p>
          </table:table-cell>
          <table:table-cell table:formula="of:=AVERAGE([.K145:.K151])" office:value-type="float" office:value="3.28571428571429" calcext:value-type="float">
            <text:p>3,29</text:p>
          </table:table-cell>
          <table:table-cell table:style-name="ce12" table:formula="of:=[.J151]/[.B151]" office:value-type="percentage" office:value="0.0436006162563856" calcext:value-type="percentage">
            <text:p>4,36%</text:p>
          </table:table-cell>
          <table:table-cell table:formula="of:=[.K151]/[.C1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2" calcext:value-type="date">
            <text:p>2020-08-02</text:p>
          </table:table-cell>
          <table:table-cell office:value-type="float" office:value="209893" calcext:value-type="float">
            <text:p>209893</text:p>
          </table:table-cell>
          <table:table-cell table:formula="of:=[.B152]-[.B151]" office:value-type="float" office:value="240" calcext:value-type="float">
            <text:p>240</text:p>
          </table:table-cell>
          <table:table-cell table:formula="of:=SUM([.C149:.C152])/SUM([.C145:.C148])" office:value-type="float" office:value="1.51223241590214" calcext:value-type="float">
            <text:p>1,512</text:p>
          </table:table-cell>
          <table:table-cell table:formula="of:=SUM([.C146:.C152])/SUM([.C139:.C145])" office:value-type="float" office:value="1.25142083897158" calcext:value-type="float">
            <text:p>1,251</text:p>
          </table:table-cell>
          <table:table-cell table:formula="of:=[.B152]-[.B138]" office:value-type="float" office:value="8319" calcext:value-type="float">
            <text:p>8319</text:p>
          </table:table-cell>
          <table:table-cell table:formula="of:=[.F152]/83500000*100" office:value-type="float" office:value="0.00996287425149701" calcext:value-type="float">
            <text:p>0,0099628743</text:p>
          </table:table-cell>
          <table:table-cell table:formula="of:=[.F152]*0.04" office:value-type="float" office:value="332.76" calcext:value-type="float">
            <text:p>332,76</text:p>
          </table:table-cell>
          <table:table-cell table:formula="of:=AVERAGE([.C146:.C152])" office:value-type="float" office:value="660.571428571429" calcext:value-type="float">
            <text:p>660,57</text:p>
          </table:table-cell>
          <table:table-cell office:value-type="float" office:value="9141" calcext:value-type="float">
            <text:p>9141</text:p>
          </table:table-cell>
          <table:table-cell table:formula="of:=[.J152]-[.J151]" office:value-type="float" office:value="0" calcext:value-type="float">
            <text:p>0</text:p>
          </table:table-cell>
          <table:table-cell table:formula="of:=AVERAGE([.K146:.K152])" office:value-type="float" office:value="3.28571428571429" calcext:value-type="float">
            <text:p>3,29</text:p>
          </table:table-cell>
          <table:table-cell table:style-name="ce12" table:formula="of:=[.J152]/[.B152]" office:value-type="percentage" office:value="0.0435507615785186" calcext:value-type="percentage">
            <text:p>4,36%</text:p>
          </table:table-cell>
          <table:table-cell table:formula="of:=[.K152]/[.C15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3" calcext:value-type="date">
            <text:p>2020-08-03</text:p>
          </table:table-cell>
          <table:table-cell office:value-type="float" office:value="210402" calcext:value-type="float">
            <text:p>210402</text:p>
          </table:table-cell>
          <table:table-cell table:formula="of:=[.B153]-[.B152]" office:value-type="float" office:value="509" calcext:value-type="float">
            <text:p>509</text:p>
          </table:table-cell>
          <table:table-cell table:formula="of:=SUM([.C150:.C153])/SUM([.C146:.C149])" office:value-type="float" office:value="1.00586166471278" calcext:value-type="float">
            <text:p>1,006</text:p>
          </table:table-cell>
          <table:table-cell table:formula="of:=SUM([.C147:.C153])/SUM([.C140:.C146])" office:value-type="float" office:value="1.26597992604332" calcext:value-type="float">
            <text:p>1,266</text:p>
          </table:table-cell>
          <table:table-cell table:formula="of:=[.B153]-[.B139]" office:value-type="float" office:value="8579" calcext:value-type="float">
            <text:p>8579</text:p>
          </table:table-cell>
          <table:table-cell table:formula="of:=[.F153]/83500000*100" office:value-type="float" office:value="0.010274251497006" calcext:value-type="float">
            <text:p>0,0102742515</text:p>
          </table:table-cell>
          <table:table-cell table:formula="of:=[.F153]*0.04" office:value-type="float" office:value="343.16" calcext:value-type="float">
            <text:p>343,16</text:p>
          </table:table-cell>
          <table:table-cell table:formula="of:=AVERAGE([.C147:.C153])" office:value-type="float" office:value="684.714285714286" calcext:value-type="float">
            <text:p>684,71</text:p>
          </table:table-cell>
          <table:table-cell office:value-type="float" office:value="9148" calcext:value-type="float">
            <text:p>9148</text:p>
          </table:table-cell>
          <table:table-cell table:formula="of:=[.J153]-[.J152]" office:value-type="float" office:value="7" calcext:value-type="float">
            <text:p>7</text:p>
          </table:table-cell>
          <table:table-cell table:formula="of:=AVERAGE([.K147:.K153])" office:value-type="float" office:value="4.28571428571429" calcext:value-type="float">
            <text:p>4,29</text:p>
          </table:table-cell>
          <table:table-cell table:style-name="ce12" table:formula="of:=[.J153]/[.B153]" office:value-type="percentage" office:value="0.0434786741570898" calcext:value-type="percentage">
            <text:p>4,35%</text:p>
          </table:table-cell>
          <table:table-cell table:formula="of:=[.K153]/[.C153]" office:value-type="float" office:value="0.0137524557956778" calcext:value-type="float">
            <text:p>0,01375245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4" calcext:value-type="date">
            <text:p>2020-08-04</text:p>
          </table:table-cell>
          <table:table-cell office:value-type="float" office:value="211281" calcext:value-type="float">
            <text:p>211281</text:p>
          </table:table-cell>
          <table:table-cell table:formula="of:=[.B154]-[.B153]" office:value-type="float" office:value="879" calcext:value-type="float">
            <text:p>879</text:p>
          </table:table-cell>
          <table:table-cell table:formula="of:=SUM([.C151:.C154])/SUM([.C147:.C150])" office:value-type="float" office:value="0.836192942699903" calcext:value-type="float">
            <text:p>0,836</text:p>
          </table:table-cell>
          <table:table-cell table:formula="of:=SUM([.C148:.C154])/SUM([.C141:.C147])" office:value-type="float" office:value="1.2930459327688" calcext:value-type="float">
            <text:p>1,293</text:p>
          </table:table-cell>
          <table:table-cell table:formula="of:=[.B154]-[.B140]" office:value-type="float" office:value="8936" calcext:value-type="float">
            <text:p>8936</text:p>
          </table:table-cell>
          <table:table-cell table:formula="of:=[.F154]/83500000*100" office:value-type="float" office:value="0.0107017964071856" calcext:value-type="float">
            <text:p>0,0107017964</text:p>
          </table:table-cell>
          <table:table-cell table:formula="of:=[.F154]*0.04" office:value-type="float" office:value="357.44" calcext:value-type="float">
            <text:p>357,44</text:p>
          </table:table-cell>
          <table:table-cell table:formula="of:=AVERAGE([.C148:.C154])" office:value-type="float" office:value="719.857142857143" calcext:value-type="float">
            <text:p>719,86</text:p>
          </table:table-cell>
          <table:table-cell office:value-type="float" office:value="9156" calcext:value-type="float">
            <text:p>9156</text:p>
          </table:table-cell>
          <table:table-cell table:formula="of:=[.J154]-[.J153]" office:value-type="float" office:value="8" calcext:value-type="float">
            <text:p>8</text:p>
          </table:table-cell>
          <table:table-cell table:formula="of:=AVERAGE([.K148:.K154])" office:value-type="float" office:value="4.85714285714286" calcext:value-type="float">
            <text:p>4,86</text:p>
          </table:table-cell>
          <table:table-cell table:style-name="ce12" table:formula="of:=[.J154]/[.B154]" office:value-type="percentage" office:value="0.0433356525196303" calcext:value-type="percentage">
            <text:p>4,33%</text:p>
          </table:table-cell>
          <table:table-cell table:formula="of:=[.K154]/[.C154]" office:value-type="float" office:value="0.00910125142207053" calcext:value-type="float">
            <text:p>0,009101251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5" calcext:value-type="date">
            <text:p>2020-08-05</text:p>
          </table:table-cell>
          <table:table-cell office:value-type="float" office:value="212022" calcext:value-type="float">
            <text:p>212022</text:p>
          </table:table-cell>
          <table:table-cell table:formula="of:=[.B155]-[.B154]" office:value-type="float" office:value="741" calcext:value-type="float">
            <text:p>741</text:p>
          </table:table-cell>
          <table:table-cell table:formula="of:=SUM([.C152:.C155])/SUM([.C148:.C151])" office:value-type="float" office:value="0.694517736734096" calcext:value-type="float">
            <text:p>0,695</text:p>
          </table:table-cell>
          <table:table-cell table:formula="of:=SUM([.C149:.C155])/SUM([.C142:.C148])" office:value-type="float" office:value="1.2347952507875" calcext:value-type="float">
            <text:p>1,235</text:p>
          </table:table-cell>
          <table:table-cell table:formula="of:=[.B155]-[.B141]" office:value-type="float" office:value="9223" calcext:value-type="float">
            <text:p>9223</text:p>
          </table:table-cell>
          <table:table-cell table:formula="of:=[.F155]/83500000*100" office:value-type="float" office:value="0.0110455089820359" calcext:value-type="float">
            <text:p>0,011045509</text:p>
          </table:table-cell>
          <table:table-cell table:formula="of:=[.F155]*0.04" office:value-type="float" office:value="368.92" calcext:value-type="float">
            <text:p>368,92</text:p>
          </table:table-cell>
          <table:table-cell table:formula="of:=AVERAGE([.C149:.C155])" office:value-type="float" office:value="728" calcext:value-type="float">
            <text:p>728,00</text:p>
          </table:table-cell>
          <table:table-cell office:value-type="float" office:value="9168" calcext:value-type="float">
            <text:p>9168</text:p>
          </table:table-cell>
          <table:table-cell table:formula="of:=[.J155]-[.J154]" office:value-type="float" office:value="12" calcext:value-type="float">
            <text:p>12</text:p>
          </table:table-cell>
          <table:table-cell table:formula="of:=AVERAGE([.K149:.K155])" office:value-type="float" office:value="5.71428571428571" calcext:value-type="float">
            <text:p>5,71</text:p>
          </table:table-cell>
          <table:table-cell table:style-name="ce12" table:formula="of:=[.J155]/[.B155]" office:value-type="percentage" office:value="0.0432407957664771" calcext:value-type="percentage">
            <text:p>4,32%</text:p>
          </table:table-cell>
          <table:table-cell table:formula="of:=[.K155]/[.C155]" office:value-type="float" office:value="0.0161943319838057" calcext:value-type="float">
            <text:p>0,0161943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6" calcext:value-type="date">
            <text:p>2020-08-06</text:p>
          </table:table-cell>
          <table:table-cell office:value-type="float" office:value="213067" calcext:value-type="float">
            <text:p>213067</text:p>
          </table:table-cell>
          <table:table-cell table:formula="of:=[.B156]-[.B155]" office:value-type="float" office:value="1045" calcext:value-type="float">
            <text:p>1045</text:p>
          </table:table-cell>
          <table:table-cell table:formula="of:=SUM([.C153:.C156])/SUM([.C149:.C152])" office:value-type="float" office:value="1.06976744186047" calcext:value-type="float">
            <text:p>1,070</text:p>
          </table:table-cell>
          <table:table-cell table:formula="of:=SUM([.C150:.C156])/SUM([.C143:.C149])" office:value-type="float" office:value="1.17466367713005" calcext:value-type="float">
            <text:p>1,175</text:p>
          </table:table-cell>
          <table:table-cell table:formula="of:=[.B156]-[.B142]" office:value-type="float" office:value="9699" calcext:value-type="float">
            <text:p>9699</text:p>
          </table:table-cell>
          <table:table-cell table:formula="of:=[.F156]/83500000*100" office:value-type="float" office:value="0.0116155688622755" calcext:value-type="float">
            <text:p>0,0116155689</text:p>
          </table:table-cell>
          <table:table-cell table:formula="of:=[.F156]*0.04" office:value-type="float" office:value="387.96" calcext:value-type="float">
            <text:p>387,96</text:p>
          </table:table-cell>
          <table:table-cell table:formula="of:=AVERAGE([.C150:.C156])" office:value-type="float" office:value="748.428571428572" calcext:value-type="float">
            <text:p>748,43</text:p>
          </table:table-cell>
          <table:table-cell office:value-type="float" office:value="9175" calcext:value-type="float">
            <text:p>9175</text:p>
          </table:table-cell>
          <table:table-cell table:formula="of:=[.J156]-[.J155]" office:value-type="float" office:value="7" calcext:value-type="float">
            <text:p>7</text:p>
          </table:table-cell>
          <table:table-cell table:formula="of:=AVERAGE([.K150:.K156])" office:value-type="float" office:value="5.85714285714286" calcext:value-type="float">
            <text:p>5,86</text:p>
          </table:table-cell>
          <table:table-cell table:style-name="ce12" table:formula="of:=[.J156]/[.B156]" office:value-type="percentage" office:value="0.0430615721815204" calcext:value-type="percentage">
            <text:p>4,31%</text:p>
          </table:table-cell>
          <table:table-cell table:formula="of:=[.K156]/[.C156]" office:value-type="float" office:value="0.00669856459330144" calcext:value-type="float">
            <text:p>0,00669856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7" calcext:value-type="date">
            <text:p>2020-08-07</text:p>
          </table:table-cell>
          <table:table-cell office:value-type="float" office:value="214214" calcext:value-type="float">
            <text:p>214214</text:p>
          </table:table-cell>
          <table:table-cell table:formula="of:=[.B157]-[.B156]" office:value-type="float" office:value="1147" calcext:value-type="float">
            <text:p>1147</text:p>
          </table:table-cell>
          <table:table-cell table:formula="of:=SUM([.C154:.C157])/SUM([.C150:.C153])" office:value-type="float" office:value="1.48096348096348" calcext:value-type="float">
            <text:p>1,481</text:p>
          </table:table-cell>
          <table:table-cell table:formula="of:=SUM([.C151:.C157])/SUM([.C144:.C150])" office:value-type="float" office:value="1.22170542635659" calcext:value-type="float">
            <text:p>1,222</text:p>
          </table:table-cell>
          <table:table-cell table:formula="of:=[.B157]-[.B143]" office:value-type="float" office:value="10031" calcext:value-type="float">
            <text:p>10031</text:p>
          </table:table-cell>
          <table:table-cell table:formula="of:=[.F157]/83500000*100" office:value-type="float" office:value="0.0120131736526946" calcext:value-type="float">
            <text:p>0,0120131737</text:p>
          </table:table-cell>
          <table:table-cell table:formula="of:=[.F157]*0.04" office:value-type="float" office:value="401.24" calcext:value-type="float">
            <text:p>401,24</text:p>
          </table:table-cell>
          <table:table-cell table:formula="of:=AVERAGE([.C151:.C157])" office:value-type="float" office:value="788" calcext:value-type="float">
            <text:p>788,00</text:p>
          </table:table-cell>
          <table:table-cell office:value-type="float" office:value="9183" calcext:value-type="float">
            <text:p>9183</text:p>
          </table:table-cell>
          <table:table-cell table:formula="of:=[.J157]-[.J156]" office:value-type="float" office:value="8" calcext:value-type="float">
            <text:p>8</text:p>
          </table:table-cell>
          <table:table-cell table:formula="of:=AVERAGE([.K151:.K157])" office:value-type="float" office:value="6" calcext:value-type="float">
            <text:p>6,00</text:p>
          </table:table-cell>
          <table:table-cell table:style-name="ce12" table:formula="of:=[.J157]/[.B157]" office:value-type="percentage" office:value="0.0428683466066644" calcext:value-type="percentage">
            <text:p>4,29%</text:p>
          </table:table-cell>
          <table:table-cell table:formula="of:=[.K157]/[.C157]" office:value-type="float" office:value="0.00697471665213601" calcext:value-type="float">
            <text:p>0,00697471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8" calcext:value-type="date">
            <text:p>2020-08-08</text:p>
          </table:table-cell>
          <table:table-cell office:value-type="float" office:value="215336" calcext:value-type="float">
            <text:p>215336</text:p>
          </table:table-cell>
          <table:table-cell table:formula="of:=[.B158]-[.B157]" office:value-type="float" office:value="1122" calcext:value-type="float">
            <text:p>1122</text:p>
          </table:table-cell>
          <table:table-cell table:formula="of:=SUM([.C155:.C158])/SUM([.C151:.C154])" office:value-type="float" office:value="1.56987998451413" calcext:value-type="float">
            <text:p>1,570</text:p>
          </table:table-cell>
          <table:table-cell table:formula="of:=SUM([.C152:.C158])/SUM([.C145:.C151])" office:value-type="float" office:value="1.21198549797398" calcext:value-type="float">
            <text:p>1,212</text:p>
          </table:table-cell>
          <table:table-cell table:formula="of:=[.B158]-[.B144]" office:value-type="float" office:value="10372" calcext:value-type="float">
            <text:p>10372</text:p>
          </table:table-cell>
          <table:table-cell table:formula="of:=[.F158]/83500000*100" office:value-type="float" office:value="0.0124215568862275" calcext:value-type="float">
            <text:p>0,0124215569</text:p>
          </table:table-cell>
          <table:table-cell table:formula="of:=[.F158]*0.04" office:value-type="float" office:value="414.88" calcext:value-type="float">
            <text:p>414,88</text:p>
          </table:table-cell>
          <table:table-cell table:formula="of:=AVERAGE([.C152:.C158])" office:value-type="float" office:value="811.857142857143" calcext:value-type="float">
            <text:p>811,86</text:p>
          </table:table-cell>
          <table:table-cell office:value-type="float" office:value="9185" calcext:value-type="float">
            <text:p>9185</text:p>
          </table:table-cell>
          <table:table-cell table:formula="of:=[.J158]-[.J157]" office:value-type="float" office:value="2" calcext:value-type="float">
            <text:p>2</text:p>
          </table:table-cell>
          <table:table-cell table:formula="of:=AVERAGE([.K152:.K158])" office:value-type="float" office:value="6.28571428571429" calcext:value-type="float">
            <text:p>6,29</text:p>
          </table:table-cell>
          <table:table-cell table:style-name="ce12" table:formula="of:=[.J158]/[.B158]" office:value-type="percentage" office:value="0.0426542705353494" calcext:value-type="percentage">
            <text:p>4,27%</text:p>
          </table:table-cell>
          <table:table-cell table:formula="of:=[.K158]/[.C158]" office:value-type="float" office:value="0.0017825311942959" calcext:value-type="float">
            <text:p>0,00178253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9" calcext:value-type="date">
            <text:p>2020-08-09</text:p>
          </table:table-cell>
          <table:table-cell office:value-type="float" office:value="215891" calcext:value-type="float">
            <text:p>215891</text:p>
          </table:table-cell>
          <table:table-cell table:formula="of:=[.B159]-[.B158]" office:value-type="float" office:value="555" calcext:value-type="float">
            <text:p>555</text:p>
          </table:table-cell>
          <table:table-cell table:formula="of:=SUM([.C156:.C159])/SUM([.C152:.C155])" office:value-type="float" office:value="1.63317855635289" calcext:value-type="float">
            <text:p>1,633</text:p>
          </table:table-cell>
          <table:table-cell table:formula="of:=SUM([.C153:.C159])/SUM([.C146:.C152])" office:value-type="float" office:value="1.29714532871972" calcext:value-type="float">
            <text:p>1,297</text:p>
          </table:table-cell>
          <table:table-cell table:formula="of:=[.B159]-[.B145]" office:value-type="float" office:value="10622" calcext:value-type="float">
            <text:p>10622</text:p>
          </table:table-cell>
          <table:table-cell table:formula="of:=[.F159]/83500000*100" office:value-type="float" office:value="0.0127209580838323" calcext:value-type="float">
            <text:p>0,0127209581</text:p>
          </table:table-cell>
          <table:table-cell table:formula="of:=[.F159]*0.04" office:value-type="float" office:value="424.88" calcext:value-type="float">
            <text:p>424,88</text:p>
          </table:table-cell>
          <table:table-cell table:formula="of:=AVERAGE([.C153:.C159])" office:value-type="float" office:value="856.857142857143" calcext:value-type="float">
            <text:p>856,86</text:p>
          </table:table-cell>
          <table:table-cell office:value-type="float" office:value="9186" calcext:value-type="float">
            <text:p>9186</text:p>
          </table:table-cell>
          <table:table-cell table:formula="of:=[.J159]-[.J158]" office:value-type="float" office:value="1" calcext:value-type="float">
            <text:p>1</text:p>
          </table:table-cell>
          <table:table-cell table:formula="of:=AVERAGE([.K153:.K159])" office:value-type="float" office:value="6.42857142857143" calcext:value-type="float">
            <text:p>6,43</text:p>
          </table:table-cell>
          <table:table-cell table:style-name="ce12" table:formula="of:=[.J159]/[.B159]" office:value-type="percentage" office:value="0.0425492493897383" calcext:value-type="percentage">
            <text:p>4,25%</text:p>
          </table:table-cell>
          <table:table-cell table:formula="of:=[.K159]/[.C159]" office:value-type="float" office:value="0.0018018018018018" calcext:value-type="float">
            <text:p>0,001801801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0" calcext:value-type="date">
            <text:p>2020-08-10</text:p>
          </table:table-cell>
          <table:table-cell office:value-type="float" office:value="216327" calcext:value-type="float">
            <text:p>216327</text:p>
          </table:table-cell>
          <table:table-cell table:formula="of:=[.B160]-[.B159]" office:value-type="float" office:value="436" calcext:value-type="float">
            <text:p>436</text:p>
          </table:table-cell>
          <table:table-cell table:formula="of:=SUM([.C157:.C160])/SUM([.C153:.C156])" office:value-type="float" office:value="1.02709514807814" calcext:value-type="float">
            <text:p>1,027</text:p>
          </table:table-cell>
          <table:table-cell table:formula="of:=SUM([.C154:.C160])/SUM([.C147:.C153])" office:value-type="float" office:value="1.23617775923221" calcext:value-type="float">
            <text:p>1,236</text:p>
          </table:table-cell>
          <table:table-cell table:formula="of:=[.B160]-[.B146]" office:value-type="float" office:value="10718" calcext:value-type="float">
            <text:p>10718</text:p>
          </table:table-cell>
          <table:table-cell table:formula="of:=[.F160]/83500000*100" office:value-type="float" office:value="0.0128359281437126" calcext:value-type="float">
            <text:p>0,0128359281</text:p>
          </table:table-cell>
          <table:table-cell table:formula="of:=[.F160]*0.04" office:value-type="float" office:value="428.72" calcext:value-type="float">
            <text:p>428,72</text:p>
          </table:table-cell>
          <table:table-cell table:formula="of:=AVERAGE([.C154:.C160])" office:value-type="float" office:value="846.428571428572" calcext:value-type="float">
            <text:p>846,43</text:p>
          </table:table-cell>
          <table:table-cell office:value-type="float" office:value="9197" calcext:value-type="float">
            <text:p>9197</text:p>
          </table:table-cell>
          <table:table-cell table:formula="of:=[.J160]-[.J159]" office:value-type="float" office:value="11" calcext:value-type="float">
            <text:p>11</text:p>
          </table:table-cell>
          <table:table-cell table:formula="of:=AVERAGE([.K154:.K160])" office:value-type="float" office:value="7" calcext:value-type="float">
            <text:p>7,00</text:p>
          </table:table-cell>
          <table:table-cell table:style-name="ce12" table:formula="of:=[.J160]/[.B160]" office:value-type="percentage" office:value="0.0425143417141642" calcext:value-type="percentage">
            <text:p>4,25%</text:p>
          </table:table-cell>
          <table:table-cell table:formula="of:=[.K160]/[.C160]" office:value-type="float" office:value="0.0252293577981651" calcext:value-type="float">
            <text:p>0,02522935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1" calcext:value-type="date">
            <text:p>2020-08-11</text:p>
          </table:table-cell>
          <table:table-cell office:value-type="float" office:value="217293" calcext:value-type="float">
            <text:p>217293</text:p>
          </table:table-cell>
          <table:table-cell table:formula="of:=[.B161]-[.B160]" office:value-type="float" office:value="966" calcext:value-type="float">
            <text:p>966</text:p>
          </table:table-cell>
          <table:table-cell table:formula="of:=SUM([.C158:.C161])/SUM([.C154:.C157])" office:value-type="float" office:value="0.807712486883526" calcext:value-type="float">
            <text:p>0,808</text:p>
          </table:table-cell>
          <table:table-cell table:formula="of:=SUM([.C155:.C161])/SUM([.C148:.C154])" office:value-type="float" office:value="1.19309386783092" calcext:value-type="float">
            <text:p>1,193</text:p>
          </table:table-cell>
          <table:table-cell table:formula="of:=[.B161]-[.B147]" office:value-type="float" office:value="11051" calcext:value-type="float">
            <text:p>11051</text:p>
          </table:table-cell>
          <table:table-cell table:formula="of:=[.F161]/83500000*100" office:value-type="float" office:value="0.0132347305389222" calcext:value-type="float">
            <text:p>0,0132347305</text:p>
          </table:table-cell>
          <table:table-cell table:formula="of:=[.F161]*0.04" office:value-type="float" office:value="442.04" calcext:value-type="float">
            <text:p>442,04</text:p>
          </table:table-cell>
          <table:table-cell table:formula="of:=AVERAGE([.C155:.C161])" office:value-type="float" office:value="858.857142857143" calcext:value-type="float">
            <text:p>858,86</text:p>
          </table:table-cell>
          <table:table-cell office:value-type="float" office:value="9201" calcext:value-type="float">
            <text:p>9201</text:p>
          </table:table-cell>
          <table:table-cell table:formula="of:=[.J161]-[.J160]" office:value-type="float" office:value="4" calcext:value-type="float">
            <text:p>4</text:p>
          </table:table-cell>
          <table:table-cell table:formula="of:=AVERAGE([.K155:.K161])" office:value-type="float" office:value="6.42857142857143" calcext:value-type="float">
            <text:p>6,43</text:p>
          </table:table-cell>
          <table:table-cell table:style-name="ce12" table:formula="of:=[.J161]/[.B161]" office:value-type="percentage" office:value="0.0423437478427745" calcext:value-type="percentage">
            <text:p>4,23%</text:p>
          </table:table-cell>
          <table:table-cell table:formula="of:=[.K161]/[.C161]" office:value-type="float" office:value="0.0041407867494824" calcext:value-type="float">
            <text:p>0,00414078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2" calcext:value-type="date">
            <text:p>2020-08-12</text:p>
          </table:table-cell>
          <table:table-cell office:value-type="float" office:value="218519" calcext:value-type="float">
            <text:p>218519</text:p>
          </table:table-cell>
          <table:table-cell table:formula="of:=[.B162]-[.B161]" office:value-type="float" office:value="1226" calcext:value-type="float">
            <text:p>1226</text:p>
          </table:table-cell>
          <table:table-cell table:formula="of:=SUM([.C159:.C162])/SUM([.C155:.C158])" office:value-type="float" office:value="0.784956843403206" calcext:value-type="float">
            <text:p>0,785</text:p>
          </table:table-cell>
          <table:table-cell table:formula="of:=SUM([.C156:.C162])/SUM([.C149:.C155])" office:value-type="float" office:value="1.27492150706436" calcext:value-type="float">
            <text:p>1,275</text:p>
          </table:table-cell>
          <table:table-cell table:formula="of:=[.B162]-[.B148]" office:value-type="float" office:value="11593" calcext:value-type="float">
            <text:p>11593</text:p>
          </table:table-cell>
          <table:table-cell table:formula="of:=[.F162]/83500000*100" office:value-type="float" office:value="0.0138838323353293" calcext:value-type="float">
            <text:p>0,0138838323</text:p>
          </table:table-cell>
          <table:table-cell table:formula="of:=[.F162]*0.04" office:value-type="float" office:value="463.72" calcext:value-type="float">
            <text:p>463,72</text:p>
          </table:table-cell>
          <table:table-cell table:formula="of:=AVERAGE([.C156:.C162])" office:value-type="float" office:value="928.142857142857" calcext:value-type="float">
            <text:p>928,14</text:p>
          </table:table-cell>
          <table:table-cell office:value-type="float" office:value="9207" calcext:value-type="float">
            <text:p>9207</text:p>
          </table:table-cell>
          <table:table-cell table:formula="of:=[.J162]-[.J161]" office:value-type="float" office:value="6" calcext:value-type="float">
            <text:p>6</text:p>
          </table:table-cell>
          <table:table-cell table:formula="of:=AVERAGE([.K156:.K162])" office:value-type="float" office:value="5.57142857142857" calcext:value-type="float">
            <text:p>5,57</text:p>
          </table:table-cell>
          <table:table-cell table:style-name="ce12" table:formula="of:=[.J162]/[.B162]" office:value-type="percentage" office:value="0.0421336359767343" calcext:value-type="percentage">
            <text:p>4,21%</text:p>
          </table:table-cell>
          <table:table-cell table:formula="of:=[.K162]/[.C162]" office:value-type="float" office:value="0.00489396411092985" calcext:value-type="float">
            <text:p>0,00489396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3" calcext:value-type="date">
            <text:p>2020-08-13</text:p>
          </table:table-cell>
          <table:table-cell office:value-type="float" office:value="219964" calcext:value-type="float">
            <text:p>219964</text:p>
          </table:table-cell>
          <table:table-cell table:formula="of:=[.B163]-[.B162]" office:value-type="float" office:value="1445" calcext:value-type="float">
            <text:p>1445</text:p>
          </table:table-cell>
          <table:table-cell table:formula="of:=SUM([.C160:.C163])/SUM([.C156:.C159])" office:value-type="float" office:value="1.05272680279142" calcext:value-type="float">
            <text:p>1,053</text:p>
          </table:table-cell>
          <table:table-cell table:formula="of:=SUM([.C157:.C163])/SUM([.C150:.C156])" office:value-type="float" office:value="1.31647260927658" calcext:value-type="float">
            <text:p>1,316</text:p>
          </table:table-cell>
          <table:table-cell table:formula="of:=[.B163]-[.B149]" office:value-type="float" office:value="12136" calcext:value-type="float">
            <text:p>12136</text:p>
          </table:table-cell>
          <table:table-cell table:formula="of:=[.F163]/83500000*100" office:value-type="float" office:value="0.0145341317365269" calcext:value-type="float">
            <text:p>0,0145341317</text:p>
          </table:table-cell>
          <table:table-cell table:formula="of:=[.F163]*0.04" office:value-type="float" office:value="485.44" calcext:value-type="float">
            <text:p>485,44</text:p>
          </table:table-cell>
          <table:table-cell table:formula="of:=AVERAGE([.C157:.C163])" office:value-type="float" office:value="985.285714285714" calcext:value-type="float">
            <text:p>985,29</text:p>
          </table:table-cell>
          <table:table-cell office:value-type="float" office:value="9211" calcext:value-type="float">
            <text:p>9211</text:p>
          </table:table-cell>
          <table:table-cell table:formula="of:=[.J163]-[.J162]" office:value-type="float" office:value="4" calcext:value-type="float">
            <text:p>4</text:p>
          </table:table-cell>
          <table:table-cell table:formula="of:=AVERAGE([.K157:.K163])" office:value-type="float" office:value="5.14285714285714" calcext:value-type="float">
            <text:p>5,14</text:p>
          </table:table-cell>
          <table:table-cell table:style-name="ce12" table:formula="of:=[.J163]/[.B163]" office:value-type="percentage" office:value="0.0418750340964885" calcext:value-type="percentage">
            <text:p>4,19%</text:p>
          </table:table-cell>
          <table:table-cell table:formula="of:=[.K163]/[.C163]" office:value-type="float" office:value="0.0027681660899654" calcext:value-type="float">
            <text:p>0,00276816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4" calcext:value-type="date">
            <text:p>2020-08-14</text:p>
          </table:table-cell>
          <table:table-cell office:value-type="float" office:value="221413" calcext:value-type="float">
            <text:p>221413</text:p>
          </table:table-cell>
          <table:table-cell table:formula="of:=[.B164]-[.B163]" office:value-type="float" office:value="1449" calcext:value-type="float">
            <text:p>1449</text:p>
          </table:table-cell>
          <table:table-cell table:formula="of:=SUM([.C161:.C164])/SUM([.C157:.C160])" office:value-type="float" office:value="1.5601226993865" calcext:value-type="float">
            <text:p>1,560</text:p>
          </table:table-cell>
          <table:table-cell table:formula="of:=SUM([.C158:.C164])/SUM([.C151:.C157])" office:value-type="float" office:value="1.30511240029007" calcext:value-type="float">
            <text:p>1,305</text:p>
          </table:table-cell>
          <table:table-cell table:formula="of:=[.B164]-[.B150]" office:value-type="float" office:value="12715" calcext:value-type="float">
            <text:p>12715</text:p>
          </table:table-cell>
          <table:table-cell table:formula="of:=[.F164]/83500000*100" office:value-type="float" office:value="0.0152275449101796" calcext:value-type="float">
            <text:p>0,0152275449</text:p>
          </table:table-cell>
          <table:table-cell table:formula="of:=[.F164]*0.04" office:value-type="float" office:value="508.6" calcext:value-type="float">
            <text:p>508,6</text:p>
          </table:table-cell>
          <table:table-cell table:formula="of:=AVERAGE([.C158:.C164])" office:value-type="float" office:value="1028.42857142857" calcext:value-type="float">
            <text:p>1028,43</text:p>
          </table:table-cell>
          <table:table-cell office:value-type="float" office:value="9225" calcext:value-type="float">
            <text:p>9225</text:p>
          </table:table-cell>
          <table:table-cell table:formula="of:=[.J164]-[.J163]" office:value-type="float" office:value="14" calcext:value-type="float">
            <text:p>14</text:p>
          </table:table-cell>
          <table:table-cell table:formula="of:=AVERAGE([.K158:.K164])" office:value-type="float" office:value="6" calcext:value-type="float">
            <text:p>6,00</text:p>
          </table:table-cell>
          <table:table-cell table:style-name="ce12" table:formula="of:=[.J164]/[.B164]" office:value-type="percentage" office:value="0.0416642202580698" calcext:value-type="percentage">
            <text:p>4,17%</text:p>
          </table:table-cell>
          <table:table-cell table:formula="of:=[.K164]/[.C164]" office:value-type="float" office:value="0.00966183574879227" calcext:value-type="float">
            <text:p>0,00966183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5" calcext:value-type="date">
            <text:p>2020-08-15</text:p>
          </table:table-cell>
          <table:table-cell office:value-type="float" office:value="222828" calcext:value-type="float">
            <text:p>222828</text:p>
          </table:table-cell>
          <table:table-cell table:formula="of:=[.B165]-[.B164]" office:value-type="float" office:value="1415" calcext:value-type="float">
            <text:p>1415</text:p>
          </table:table-cell>
          <table:table-cell table:formula="of:=SUM([.C162:.C165])/SUM([.C158:.C161])" office:value-type="float" office:value="1.79766157843456" calcext:value-type="float">
            <text:p>1,798</text:p>
          </table:table-cell>
          <table:table-cell table:formula="of:=SUM([.C159:.C165])/SUM([.C152:.C158])" office:value-type="float" office:value="1.3183177898997" calcext:value-type="float">
            <text:p>1,318</text:p>
          </table:table-cell>
          <table:table-cell table:formula="of:=[.B165]-[.B151]" office:value-type="float" office:value="13175" calcext:value-type="float">
            <text:p>13175</text:p>
          </table:table-cell>
          <table:table-cell table:formula="of:=[.F165]/83500000*100" office:value-type="float" office:value="0.0157784431137725" calcext:value-type="float">
            <text:p>0,0157784431</text:p>
          </table:table-cell>
          <table:table-cell table:formula="of:=[.F165]*0.04" office:value-type="float" office:value="527" calcext:value-type="float">
            <text:p>527</text:p>
          </table:table-cell>
          <table:table-cell table:formula="of:=AVERAGE([.C159:.C165])" office:value-type="float" office:value="1070.28571428571" calcext:value-type="float">
            <text:p>1070,29</text:p>
          </table:table-cell>
          <table:table-cell office:value-type="float" office:value="9231" calcext:value-type="float">
            <text:p>9231</text:p>
          </table:table-cell>
          <table:table-cell table:formula="of:=[.J165]-[.J164]" office:value-type="float" office:value="6" calcext:value-type="float">
            <text:p>6</text:p>
          </table:table-cell>
          <table:table-cell table:formula="of:=AVERAGE([.K159:.K165])" office:value-type="float" office:value="6.57142857142857" calcext:value-type="float">
            <text:p>6,57</text:p>
          </table:table-cell>
          <table:table-cell table:style-name="ce12" table:formula="of:=[.J165]/[.B165]" office:value-type="percentage" office:value="0.0414265711669988" calcext:value-type="percentage">
            <text:p>4,14%</text:p>
          </table:table-cell>
          <table:table-cell table:formula="of:=[.K165]/[.C165]" office:value-type="float" office:value="0.00424028268551237" calcext:value-type="float">
            <text:p>0,00424028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6" calcext:value-type="date">
            <text:p>2020-08-16</text:p>
          </table:table-cell>
          <table:table-cell office:value-type="float" office:value="223453" calcext:value-type="float">
            <text:p>223453</text:p>
          </table:table-cell>
          <table:table-cell table:formula="of:=[.B166]-[.B165]" office:value-type="float" office:value="625" calcext:value-type="float">
            <text:p>625</text:p>
          </table:table-cell>
          <table:table-cell table:formula="of:=SUM([.C163:.C166])/SUM([.C159:.C162])" office:value-type="float" office:value="1.55010995915803" calcext:value-type="float">
            <text:p>1,550</text:p>
          </table:table-cell>
          <table:table-cell table:formula="of:=SUM([.C160:.C166])/SUM([.C153:.C159])" office:value-type="float" office:value="1.26075358452818" calcext:value-type="float">
            <text:p>1,261</text:p>
          </table:table-cell>
          <table:table-cell table:formula="of:=[.B166]-[.B152]" office:value-type="float" office:value="13560" calcext:value-type="float">
            <text:p>13560</text:p>
          </table:table-cell>
          <table:table-cell table:formula="of:=[.F166]/83500000*100" office:value-type="float" office:value="0.0162395209580838" calcext:value-type="float">
            <text:p>0,016239521</text:p>
          </table:table-cell>
          <table:table-cell table:formula="of:=[.F166]*0.04" office:value-type="float" office:value="542.4" calcext:value-type="float">
            <text:p>542,4</text:p>
          </table:table-cell>
          <table:table-cell table:formula="of:=AVERAGE([.C160:.C166])" office:value-type="float" office:value="1080.28571428571" calcext:value-type="float">
            <text:p>1080,29</text:p>
          </table:table-cell>
          <table:table-cell office:value-type="float" office:value="9231" calcext:value-type="float">
            <text:p>9231</text:p>
          </table:table-cell>
          <table:table-cell table:formula="of:=[.J166]-[.J165]" office:value-type="float" office:value="0" calcext:value-type="float">
            <text:p>0</text:p>
          </table:table-cell>
          <table:table-cell table:formula="of:=AVERAGE([.K160:.K166])" office:value-type="float" office:value="6.42857142857143" calcext:value-type="float">
            <text:p>6,43</text:p>
          </table:table-cell>
          <table:table-cell table:style-name="ce12" table:formula="of:=[.J166]/[.B166]" office:value-type="percentage" office:value="0.0413107006842602" calcext:value-type="percentage">
            <text:p>4,13%</text:p>
          </table:table-cell>
          <table:table-cell table:formula="of:=[.K166]/[.C16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7" calcext:value-type="date">
            <text:p>2020-08-17</text:p>
          </table:table-cell>
          <table:table-cell table:style-name="ce4" office:value-type="float" office:value="224014" calcext:value-type="float">
            <text:p>224014</text:p>
          </table:table-cell>
          <table:table-cell table:formula="of:=[.B167]-[.B166]" office:value-type="float" office:value="561" calcext:value-type="float">
            <text:p>561</text:p>
          </table:table-cell>
          <table:table-cell table:formula="of:=SUM([.C164:.C167])/SUM([.C160:.C163])" office:value-type="float" office:value="0.994353056714952" calcext:value-type="float">
            <text:p>0,994</text:p>
          </table:table-cell>
          <table:table-cell table:formula="of:=SUM([.C161:.C167])/SUM([.C154:.C160])" office:value-type="float" office:value="1.29738396624473" calcext:value-type="float">
            <text:p>1,297</text:p>
          </table:table-cell>
          <table:table-cell table:formula="of:=[.B167]-[.B153]" office:value-type="float" office:value="13612" calcext:value-type="float">
            <text:p>13612</text:p>
          </table:table-cell>
          <table:table-cell table:formula="of:=[.F167]/83500000*100" office:value-type="float" office:value="0.0163017964071856" calcext:value-type="float">
            <text:p>0,0163017964</text:p>
          </table:table-cell>
          <table:table-cell table:formula="of:=[.F167]*0.04" office:value-type="float" office:value="544.48" calcext:value-type="float">
            <text:p>544,48</text:p>
          </table:table-cell>
          <table:table-cell table:formula="of:=AVERAGE([.C161:.C167])" office:value-type="float" office:value="1098.14285714286" calcext:value-type="float">
            <text:p>1098,14</text:p>
          </table:table-cell>
          <table:table-cell office:value-type="float" office:value="9232" calcext:value-type="float">
            <text:p>9232</text:p>
          </table:table-cell>
          <table:table-cell table:formula="of:=[.J167]-[.J166]" office:value-type="float" office:value="1" calcext:value-type="float">
            <text:p>1</text:p>
          </table:table-cell>
          <table:table-cell table:formula="of:=AVERAGE([.K161:.K167])" office:value-type="float" office:value="5" calcext:value-type="float">
            <text:p>5,00</text:p>
          </table:table-cell>
          <table:table-cell table:style-name="ce12" table:formula="of:=[.J167]/[.B167]" office:value-type="percentage" office:value="0.0412117099824118" calcext:value-type="percentage">
            <text:p>4,12%</text:p>
          </table:table-cell>
          <table:table-cell table:formula="of:=[.K167]/[.C167]" office:value-type="float" office:value="0.0017825311942959" calcext:value-type="float">
            <text:p>0,00178253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8" calcext:value-type="date">
            <text:p>2020-08-18</text:p>
          </table:table-cell>
          <table:table-cell table:style-name="ce5" office:value-type="float" office:value="225404" calcext:value-type="float">
            <text:p>225404</text:p>
          </table:table-cell>
          <table:table-cell table:formula="of:=[.B168]-[.B167]" office:value-type="float" office:value="1390" calcext:value-type="float">
            <text:p>1390</text:p>
          </table:table-cell>
          <table:table-cell table:formula="of:=SUM([.C165:.C168])/SUM([.C161:.C164])" office:value-type="float" office:value="0.784703106567047" calcext:value-type="float">
            <text:p>0,785</text:p>
          </table:table-cell>
          <table:table-cell table:formula="of:=SUM([.C162:.C168])/SUM([.C155:.C161])" office:value-type="float" office:value="1.34913506320692" calcext:value-type="float">
            <text:p>1,349</text:p>
          </table:table-cell>
          <table:table-cell table:formula="of:=[.B168]-[.B154]" office:value-type="float" office:value="14123" calcext:value-type="float">
            <text:p>14123</text:p>
          </table:table-cell>
          <table:table-cell table:formula="of:=[.F168]/83500000*100" office:value-type="float" office:value="0.0169137724550898" calcext:value-type="float">
            <text:p>0,0169137725</text:p>
          </table:table-cell>
          <table:table-cell table:formula="of:=[.F168]*0.04" office:value-type="float" office:value="564.92" calcext:value-type="float">
            <text:p>564,92</text:p>
          </table:table-cell>
          <table:table-cell table:formula="of:=AVERAGE([.C162:.C168])" office:value-type="float" office:value="1158.71428571429" calcext:value-type="float">
            <text:p>1158,71</text:p>
          </table:table-cell>
          <table:table-cell office:value-type="float" office:value="9236" calcext:value-type="float">
            <text:p>9236</text:p>
          </table:table-cell>
          <table:table-cell table:formula="of:=[.J168]-[.J167]" office:value-type="float" office:value="4" calcext:value-type="float">
            <text:p>4</text:p>
          </table:table-cell>
          <table:table-cell table:formula="of:=AVERAGE([.K162:.K168])" office:value-type="float" office:value="5" calcext:value-type="float">
            <text:p>5,00</text:p>
          </table:table-cell>
          <table:table-cell table:style-name="ce12" table:formula="of:=[.J168]/[.B168]" office:value-type="percentage" office:value="0.0409753154336214" calcext:value-type="percentage">
            <text:p>4,10%</text:p>
          </table:table-cell>
          <table:table-cell table:formula="of:=[.K168]/[.C168]" office:value-type="float" office:value="0.00287769784172662" calcext:value-type="float">
            <text:p>0,00287769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9" calcext:value-type="date">
            <text:p>2020-08-19</text:p>
          </table:table-cell>
          <table:table-cell office:value-type="float" office:value="226914" calcext:value-type="float">
            <text:p>226914</text:p>
          </table:table-cell>
          <table:table-cell table:formula="of:=[.B169]-[.B168]" office:value-type="float" office:value="1510" calcext:value-type="float">
            <text:p>1510</text:p>
          </table:table-cell>
          <table:table-cell table:formula="of:=SUM([.C166:.C169])/SUM([.C162:.C165])" office:value-type="float" office:value="0.738211382113821" calcext:value-type="float">
            <text:p>0,738</text:p>
          </table:table-cell>
          <table:table-cell table:formula="of:=SUM([.C163:.C169])/SUM([.C156:.C162])" office:value-type="float" office:value="1.29213483146067" calcext:value-type="float">
            <text:p>1,292</text:p>
          </table:table-cell>
          <table:table-cell table:formula="of:=[.B169]-[.B155]" office:value-type="float" office:value="14892" calcext:value-type="float">
            <text:p>14892</text:p>
          </table:table-cell>
          <table:table-cell table:formula="of:=[.F169]/83500000*100" office:value-type="float" office:value="0.0178347305389222" calcext:value-type="float">
            <text:p>0,0178347305</text:p>
          </table:table-cell>
          <table:table-cell table:formula="of:=[.F169]*0.04" office:value-type="float" office:value="595.68" calcext:value-type="float">
            <text:p>595,68</text:p>
          </table:table-cell>
          <table:table-cell table:formula="of:=AVERAGE([.C163:.C169])" office:value-type="float" office:value="1199.28571428571" calcext:value-type="float">
            <text:p>1199,29</text:p>
          </table:table-cell>
          <table:table-cell office:value-type="float" office:value="9243" calcext:value-type="float">
            <text:p>9243</text:p>
          </table:table-cell>
          <table:table-cell table:formula="of:=[.J169]-[.J168]" office:value-type="float" office:value="7" calcext:value-type="float">
            <text:p>7</text:p>
          </table:table-cell>
          <table:table-cell table:formula="of:=AVERAGE([.K163:.K169])" office:value-type="float" office:value="5.14285714285714" calcext:value-type="float">
            <text:p>5,14</text:p>
          </table:table-cell>
          <table:table-cell table:style-name="ce12" table:formula="of:=[.J169]/[.B169]" office:value-type="percentage" office:value="0.0407334937465295" calcext:value-type="percentage">
            <text:p>4,07%</text:p>
          </table:table-cell>
          <table:table-cell table:formula="of:=[.K169]/[.C169]" office:value-type="float" office:value="0.00463576158940397" calcext:value-type="float">
            <text:p>0,00463576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0" calcext:value-type="date">
            <text:p>2020-08-20</text:p>
          </table:table-cell>
          <table:table-cell office:value-type="float" office:value="228621" calcext:value-type="float">
            <text:p>228621</text:p>
          </table:table-cell>
          <table:table-cell table:formula="of:=[.B170]-[.B169]" office:value-type="float" office:value="1707" calcext:value-type="float">
            <text:p>1707</text:p>
          </table:table-cell>
          <table:table-cell table:formula="of:=SUM([.C167:.C170])/SUM([.C163:.C166])" office:value-type="float" office:value="1.04742602351034" calcext:value-type="float">
            <text:p>1,047</text:p>
          </table:table-cell>
          <table:table-cell table:formula="of:=SUM([.C164:.C170])/SUM([.C157:.C163])" office:value-type="float" office:value="1.25518341307815" calcext:value-type="float">
            <text:p>1,255</text:p>
          </table:table-cell>
          <table:table-cell table:formula="of:=[.B170]-[.B156]" office:value-type="float" office:value="15554" calcext:value-type="float">
            <text:p>15554</text:p>
          </table:table-cell>
          <table:table-cell table:formula="of:=[.F170]/83500000*100" office:value-type="float" office:value="0.0186275449101796" calcext:value-type="float">
            <text:p>0,0186275449</text:p>
          </table:table-cell>
          <table:table-cell table:formula="of:=[.F170]*0.04" office:value-type="float" office:value="622.16" calcext:value-type="float">
            <text:p>622,16</text:p>
          </table:table-cell>
          <table:table-cell table:formula="of:=AVERAGE([.C164:.C170])" office:value-type="float" office:value="1236.71428571429" calcext:value-type="float">
            <text:p>1236,71</text:p>
          </table:table-cell>
          <table:table-cell office:value-type="float" office:value="9253" calcext:value-type="float">
            <text:p>9253</text:p>
          </table:table-cell>
          <table:table-cell table:formula="of:=[.J170]-[.J169]" office:value-type="float" office:value="10" calcext:value-type="float">
            <text:p>10</text:p>
          </table:table-cell>
          <table:table-cell table:formula="of:=AVERAGE([.K164:.K170])" office:value-type="float" office:value="6" calcext:value-type="float">
            <text:p>6,00</text:p>
          </table:table-cell>
          <table:table-cell table:style-name="ce12" table:formula="of:=[.J170]/[.B170]" office:value-type="percentage" office:value="0.040473097397002" calcext:value-type="percentage">
            <text:p>4,05%</text:p>
          </table:table-cell>
          <table:table-cell table:formula="of:=[.K170]/[.C170]" office:value-type="float" office:value="0.00585823081429408" calcext:value-type="float">
            <text:p>0,00585823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1" calcext:value-type="date">
            <text:p>2020-08-21</text:p>
          </table:table-cell>
          <table:table-cell office:value-type="float" office:value="230048" calcext:value-type="float">
            <text:p>230048</text:p>
          </table:table-cell>
          <table:table-cell table:formula="of:=[.B171]-[.B170]" office:value-type="float" office:value="1427" calcext:value-type="float">
            <text:p>1427</text:p>
          </table:table-cell>
          <table:table-cell table:formula="of:=SUM([.C168:.C171])/SUM([.C164:.C167])" office:value-type="float" office:value="1.48987654320988" calcext:value-type="float">
            <text:p>1,490</text:p>
          </table:table-cell>
          <table:table-cell table:formula="of:=SUM([.C165:.C171])/SUM([.C158:.C164])" office:value-type="float" office:value="1.19947214890957" calcext:value-type="float">
            <text:p>1,199</text:p>
          </table:table-cell>
          <table:table-cell table:formula="of:=[.B171]-[.B157]" office:value-type="float" office:value="15834" calcext:value-type="float">
            <text:p>15834</text:p>
          </table:table-cell>
          <table:table-cell table:formula="of:=[.F171]/83500000*100" office:value-type="float" office:value="0.018962874251497" calcext:value-type="float">
            <text:p>0,0189628743</text:p>
          </table:table-cell>
          <table:table-cell table:formula="of:=[.F171]*0.04" office:value-type="float" office:value="633.36" calcext:value-type="float">
            <text:p>633,36</text:p>
          </table:table-cell>
          <table:table-cell table:formula="of:=AVERAGE([.C165:.C171])" office:value-type="float" office:value="1233.57142857143" calcext:value-type="float">
            <text:p>1233,57</text:p>
          </table:table-cell>
          <table:table-cell office:value-type="float" office:value="9260" calcext:value-type="float">
            <text:p>9260</text:p>
          </table:table-cell>
          <table:table-cell table:formula="of:=[.J171]-[.J170]" office:value-type="float" office:value="7" calcext:value-type="float">
            <text:p>7</text:p>
          </table:table-cell>
          <table:table-cell table:formula="of:=AVERAGE([.K165:.K171])" office:value-type="float" office:value="5" calcext:value-type="float">
            <text:p>5,00</text:p>
          </table:table-cell>
          <table:table-cell table:style-name="ce12" table:formula="of:=[.J171]/[.B171]" office:value-type="percentage" office:value="0.0402524690499374" calcext:value-type="percentage">
            <text:p>4,03%</text:p>
          </table:table-cell>
          <table:table-cell table:formula="of:=[.K171]/[.C171]" office:value-type="float" office:value="0.00490539593552908" calcext:value-type="float">
            <text:p>0,00490539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2" calcext:value-type="date">
            <text:p>2020-08-22</text:p>
          </table:table-cell>
          <table:table-cell office:value-type="float" office:value="232082" calcext:value-type="float">
            <text:p>232082</text:p>
          </table:table-cell>
          <table:table-cell table:formula="of:=[.B172]-[.B171]" office:value-type="float" office:value="2034" calcext:value-type="float">
            <text:p>2034</text:p>
          </table:table-cell>
          <table:table-cell table:formula="of:=SUM([.C169:.C172])/SUM([.C165:.C168])" office:value-type="float" office:value="1.67326484590328" calcext:value-type="float">
            <text:p>1,673</text:p>
          </table:table-cell>
          <table:table-cell table:formula="of:=SUM([.C166:.C172])/SUM([.C159:.C165])" office:value-type="float" office:value="1.23518419647624" calcext:value-type="float">
            <text:p>1,235</text:p>
          </table:table-cell>
          <table:table-cell table:formula="of:=[.B172]-[.B158]" office:value-type="float" office:value="16746" calcext:value-type="float">
            <text:p>16746</text:p>
          </table:table-cell>
          <table:table-cell table:formula="of:=[.F172]/83500000*100" office:value-type="float" office:value="0.0200550898203593" calcext:value-type="float">
            <text:p>0,0200550898</text:p>
          </table:table-cell>
          <table:table-cell table:formula="of:=[.F172]*0.04" office:value-type="float" office:value="669.84" calcext:value-type="float">
            <text:p>669,84</text:p>
          </table:table-cell>
          <table:table-cell table:formula="of:=AVERAGE([.C166:.C172])" office:value-type="float" office:value="1322" calcext:value-type="float">
            <text:p>1322,00</text:p>
          </table:table-cell>
          <table:table-cell office:value-type="float" office:value="9267" calcext:value-type="float">
            <text:p>9267</text:p>
          </table:table-cell>
          <table:table-cell table:formula="of:=[.J172]-[.J171]" office:value-type="float" office:value="7" calcext:value-type="float">
            <text:p>7</text:p>
          </table:table-cell>
          <table:table-cell table:formula="of:=AVERAGE([.K166:.K172])" office:value-type="float" office:value="5.14285714285714" calcext:value-type="float">
            <text:p>5,14</text:p>
          </table:table-cell>
          <table:table-cell table:style-name="ce12" table:formula="of:=[.J172]/[.B172]" office:value-type="percentage" office:value="0.0399298523797623" calcext:value-type="percentage">
            <text:p>3,99%</text:p>
          </table:table-cell>
          <table:table-cell table:formula="of:=[.K172]/[.C172]" office:value-type="float" office:value="0.00344149459193707" calcext:value-type="float">
            <text:p>0,00344149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3" calcext:value-type="date">
            <text:p>2020-08-23</text:p>
          </table:table-cell>
          <table:table-cell office:value-type="float" office:value="232864" calcext:value-type="float">
            <text:p>232864</text:p>
          </table:table-cell>
          <table:table-cell table:formula="of:=[.B173]-[.B172]" office:value-type="float" office:value="782" calcext:value-type="float">
            <text:p>782</text:p>
          </table:table-cell>
          <table:table-cell table:formula="of:=SUM([.C170:.C173])/SUM([.C166:.C169])" office:value-type="float" office:value="1.45619187469408" calcext:value-type="float">
            <text:p>1,456</text:p>
          </table:table-cell>
          <table:table-cell table:formula="of:=SUM([.C167:.C173])/SUM([.C160:.C166])" office:value-type="float" office:value="1.24451203385348" calcext:value-type="float">
            <text:p>1,245</text:p>
          </table:table-cell>
          <table:table-cell table:formula="of:=[.B173]-[.B159]" office:value-type="float" office:value="16973" calcext:value-type="float">
            <text:p>16973</text:p>
          </table:table-cell>
          <table:table-cell table:formula="of:=[.F173]/83500000*100" office:value-type="float" office:value="0.0203269461077844" calcext:value-type="float">
            <text:p>0,0203269461</text:p>
          </table:table-cell>
          <table:table-cell table:formula="of:=[.F173]*0.04" office:value-type="float" office:value="678.92" calcext:value-type="float">
            <text:p>678,92</text:p>
          </table:table-cell>
          <table:table-cell table:formula="of:=AVERAGE([.C167:.C173])" office:value-type="float" office:value="1344.42857142857" calcext:value-type="float">
            <text:p>1344,43</text:p>
          </table:table-cell>
          <table:table-cell office:value-type="float" office:value="9269" calcext:value-type="float">
            <text:p>9269</text:p>
          </table:table-cell>
          <table:table-cell table:formula="of:=[.J173]-[.J172]" office:value-type="float" office:value="2" calcext:value-type="float">
            <text:p>2</text:p>
          </table:table-cell>
          <table:table-cell table:formula="of:=AVERAGE([.K167:.K173])" office:value-type="float" office:value="5.42857142857143" calcext:value-type="float">
            <text:p>5,43</text:p>
          </table:table-cell>
          <table:table-cell table:style-name="ce12" table:formula="of:=[.J173]/[.B173]" office:value-type="percentage" office:value="0.0398043493197746" calcext:value-type="percentage">
            <text:p>3,98%</text:p>
          </table:table-cell>
          <table:table-cell table:formula="of:=[.K173]/[.C173]" office:value-type="float" office:value="0.00255754475703325" calcext:value-type="float">
            <text:p>0,002557544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4" calcext:value-type="date">
            <text:p>2020-08-24</text:p>
          </table:table-cell>
          <table:table-cell office:value-type="float" office:value="233575" calcext:value-type="float">
            <text:p>233575</text:p>
          </table:table-cell>
          <table:table-cell table:formula="of:=[.B174]-[.B173]" office:value-type="float" office:value="711" calcext:value-type="float">
            <text:p>711</text:p>
          </table:table-cell>
          <table:table-cell table:formula="of:=SUM([.C171:.C174])/SUM([.C167:.C170])" office:value-type="float" office:value="0.95859133126935" calcext:value-type="float">
            <text:p>0,959</text:p>
          </table:table-cell>
          <table:table-cell table:formula="of:=SUM([.C168:.C174])/SUM([.C161:.C167])" office:value-type="float" office:value="1.24378821386757" calcext:value-type="float">
            <text:p>1,244</text:p>
          </table:table-cell>
          <table:table-cell table:formula="of:=[.B174]-[.B160]" office:value-type="float" office:value="17248" calcext:value-type="float">
            <text:p>17248</text:p>
          </table:table-cell>
          <table:table-cell table:formula="of:=[.F174]/83500000*100" office:value-type="float" office:value="0.0206562874251497" calcext:value-type="float">
            <text:p>0,0206562874</text:p>
          </table:table-cell>
          <table:table-cell table:formula="of:=[.F174]*0.04" office:value-type="float" office:value="689.92" calcext:value-type="float">
            <text:p>689,92</text:p>
          </table:table-cell>
          <table:table-cell table:formula="of:=AVERAGE([.C168:.C174])" office:value-type="float" office:value="1365.85714285714" calcext:value-type="float">
            <text:p>1365,86</text:p>
          </table:table-cell>
          <table:table-cell office:value-type="float" office:value="9272" calcext:value-type="float">
            <text:p>9272</text:p>
          </table:table-cell>
          <table:table-cell table:formula="of:=[.J174]-[.J173]" office:value-type="float" office:value="3" calcext:value-type="float">
            <text:p>3</text:p>
          </table:table-cell>
          <table:table-cell table:formula="of:=AVERAGE([.K168:.K174])" office:value-type="float" office:value="5.71428571428571" calcext:value-type="float">
            <text:p>5,71</text:p>
          </table:table-cell>
          <table:table-cell table:style-name="ce12" table:formula="of:=[.J174]/[.B174]" office:value-type="percentage" office:value="0.0396960291127047" calcext:value-type="percentage">
            <text:p>3,97%</text:p>
          </table:table-cell>
          <table:table-cell table:formula="of:=[.K174]/[.C174]" office:value-type="float" office:value="0.00421940928270042" calcext:value-type="float">
            <text:p>0,004219409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5" calcext:value-type="date">
            <text:p>2020-08-25</text:p>
          </table:table-cell>
          <table:table-cell office:value-type="float" office:value="234853" calcext:value-type="float">
            <text:p>234853</text:p>
          </table:table-cell>
          <table:table-cell table:formula="of:=[.B175]-[.B174]" office:value-type="float" office:value="1278" calcext:value-type="float">
            <text:p>1278</text:p>
          </table:table-cell>
          <table:table-cell table:formula="of:=SUM([.C172:.C175])/SUM([.C168:.C171])" office:value-type="float" office:value="0.796320848525025" calcext:value-type="float">
            <text:p>0,796</text:p>
          </table:table-cell>
          <table:table-cell table:formula="of:=SUM([.C169:.C175])/SUM([.C162:.C168])" office:value-type="float" office:value="1.16496116385156" calcext:value-type="float">
            <text:p>1,165</text:p>
          </table:table-cell>
          <table:table-cell table:formula="of:=[.B175]-[.B161]" office:value-type="float" office:value="17560" calcext:value-type="float">
            <text:p>17560</text:p>
          </table:table-cell>
          <table:table-cell table:formula="of:=[.F175]/83500000*100" office:value-type="float" office:value="0.0210299401197605" calcext:value-type="float">
            <text:p>0,0210299401</text:p>
          </table:table-cell>
          <table:table-cell table:formula="of:=[.F175]*0.04" office:value-type="float" office:value="702.4" calcext:value-type="float">
            <text:p>702,4</text:p>
          </table:table-cell>
          <table:table-cell table:formula="of:=AVERAGE([.C169:.C175])" office:value-type="float" office:value="1349.85714285714" calcext:value-type="float">
            <text:p>1349,86</text:p>
          </table:table-cell>
          <table:table-cell office:value-type="float" office:value="9277" calcext:value-type="float">
            <text:p>9277</text:p>
          </table:table-cell>
          <table:table-cell table:formula="of:=[.J175]-[.J174]" office:value-type="float" office:value="5" calcext:value-type="float">
            <text:p>5</text:p>
          </table:table-cell>
          <table:table-cell table:formula="of:=AVERAGE([.K169:.K175])" office:value-type="float" office:value="5.85714285714286" calcext:value-type="float">
            <text:p>5,86</text:p>
          </table:table-cell>
          <table:table-cell table:style-name="ce12" table:formula="of:=[.J175]/[.B175]" office:value-type="percentage" office:value="0.0395013050716831" calcext:value-type="percentage">
            <text:p>3,95%</text:p>
          </table:table-cell>
          <table:table-cell table:formula="of:=[.K175]/[.C175]" office:value-type="float" office:value="0.00391236306729264" calcext:value-type="float">
            <text:p>0,003912363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6" calcext:value-type="date">
            <text:p>2020-08-26</text:p>
          </table:table-cell>
          <table:table-cell office:value-type="float" office:value="236429" calcext:value-type="float">
            <text:p>236429</text:p>
          </table:table-cell>
          <table:table-cell table:formula="of:=[.B176]-[.B175]" office:value-type="float" office:value="1576" calcext:value-type="float">
            <text:p>1576</text:p>
          </table:table-cell>
          <table:table-cell table:formula="of:=SUM([.C173:.C176])/SUM([.C169:.C172])" office:value-type="float" office:value="0.650943396226415" calcext:value-type="float">
            <text:p>0,651</text:p>
          </table:table-cell>
          <table:table-cell table:formula="of:=SUM([.C170:.C176])/SUM([.C163:.C169])" office:value-type="float" office:value="1.13341274568195" calcext:value-type="float">
            <text:p>1,133</text:p>
          </table:table-cell>
          <table:table-cell table:formula="of:=[.B176]-[.B162]" office:value-type="float" office:value="17910" calcext:value-type="float">
            <text:p>17910</text:p>
          </table:table-cell>
          <table:table-cell table:formula="of:=[.F176]/83500000*100" office:value-type="float" office:value="0.0214491017964072" calcext:value-type="float">
            <text:p>0,0214491018</text:p>
          </table:table-cell>
          <table:table-cell table:formula="of:=[.F176]*0.04" office:value-type="float" office:value="716.4" calcext:value-type="float">
            <text:p>716,4</text:p>
          </table:table-cell>
          <table:table-cell table:formula="of:=AVERAGE([.C170:.C176])" office:value-type="float" office:value="1359.28571428571" calcext:value-type="float">
            <text:p>1359,29</text:p>
          </table:table-cell>
          <table:table-cell office:value-type="float" office:value="9280" calcext:value-type="float">
            <text:p>9280</text:p>
          </table:table-cell>
          <table:table-cell table:formula="of:=[.J176]-[.J175]" office:value-type="float" office:value="3" calcext:value-type="float">
            <text:p>3</text:p>
          </table:table-cell>
          <table:table-cell table:formula="of:=AVERAGE([.K170:.K176])" office:value-type="float" office:value="5.28571428571429" calcext:value-type="float">
            <text:p>5,29</text:p>
          </table:table-cell>
          <table:table-cell table:style-name="ce12" table:formula="of:=[.J176]/[.B176]" office:value-type="percentage" office:value="0.0392506841377327" calcext:value-type="percentage">
            <text:p>3,93%</text:p>
          </table:table-cell>
          <table:table-cell table:formula="of:=[.K176]/[.C176]" office:value-type="float" office:value="0.00190355329949239" calcext:value-type="float">
            <text:p>0,00190355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7" calcext:value-type="date">
            <text:p>2020-08-27</text:p>
          </table:table-cell>
          <table:table-cell office:value-type="float" office:value="237936" calcext:value-type="float">
            <text:p>237936</text:p>
          </table:table-cell>
          <table:table-cell table:formula="of:=[.B177]-[.B176]" office:value-type="float" office:value="1507" calcext:value-type="float">
            <text:p>1507</text:p>
          </table:table-cell>
          <table:table-cell table:formula="of:=SUM([.C174:.C177])/SUM([.C170:.C173])" office:value-type="float" office:value="0.852436974789916" calcext:value-type="float">
            <text:p>0,852</text:p>
          </table:table-cell>
          <table:table-cell table:formula="of:=SUM([.C171:.C177])/SUM([.C164:.C170])" office:value-type="float" office:value="1.0760078549151" calcext:value-type="float">
            <text:p>1,076</text:p>
          </table:table-cell>
          <table:table-cell table:formula="of:=[.B177]-[.B163]" office:value-type="float" office:value="17972" calcext:value-type="float">
            <text:p>17972</text:p>
          </table:table-cell>
          <table:table-cell table:formula="of:=[.F177]/83500000*100" office:value-type="float" office:value="0.0215233532934132" calcext:value-type="float">
            <text:p>0,0215233533</text:p>
          </table:table-cell>
          <table:table-cell table:formula="of:=[.F177]*0.04" office:value-type="float" office:value="718.88" calcext:value-type="float">
            <text:p>718,88</text:p>
          </table:table-cell>
          <table:table-cell table:formula="of:=AVERAGE([.C171:.C177])" office:value-type="float" office:value="1330.71428571429" calcext:value-type="float">
            <text:p>1330,71</text:p>
          </table:table-cell>
          <table:table-cell office:value-type="float" office:value="9285" calcext:value-type="float">
            <text:p>9285</text:p>
          </table:table-cell>
          <table:table-cell table:formula="of:=[.J177]-[.J176]" office:value-type="float" office:value="5" calcext:value-type="float">
            <text:p>5</text:p>
          </table:table-cell>
          <table:table-cell table:formula="of:=AVERAGE([.K171:.K177])" office:value-type="float" office:value="4.57142857142857" calcext:value-type="float">
            <text:p>4,57</text:p>
          </table:table-cell>
          <table:table-cell table:style-name="ce12" table:formula="of:=[.J177]/[.B177]" office:value-type="percentage" office:value="0.039023098648376" calcext:value-type="percentage">
            <text:p>3,90%</text:p>
          </table:table-cell>
          <table:table-cell table:formula="of:=[.K177]/[.C177]" office:value-type="float" office:value="0.0033178500331785" calcext:value-type="float">
            <text:p>0,003317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8" calcext:value-type="date">
            <text:p>2020-08-28</text:p>
          </table:table-cell>
          <table:table-cell office:value-type="float" office:value="239507" calcext:value-type="float">
            <text:p>239507</text:p>
          </table:table-cell>
          <table:table-cell table:formula="of:=[.B178]-[.B177]" office:value-type="float" office:value="1571" calcext:value-type="float">
            <text:p>1571</text:p>
          </table:table-cell>
          <table:table-cell table:formula="of:=SUM([.C175:.C178])/SUM([.C171:.C174])" office:value-type="float" office:value="1.19741622930965" calcext:value-type="float">
            <text:p>1,197</text:p>
          </table:table-cell>
          <table:table-cell table:formula="of:=SUM([.C172:.C178])/SUM([.C165:.C171])" office:value-type="float" office:value="1.09542559351477" calcext:value-type="float">
            <text:p>1,095</text:p>
          </table:table-cell>
          <table:table-cell table:formula="of:=[.B178]-[.B164]" office:value-type="float" office:value="18094" calcext:value-type="float">
            <text:p>18094</text:p>
          </table:table-cell>
          <table:table-cell table:formula="of:=[.F178]/83500000*100" office:value-type="float" office:value="0.0216694610778443" calcext:value-type="float">
            <text:p>0,0216694611</text:p>
          </table:table-cell>
          <table:table-cell table:formula="of:=[.F178]*0.04" office:value-type="float" office:value="723.76" calcext:value-type="float">
            <text:p>723,76</text:p>
          </table:table-cell>
          <table:table-cell table:formula="of:=AVERAGE([.C172:.C178])" office:value-type="float" office:value="1351.28571428571" calcext:value-type="float">
            <text:p>1351,29</text:p>
          </table:table-cell>
          <table:table-cell office:value-type="float" office:value="9288" calcext:value-type="float">
            <text:p>9288</text:p>
          </table:table-cell>
          <table:table-cell table:formula="of:=[.J178]-[.J177]" office:value-type="float" office:value="3" calcext:value-type="float">
            <text:p>3</text:p>
          </table:table-cell>
          <table:table-cell table:formula="of:=AVERAGE([.K172:.K178])" office:value-type="float" office:value="4" calcext:value-type="float">
            <text:p>4,00</text:p>
          </table:table-cell>
          <table:table-cell table:style-name="ce12" table:formula="of:=[.J178]/[.B178]" office:value-type="percentage" office:value="0.0387796598846798" calcext:value-type="percentage">
            <text:p>3,88%</text:p>
          </table:table-cell>
          <table:table-cell table:formula="of:=[.K178]/[.C178]" office:value-type="float" office:value="0.00190961171228517" calcext:value-type="float">
            <text:p>0,001909611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9" calcext:value-type="date">
            <text:p>2020-08-29</text:p>
          </table:table-cell>
          <table:table-cell office:value-type="float" office:value="240986" calcext:value-type="float">
            <text:p>240986</text:p>
          </table:table-cell>
          <table:table-cell table:formula="of:=[.B179]-[.B178]" office:value-type="float" office:value="1479" calcext:value-type="float">
            <text:p>1479</text:p>
          </table:table-cell>
          <table:table-cell table:formula="of:=SUM([.C176:.C179])/SUM([.C172:.C175])" office:value-type="float" office:value="1.27637877211238" calcext:value-type="float">
            <text:p>1,276</text:p>
          </table:table-cell>
          <table:table-cell table:formula="of:=SUM([.C173:.C179])/SUM([.C166:.C172])" office:value-type="float" office:value="0.962178517397882" calcext:value-type="float">
            <text:p>0,962</text:p>
          </table:table-cell>
          <table:table-cell table:formula="of:=[.B179]-[.B165]" office:value-type="float" office:value="18158" calcext:value-type="float">
            <text:p>18158</text:p>
          </table:table-cell>
          <table:table-cell table:formula="of:=[.F179]/83500000*100" office:value-type="float" office:value="0.0217461077844311" calcext:value-type="float">
            <text:p>0,0217461078</text:p>
          </table:table-cell>
          <table:table-cell table:formula="of:=[.F179]*0.04" office:value-type="float" office:value="726.32" calcext:value-type="float">
            <text:p>726,32</text:p>
          </table:table-cell>
          <table:table-cell table:formula="of:=AVERAGE([.C173:.C179])" office:value-type="float" office:value="1272" calcext:value-type="float">
            <text:p>1272,00</text:p>
          </table:table-cell>
          <table:table-cell office:value-type="float" office:value="9289" calcext:value-type="float">
            <text:p>9289</text:p>
          </table:table-cell>
          <table:table-cell table:formula="of:=[.J179]-[.J178]" office:value-type="float" office:value="1" calcext:value-type="float">
            <text:p>1</text:p>
          </table:table-cell>
          <table:table-cell table:formula="of:=AVERAGE([.K173:.K179])" office:value-type="float" office:value="3.14285714285714" calcext:value-type="float">
            <text:p>3,14</text:p>
          </table:table-cell>
          <table:table-cell table:style-name="ce12" table:formula="of:=[.J179]/[.B179]" office:value-type="percentage" office:value="0.0385458076402779" calcext:value-type="percentage">
            <text:p>3,85%</text:p>
          </table:table-cell>
          <table:table-cell table:formula="of:=[.K179]/[.C179]" office:value-type="float" office:value="0.000676132521974307" calcext:value-type="float">
            <text:p>0,00067613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30" calcext:value-type="date">
            <text:p>2020-08-30</text:p>
          </table:table-cell>
          <table:table-cell office:value-type="float" office:value="241771" calcext:value-type="float">
            <text:p>241771</text:p>
          </table:table-cell>
          <table:table-cell table:formula="of:=[.B180]-[.B179]" office:value-type="float" office:value="785" calcext:value-type="float">
            <text:p>785</text:p>
          </table:table-cell>
          <table:table-cell table:formula="of:=SUM([.C177:.C180])/SUM([.C173:.C176])" office:value-type="float" office:value="1.22889348976306" calcext:value-type="float">
            <text:p>1,229</text:p>
          </table:table-cell>
          <table:table-cell table:formula="of:=SUM([.C174:.C180])/SUM([.C167:.C173])" office:value-type="float" office:value="0.946445648708958" calcext:value-type="float">
            <text:p>0,946</text:p>
          </table:table-cell>
          <table:table-cell table:formula="of:=[.B180]-[.B166]" office:value-type="float" office:value="18318" calcext:value-type="float">
            <text:p>18318</text:p>
          </table:table-cell>
          <table:table-cell table:formula="of:=[.F180]/83500000*100" office:value-type="float" office:value="0.0219377245508982" calcext:value-type="float">
            <text:p>0,0219377246</text:p>
          </table:table-cell>
          <table:table-cell table:formula="of:=[.F180]*0.04" office:value-type="float" office:value="732.72" calcext:value-type="float">
            <text:p>732,72</text:p>
          </table:table-cell>
          <table:table-cell table:formula="of:=AVERAGE([.C174:.C180])" office:value-type="float" office:value="1272.42857142857" calcext:value-type="float">
            <text:p>1272,43</text:p>
          </table:table-cell>
          <table:table-cell office:value-type="float" office:value="9295" calcext:value-type="float">
            <text:p>9295</text:p>
          </table:table-cell>
          <table:table-cell table:formula="of:=[.J180]-[.J179]" office:value-type="float" office:value="6" calcext:value-type="float">
            <text:p>6</text:p>
          </table:table-cell>
          <table:table-cell table:formula="of:=AVERAGE([.K174:.K180])" office:value-type="float" office:value="3.71428571428571" calcext:value-type="float">
            <text:p>3,71</text:p>
          </table:table-cell>
          <table:table-cell table:style-name="ce12" table:formula="of:=[.J180]/[.B180]" office:value-type="percentage" office:value="0.0384454711276373" calcext:value-type="percentage">
            <text:p>3,84%</text:p>
          </table:table-cell>
          <table:table-cell table:formula="of:=[.K180]/[.C180]" office:value-type="float" office:value="0.00764331210191083" calcext:value-type="float">
            <text:p>0,007643312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31" calcext:value-type="date">
            <text:p>2020-08-31</text:p>
          </table:table-cell>
          <table:table-cell office:value-type="float" office:value="242381" calcext:value-type="float">
            <text:p>242381</text:p>
          </table:table-cell>
          <table:table-cell table:formula="of:=[.B181]-[.B180]" office:value-type="float" office:value="610" calcext:value-type="float">
            <text:p>610</text:p>
          </table:table-cell>
          <table:table-cell table:formula="of:=SUM([.C178:.C181])/SUM([.C174:.C177])" office:value-type="float" office:value="0.876380126182965" calcext:value-type="float">
            <text:p>0,876</text:p>
          </table:table-cell>
          <table:table-cell table:formula="of:=SUM([.C175:.C181])/SUM([.C168:.C174])" office:value-type="float" office:value="0.921033364710804" calcext:value-type="float">
            <text:p>0,921</text:p>
          </table:table-cell>
          <table:table-cell table:formula="of:=[.B181]-[.B167]" office:value-type="float" office:value="18367" calcext:value-type="float">
            <text:p>18367</text:p>
          </table:table-cell>
          <table:table-cell table:formula="of:=[.F181]/83500000*100" office:value-type="float" office:value="0.0219964071856287" calcext:value-type="float">
            <text:p>0,0219964072</text:p>
          </table:table-cell>
          <table:table-cell table:formula="of:=[.F181]*0.04" office:value-type="float" office:value="734.68" calcext:value-type="float">
            <text:p>734,68</text:p>
          </table:table-cell>
          <table:table-cell table:formula="of:=AVERAGE([.C175:.C181])" office:value-type="float" office:value="1258" calcext:value-type="float">
            <text:p>1258,00</text:p>
          </table:table-cell>
          <table:table-cell office:value-type="float" office:value="9298" calcext:value-type="float">
            <text:p>9298</text:p>
          </table:table-cell>
          <table:table-cell table:formula="of:=[.J181]-[.J180]" office:value-type="float" office:value="3" calcext:value-type="float">
            <text:p>3</text:p>
          </table:table-cell>
          <table:table-cell table:formula="of:=AVERAGE([.K175:.K181])" office:value-type="float" office:value="3.71428571428571" calcext:value-type="float">
            <text:p>3,71</text:p>
          </table:table-cell>
          <table:table-cell table:style-name="ce12" table:formula="of:=[.J181]/[.B181]" office:value-type="percentage" office:value="0.0383610926599032" calcext:value-type="percentage">
            <text:p>3,84%</text:p>
          </table:table-cell>
          <table:table-cell table:formula="of:=[.K181]/[.C181]" office:value-type="float" office:value="0.00491803278688525" calcext:value-type="float">
            <text:p>0,004918032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1" calcext:value-type="date">
            <text:p>2020-09-01</text:p>
          </table:table-cell>
          <table:table-cell office:value-type="float" office:value="243599" calcext:value-type="float">
            <text:p>243599</text:p>
          </table:table-cell>
          <table:table-cell table:formula="of:=[.B182]-[.B181]" office:value-type="float" office:value="1218" calcext:value-type="float">
            <text:p>1218</text:p>
          </table:table-cell>
          <table:table-cell table:formula="of:=SUM([.C179:.C182])/SUM([.C175:.C178])" office:value-type="float" office:value="0.68981793661497" calcext:value-type="float">
            <text:p>0,690</text:p>
          </table:table-cell>
          <table:table-cell table:formula="of:=SUM([.C176:.C182])/SUM([.C169:.C175])" office:value-type="float" office:value="0.925600592655307" calcext:value-type="float">
            <text:p>0,926</text:p>
          </table:table-cell>
          <table:table-cell table:formula="of:=[.B182]-[.B168]" office:value-type="float" office:value="18195" calcext:value-type="float">
            <text:p>18195</text:p>
          </table:table-cell>
          <table:table-cell table:formula="of:=[.F182]/83500000*100" office:value-type="float" office:value="0.0217904191616766" calcext:value-type="float">
            <text:p>0,0217904192</text:p>
          </table:table-cell>
          <table:table-cell table:formula="of:=[.F182]*0.04" office:value-type="float" office:value="727.8" calcext:value-type="float">
            <text:p>727,8</text:p>
          </table:table-cell>
          <table:table-cell table:formula="of:=AVERAGE([.C176:.C182])" office:value-type="float" office:value="1249.42857142857" calcext:value-type="float">
            <text:p>1249,43</text:p>
          </table:table-cell>
          <table:table-cell office:value-type="float" office:value="9302" calcext:value-type="float">
            <text:p>9302</text:p>
          </table:table-cell>
          <table:table-cell table:formula="of:=[.J182]-[.J181]" office:value-type="float" office:value="4" calcext:value-type="float">
            <text:p>4</text:p>
          </table:table-cell>
          <table:table-cell table:formula="of:=AVERAGE([.K176:.K182])" office:value-type="float" office:value="3.57142857142857" calcext:value-type="float">
            <text:p>3,57</text:p>
          </table:table-cell>
          <table:table-cell table:style-name="ce12" table:formula="of:=[.J182]/[.B182]" office:value-type="percentage" office:value="0.038185706837877" calcext:value-type="percentage">
            <text:p>3,82%</text:p>
          </table:table-cell>
          <table:table-cell table:formula="of:=[.K182]/[.C182]" office:value-type="float" office:value="0.00328407224958949" calcext:value-type="float">
            <text:p>0,00328407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2" calcext:value-type="date">
            <text:p>2020-09-02</text:p>
          </table:table-cell>
          <table:table-cell office:value-type="float" office:value="244855" calcext:value-type="float">
            <text:p>244855</text:p>
          </table:table-cell>
          <table:table-cell table:formula="of:=[.B183]-[.B182]" office:value-type="float" office:value="1256" calcext:value-type="float">
            <text:p>1256</text:p>
          </table:table-cell>
          <table:table-cell table:formula="of:=SUM([.C180:.C183])/SUM([.C176:.C179])" office:value-type="float" office:value="0.630849502690364" calcext:value-type="float">
            <text:p>0,631</text:p>
          </table:table-cell>
          <table:table-cell table:formula="of:=SUM([.C177:.C183])/SUM([.C170:.C176])" office:value-type="float" office:value="0.885549132947977" calcext:value-type="float">
            <text:p>0,886</text:p>
          </table:table-cell>
          <table:table-cell table:formula="of:=[.B183]-[.B169]" office:value-type="float" office:value="17941" calcext:value-type="float">
            <text:p>17941</text:p>
          </table:table-cell>
          <table:table-cell table:formula="of:=[.F183]/83500000*100" office:value-type="float" office:value="0.0214862275449102" calcext:value-type="float">
            <text:p>0,0214862275</text:p>
          </table:table-cell>
          <table:table-cell table:formula="of:=[.F183]*0.04" office:value-type="float" office:value="717.64" calcext:value-type="float">
            <text:p>717,64</text:p>
          </table:table-cell>
          <table:table-cell table:formula="of:=AVERAGE([.C177:.C183])" office:value-type="float" office:value="1203.71428571429" calcext:value-type="float">
            <text:p>1203,71</text:p>
          </table:table-cell>
          <table:table-cell office:value-type="float" office:value="9313" calcext:value-type="float">
            <text:p>9313</text:p>
          </table:table-cell>
          <table:table-cell table:formula="of:=[.J183]-[.J182]" office:value-type="float" office:value="11" calcext:value-type="float">
            <text:p>11</text:p>
          </table:table-cell>
          <table:table-cell table:formula="of:=AVERAGE([.K177:.K183])" office:value-type="float" office:value="4.71428571428571" calcext:value-type="float">
            <text:p>4,71</text:p>
          </table:table-cell>
          <table:table-cell table:style-name="ce12" table:formula="of:=[.J183]/[.B183]" office:value-type="percentage" office:value="0.0380347552633191" calcext:value-type="percentage">
            <text:p>3,80%</text:p>
          </table:table-cell>
          <table:table-cell table:formula="of:=[.K183]/[.C183]" office:value-type="float" office:value="0.00875796178343949" calcext:value-type="float">
            <text:p>0,008757961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3" calcext:value-type="date">
            <text:p>2020-09-03</text:p>
          </table:table-cell>
          <table:table-cell office:value-type="float" office:value="246155" calcext:value-type="float">
            <text:p>246155</text:p>
          </table:table-cell>
          <table:table-cell table:formula="of:=[.B184]-[.B183]" office:value-type="float" office:value="1300" calcext:value-type="float">
            <text:p>1300</text:p>
          </table:table-cell>
          <table:table-cell table:formula="of:=SUM([.C181:.C184])/SUM([.C177:.C180])" office:value-type="float" office:value="0.820666417072258" calcext:value-type="float">
            <text:p>0,821</text:p>
          </table:table-cell>
          <table:table-cell table:formula="of:=SUM([.C178:.C184])/SUM([.C171:.C177])" office:value-type="float" office:value="0.882340311325819" calcext:value-type="float">
            <text:p>0,882</text:p>
          </table:table-cell>
          <table:table-cell table:formula="of:=[.B184]-[.B170]" office:value-type="float" office:value="17534" calcext:value-type="float">
            <text:p>17534</text:p>
          </table:table-cell>
          <table:table-cell table:formula="of:=[.F184]/83500000*100" office:value-type="float" office:value="0.0209988023952096" calcext:value-type="float">
            <text:p>0,0209988024</text:p>
          </table:table-cell>
          <table:table-cell table:formula="of:=[.F184]*0.04" office:value-type="float" office:value="701.36" calcext:value-type="float">
            <text:p>701,36</text:p>
          </table:table-cell>
          <table:table-cell table:formula="of:=AVERAGE([.C178:.C184])" office:value-type="float" office:value="1174.14285714286" calcext:value-type="float">
            <text:p>1174,14</text:p>
          </table:table-cell>
          <table:table-cell office:value-type="float" office:value="9321" calcext:value-type="float">
            <text:p>9321</text:p>
          </table:table-cell>
          <table:table-cell table:formula="of:=[.J184]-[.J183]" office:value-type="float" office:value="8" calcext:value-type="float">
            <text:p>8</text:p>
          </table:table-cell>
          <table:table-cell table:formula="of:=AVERAGE([.K178:.K184])" office:value-type="float" office:value="5.14285714285714" calcext:value-type="float">
            <text:p>5,14</text:p>
          </table:table-cell>
          <table:table-cell table:style-name="ce12" table:formula="of:=[.J184]/[.B184]" office:value-type="percentage" office:value="0.0378663850013203" calcext:value-type="percentage">
            <text:p>3,79%</text:p>
          </table:table-cell>
          <table:table-cell table:formula="of:=[.K184]/[.C184]" office:value-type="float" office:value="0.00615384615384615" calcext:value-type="float">
            <text:p>0,00615384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4" calcext:value-type="date">
            <text:p>2020-09-04</text:p>
          </table:table-cell>
          <table:table-cell office:value-type="float" office:value="246984" calcext:value-type="float">
            <text:p>246984</text:p>
          </table:table-cell>
          <table:table-cell table:formula="of:=[.B185]-[.B184]" office:value-type="float" office:value="829" calcext:value-type="float">
            <text:p>829</text:p>
          </table:table-cell>
          <table:table-cell table:formula="of:=SUM([.C182:.C185])/SUM([.C178:.C181])" office:value-type="float" office:value="1.0355455568054" calcext:value-type="float">
            <text:p>1,036</text:p>
          </table:table-cell>
          <table:table-cell table:formula="of:=SUM([.C179:.C185])/SUM([.C172:.C178])" office:value-type="float" office:value="0.790464108256687" calcext:value-type="float">
            <text:p>0,790</text:p>
          </table:table-cell>
          <table:table-cell table:formula="of:=[.B185]-[.B171]" office:value-type="float" office:value="16936" calcext:value-type="float">
            <text:p>16936</text:p>
          </table:table-cell>
          <table:table-cell table:formula="of:=[.F185]/83500000*100" office:value-type="float" office:value="0.0202826347305389" calcext:value-type="float">
            <text:p>0,0202826347</text:p>
          </table:table-cell>
          <table:table-cell table:formula="of:=[.F185]*0.04" office:value-type="float" office:value="677.44" calcext:value-type="float">
            <text:p>677,44</text:p>
          </table:table-cell>
          <table:table-cell table:formula="of:=AVERAGE([.C179:.C185])" office:value-type="float" office:value="1068.14285714286" calcext:value-type="float">
            <text:p>1068,14</text:p>
          </table:table-cell>
          <table:table-cell office:value-type="float" office:value="9319" calcext:value-type="float">
            <text:p>9319</text:p>
          </table:table-cell>
          <table:table-cell table:formula="of:=[.J185]-[.J184]" office:value-type="float" office:value="-2" calcext:value-type="float">
            <text:p>-2</text:p>
          </table:table-cell>
          <table:table-cell table:formula="of:=AVERAGE([.K179:.K185])" office:value-type="float" office:value="4.42857142857143" calcext:value-type="float">
            <text:p>4,43</text:p>
          </table:table-cell>
          <table:table-cell table:style-name="ce12" table:formula="of:=[.J185]/[.B185]" office:value-type="percentage" office:value="0.0377311890648787" calcext:value-type="percentage">
            <text:p>3,77%</text:p>
          </table:table-cell>
          <table:table-cell table:formula="of:=[.K185]/[.C185]" office:value-type="float" office:value="-0.00241254523522316" calcext:value-type="float">
            <text:p>-0,00241254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5" calcext:value-type="date">
            <text:p>2020-09-05</text:p>
          </table:table-cell>
          <table:table-cell office:value-type="float" office:value="248997" calcext:value-type="float">
            <text:p>248997</text:p>
          </table:table-cell>
          <table:table-cell table:formula="of:=[.B186]-[.B185]" office:value-type="float" office:value="2013" calcext:value-type="float">
            <text:p>2013</text:p>
          </table:table-cell>
          <table:table-cell table:formula="of:=SUM([.C183:.C186])/SUM([.C179:.C182])" office:value-type="float" office:value="1.31915933528837" calcext:value-type="float">
            <text:p>1,319</text:p>
          </table:table-cell>
          <table:table-cell table:formula="of:=SUM([.C180:.C186])/SUM([.C173:.C179])" office:value-type="float" office:value="0.89970799640611" calcext:value-type="float">
            <text:p>0,900</text:p>
          </table:table-cell>
          <table:table-cell table:formula="of:=[.B186]-[.B172]" office:value-type="float" office:value="16915" calcext:value-type="float">
            <text:p>16915</text:p>
          </table:table-cell>
          <table:table-cell table:formula="of:=[.F186]/83500000*100" office:value-type="float" office:value="0.0202574850299401" calcext:value-type="float">
            <text:p>0,020257485</text:p>
          </table:table-cell>
          <table:table-cell table:formula="of:=[.F186]*0.04" office:value-type="float" office:value="676.6" calcext:value-type="float">
            <text:p>676,6</text:p>
          </table:table-cell>
          <table:table-cell table:formula="of:=AVERAGE([.C180:.C186])" office:value-type="float" office:value="1144.42857142857" calcext:value-type="float">
            <text:p>1144,43</text:p>
          </table:table-cell>
          <table:table-cell office:value-type="float" office:value="9324" calcext:value-type="float">
            <text:p>9324</text:p>
          </table:table-cell>
          <table:table-cell table:formula="of:=[.J186]-[.J185]" office:value-type="float" office:value="5" calcext:value-type="float">
            <text:p>5</text:p>
          </table:table-cell>
          <table:table-cell table:formula="of:=AVERAGE([.K180:.K186])" office:value-type="float" office:value="5" calcext:value-type="float">
            <text:p>5,00</text:p>
          </table:table-cell>
          <table:table-cell table:style-name="ce12" table:formula="of:=[.J186]/[.B186]" office:value-type="percentage" office:value="0.0374462342919794" calcext:value-type="percentage">
            <text:p>3,74%</text:p>
          </table:table-cell>
          <table:table-cell table:formula="of:=[.K186]/[.C186]" office:value-type="float" office:value="0.00248385494287134" calcext:value-type="float">
            <text:p>0,002483854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6" calcext:value-type="date">
            <text:p>2020-09-06</text:p>
          </table:table-cell>
          <table:table-cell office:value-type="float" office:value="249985" calcext:value-type="float">
            <text:p>249985</text:p>
          </table:table-cell>
          <table:table-cell table:formula="of:=[.B187]-[.B186]" office:value-type="float" office:value="988" calcext:value-type="float">
            <text:p>988</text:p>
          </table:table-cell>
          <table:table-cell table:formula="of:=SUM([.C184:.C187])/SUM([.C180:.C183])" office:value-type="float" office:value="1.32592401137245" calcext:value-type="float">
            <text:p>1,326</text:p>
          </table:table-cell>
          <table:table-cell table:formula="of:=SUM([.C181:.C187])/SUM([.C174:.C180])" office:value-type="float" office:value="0.922196025597844" calcext:value-type="float">
            <text:p>0,922</text:p>
          </table:table-cell>
          <table:table-cell table:formula="of:=[.B187]-[.B173]" office:value-type="float" office:value="17121" calcext:value-type="float">
            <text:p>17121</text:p>
          </table:table-cell>
          <table:table-cell table:formula="of:=[.F187]/83500000*100" office:value-type="float" office:value="0.0205041916167665" calcext:value-type="float">
            <text:p>0,0205041916</text:p>
          </table:table-cell>
          <table:table-cell table:formula="of:=[.F187]*0.04" office:value-type="float" office:value="684.84" calcext:value-type="float">
            <text:p>684,84</text:p>
          </table:table-cell>
          <table:table-cell table:formula="of:=AVERAGE([.C181:.C187])" office:value-type="float" office:value="1173.42857142857" calcext:value-type="float">
            <text:p>1173,43</text:p>
          </table:table-cell>
          <table:table-cell office:value-type="float" office:value="9325" calcext:value-type="float">
            <text:p>9325</text:p>
          </table:table-cell>
          <table:table-cell table:formula="of:=[.J187]-[.J186]" office:value-type="float" office:value="1" calcext:value-type="float">
            <text:p>1</text:p>
          </table:table-cell>
          <table:table-cell table:formula="of:=AVERAGE([.K181:.K187])" office:value-type="float" office:value="4.28571428571429" calcext:value-type="float">
            <text:p>4,29</text:p>
          </table:table-cell>
          <table:table-cell table:style-name="ce12" table:formula="of:=[.J187]/[.B187]" office:value-type="percentage" office:value="0.0373022381342881" calcext:value-type="percentage">
            <text:p>3,73%</text:p>
          </table:table-cell>
          <table:table-cell table:formula="of:=[.K187]/[.C187]" office:value-type="float" office:value="0.00101214574898785" calcext:value-type="float">
            <text:p>0,00101214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7" calcext:value-type="date">
            <text:p>2020-09-07</text:p>
          </table:table-cell>
          <table:table-cell office:value-type="float" office:value="250799" calcext:value-type="float">
            <text:p>250799</text:p>
          </table:table-cell>
          <table:table-cell table:formula="of:=[.B188]-[.B187]" office:value-type="float" office:value="814" calcext:value-type="float">
            <text:p>814</text:p>
          </table:table-cell>
          <table:table-cell table:formula="of:=SUM([.C185:.C188])/SUM([.C181:.C184])" office:value-type="float" office:value="1.05930656934307" calcext:value-type="float">
            <text:p>1,059</text:p>
          </table:table-cell>
          <table:table-cell table:formula="of:=SUM([.C182:.C188])/SUM([.C175:.C181])" office:value-type="float" office:value="0.955939132409721" calcext:value-type="float">
            <text:p>0,956</text:p>
          </table:table-cell>
          <table:table-cell table:formula="of:=[.B188]-[.B174]" office:value-type="float" office:value="17224" calcext:value-type="float">
            <text:p>17224</text:p>
          </table:table-cell>
          <table:table-cell table:formula="of:=[.F188]/83500000*100" office:value-type="float" office:value="0.0206275449101796" calcext:value-type="float">
            <text:p>0,0206275449</text:p>
          </table:table-cell>
          <table:table-cell table:formula="of:=[.F188]*0.04" office:value-type="float" office:value="688.96" calcext:value-type="float">
            <text:p>688,96</text:p>
          </table:table-cell>
          <table:table-cell table:formula="of:=AVERAGE([.C182:.C188])" office:value-type="float" office:value="1202.57142857143" calcext:value-type="float">
            <text:p>1202,57</text:p>
          </table:table-cell>
          <table:table-cell office:value-type="float" office:value="9325" calcext:value-type="float">
            <text:p>9325</text:p>
          </table:table-cell>
          <table:table-cell table:formula="of:=[.J188]-[.J187]" office:value-type="float" office:value="0" calcext:value-type="float">
            <text:p>0</text:p>
          </table:table-cell>
          <table:table-cell table:formula="of:=AVERAGE([.K182:.K188])" office:value-type="float" office:value="3.85714285714286" calcext:value-type="float">
            <text:p>3,86</text:p>
          </table:table-cell>
          <table:table-cell table:style-name="ce12" table:formula="of:=[.J188]/[.B188]" office:value-type="percentage" office:value="0.0371811689839274" calcext:value-type="percentage">
            <text:p>3,72%</text:p>
          </table:table-cell>
          <table:table-cell table:formula="of:=[.K188]/[.C18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8" calcext:value-type="date">
            <text:p>2020-09-08</text:p>
          </table:table-cell>
          <table:table-cell office:value-type="float" office:value="252298" calcext:value-type="float">
            <text:p>252298</text:p>
          </table:table-cell>
          <table:table-cell table:formula="of:=[.B189]-[.B188]" office:value-type="float" office:value="1499" calcext:value-type="float">
            <text:p>1499</text:p>
          </table:table-cell>
          <table:table-cell table:formula="of:=SUM([.C186:.C189])/SUM([.C182:.C185])" office:value-type="float" office:value="1.15446447968716" calcext:value-type="float">
            <text:p>1,154</text:p>
          </table:table-cell>
          <table:table-cell table:formula="of:=SUM([.C183:.C189])/SUM([.C176:.C182])" office:value-type="float" office:value="0.994626114795335" calcext:value-type="float">
            <text:p>0,995</text:p>
          </table:table-cell>
          <table:table-cell table:formula="of:=[.B189]-[.B175]" office:value-type="float" office:value="17445" calcext:value-type="float">
            <text:p>17445</text:p>
          </table:table-cell>
          <table:table-cell table:formula="of:=[.F189]/83500000*100" office:value-type="float" office:value="0.0208922155688623" calcext:value-type="float">
            <text:p>0,0208922156</text:p>
          </table:table-cell>
          <table:table-cell table:formula="of:=[.F189]*0.04" office:value-type="float" office:value="697.8" calcext:value-type="float">
            <text:p>697,8</text:p>
          </table:table-cell>
          <table:table-cell table:formula="of:=AVERAGE([.C183:.C189])" office:value-type="float" office:value="1242.71428571429" calcext:value-type="float">
            <text:p>1242,71</text:p>
          </table:table-cell>
          <table:table-cell office:value-type="float" office:value="9329" calcext:value-type="float">
            <text:p>9329</text:p>
          </table:table-cell>
          <table:table-cell table:formula="of:=[.J189]-[.J188]" office:value-type="float" office:value="4" calcext:value-type="float">
            <text:p>4</text:p>
          </table:table-cell>
          <table:table-cell table:formula="of:=AVERAGE([.K183:.K189])" office:value-type="float" office:value="3.85714285714286" calcext:value-type="float">
            <text:p>3,86</text:p>
          </table:table-cell>
          <table:table-cell table:style-name="ce12" table:formula="of:=[.J189]/[.B189]" office:value-type="percentage" office:value="0.0369761155459021" calcext:value-type="percentage">
            <text:p>3,70%</text:p>
          </table:table-cell>
          <table:table-cell table:formula="of:=[.K189]/[.C189]" office:value-type="float" office:value="0.00266844563042028" calcext:value-type="float">
            <text:p>0,002668445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9-09" calcext:value-type="date">
            <text:p>2020-09-09</text:p>
          </table:table-cell>
          <table:table-cell office:value-type="float" office:value="253474" calcext:value-type="float">
            <text:p>253474</text:p>
          </table:table-cell>
          <table:table-cell table:formula="of:=[.B190]-[.B189]" office:value-type="float" office:value="1176" calcext:value-type="float">
            <text:p>1176</text:p>
          </table:table-cell>
          <table:table-cell table:formula="of:=SUM([.C187:.C190])/SUM([.C183:.C186])" office:value-type="float" office:value="0.829381252315672" calcext:value-type="float">
            <text:p>0,829</text:p>
          </table:table-cell>
          <table:table-cell table:formula="of:=SUM([.C184:.C190])/SUM([.C177:.C183])" office:value-type="float" office:value="1.02290529314028" calcext:value-type="float">
            <text:p>1,023</text:p>
          </table:table-cell>
          <table:table-cell table:formula="of:=[.B190]-[.B176]" office:value-type="float" office:value="17045" calcext:value-type="float">
            <text:p>17045</text:p>
          </table:table-cell>
          <table:table-cell table:formula="of:=[.F190]/83500000*100" office:value-type="float" office:value="0.0204131736526946" calcext:value-type="float">
            <text:p>0,0204131737</text:p>
          </table:table-cell>
          <table:table-cell table:formula="of:=[.F190]*0.04" office:value-type="float" office:value="681.8" calcext:value-type="float">
            <text:p>681,8</text:p>
          </table:table-cell>
          <table:table-cell table:formula="of:=AVERAGE([.C184:.C190])" office:value-type="float" office:value="1231.28571428571" calcext:value-type="float">
            <text:p>1231,29</text:p>
          </table:table-cell>
          <table:table-cell office:value-type="float" office:value="9338" calcext:value-type="float">
            <text:p>9338</text:p>
          </table:table-cell>
          <table:table-cell table:formula="of:=[.J190]-[.J189]" office:value-type="float" office:value="9" calcext:value-type="float">
            <text:p>9</text:p>
          </table:table-cell>
          <table:table-cell table:formula="of:=AVERAGE([.K184:.K190])" office:value-type="float" office:value="3.57142857142857" calcext:value-type="float">
            <text:p>3,57</text:p>
          </table:table-cell>
          <table:table-cell table:style-name="ce12" table:formula="of:=[.J190]/[.B190]" office:value-type="percentage" office:value="0.0368400703819721" calcext:value-type="percentage">
            <text:p>3,68%</text:p>
          </table:table-cell>
          <table:table-cell table:formula="of:=[.K190]/[.C190]" office:value-type="float" office:value="0.0076530612244898" calcext:value-type="float">
            <text:p>0,0076530612</text:p>
          </table:table-cell>
          <table:table-cell table:number-columns-repeated="1009"/>
        </table:table-row>
        <table:table-row table:style-name="ro2" table:number-rows-repeated="104838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ceased per week" table:style-name="ta1">
        <office:forms form:automatic-focus="false" form:apply-design-mode="false"/>
        <table:shapes>
          <draw:frame draw:z-index="0" draw:style-name="gr1" draw:text-style-name="P1" svg:width="159.99mm" svg:height="89.99mm" svg:x="99.15mm" svg:y="15.76mm">
            <loext:p draw:notify-on-update-of-ranges="'Deceased per week'.A2:'Deceased per week'.A25 'Deceased per week'.B1:'Deceased per week'.B1 'Deceased per week'.B2:'Deceased per week'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16"/>
        <table:table-column table:style-name="co12" table:default-cell-style-name="ce16"/>
        <table:table-row table:style-name="ro3">
          <table:table-cell office:value-type="string" calcext:value-type="string">
            <text:p>Week</text:p>
          </table:table-cell>
          <table:table-cell table:style-name="ce17" office:value-type="string" calcext:value-type="string">
            <text:p>Number of deceased persons accumulated per week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65" calcext:value-type="float">
            <text:p>136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2" table:number-rows-repeated="10485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Weekly New deahts by new infections" table:style-name="ta1">
        <table:table-column table:style-name="co11" table:default-cell-style-name="ce2"/>
        <table:table-column table:style-name="co11" table:number-columns-repeated="2" table:default-cell-style-name="ce3"/>
        <table:table-column table:style-name="co11" table:default-cell-style-name="Default"/>
        <table:table-row table:style-name="ro4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Cases compared to prevoius day</text:p>
          </table:table-cell>
          <table:table-cell table:style-name="ce6" office:value-type="string" calcext:value-type="string">
            <text:p>Deaths increase</text:p>
          </table:table-cell>
          <table:table-cell/>
        </table:table-row>
        <table:table-row table:style-name="ro2">
          <table:table-cell office:value-type="date" office:date-value="2020-03-05" calcext:value-type="date">
            <text:p>2020-03-05</text:p>
          </table:table-cell>
          <table:table-cell table:number-columns-repeated="3"/>
        </table:table-row>
        <table:table-row table:style-name="ro2">
          <table:table-cell office:value-type="date" office:date-value="2020-03-06" calcext:value-type="date">
            <text:p>2020-03-0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7" calcext:value-type="date">
            <text:p>2020-03-0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8" calcext:value-type="date">
            <text:p>2020-03-0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9" calcext:value-type="date">
            <text:p>2020-03-0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0" calcext:value-type="date">
            <text:p>2020-03-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3-11" calcext:value-type="date">
            <text:p>2020-03-1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2" calcext:value-type="date">
            <text:p>2020-03-1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0-03-13" calcext:value-type="date">
            <text:p>2020-03-13</text:p>
          </table:table-cell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0-03-14" calcext:value-type="date">
            <text:p>2020-03-14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2801" calcext:value-type="float">
            <text:p>28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7324" calcext:value-type="float">
            <text:p>73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3140" calcext:value-type="float">
            <text:p>31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3311" calcext:value-type="float">
            <text:p>33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4438" calcext:value-type="float">
            <text:p>443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2342" calcext:value-type="float">
            <text:p>234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4954" calcext:value-type="float">
            <text:p>495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5780" calcext:value-type="float">
            <text:p>578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6294" calcext:value-type="float">
            <text:p>629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3965" calcext:value-type="float">
            <text:p>396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4751" calcext:value-type="float">
            <text:p>475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4615" calcext:value-type="float">
            <text:p>4615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5453" calcext:value-type="float">
            <text:p>545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6156" calcext:value-type="float">
            <text:p>615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6174" calcext:value-type="float">
            <text:p>617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6082" calcext:value-type="float">
            <text:p>6082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5936" calcext:value-type="float">
            <text:p>593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3677" calcext:value-type="float">
            <text:p>3677</text:p>
          </table:table-cell>
          <table:table-cell office:value-type="float" office:value="92" calcext:value-type="float">
            <text:p>92</text:p>
          </table:table-cell>
          <table:table-cell table:formula="of:=[.C34]/[.B3]" office:value-type="float" office:value="0.338235294117647" calcext:value-type="float">
            <text:p>0,3382352941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3834" calcext:value-type="float">
            <text:p>3834</text:p>
          </table:table-cell>
          <table:table-cell office:value-type="float" office:value="173" calcext:value-type="float">
            <text:p>173</text:p>
          </table:table-cell>
          <table:table-cell table:formula="of:=[.C35]/[.B4]" office:value-type="float" office:value="1.64761904761905" calcext:value-type="float">
            <text:p>1,6476190476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4003" calcext:value-type="float">
            <text:p>4003</text:p>
          </table:table-cell>
          <table:table-cell office:value-type="float" office:value="254" calcext:value-type="float">
            <text:p>254</text:p>
          </table:table-cell>
          <table:table-cell table:formula="of:=[.C36]/[.B5]" office:value-type="float" office:value="1.62820512820513" calcext:value-type="float">
            <text:p>1,6282051282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4974" calcext:value-type="float">
            <text:p>4974</text:p>
          </table:table-cell>
          <table:table-cell office:value-type="float" office:value="246" calcext:value-type="float">
            <text:p>246</text:p>
          </table:table-cell>
          <table:table-cell table:formula="of:=[.C37]/[.B6]" office:value-type="float" office:value="0.77602523659306" calcext:value-type="float">
            <text:p>0,7760252366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5323" calcext:value-type="float">
            <text:p>5323</text:p>
          </table:table-cell>
          <table:table-cell office:value-type="float" office:value="266" calcext:value-type="float">
            <text:p>266</text:p>
          </table:table-cell>
          <table:table-cell table:formula="of:=[.C38]/[.B7]" office:value-type="float" office:value="9.85185185185185" calcext:value-type="float">
            <text:p>9,8518518519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4133" calcext:value-type="float">
            <text:p>4133</text:p>
          </table:table-cell>
          <table:table-cell office:value-type="float" office:value="171" calcext:value-type="float">
            <text:p>171</text:p>
          </table:table-cell>
          <table:table-cell table:formula="of:=[.C39]/[.B8]" office:value-type="float" office:value="1.08917197452229" calcext:value-type="float">
            <text:p>1,0891719745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2821" calcext:value-type="float">
            <text:p>2821</text:p>
          </table:table-cell>
          <table:table-cell office:value-type="float" office:value="129" calcext:value-type="float">
            <text:p>129</text:p>
          </table:table-cell>
          <table:table-cell table:formula="of:=[.C40]/[.B9]" office:value-type="float" office:value="0.476014760147602" calcext:value-type="float">
            <text:p>0,4760147601</text:p>
          </table:table-cell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float" office:value="2537" calcext:value-type="float">
            <text:p>2537</text:p>
          </table:table-cell>
          <table:table-cell office:value-type="float" office:value="126" calcext:value-type="float">
            <text:p>126</text:p>
          </table:table-cell>
          <table:table-cell table:formula="of:=[.C41]/[.B10]" office:value-type="float" office:value="0.1571072319202" calcext:value-type="float">
            <text:p>0,1571072319</text:p>
          </table:table-cell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float" office:value="2082" calcext:value-type="float">
            <text:p>2082</text:p>
          </table:table-cell>
          <table:table-cell office:value-type="float" office:value="170" calcext:value-type="float">
            <text:p>170</text:p>
          </table:table-cell>
          <table:table-cell table:formula="of:=[.C42]/[.B11]" office:value-type="float" office:value="0.245310245310245" calcext:value-type="float">
            <text:p>0,2453102453</text:p>
          </table:table-cell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float" office:value="2486" calcext:value-type="float">
            <text:p>2486</text:p>
          </table:table-cell>
          <table:table-cell office:value-type="float" office:value="285" calcext:value-type="float">
            <text:p>285</text:p>
          </table:table-cell>
          <table:table-cell table:formula="of:=[.C43]/[.B12]" office:value-type="float" office:value="0.38881309686221" calcext:value-type="float">
            <text:p>0,3888130969</text:p>
          </table:table-cell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float" office:value="2866" calcext:value-type="float">
            <text:p>2866</text:p>
          </table:table-cell>
          <table:table-cell office:value-type="float" office:value="315" calcext:value-type="float">
            <text:p>315</text:p>
          </table:table-cell>
          <table:table-cell table:formula="of:=[.C44]/[.B13]" office:value-type="float" office:value="0.302013422818792" calcext:value-type="float">
            <text:p>0,3020134228</text:p>
          </table:table-cell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float" office:value="3380" calcext:value-type="float">
            <text:p>3380</text:p>
          </table:table-cell>
          <table:table-cell office:value-type="float" office:value="299" calcext:value-type="float">
            <text:p>299</text:p>
          </table:table-cell>
          <table:table-cell table:formula="of:=[.C45]/[.B14]" office:value-type="float" office:value="0.254684838160136" calcext:value-type="float">
            <text:p>0,2546848382</text:p>
          </table:table-cell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float" office:value="3609" calcext:value-type="float">
            <text:p>3609</text:p>
          </table:table-cell>
          <table:table-cell office:value-type="float" office:value="242" calcext:value-type="float">
            <text:p>242</text:p>
          </table:table-cell>
          <table:table-cell table:formula="of:=[.C46]/[.B15]" office:value-type="float" office:value="0.211538461538462" calcext:value-type="float">
            <text:p>0,2115384615</text:p>
          </table:table-cell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float" office:value="2458" calcext:value-type="float">
            <text:p>2458</text:p>
          </table:table-cell>
          <table:table-cell office:value-type="float" office:value="184" calcext:value-type="float">
            <text:p>184</text:p>
          </table:table-cell>
          <table:table-cell table:formula="of:=[.C47]/[.B16]" office:value-type="float" office:value="0.17658349328215" calcext:value-type="float">
            <text:p>0,1765834933</text:p>
          </table:table-cell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float" office:value="1775" calcext:value-type="float">
            <text:p>1775</text:p>
          </table:table-cell>
          <table:table-cell office:value-type="float" office:value="110" calcext:value-type="float">
            <text:p>110</text:p>
          </table:table-cell>
          <table:table-cell table:formula="of:=[.C48]/[.B17]" office:value-type="float" office:value="0.0392716886826134" calcext:value-type="float">
            <text:p>0,0392716887</text:p>
          </table:table-cell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float" office:value="1785" calcext:value-type="float">
            <text:p>1785</text:p>
          </table:table-cell>
          <table:table-cell office:value-type="float" office:value="194" calcext:value-type="float">
            <text:p>194</text:p>
          </table:table-cell>
          <table:table-cell table:formula="of:=[.C49]/[.B18]" office:value-type="float" office:value="0.0264882577826324" calcext:value-type="float">
            <text:p>0,0264882578</text:p>
          </table:table-cell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float" office:value="2237" calcext:value-type="float">
            <text:p>2237</text:p>
          </table:table-cell>
          <table:table-cell office:value-type="float" office:value="281" calcext:value-type="float">
            <text:p>281</text:p>
          </table:table-cell>
          <table:table-cell table:formula="of:=[.C50]/[.B19]" office:value-type="float" office:value="0.0894904458598726" calcext:value-type="float">
            <text:p>0,0894904459</text:p>
          </table:table-cell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float" office:value="2352" calcext:value-type="float">
            <text:p>2352</text:p>
          </table:table-cell>
          <table:table-cell office:value-type="float" office:value="215" calcext:value-type="float">
            <text:p>215</text:p>
          </table:table-cell>
          <table:table-cell table:formula="of:=[.C51]/[.B20]" office:value-type="float" office:value="0.0649350649350649" calcext:value-type="float">
            <text:p>0,0649350649</text:p>
          </table:table-cell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float" office:value="2337" calcext:value-type="float">
            <text:p>2337</text:p>
          </table:table-cell>
          <table:table-cell office:value-type="float" office:value="227" calcext:value-type="float">
            <text:p>227</text:p>
          </table:table-cell>
          <table:table-cell table:formula="of:=[.C52]/[.B21]" office:value-type="float" office:value="0.0511491662911221" calcext:value-type="float">
            <text:p>0,0511491663</text:p>
          </table:table-cell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float" office:value="2055" calcext:value-type="float">
            <text:p>2055</text:p>
          </table:table-cell>
          <table:table-cell office:value-type="float" office:value="179" calcext:value-type="float">
            <text:p>179</text:p>
          </table:table-cell>
          <table:table-cell table:formula="of:=[.C53]/[.B22]" office:value-type="float" office:value="0.0764304013663535" calcext:value-type="float">
            <text:p>0,0764304014</text:p>
          </table:table-cell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float" office:value="1737" calcext:value-type="float">
            <text:p>1737</text:p>
          </table:table-cell>
          <table:table-cell office:value-type="float" office:value="140" calcext:value-type="float">
            <text:p>140</text:p>
          </table:table-cell>
          <table:table-cell table:formula="of:=[.C54]/[.B23]" office:value-type="float" office:value="0.0282599919257166" calcext:value-type="float">
            <text:p>0,0282599919</text:p>
          </table:table-cell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float" office:value="1018" calcext:value-type="float">
            <text:p>1018</text:p>
          </table:table-cell>
          <table:table-cell office:value-type="float" office:value="110" calcext:value-type="float">
            <text:p>110</text:p>
          </table:table-cell>
          <table:table-cell table:formula="of:=[.C55]/[.B24]" office:value-type="float" office:value="0.0190311418685121" calcext:value-type="float">
            <text:p>0,0190311419</text:p>
          </table:table-cell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float" office:value="1144" calcext:value-type="float">
            <text:p>1144</text:p>
          </table:table-cell>
          <table:table-cell office:value-type="float" office:value="163" calcext:value-type="float">
            <text:p>163</text:p>
          </table:table-cell>
          <table:table-cell table:formula="of:=[.C56]/[.B25]" office:value-type="float" office:value="0.0258976803304735" calcext:value-type="float">
            <text:p>0,0258976803</text:p>
          </table:table-cell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float" office:value="1304" calcext:value-type="float">
            <text:p>1304</text:p>
          </table:table-cell>
          <table:table-cell office:value-type="float" office:value="202" calcext:value-type="float">
            <text:p>202</text:p>
          </table:table-cell>
          <table:table-cell table:formula="of:=[.C57]/[.B26]" office:value-type="float" office:value="0.0509457755359395" calcext:value-type="float">
            <text:p>0,0509457755</text:p>
          </table:table-cell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float" office:value="1478" calcext:value-type="float">
            <text:p>1478</text:p>
          </table:table-cell>
          <table:table-cell office:value-type="float" office:value="173" calcext:value-type="float">
            <text:p>173</text:p>
          </table:table-cell>
          <table:table-cell table:formula="of:=[.C58]/[.B27]" office:value-type="float" office:value="0.036413386655441" calcext:value-type="float">
            <text:p>0,0364133867</text:p>
          </table:table-cell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float" office:value="1292" calcext:value-type="float">
            <text:p>1292</text:p>
          </table:table-cell>
          <table:table-cell office:value-type="float" office:value="143.5" calcext:value-type="float">
            <text:p>143,5</text:p>
          </table:table-cell>
          <table:table-cell table:formula="of:=[.C59]/[.B28]" office:value-type="float" office:value="0.0310942578548212" calcext:value-type="float">
            <text:p>0,0310942579</text:p>
          </table:table-cell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float" office:value="1292" calcext:value-type="float">
            <text:p>1292</text:p>
          </table:table-cell>
          <table:table-cell office:value-type="float" office:value="143.5" calcext:value-type="float">
            <text:p>143,5</text:p>
          </table:table-cell>
          <table:table-cell table:formula="of:=[.C60]/[.B29]" office:value-type="float" office:value="0.0263157894736842" calcext:value-type="float">
            <text:p>0,0263157895</text:p>
          </table:table-cell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table:formula="of:=[.C61]/[.B30]" office:value-type="float" office:value="0.0120207927225471" calcext:value-type="float">
            <text:p>0,0120207927</text:p>
          </table:table-cell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float" office:value="679" calcext:value-type="float">
            <text:p>679</text:p>
          </table:table-cell>
          <table:table-cell office:value-type="float" office:value="43" calcext:value-type="float">
            <text:p>43</text:p>
          </table:table-cell>
          <table:table-cell table:formula="of:=[.C62]/[.B31]" office:value-type="float" office:value="0.00696469063816003" calcext:value-type="float">
            <text:p>0,0069646906</text:p>
          </table:table-cell>
        </table:table-row>
        <table:table-row table:style-name="ro2">
          <table:table-cell office:value-type="date" office:date-value="2020-05-05" calcext:value-type="date">
            <text:p>2020-05-05</text:p>
          </table:table-cell>
          <table:table-cell office:value-type="float" office:value="685" calcext:value-type="float">
            <text:p>685</text:p>
          </table:table-cell>
          <table:table-cell office:value-type="float" office:value="139" calcext:value-type="float">
            <text:p>139</text:p>
          </table:table-cell>
          <table:table-cell table:formula="of:=[.C63]/[.B32]" office:value-type="float" office:value="0.0228543242354489" calcext:value-type="float">
            <text:p>0,0228543242</text:p>
          </table:table-cell>
        </table:table-row>
        <table:table-row table:style-name="ro2">
          <table:table-cell office:value-type="date" office:date-value="2020-05-06" calcext:value-type="date">
            <text:p>2020-05-06</text:p>
          </table:table-cell>
          <table:table-cell office:value-type="float" office:value="1037" calcext:value-type="float">
            <text:p>1037</text:p>
          </table:table-cell>
          <table:table-cell office:value-type="float" office:value="165" calcext:value-type="float">
            <text:p>165</text:p>
          </table:table-cell>
          <table:table-cell table:formula="of:=[.C64]/[.B33]" office:value-type="float" office:value="0.0277964959568733" calcext:value-type="float">
            <text:p>0,027796496</text:p>
          </table:table-cell>
        </table:table-row>
        <table:table-row table:style-name="ro2">
          <table:table-cell office:value-type="date" office:date-value="2020-05-07" calcext:value-type="date">
            <text:p>2020-05-07</text:p>
          </table:table-cell>
          <table:table-cell office:value-type="float" office:value="1194" calcext:value-type="float">
            <text:p>1194</text:p>
          </table:table-cell>
          <table:table-cell office:value-type="float" office:value="123" calcext:value-type="float">
            <text:p>123</text:p>
          </table:table-cell>
          <table:table-cell table:formula="of:=[.C65]/[.B34]" office:value-type="float" office:value="0.0334511830296437" calcext:value-type="float">
            <text:p>0,033451183</text:p>
          </table:table-cell>
        </table:table-row>
        <table:table-row table:style-name="ro2">
          <table:table-cell office:value-type="date" office:date-value="2020-05-08" calcext:value-type="date">
            <text:p>2020-05-08</text:p>
          </table:table-cell>
          <table:table-cell office:value-type="float" office:value="1209" calcext:value-type="float">
            <text:p>1209</text:p>
          </table:table-cell>
          <table:table-cell office:value-type="float" office:value="147" calcext:value-type="float">
            <text:p>147</text:p>
          </table:table-cell>
          <table:table-cell table:formula="of:=[.C66]/[.B35]" office:value-type="float" office:value="0.0383411580594679" calcext:value-type="float">
            <text:p>0,0383411581</text:p>
          </table:table-cell>
        </table:table-row>
        <table:table-row table:style-name="ro2">
          <table:table-cell office:value-type="date" office:date-value="2020-05-09" calcext:value-type="date">
            <text:p>2020-05-09</text:p>
          </table:table-cell>
          <table:table-cell office:value-type="float" office:value="1251" calcext:value-type="float">
            <text:p>1251</text:p>
          </table:table-cell>
          <table:table-cell office:value-type="float" office:value="103" calcext:value-type="float">
            <text:p>103</text:p>
          </table:table-cell>
          <table:table-cell table:formula="of:=[.C67]/[.B36]" office:value-type="float" office:value="0.0257307019735199" calcext:value-type="float">
            <text:p>0,025730702</text:p>
          </table:table-cell>
        </table:table-row>
        <table:table-row table:style-name="ro2">
          <table:table-cell office:value-type="date" office:date-value="2020-05-10" calcext:value-type="date">
            <text:p>2020-05-10</text:p>
          </table:table-cell>
          <table:table-cell office:value-type="float" office:value="667" calcext:value-type="float">
            <text:p>667</text:p>
          </table:table-cell>
          <table:table-cell office:value-type="float" office:value="26" calcext:value-type="float">
            <text:p>26</text:p>
          </table:table-cell>
          <table:table-cell table:formula="of:=[.C68]/[.B37]" office:value-type="float" office:value="0.00522718134298351" calcext:value-type="float">
            <text:p>0,0052271813</text:p>
          </table:table-cell>
        </table:table-row>
        <table:table-row table:style-name="ro2">
          <table:table-cell office:value-type="date" office:date-value="2020-05-11" calcext:value-type="date">
            <text:p>2020-05-11</text:p>
          </table:table-cell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table:formula="of:=[.C69]/[.B38]" office:value-type="float" office:value="0.00413300770242345" calcext:value-type="float">
            <text:p>0,0041330077</text:p>
          </table:table-cell>
        </table:table-row>
        <table:table-row table:style-name="ro2">
          <table:table-cell office:value-type="date" office:date-value="2020-05-12" calcext:value-type="date">
            <text:p>2020-05-12</text:p>
          </table:table-cell>
          <table:table-cell office:value-type="float" office:value="933" calcext:value-type="float">
            <text:p>933</text:p>
          </table:table-cell>
          <table:table-cell office:value-type="float" office:value="116" calcext:value-type="float">
            <text:p>116</text:p>
          </table:table-cell>
          <table:table-cell table:formula="of:=[.C70]/[.B39]" office:value-type="float" office:value="0.0280667795789983" calcext:value-type="float">
            <text:p>0,0280667796</text:p>
          </table:table-cell>
        </table:table-row>
        <table:table-row table:style-name="ro2">
          <table:table-cell office:value-type="date" office:date-value="2020-05-13" calcext:value-type="date">
            <text:p>2020-05-13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table:formula="of:=[.C71]/[.B40]" office:value-type="float" office:value="0.0358029067706487" calcext:value-type="float">
            <text:p>0,0358029068</text:p>
          </table:table-cell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float" office:value="933" calcext:value-type="float">
            <text:p>933</text:p>
          </table:table-cell>
          <table:table-cell office:value-type="float" office:value="89" calcext:value-type="float">
            <text:p>89</text:p>
          </table:table-cell>
          <table:table-cell table:formula="of:=[.C72]/[.B41]" office:value-type="float" office:value="0.0350808040993299" calcext:value-type="float">
            <text:p>0,0350808041</text:p>
          </table:table-cell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float" office:value="913" calcext:value-type="float">
            <text:p>913</text:p>
          </table:table-cell>
          <table:table-cell office:value-type="float" office:value="101" calcext:value-type="float">
            <text:p>101</text:p>
          </table:table-cell>
          <table:table-cell table:formula="of:=[.C73]/[.B42]" office:value-type="float" office:value="0.0485110470701249" calcext:value-type="float">
            <text:p>0,0485110471</text:p>
          </table:table-cell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  <table:table-cell table:formula="of:=[.C74]/[.B43]" office:value-type="float" office:value="0.0229283990345937" calcext:value-type="float">
            <text:p>0,022928399</text:p>
          </table:table-cell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float" office:value="583" calcext:value-type="float">
            <text:p>583</text:p>
          </table:table-cell>
          <table:table-cell office:value-type="float" office:value="33" calcext:value-type="float">
            <text:p>33</text:p>
          </table:table-cell>
          <table:table-cell table:formula="of:=[.C75]/[.B44]" office:value-type="float" office:value="0.0115143056524773" calcext:value-type="float">
            <text:p>0,0115143057</text:p>
          </table:table-cell>
        </table:table-row>
        <table:table-row table:style-name="ro2">
          <table:table-cell office:value-type="date" office:date-value="2020-05-18" calcext:value-type="date">
            <text:p>2020-05-18</text:p>
          </table:table-cell>
          <table:table-cell office:value-type="float" office:value="342" calcext:value-type="float">
            <text:p>342</text:p>
          </table:table-cell>
          <table:table-cell office:value-type="float" office:value="21" calcext:value-type="float">
            <text:p>21</text:p>
          </table:table-cell>
          <table:table-cell table:formula="of:=[.C76]/[.B45]" office:value-type="float" office:value="0.00621301775147929" calcext:value-type="float">
            <text:p>0,0062130178</text:p>
          </table:table-cell>
        </table:table-row>
        <table:table-row table:style-name="ro2">
          <table:table-cell office:value-type="date" office:date-value="2020-05-19" calcext:value-type="date">
            <text:p>2020-05-19</text:p>
          </table:table-cell>
          <table:table-cell office:value-type="float" office:value="513" calcext:value-type="float">
            <text:p>513</text:p>
          </table:table-cell>
          <table:table-cell office:value-type="float" office:value="72" calcext:value-type="float">
            <text:p>72</text:p>
          </table:table-cell>
          <table:table-cell table:formula="of:=[.C77]/[.B46]" office:value-type="float" office:value="0.0199501246882793" calcext:value-type="float">
            <text:p>0,0199501247</text:p>
          </table:table-cell>
        </table:table-row>
        <table:table-row table:style-name="ro2">
          <table:table-cell office:value-type="date" office:date-value="2020-05-20" calcext:value-type="date">
            <text:p>2020-05-20</text:p>
          </table:table-cell>
          <table:table-cell office:value-type="float" office:value="797" calcext:value-type="float">
            <text:p>797</text:p>
          </table:table-cell>
          <table:table-cell office:value-type="float" office:value="83" calcext:value-type="float">
            <text:p>83</text:p>
          </table:table-cell>
          <table:table-cell table:formula="of:=[.C78]/[.B47]" office:value-type="float" office:value="0.0337672904800651" calcext:value-type="float">
            <text:p>0,0337672905</text:p>
          </table:table-cell>
        </table:table-row>
        <table:table-row table:style-name="ro2">
          <table:table-cell office:value-type="date" office:date-value="2020-05-21" calcext:value-type="date">
            <text:p>2020-05-21</text:p>
          </table:table-cell>
          <table:table-cell office:value-type="float" office:value="745" calcext:value-type="float">
            <text:p>745</text:p>
          </table:table-cell>
          <table:table-cell office:value-type="float" office:value="57" calcext:value-type="float">
            <text:p>57</text:p>
          </table:table-cell>
          <table:table-cell table:formula="of:=[.C79]/[.B48]" office:value-type="float" office:value="0.032112676056338" calcext:value-type="float">
            <text:p>0,0321126761</text:p>
          </table:table-cell>
        </table:table-row>
        <table:table-row table:style-name="ro2">
          <table:table-cell office:value-type="date" office:date-value="2020-05-22" calcext:value-type="date">
            <text:p>2020-05-22</text:p>
          </table:table-cell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table:formula="of:=[.C80]/[.B49]" office:value-type="float" office:value="0.0151260504201681" calcext:value-type="float">
            <text:p>0,0151260504</text:p>
          </table:table-cell>
        </table:table-row>
        <table:table-row table:style-name="ro2">
          <table:table-cell office:value-type="date" office:date-value="2020-05-23" calcext:value-type="date">
            <text:p>2020-05-23</text:p>
          </table:table-cell>
          <table:table-cell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table:formula="of:=[.C81]/[.B50]" office:value-type="float" office:value="0.0187751452838623" calcext:value-type="float">
            <text:p>0,0187751453</text:p>
          </table:table-cell>
        </table:table-row>
        <table:table-row table:style-name="ro2">
          <table:table-cell office:value-type="date" office:date-value="2020-05-24" calcext:value-type="date">
            <text:p>2020-05-24</text:p>
          </table:table-cell>
          <table:table-cell office:value-type="float" office:value="431" calcext:value-type="float">
            <text:p>431</text:p>
          </table:table-cell>
          <table:table-cell office:value-type="float" office:value="31" calcext:value-type="float">
            <text:p>31</text:p>
          </table:table-cell>
          <table:table-cell table:formula="of:=[.C82]/[.B51]" office:value-type="float" office:value="0.0131802721088435" calcext:value-type="float">
            <text:p>0,0131802721</text:p>
          </table:table-cell>
        </table:table-row>
        <table:table-row table:style-name="ro2">
          <table:table-cell office:value-type="date" office:date-value="2020-05-25" calcext:value-type="date">
            <text:p>2020-05-25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table:formula="of:=[.C83]/[.B52]" office:value-type="float" office:value="0.00427899015832264" calcext:value-type="float">
            <text:p>0,0042789902</text:p>
          </table:table-cell>
        </table:table-row>
        <table:table-row table:style-name="ro2">
          <table:table-cell office:value-type="date" office:date-value="2020-05-26" calcext:value-type="date">
            <text:p>2020-05-26</text:p>
          </table:table-cell>
          <table:table-cell office:value-type="float" office:value="432" calcext:value-type="float">
            <text:p>432</text:p>
          </table:table-cell>
          <table:table-cell office:value-type="float" office:value="45" calcext:value-type="float">
            <text:p>45</text:p>
          </table:table-cell>
          <table:table-cell table:formula="of:=[.C84]/[.B53]" office:value-type="float" office:value="0.0218978102189781" calcext:value-type="float">
            <text:p>0,0218978102</text:p>
          </table:table-cell>
        </table:table-row>
        <table:table-row table:style-name="ro2">
          <table:table-cell office:value-type="date" office:date-value="2020-05-27" calcext:value-type="date">
            <text:p>2020-05-27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table:formula="of:=[.C85]/[.B54]" office:value-type="float" office:value="0.0270581462291307" calcext:value-type="float">
            <text:p>0,0270581462</text:p>
          </table:table-cell>
        </table:table-row>
        <table:table-row table:style-name="ro2">
          <table:table-cell office:value-type="date" office:date-value="2020-05-28" calcext:value-type="date">
            <text:p>2020-05-28</text:p>
          </table:table-cell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table:formula="of:=[.C86]/[.B55]" office:value-type="float" office:value="0.0609037328094303" calcext:value-type="float">
            <text:p>0,0609037328</text:p>
          </table:table-cell>
        </table:table-row>
        <table:table-row table:style-name="ro2">
          <table:table-cell office:value-type="date" office:date-value="2020-05-29" calcext:value-type="date">
            <text:p>2020-05-29</text:p>
          </table:table-cell>
          <table:table-cell office:value-type="float" office:value="741" calcext:value-type="float">
            <text:p>741</text:p>
          </table:table-cell>
          <table:table-cell office:value-type="float" office:value="39" calcext:value-type="float">
            <text:p>39</text:p>
          </table:table-cell>
          <table:table-cell table:formula="of:=[.C87]/[.B56]" office:value-type="float" office:value="0.0340909090909091" calcext:value-type="float">
            <text:p>0,0340909091</text:p>
          </table:table-cell>
        </table:table-row>
        <table:table-row table:style-name="ro2">
          <table:table-cell office:value-type="date" office:date-value="2020-05-30" calcext:value-type="date">
            <text:p>2020-05-30</text:p>
          </table:table-cell>
          <table:table-cell office:value-type="float" office:value="738" calcext:value-type="float">
            <text:p>738</text:p>
          </table:table-cell>
          <table:table-cell office:value-type="float" office:value="39" calcext:value-type="float">
            <text:p>39</text:p>
          </table:table-cell>
          <table:table-cell table:formula="of:=[.C88]/[.B57]" office:value-type="float" office:value="0.0299079754601227" calcext:value-type="float">
            <text:p>0,0299079755</text:p>
          </table:table-cell>
        </table:table-row>
        <table:table-row table:style-name="ro2">
          <table:table-cell office:value-type="date" office:date-value="2020-05-31" calcext:value-type="date">
            <text:p>2020-05-31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table:formula="of:=[.C89]/[.B58]" office:value-type="float" office:value="0.0074424898511502" calcext:value-type="float">
            <text:p>0,0074424899</text:p>
          </table:table-cell>
        </table:table-row>
        <table:table-row table:style-name="ro2">
          <table:table-cell office:value-type="date" office:date-value="2020-06-01" calcext:value-type="date">
            <text:p>2020-06-01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formula="of:=[.C90]/[.B59]" office:value-type="float" office:value="0.00851393188854489" calcext:value-type="float">
            <text:p>0,0085139319</text:p>
          </table:table-cell>
        </table:table-row>
        <table:table-row table:style-name="ro2">
          <table:table-cell office:value-type="date" office:date-value="2020-06-02" calcext:value-type="date">
            <text:p>2020-06-02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table:formula="of:=[.C91]/[.B60]" office:value-type="float" office:value="0.00851393188854489" calcext:value-type="float">
            <text:p>0,0085139319</text:p>
          </table:table-cell>
        </table:table-row>
        <table:table-row table:style-name="ro2">
          <table:table-cell office:value-type="date" office:date-value="2020-06-03" calcext:value-type="date">
            <text:p>2020-06-03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table:formula="of:=[.C92]/[.B61]" office:value-type="float" office:value="0.0365699873896595" calcext:value-type="float">
            <text:p>0,0365699874</text:p>
          </table:table-cell>
        </table:table-row>
        <table:table-row table:style-name="ro2">
          <table:table-cell office:value-type="date" office:date-value="2020-06-04" calcext:value-type="date">
            <text:p>2020-06-04</text:p>
          </table:table-cell>
          <table:table-cell office:value-type="float" office:value="394" calcext:value-type="float">
            <text:p>394</text:p>
          </table:table-cell>
          <table:table-cell office:value-type="float" office:value="30" calcext:value-type="float">
            <text:p>30</text:p>
          </table:table-cell>
          <table:table-cell table:formula="of:=[.C93]/[.B62]" office:value-type="float" office:value="0.0441826215022091" calcext:value-type="float">
            <text:p>0,0441826215</text:p>
          </table:table-cell>
        </table:table-row>
        <table:table-row table:style-name="ro2"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32" calcext:value-type="float">
            <text:p>32</text:p>
          </table:table-cell>
          <table:table-cell table:formula="of:=[.C94]/[.B63]" office:value-type="float" office:value="0.0467153284671533" calcext:value-type="float">
            <text:p>0,0467153285</text:p>
          </table:table-cell>
        </table:table-row>
        <table:table-row table:style-name="ro2">
          <table:table-cell office:value-type="date" office:date-value="2020-06-06" calcext:value-type="date">
            <text:p>2020-06-06</text:p>
          </table:table-cell>
          <table:table-cell office:value-type="float" office:value="407" calcext:value-type="float">
            <text:p>407</text:p>
          </table:table-cell>
          <table:table-cell office:value-type="float" office:value="33" calcext:value-type="float">
            <text:p>33</text:p>
          </table:table-cell>
          <table:table-cell table:formula="of:=[.C95]/[.B64]" office:value-type="float" office:value="0.0318225650916104" calcext:value-type="float">
            <text:p>0,0318225651</text:p>
          </table:table-cell>
        </table:table-row>
        <table:table-row table:style-name="ro2">
          <table:table-cell office:value-type="date" office:date-value="2020-06-07" calcext:value-type="date">
            <text:p>2020-06-07</text:p>
          </table:table-cell>
          <table:table-cell office:value-type="float" office:value="301" calcext:value-type="float">
            <text:p>301</text:p>
          </table:table-cell>
          <table:table-cell office:value-type="float" office:value="22" calcext:value-type="float">
            <text:p>22</text:p>
          </table:table-cell>
          <table:table-cell table:formula="of:=[.C96]/[.B65]" office:value-type="float" office:value="0.0184254606365159" calcext:value-type="float">
            <text:p>0,0184254606</text:p>
          </table:table-cell>
        </table:table-row>
        <table:table-row table:style-name="ro2">
          <table:table-cell office:value-type="date" office:date-value="2020-06-08" calcext:value-type="date">
            <text:p>2020-06-08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formula="of:=[.C97]/[.B66]" office:value-type="float" office:value="0.00496277915632754" calcext:value-type="float">
            <text:p>0,0049627792</text:p>
          </table:table-cell>
        </table:table-row>
        <table:table-row table:style-name="ro2">
          <table:table-cell office:value-type="date" office:date-value="2020-06-09" calcext:value-type="date">
            <text:p>2020-06-09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table:formula="of:=[.C98]/[.B67]" office:value-type="float" office:value="0.0295763389288569" calcext:value-type="float">
            <text:p>0,0295763389</text:p>
          </table:table-cell>
        </table:table-row>
        <table:table-row table:style-name="ro2">
          <table:table-cell office:value-type="date" office:date-value="2020-06-10" calcext:value-type="date">
            <text:p>2020-06-10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table:formula="of:=[.C99]/[.B68]" office:value-type="float" office:value="0.0269865067466267" calcext:value-type="float">
            <text:p>0,0269865067</text:p>
          </table:table-cell>
        </table:table-row>
        <table:table-row table:style-name="ro2">
          <table:table-cell office:value-type="date" office:date-value="2020-06-11" calcext:value-type="date">
            <text:p>2020-06-11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table:formula="of:=[.C100]/[.B69]" office:value-type="float" office:value="0.0728291316526611" calcext:value-type="float">
            <text:p>0,0728291317</text:p>
          </table:table-cell>
        </table:table-row>
        <table:table-row table:style-name="ro2">
          <table:table-cell office:value-type="date" office:date-value="2020-06-12" calcext:value-type="date">
            <text:p>2020-06-12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formula="of:=[.C101]/[.B70]" office:value-type="float" office:value="0.00857449088960343" calcext:value-type="float">
            <text:p>0,0085744909</text:p>
          </table:table-cell>
        </table:table-row>
        <table:table-row table:style-name="ro2">
          <table:table-cell office:value-type="date" office:date-value="2020-06-13" calcext:value-type="date">
            <text:p>2020-06-13</text:p>
          </table:table-cell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table:formula="of:=[.C102]/[.B71]" office:value-type="float" office:value="0.0225563909774436" calcext:value-type="float">
            <text:p>0,022556391</text:p>
          </table:table-cell>
        </table:table-row>
        <table:table-row table:style-name="ro2">
          <table:table-cell office:value-type="date" office:date-value="2020-06-14" calcext:value-type="date">
            <text:p>2020-06-14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formula="of:=[.C103]/[.B72]" office:value-type="float" office:value="0.00643086816720257" calcext:value-type="float">
            <text:p>0,0064308682</text:p>
          </table:table-cell>
        </table:table-row>
        <table:table-row table:style-name="ro2">
          <table:table-cell office:value-type="date" office:date-value="2020-06-15" calcext:value-type="date">
            <text:p>2020-06-15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[.C104]/[.B73]" office:value-type="float" office:value="0.00438116100766703" calcext:value-type="float">
            <text:p>0,004381161</text:p>
          </table:table-cell>
        </table:table-row>
        <table:table-row table:style-name="ro2">
          <table:table-cell office:value-type="date" office:date-value="2020-06-16" calcext:value-type="date">
            <text:p>2020-06-16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table:formula="of:=[.C105]/[.B74]" office:value-type="float" office:value="0.0145161290322581" calcext:value-type="float">
            <text:p>0,014516129</text:p>
          </table:table-cell>
        </table:table-row>
        <table:table-row table:style-name="ro2">
          <table:table-cell office:value-type="date" office:date-value="2020-06-17" calcext:value-type="date">
            <text:p>2020-06-17</text:p>
          </table:table-cell>
          <table:table-cell office:value-type="float" office:value="345" calcext:value-type="float">
            <text:p>345</text:p>
          </table:table-cell>
          <table:table-cell office:value-type="float" office:value="30" calcext:value-type="float">
            <text:p>30</text:p>
          </table:table-cell>
          <table:table-cell table:formula="of:=[.C106]/[.B75]" office:value-type="float" office:value="0.0514579759862779" calcext:value-type="float">
            <text:p>0,051457976</text:p>
          </table:table-cell>
        </table:table-row>
        <table:table-row table:style-name="ro2">
          <table:table-cell office:value-type="date" office:date-value="2020-06-18" calcext:value-type="date">
            <text:p>2020-06-18</text:p>
          </table:table-cell>
          <table:table-cell office:value-type="float" office:value="580" calcext:value-type="float">
            <text:p>580</text:p>
          </table:table-cell>
          <table:table-cell office:value-type="float" office:value="26" calcext:value-type="float">
            <text:p>26</text:p>
          </table:table-cell>
          <table:table-cell table:formula="of:=[.C107]/[.B76]" office:value-type="float" office:value="0.0760233918128655" calcext:value-type="float">
            <text:p>0,0760233918</text:p>
          </table:table-cell>
        </table:table-row>
        <table:table-row table:style-name="ro2">
          <table:table-cell office:value-type="date" office:date-value="2020-06-19" calcext:value-type="date">
            <text:p>2020-06-1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[.C108]/[.B77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6-20" calcext:value-type="date">
            <text:p>2020-06-20</text:p>
          </table:table-cell>
          <table:table-cell office:value-type="float" office:value="685" calcext:value-type="float">
            <text:p>685</text:p>
          </table:table-cell>
          <table:table-cell office:value-type="float" office:value="27" calcext:value-type="float">
            <text:p>27</text:p>
          </table:table-cell>
          <table:table-cell table:formula="of:=[.C109]/[.B78]" office:value-type="float" office:value="0.0338770388958595" calcext:value-type="float">
            <text:p>0,0338770389</text:p>
          </table:table-cell>
        </table:table-row>
        <table:table-row table:style-name="ro2">
          <table:table-cell office:value-type="date" office:date-value="2020-06-21" calcext:value-type="date">
            <text:p>2020-06-21</text:p>
          </table:table-cell>
          <table:table-cell office:value-type="float" office:value="687" calcext:value-type="float">
            <text:p>687</text:p>
          </table:table-cell>
          <table:table-cell office:value-type="float" office:value="-1" calcext:value-type="float">
            <text:p>-1</text:p>
          </table:table-cell>
          <table:table-cell table:formula="of:=[.C110]/[.B79]" office:value-type="float" office:value="-0.00134228187919463" calcext:value-type="float">
            <text:p>-0,0013422819</text:p>
          </table:table-cell>
        </table:table-row>
        <table:table-row table:style-name="ro2">
          <table:table-cell office:value-type="date" office:date-value="2020-06-22" calcext:value-type="date">
            <text:p>2020-06-22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formula="of:=[.C111]/[.B80]" office:value-type="float" office:value="0.00652173913043478" calcext:value-type="float">
            <text:p>0,0065217391</text:p>
          </table:table-cell>
        </table:table-row>
        <table:table-row table:style-name="ro2">
          <table:table-cell office:value-type="date" office:date-value="2020-06-23" calcext:value-type="date">
            <text:p>2020-06-23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table:formula="of:=[.C112]/[.B81]" office:value-type="float" office:value="0.0156739811912226" calcext:value-type="float">
            <text:p>0,0156739812</text:p>
          </table:table-cell>
        </table:table-row>
        <table:table-row table:style-name="ro2">
          <table:table-cell office:value-type="date" office:date-value="2020-06-24" calcext:value-type="date">
            <text:p>2020-06-24</text:p>
          </table:table-cell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table:formula="of:=[.C113]/[.B82]" office:value-type="float" office:value="0.0440835266821346" calcext:value-type="float">
            <text:p>0,0440835267</text:p>
          </table:table-cell>
        </table:table-row>
        <table:table-row table:style-name="ro2">
          <table:table-cell office:value-type="date" office:date-value="2020-06-25" calcext:value-type="date">
            <text:p>2020-06-25</text:p>
          </table:table-cell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table:formula="of:=[.C114]/[.B83]" office:value-type="float" office:value="0.0449826989619377" calcext:value-type="float">
            <text:p>0,044982699</text:p>
          </table:table-cell>
        </table:table-row>
        <table:table-row table:style-name="ro2">
          <table:table-cell office:value-type="date" office:date-value="2020-06-26" calcext:value-type="date">
            <text:p>2020-06-26</text:p>
          </table:table-cell>
          <table:table-cell office:value-type="float" office:value="477" calcext:value-type="float">
            <text:p>477</text:p>
          </table:table-cell>
          <table:table-cell office:value-type="float" office:value="21" calcext:value-type="float">
            <text:p>21</text:p>
          </table:table-cell>
          <table:table-cell table:formula="of:=[.C115]/[.B84]" office:value-type="float" office:value="0.0486111111111111" calcext:value-type="float">
            <text:p>0,0486111111</text:p>
          </table:table-cell>
        </table:table-row>
        <table:table-row table:style-name="ro2">
          <table:table-cell office:value-type="date" office:date-value="2020-06-27" calcext:value-type="date">
            <text:p>2020-06-27</text:p>
          </table:table-cell>
          <table:table-cell office:value-type="float" office:value="687" calcext:value-type="float">
            <text:p>687</text:p>
          </table:table-cell>
          <table:table-cell office:value-type="float" office:value="6" calcext:value-type="float">
            <text:p>6</text:p>
          </table:table-cell>
          <table:table-cell table:formula="of:=[.C116]/[.B85]" office:value-type="float" office:value="0.0165745856353591" calcext:value-type="float">
            <text:p>0,0165745856</text:p>
          </table:table-cell>
        </table:table-row>
        <table:table-row table:style-name="ro2">
          <table:table-cell office:value-type="date" office:date-value="2020-06-28" calcext:value-type="date">
            <text:p>2020-06-2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C117]/[.B86]" office:value-type="float" office:value="0.0084985835694051" calcext:value-type="float">
            <text:p>0,0084985836</text:p>
          </table:table-cell>
        </table:table-row>
        <table:table-row table:style-name="ro2">
          <table:table-cell office:value-type="date" office:date-value="2020-06-29" calcext:value-type="date">
            <text:p>2020-06-29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[.C118]/[.B87]" office:value-type="float" office:value="0.00539811066126856" calcext:value-type="float">
            <text:p>0,0053981107</text:p>
          </table:table-cell>
        </table:table-row>
        <table:table-row table:style-name="ro2">
          <table:table-cell office:value-type="date" office:date-value="2020-06-30" calcext:value-type="date">
            <text:p>2020-06-30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table:formula="of:=[.C119]/[.B88]" office:value-type="float" office:value="0.016260162601626" calcext:value-type="float">
            <text:p>0,0162601626</text:p>
          </table:table-cell>
        </table:table-row>
        <table:table-row table:style-name="ro2">
          <table:table-cell office:value-type="date" office:date-value="2020-07-01" calcext:value-type="date">
            <text:p>2020-07-01</text:p>
          </table:table-cell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table:formula="of:=[.C120]/[.B89]" office:value-type="float" office:value="0.0769230769230769" calcext:value-type="float">
            <text:p>0,0769230769</text:p>
          </table:table-cell>
        </table:table-row>
        <table:table-row table:style-name="ro2">
          <table:table-cell office:value-type="date" office:date-value="2020-07-02" calcext:value-type="date">
            <text:p>2020-07-02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formula="of:=[.C121]/[.B90]" office:value-type="float" office:value="-0.003003003003003" calcext:value-type="float">
            <text:p>-0,003003003</text:p>
          </table:table-cell>
        </table:table-row>
        <table:table-row table:style-name="ro2">
          <table:table-cell office:value-type="date" office:date-value="2020-07-03" calcext:value-type="date">
            <text:p>2020-07-03</text:p>
          </table:table-cell>
          <table:table-cell office:value-type="float" office:value="446" calcext:value-type="float">
            <text:p>446</text:p>
          </table:table-cell>
          <table:table-cell office:value-type="float" office:value="9" calcext:value-type="float">
            <text:p>9</text:p>
          </table:table-cell>
          <table:table-cell table:formula="of:=[.C122]/[.B91]" office:value-type="float" office:value="0.0422535211267606" calcext:value-type="float">
            <text:p>0,0422535211</text:p>
          </table:table-cell>
        </table:table-row>
        <table:table-row table:style-name="ro2">
          <table:table-cell office:value-type="date" office:date-value="2020-07-04" calcext:value-type="date">
            <text:p>2020-07-04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table:formula="of:=[.C123]/[.B92]" office:value-type="float" office:value="0.0204678362573099" calcext:value-type="float">
            <text:p>0,0204678363</text:p>
          </table:table-cell>
        </table:table-row>
        <table:table-row table:style-name="ro2">
          <table:table-cell office:value-type="date" office:date-value="2020-07-05" calcext:value-type="date">
            <text:p>2020-07-05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[.C124]/[.B93]" office:value-type="float" office:value="0.00507614213197969" calcext:value-type="float">
            <text:p>0,0050761421</text:p>
          </table:table-cell>
        </table:table-row>
        <table:table-row table:style-name="ro2">
          <table:table-cell office:value-type="date" office:date-value="2020-07-06" calcext:value-type="date">
            <text:p>2020-07-06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[.C125]/[.B94]" office:value-type="float" office:value="0.00788954635108481" calcext:value-type="float">
            <text:p>0,0078895464</text:p>
          </table:table-cell>
        </table:table-row>
        <table:table-row table:style-name="ro2">
          <table:table-cell office:value-type="date" office:date-value="2020-07-07" calcext:value-type="date">
            <text:p>2020-07-07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table:formula="of:=[.C126]/[.B95]" office:value-type="float" office:value="0.0196560196560197" calcext:value-type="float">
            <text:p>0,0196560197</text:p>
          </table:table-cell>
        </table:table-row>
        <table:table-row table:style-name="ro2">
          <table:table-cell office:value-type="date" office:date-value="2020-07-08" calcext:value-type="date">
            <text:p>2020-07-08</text:p>
          </table:table-cell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table:formula="of:=[.C127]/[.B96]" office:value-type="float" office:value="0.0398671096345515" calcext:value-type="float">
            <text:p>0,0398671096</text:p>
          </table:table-cell>
        </table:table-row>
        <table:table-row table:style-name="ro2">
          <table:table-cell office:value-type="date" office:date-value="2020-07-09" calcext:value-type="date">
            <text:p>2020-07-09</text:p>
          </table:table-cell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  <table:table-cell table:formula="of:=[.C128]/[.B97]" office:value-type="float" office:value="0.0560747663551402" calcext:value-type="float">
            <text:p>0,0560747664</text:p>
          </table:table-cell>
        </table:table-row>
        <table:table-row table:style-name="ro2">
          <table:table-cell office:value-type="date" office:date-value="2020-07-10" calcext:value-type="date">
            <text:p>2020-07-10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table:formula="of:=[.C129]/[.B98]" office:value-type="float" office:value="0.0171428571428571" calcext:value-type="float">
            <text:p>0,0171428571</text:p>
          </table:table-cell>
        </table:table-row>
        <table:table-row table:style-name="ro2">
          <table:table-cell office:value-type="date" office:date-value="2020-07-11" calcext:value-type="date">
            <text:p>2020-07-11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table:formula="of:=[.C130]/[.B99]" office:value-type="float" office:value="0.0188679245283019" calcext:value-type="float">
            <text:p>0,0188679245</text:p>
          </table:table-cell>
        </table:table-row>
        <table:table-row table:style-name="ro2">
          <table:table-cell office:value-type="date" office:date-value="2020-07-12" calcext:value-type="date">
            <text:p>2020-07-12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formula="of:=[.C131]/[.B100]" office:value-type="float" office:value="0.00540540540540541" calcext:value-type="float">
            <text:p>0,0054054054</text:p>
          </table:table-cell>
        </table:table-row>
        <table:table-row table:style-name="ro2">
          <table:table-cell office:value-type="date" office:date-value="2020-07-13" calcext:value-type="date">
            <text:p>2020-07-1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[.C132]/[.B101]" office:value-type="float" office:value="0.00387596899224806" calcext:value-type="float">
            <text:p>0,003875969</text:p>
          </table:table-cell>
        </table:table-row>
        <table:table-row table:style-name="ro2">
          <table:table-cell office:value-type="date" office:date-value="2020-07-14" calcext:value-type="date">
            <text:p>2020-07-14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table:formula="of:=[.C133]/[.B102]" office:value-type="float" office:value="0.0114942528735632" calcext:value-type="float">
            <text:p>0,0114942529</text:p>
          </table:table-cell>
        </table:table-row>
        <table:table-row table:style-name="ro2">
          <table:table-cell office:value-type="date" office:date-value="2020-07-15" calcext:value-type="date">
            <text:p>2020-07-15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formula="of:=[.C134]/[.B103]" office:value-type="float" office:value="0.0121457489878543" calcext:value-type="float">
            <text:p>0,012145749</text:p>
          </table:table-cell>
        </table:table-row>
        <table:table-row table:style-name="ro2">
          <table:table-cell office:value-type="date" office:date-value="2020-07-16" calcext:value-type="date">
            <text:p>2020-07-16</text:p>
          </table:table-cell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table:formula="of:=[.C135]/[.B104]" office:value-type="float" office:value="0.0364583333333333" calcext:value-type="float">
            <text:p>0,0364583333</text:p>
          </table:table-cell>
        </table:table-row>
        <table:table-row table:style-name="ro2">
          <table:table-cell office:value-type="date" office:date-value="2020-07-17" calcext:value-type="date">
            <text:p>2020-07-17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table:formula="of:=[.C136]/[.B105]" office:value-type="float" office:value="0.0105820105820106" calcext:value-type="float">
            <text:p>0,0105820106</text:p>
          </table:table-cell>
        </table:table-row>
        <table:table-row table:style-name="ro2">
          <table:table-cell office:value-type="date" office:date-value="2020-07-18" calcext:value-type="date">
            <text:p>2020-07-18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formula="of:=[.C137]/[.B106]" office:value-type="float" office:value="0.00289855072463768" calcext:value-type="float">
            <text:p>0,0028985507</text:p>
          </table:table-cell>
        </table:table-row>
        <table:table-row table:style-name="ro2">
          <table:table-cell office:value-type="date" office:date-value="2020-07-19" calcext:value-type="date">
            <text:p>2020-07-1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C138]/[.B107]" office:value-type="float" office:value="0.00172413793103448" calcext:value-type="float">
            <text:p>0,0017241379</text:p>
          </table:table-cell>
        </table:table-row>
        <table:table-row table:style-name="ro2">
          <table:table-cell office:value-type="date" office:date-value="2020-07-20" calcext:value-type="date">
            <text:p>2020-07-2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formula="of:=[.C139]/[.B108]" office:value-type="float" office:value="0.00291970802919708" calcext:value-type="float">
            <text:p>0,002919708</text:p>
          </table:table-cell>
        </table:table-row>
        <table:table-row table:style-name="ro2">
          <table:table-cell office:value-type="date" office:date-value="2020-07-21" calcext:value-type="date">
            <text:p>2020-07-21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table:formula="of:=[.C140]/[.B109]" office:value-type="float" office:value="0.00583941605839416" calcext:value-type="float">
            <text:p>0,0058394161</text:p>
          </table:table-cell>
        </table:table-row>
        <table:table-row table:style-name="ro2">
          <table:table-cell office:value-type="date" office:date-value="2020-07-22" calcext:value-type="date">
            <text:p>2020-07-22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table:formula="of:=[.C141]/[.B110]" office:value-type="float" office:value="0.00727802037845706" calcext:value-type="float">
            <text:p>0,0072780204</text:p>
          </table:table-cell>
        </table:table-row>
        <table:table-row table:style-name="ro2">
          <table:table-cell office:value-type="date" office:date-value="2020-07-23" calcext:value-type="date">
            <text:p>2020-07-23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  <table:table-cell table:formula="of:=[.C142]/[.B111]" office:value-type="float" office:value="0.0111731843575419" calcext:value-type="float">
            <text:p>0,0111731844</text:p>
          </table:table-cell>
        </table:table-row>
        <table:table-row table:style-name="ro2">
          <table:table-cell office:value-type="date" office:date-value="2020-07-24" calcext:value-type="date">
            <text:p>2020-07-24</text:p>
          </table:table-cell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table:formula="of:=[.C143]/[.B112]" office:value-type="float" office:value="0.0198807157057654" calcext:value-type="float">
            <text:p>0,0198807157</text:p>
          </table:table-cell>
        </table:table-row>
        <table:table-row table:style-name="ro2">
          <table:table-cell office:value-type="date" office:date-value="2020-07-25" calcext:value-type="date">
            <text:p>2020-07-25</text:p>
          </table:table-cell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  <table:table-cell table:formula="of:=[.C144]/[.B113]" office:value-type="float" office:value="0.0119250425894378" calcext:value-type="float">
            <text:p>0,0119250426</text:p>
          </table:table-cell>
        </table:table-row>
        <table:table-row table:style-name="ro2">
          <table:table-cell office:value-type="date" office:date-value="2020-07-26" calcext:value-type="date">
            <text:p>2020-07-2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C145]/[.B114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27" calcext:value-type="date">
            <text:p>2020-07-2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[.C146]/[.B115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28" calcext:value-type="date">
            <text:p>2020-07-28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table:formula="of:=[.C147]/[.B116]" office:value-type="float" office:value="0.00582241630276565" calcext:value-type="float">
            <text:p>0,0058224163</text:p>
          </table:table-cell>
        </table:table-row>
        <table:table-row table:style-name="ro2">
          <table:table-cell office:value-type="date" office:date-value="2020-07-29" calcext:value-type="date">
            <text:p>2020-07-29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table:formula="of:=[.C148]/[.B117]" office:value-type="float" office:value="0.0234375" calcext:value-type="float">
            <text:p>0,0234375</text:p>
          </table:table-cell>
        </table:table-row>
        <table:table-row table:style-name="ro2">
          <table:table-cell office:value-type="date" office:date-value="2020-07-30" calcext:value-type="date">
            <text:p>2020-07-30</text:p>
          </table:table-cell>
          <table:table-cell office:value-type="float" office:value="902" calcext:value-type="float">
            <text:p>902</text:p>
          </table:table-cell>
          <table:table-cell office:value-type="float" office:value="6" calcext:value-type="float">
            <text:p>6</text:p>
          </table:table-cell>
          <table:table-cell table:formula="of:=[.C149]/[.B118]" office:value-type="float" office:value="0.0229007633587786" calcext:value-type="float">
            <text:p>0,0229007634</text:p>
          </table:table-cell>
        </table:table-row>
        <table:table-row table:style-name="ro2">
          <table:table-cell office:value-type="date" office:date-value="2020-07-31" calcext:value-type="date">
            <text:p>2020-07-31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table:formula="of:=[.C150]/[.B119]" office:value-type="float" office:value="0.0140562248995984" calcext:value-type="float">
            <text:p>0,0140562249</text:p>
          </table:table-cell>
        </table:table-row>
        <table:table-row table:style-name="ro2">
          <table:table-cell office:value-type="date" office:date-value="2020-08-01" calcext:value-type="date">
            <text:p>2020-08-01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[.C151]/[.B120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2" calcext:value-type="date">
            <text:p>2020-08-0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152]/[.B121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3" calcext:value-type="date">
            <text:p>2020-08-03</text:p>
          </table:table-cell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table:formula="of:=[.C153]/[.B122]" office:value-type="float" office:value="0.015695067264574" calcext:value-type="float">
            <text:p>0,0156950673</text:p>
          </table:table-cell>
        </table:table-row>
        <table:table-row table:style-name="ro2">
          <table:table-cell office:value-type="date" office:date-value="2020-08-04" calcext:value-type="date">
            <text:p>2020-08-04</text:p>
          </table:table-cell>
          <table:table-cell office:value-type="float" office:value="879" calcext:value-type="float">
            <text:p>879</text:p>
          </table:table-cell>
          <table:table-cell office:value-type="float" office:value="8" calcext:value-type="float">
            <text:p>8</text:p>
          </table:table-cell>
          <table:table-cell table:formula="of:=[.C154]/[.B123]" office:value-type="float" office:value="0.018957345971564" calcext:value-type="float">
            <text:p>0,018957346</text:p>
          </table:table-cell>
        </table:table-row>
        <table:table-row table:style-name="ro2">
          <table:table-cell office:value-type="date" office:date-value="2020-08-05" calcext:value-type="date">
            <text:p>2020-08-05</text:p>
          </table:table-cell>
          <table:table-cell office:value-type="float" office:value="741" calcext:value-type="float">
            <text:p>741</text:p>
          </table:table-cell>
          <table:table-cell office:value-type="float" office:value="12" calcext:value-type="float">
            <text:p>12</text:p>
          </table:table-cell>
          <table:table-cell table:formula="of:=[.C155]/[.B124]" office:value-type="float" office:value="0.0502092050209205" calcext:value-type="float">
            <text:p>0,050209205</text:p>
          </table:table-cell>
        </table:table-row>
        <table:table-row table:style-name="ro2">
          <table:table-cell office:value-type="date" office:date-value="2020-08-06" calcext:value-type="date">
            <text:p>2020-08-06</text:p>
          </table:table-cell>
          <table:table-cell office:value-type="float" office:value="1045" calcext:value-type="float">
            <text:p>1045</text:p>
          </table:table-cell>
          <table:table-cell office:value-type="float" office:value="7" calcext:value-type="float">
            <text:p>7</text:p>
          </table:table-cell>
          <table:table-cell table:formula="of:=[.C156]/[.B125]" office:value-type="float" office:value="0.0319634703196347" calcext:value-type="float">
            <text:p>0,0319634703</text:p>
          </table:table-cell>
        </table:table-row>
        <table:table-row table:style-name="ro2">
          <table:table-cell office:value-type="date" office:date-value="2020-08-07" calcext:value-type="date">
            <text:p>2020-08-07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table:formula="of:=[.C157]/[.B126]" office:value-type="float" office:value="0.0205128205128205" calcext:value-type="float">
            <text:p>0,0205128205</text:p>
          </table:table-cell>
        </table:table-row>
        <table:table-row table:style-name="ro2">
          <table:table-cell office:value-type="date" office:date-value="2020-08-08" calcext:value-type="date">
            <text:p>2020-08-08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table:formula="of:=[.C158]/[.B127]" office:value-type="float" office:value="0.00503778337531486" calcext:value-type="float">
            <text:p>0,0050377834</text:p>
          </table:table-cell>
        </table:table-row>
      </table:table>
      <table:table table:name="Weekly summarizing" table:style-name="ta1">
        <table:table-column table:style-name="co11" table:default-cell-style-name="ce18"/>
        <table:table-column table:style-name="co13" table:default-cell-style-name="ce18"/>
        <table:table-row table:style-name="ro5">
          <table:table-cell office:value-type="string" calcext:value-type="string">
            <text:p>Week</text:p>
          </table:table-cell>
          <table:table-cell table:style-name="ce19" office:value-type="string" calcext:value-type="string">
            <text:p>New <text:s/>infections SARS-CoV-2 <text:s/>cumulated per week (Germany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office:value-type="float" office:value="8630" calcext:value-type="float">
            <text:p>8630</text:p>
          </table:table-cell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office:value-type="float" office:value="30259" calcext:value-type="float">
            <text:p>30259</text:p>
          </table:table-cell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office:value-type="float" office:value="39167" calcext:value-type="float">
            <text:p>39167</text:p>
          </table:table-cell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office:value-type="float" office:value="27625" calcext:value-type="float">
            <text:p>27625</text:p>
          </table:table-cell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office:value-type="float" office:value="6962" calcext:value-type="float">
            <text:p>6962</text:p>
          </table:table-cell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office:value-type="float" office:value="5852" calcext:value-type="float">
            <text:p>5852</text:p>
          </table:table-cell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formula="of:=460+638+431+289+432+362+353" office:value-type="float" office:value="2965" calcext:value-type="float">
            <text:p>2965</text:p>
          </table:table-cell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formula="of:=741+738+286+333+213+342+394" office:value-type="float" office:value="3047" calcext:value-type="float">
            <text:p>3047</text:p>
          </table:table-cell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formula="of:=507+407+214+350+318+555+258" office:value-type="float" office:value="2609" calcext:value-type="float">
            <text:p>2609</text:p>
          </table:table-cell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formula="of:=348+247+192+378+345+580+0" office:value-type="float" office:value="2090" calcext:value-type="float">
            <text:p>2090</text:p>
          </table:table-cell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formula="of:=1371+687+537+503+587+630+477" office:value-type="float" office:value="4792" calcext:value-type="float">
            <text:p>4792</text:p>
          </table:table-cell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formula="of:=687+256+262+498+466+503+446" office:value-type="float" office:value="3118" calcext:value-type="float">
            <text:p>3118</text:p>
          </table:table-cell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Default" table:formula="of:=422+239+219+320+397+442+395" office:value-type="float" office:value="2434" calcext:value-type="float">
            <text:p>2434</text:p>
          </table:table-cell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Default" table:formula="of:=378+248+159+412+351+534+583" office:value-type="float" office:value="2665" calcext:value-type="float">
            <text:p>2665</text:p>
          </table:table-cell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Default" table:formula="of:=529+202+249+522+454+569" office:value-type="float" office:value="2525" calcext:value-type="float">
            <text:p>2525</text:p>
          </table:table-cell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Default" table:formula="of:=815+781+305+340+633+648+902+870" office:value-type="float" office:value="5294" calcext:value-type="float">
            <text:p>5294</text:p>
          </table:table-cell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table:formula="of:=955+240+509+879+741+1045+1147" office:value-type="float" office:value="5516" calcext:value-type="float">
            <text:p>5516</text:p>
          </table:table-cell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Default" table:formula="of:=1122+555+436+966+1296+1445" office:value-type="float" office:value="5820" calcext:value-type="float">
            <text:p>5820</text:p>
          </table:table-cell>
        </table:table-row>
      </table:table>
      <table:table table:name="Rate compare" table:style-name="ta1">
        <table:shapes>
          <draw:frame draw:z-index="0" draw:style-name="gr1" draw:text-style-name="P1" svg:width="185mm" svg:height="160.85mm" svg:x="176.93mm" svg:y="123.52mm">
            <loext:p draw:notify-on-update-of-ranges="'Rate compare'.F2:'Rate compare'.F22 'Rate compare'.I1:'Rate compare'.I1 'Rate compare'.I2:'Rate compare'.I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70.08mm" svg:height="156.98mm" svg:x="16.76mm" svg:y="127.76mm">
            <loext:p draw:notify-on-update-of-ranges="'Rate compare'.B2:'Rate compare'.B20 'Rate compare'.E1:'Rate compare'.E1 'Rate compare'.E2:'Rate compare'.E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row table:style-name="ro2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 (delayed 3 weeks)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IFR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7408" calcext:value-type="float">
            <text:p>37408</text:p>
          </table:table-cell>
          <table:table-cell office:value-type="float" office:value="3" calcext:value-type="float">
            <text:p>3</text:p>
          </table:table-cell>
          <table:table-cell table:formula="of:=[.D2]/[.C2]" office:value-type="float" office:value="0.000080196749358426" calcext:value-type="float">
            <text:p>8,0196749358426E-05</text:p>
          </table:table-cell>
          <table:table-cell office:value-type="float" office:value="11" calcext:value-type="float">
            <text:p>11</text:p>
          </table:table-cell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table:formula="of:=[.H2]/[.G2]" office:value-type="float" office:value="0.00229885057471264" calcext:value-type="float">
            <text:p>0,0022988506</text:p>
          </table:table-cell>
        </table:table-row>
        <table:table-row table:style-name="ro2">
          <table:table-cell/>
          <table:table-cell table:formula="of:=[.B2]+1" office:value-type="float" office:value="14" calcext:value-type="float">
            <text:p>14</text:p>
          </table:table-cell>
          <table:table-cell office:value-type="float" office:value="31880" calcext:value-type="float">
            <text:p>31880</text:p>
          </table:table-cell>
          <table:table-cell office:value-type="float" office:value="14" calcext:value-type="float">
            <text:p>14</text:p>
          </table:table-cell>
          <table:table-cell table:formula="of:=[.D3]/[.C3]" office:value-type="float" office:value="0.000439146800501882" calcext:value-type="float">
            <text:p>0,0004391468</text:p>
          </table:table-cell>
          <table:table-cell office:value-type="float" office:value="12" calcext:value-type="float">
            <text:p>12</text:p>
          </table:table-cell>
          <table:table-cell office:value-type="float" office:value="8630" calcext:value-type="float">
            <text:p>8630</text:p>
          </table:table-cell>
          <table:table-cell office:value-type="float" office:value="14" calcext:value-type="float">
            <text:p>14</text:p>
          </table:table-cell>
          <table:table-cell table:formula="of:=[.H3]/[.G3]" office:value-type="float" office:value="0.00162224797219003" calcext:value-type="float">
            <text:p>0,001622248</text:p>
          </table:table-cell>
        </table:table-row>
        <table:table-row table:style-name="ro2">
          <table:table-cell/>
          <table:table-cell table:formula="of:=[.B3]+1" office:value-type="float" office:value="15" calcext:value-type="float">
            <text:p>15</text:p>
          </table:table-cell>
          <table:table-cell office:value-type="float" office:value="19418" calcext:value-type="float">
            <text:p>19418</text:p>
          </table:table-cell>
          <table:table-cell office:value-type="float" office:value="280" calcext:value-type="float">
            <text:p>280</text:p>
          </table:table-cell>
          <table:table-cell table:formula="of:=[.D4]/[.C4]" office:value-type="float" office:value="0.0144196106705119" calcext:value-type="float">
            <text:p>0,0144196107</text:p>
          </table:table-cell>
          <table:table-cell office:value-type="float" office:value="13" calcext:value-type="float">
            <text:p>13</text:p>
          </table:table-cell>
          <table:table-cell office:value-type="float" office:value="30259" calcext:value-type="float">
            <text:p>30259</text:p>
          </table:table-cell>
          <table:table-cell office:value-type="float" office:value="280" calcext:value-type="float">
            <text:p>280</text:p>
          </table:table-cell>
          <table:table-cell table:formula="of:=[.H4]/[.G4]" office:value-type="float" office:value="0.00925344525595691" calcext:value-type="float">
            <text:p>0,0092534453</text:p>
          </table:table-cell>
        </table:table-row>
        <table:table-row table:style-name="ro2">
          <table:table-cell/>
          <table:table-cell table:formula="of:=[.B4]+1" office:value-type="float" office:value="16" calcext:value-type="float">
            <text:p>16</text:p>
          </table:table-cell>
          <table:table-cell office:value-type="float" office:value="13521" calcext:value-type="float">
            <text:p>13521</text:p>
          </table:table-cell>
          <table:table-cell office:value-type="float" office:value="953" calcext:value-type="float">
            <text:p>953</text:p>
          </table:table-cell>
          <table:table-cell table:formula="of:=[.D5]/[.C5]" office:value-type="float" office:value="0.0704829524443458" calcext:value-type="float">
            <text:p>0,0704829524</text:p>
          </table:table-cell>
          <table:table-cell office:value-type="float" office:value="14" calcext:value-type="float">
            <text:p>14</text:p>
          </table:table-cell>
          <table:table-cell office:value-type="float" office:value="39167" calcext:value-type="float">
            <text:p>39167</text:p>
          </table:table-cell>
          <table:table-cell office:value-type="float" office:value="953" calcext:value-type="float">
            <text:p>953</text:p>
          </table:table-cell>
          <table:table-cell table:formula="of:=[.H5]/[.G5]" office:value-type="float" office:value="0.0243317078152526" calcext:value-type="float">
            <text:p>0,0243317078</text:p>
          </table:table-cell>
        </table:table-row>
        <table:table-row table:style-name="ro2">
          <table:table-cell/>
          <table:table-cell table:formula="of:=[.B5]+1" office:value-type="float" office:value="17" calcext:value-type="float">
            <text:p>17</text:p>
          </table:table-cell>
          <table:table-cell office:value-type="float" office:value="7523" calcext:value-type="float">
            <text:p>7523</text:p>
          </table:table-cell>
          <table:table-cell office:value-type="float" office:value="1365" calcext:value-type="float">
            <text:p>1365</text:p>
          </table:table-cell>
          <table:table-cell table:formula="of:=[.D6]/[.C6]" office:value-type="float" office:value="0.181443573042669" calcext:value-type="float">
            <text:p>0,181443573</text:p>
          </table:table-cell>
          <table:table-cell office:value-type="float" office:value="15" calcext:value-type="float">
            <text:p>15</text:p>
          </table:table-cell>
          <table:table-cell office:value-type="float" office:value="27625" calcext:value-type="float">
            <text:p>27625</text:p>
          </table:table-cell>
          <table:table-cell office:value-type="float" office:value="1365" calcext:value-type="float">
            <text:p>1365</text:p>
          </table:table-cell>
          <table:table-cell table:formula="of:=[.H6]/[.G6]" office:value-type="float" office:value="0.0494117647058823" calcext:value-type="float">
            <text:p>0,0494117647</text:p>
          </table:table-cell>
        </table:table-row>
        <table:table-row table:style-name="ro2">
          <table:table-cell/>
          <table:table-cell table:formula="of:=[.B6]+1" office:value-type="float" office:value="18" calcext:value-type="float">
            <text:p>18</text:p>
          </table:table-cell>
          <table:table-cell office:value-type="float" office:value="6409" calcext:value-type="float">
            <text:p>6409</text:p>
          </table:table-cell>
          <table:table-cell office:value-type="float" office:value="1629" calcext:value-type="float">
            <text:p>1629</text:p>
          </table:table-cell>
          <table:table-cell table:formula="of:=[.D7]/[.C7]" office:value-type="float" office:value="0.254173818068341" calcext:value-type="float">
            <text:p>0,2541738181</text:p>
          </table:table-cell>
          <table:table-cell office:value-type="float" office:value="16" calcext:value-type="float">
            <text:p>16</text:p>
          </table:table-cell>
          <table:table-cell office:value-type="float" office:value="18359" calcext:value-type="float">
            <text:p>18359</text:p>
          </table:table-cell>
          <table:table-cell office:value-type="float" office:value="1629" calcext:value-type="float">
            <text:p>1629</text:p>
          </table:table-cell>
          <table:table-cell table:formula="of:=[.H7]/[.G7]" office:value-type="float" office:value="0.0887303230023422" calcext:value-type="float">
            <text:p>0,088730323</text:p>
          </table:table-cell>
        </table:table-row>
        <table:table-row table:style-name="ro2">
          <table:table-cell/>
          <table:table-cell table:formula="of:=[.B7]+1" office:value-type="float" office:value="19" calcext:value-type="float">
            <text:p>19</text:p>
          </table:table-cell>
          <table:table-cell office:value-type="float" office:value="4513" calcext:value-type="float">
            <text:p>4513</text:p>
          </table:table-cell>
          <table:table-cell office:value-type="float" office:value="1236" calcext:value-type="float">
            <text:p>1236</text:p>
          </table:table-cell>
          <table:table-cell table:formula="of:=[.D8]/[.C8]" office:value-type="float" office:value="0.273875470861954" calcext:value-type="float">
            <text:p>0,2738754709</text:p>
          </table:table-cell>
          <table:table-cell office:value-type="float" office:value="17" calcext:value-type="float">
            <text:p>17</text:p>
          </table:table-cell>
          <table:table-cell office:value-type="float" office:value="11947" calcext:value-type="float">
            <text:p>11947</text:p>
          </table:table-cell>
          <table:table-cell office:value-type="float" office:value="1236" calcext:value-type="float">
            <text:p>1236</text:p>
          </table:table-cell>
          <table:table-cell table:formula="of:=[.H8]/[.G8]" office:value-type="float" office:value="0.103456934795346" calcext:value-type="float">
            <text:p>0,1034569348</text:p>
          </table:table-cell>
        </table:table-row>
        <table:table-row table:style-name="ro2">
          <table:table-cell/>
          <table:table-cell table:formula="of:=[.B8]+1" office:value-type="float" office:value="20" calcext:value-type="float">
            <text:p>20</text:p>
          </table:table-cell>
          <table:table-cell office:value-type="float" office:value="3246" calcext:value-type="float">
            <text:p>3246</text:p>
          </table:table-cell>
          <table:table-cell office:value-type="float" office:value="831" calcext:value-type="float">
            <text:p>831</text:p>
          </table:table-cell>
          <table:table-cell table:formula="of:=[.D9]/[.C9]" office:value-type="float" office:value="0.256007393715342" calcext:value-type="float">
            <text:p>0,2560073937</text:p>
          </table:table-cell>
          <table:table-cell office:value-type="float" office:value="18" calcext:value-type="float">
            <text:p>18</text:p>
          </table:table-cell>
          <table:table-cell office:value-type="float" office:value="6972" calcext:value-type="float">
            <text:p>6972</text:p>
          </table:table-cell>
          <table:table-cell office:value-type="float" office:value="552" calcext:value-type="float">
            <text:p>552</text:p>
          </table:table-cell>
          <table:table-cell table:formula="of:=[.H9]/[.G9]" office:value-type="float" office:value="0.0791738382099828" calcext:value-type="float">
            <text:p>0,0791738382</text:p>
          </table:table-cell>
        </table:table-row>
        <table:table-row table:style-name="ro2">
          <table:table-cell/>
          <table:table-cell table:formula="of:=[.B9]+1" office:value-type="float" office:value="21" calcext:value-type="float">
            <text:p>21</text:p>
          </table:table-cell>
          <table:table-cell office:value-type="float" office:value="2482" calcext:value-type="float">
            <text:p>2482</text:p>
          </table:table-cell>
          <table:table-cell office:value-type="float" office:value="558" calcext:value-type="float">
            <text:p>558</text:p>
          </table:table-cell>
          <table:table-cell table:formula="of:=[.D10]/[.C10]" office:value-type="float" office:value="0.224818694601128" calcext:value-type="float">
            <text:p>0,2248186946</text:p>
          </table:table-cell>
          <table:table-cell office:value-type="float" office:value="19" calcext:value-type="float">
            <text:p>19</text:p>
          </table:table-cell>
          <table:table-cell office:value-type="float" office:value="5852" calcext:value-type="float">
            <text:p>5852</text:p>
          </table:table-cell>
          <table:table-cell office:value-type="float" office:value="638" calcext:value-type="float">
            <text:p>638</text:p>
          </table:table-cell>
          <table:table-cell table:formula="of:=[.H10]/[.G10]" office:value-type="float" office:value="0.109022556390977" calcext:value-type="float">
            <text:p>0,1090225564</text:p>
          </table:table-cell>
        </table:table-row>
        <table:table-row table:style-name="ro2">
          <table:table-cell/>
          <table:table-cell table:formula="of:=[.B10]+1" office:value-type="float" office:value="22" calcext:value-type="float">
            <text:p>22</text:p>
          </table:table-cell>
          <table:table-cell office:value-type="float" office:value="2290" calcext:value-type="float">
            <text:p>2290</text:p>
          </table:table-cell>
          <table:table-cell office:value-type="float" office:value="335" calcext:value-type="float">
            <text:p>335</text:p>
          </table:table-cell>
          <table:table-cell table:formula="of:=[.D11]/[.C11]" office:value-type="float" office:value="0.146288209606987" calcext:value-type="float">
            <text:p>0,1462882096</text:p>
          </table:table-cell>
          <table:table-cell office:value-type="float" office:value="20" calcext:value-type="float">
            <text:p>20</text:p>
          </table:table-cell>
          <table:table-cell office:value-type="float" office:value="4078" calcext:value-type="float">
            <text:p>4078</text:p>
          </table:table-cell>
          <table:table-cell office:value-type="float" office:value="424" calcext:value-type="float">
            <text:p>424</text:p>
          </table:table-cell>
          <table:table-cell table:formula="of:=[.H11]/[.G11]" office:value-type="float" office:value="0.103972535556645" calcext:value-type="float">
            <text:p>0,1039725356</text:p>
          </table:table-cell>
        </table:table-row>
        <table:table-row table:style-name="ro2">
          <table:table-cell/>
          <table:table-cell table:formula="of:=[.B11]+1" office:value-type="float" office:value="23" calcext:value-type="float">
            <text:p>23</text:p>
          </table:table-cell>
          <table:table-cell office:value-type="float" office:value="3897" calcext:value-type="float">
            <text:p>3897</text:p>
          </table:table-cell>
          <table:table-cell office:value-type="float" office:value="253" calcext:value-type="float">
            <text:p>253</text:p>
          </table:table-cell>
          <table:table-cell table:formula="of:=[.D12]/[.C12]" office:value-type="float" office:value="0.0649217346676931" calcext:value-type="float">
            <text:p>0,0649217347</text:p>
          </table:table-cell>
          <table:table-cell office:value-type="float" office:value="21" calcext:value-type="float">
            <text:p>21</text:p>
          </table:table-cell>
          <table:table-cell office:value-type="float" office:value="3201" calcext:value-type="float">
            <text:p>3201</text:p>
          </table:table-cell>
          <table:table-cell office:value-type="float" office:value="276" calcext:value-type="float">
            <text:p>276</text:p>
          </table:table-cell>
          <table:table-cell table:formula="of:=[.H12]/[.G12]" office:value-type="float" office:value="0.0862230552952202" calcext:value-type="float">
            <text:p>0,0862230553</text:p>
          </table:table-cell>
        </table:table-row>
        <table:table-row table:style-name="ro2">
          <table:table-cell/>
          <table:table-cell table:formula="of:=[.B12]+1" office:value-type="float" office:value="24" calcext:value-type="float">
            <text:p>24</text:p>
          </table:table-cell>
          <table:table-cell office:value-type="float" office:value="3397" calcext:value-type="float">
            <text:p>3397</text:p>
          </table:table-cell>
          <table:table-cell office:value-type="float" office:value="163" calcext:value-type="float">
            <text:p>163</text:p>
          </table:table-cell>
          <table:table-cell table:formula="of:=[.D13]/[.C13]" office:value-type="float" office:value="0.0479835148660583" calcext:value-type="float">
            <text:p>0,0479835149</text:p>
          </table:table-cell>
          <table:table-cell office:value-type="float" office:value="22" calcext:value-type="float">
            <text:p>22</text:p>
          </table:table-cell>
          <table:table-cell office:value-type="float" office:value="2378" calcext:value-type="float">
            <text:p>2378</text:p>
          </table:table-cell>
          <table:table-cell office:value-type="float" office:value="157" calcext:value-type="float">
            <text:p>157</text:p>
          </table:table-cell>
          <table:table-cell table:formula="of:=[.H13]/[.G13]" office:value-type="float" office:value="0.0660218671152229" calcext:value-type="float">
            <text:p>0,0660218671</text:p>
          </table:table-cell>
        </table:table-row>
        <table:table-row table:style-name="ro2">
          <table:table-cell/>
          <table:table-cell table:formula="of:=[.B13]+1" office:value-type="float" office:value="25" calcext:value-type="float">
            <text:p>25</text:p>
          </table:table-cell>
          <table:table-cell office:value-type="float" office:value="2616" calcext:value-type="float">
            <text:p>2616</text:p>
          </table:table-cell>
          <table:table-cell office:value-type="float" office:value="89" calcext:value-type="float">
            <text:p>89</text:p>
          </table:table-cell>
          <table:table-cell table:formula="of:=[.D14]/[.C14]" office:value-type="float" office:value="0.0340214067278287" calcext:value-type="float">
            <text:p>0,0340214067</text:p>
          </table:table-cell>
          <table:table-cell office:value-type="float" office:value="23" calcext:value-type="float">
            <text:p>23</text:p>
          </table:table-cell>
          <table:table-cell office:value-type="float" office:value="2296" calcext:value-type="float">
            <text:p>2296</text:p>
          </table:table-cell>
          <table:table-cell office:value-type="float" office:value="119" calcext:value-type="float">
            <text:p>119</text:p>
          </table:table-cell>
          <table:table-cell table:formula="of:=[.H14]/[.G14]" office:value-type="float" office:value="0.0518292682926829" calcext:value-type="float">
            <text:p>0,0518292683</text:p>
          </table:table-cell>
        </table:table-row>
        <table:table-row table:style-name="ro2">
          <table:table-cell/>
          <table:table-cell table:formula="of:=[.B14]+1" office:value-type="float" office:value="26" calcext:value-type="float">
            <text:p>26</text:p>
          </table:table-cell>
          <table:table-cell office:value-type="float" office:value="2477" calcext:value-type="float">
            <text:p>2477</text:p>
          </table:table-cell>
          <table:table-cell office:value-type="float" office:value="84" calcext:value-type="float">
            <text:p>84</text:p>
          </table:table-cell>
          <table:table-cell table:formula="of:=[.D15]/[.C15]" office:value-type="float" office:value="0.0339119903108599" calcext:value-type="float">
            <text:p>0,0339119903</text:p>
          </table:table-cell>
          <table:table-cell office:value-type="float" office:value="24" calcext:value-type="float">
            <text:p>24</text:p>
          </table:table-cell>
          <table:table-cell office:value-type="float" office:value="4264" calcext:value-type="float">
            <text:p>4264</text:p>
          </table:table-cell>
          <table:table-cell office:value-type="float" office:value="94" calcext:value-type="float">
            <text:p>94</text:p>
          </table:table-cell>
          <table:table-cell table:formula="of:=[.H15]/[.G15]" office:value-type="float" office:value="0.0220450281425891" calcext:value-type="float">
            <text:p>0,0220450281</text:p>
          </table:table-cell>
        </table:table-row>
        <table:table-row table:style-name="ro2">
          <table:table-cell/>
          <table:table-cell table:formula="of:=[.B15]+1" office:value-type="float" office:value="27" calcext:value-type="float">
            <text:p>27</text:p>
          </table:table-cell>
          <table:table-cell office:value-type="float" office:value="3340" calcext:value-type="float">
            <text:p>3340</text:p>
          </table:table-cell>
          <table:table-cell office:value-type="float" office:value="67" calcext:value-type="float">
            <text:p>67</text:p>
          </table:table-cell>
          <table:table-cell table:formula="of:=[.D16]/[.C16]" office:value-type="float" office:value="0.020059880239521" calcext:value-type="float">
            <text:p>0,0200598802</text:p>
          </table:table-cell>
          <table:table-cell office:value-type="float" office:value="25" calcext:value-type="float">
            <text:p>25</text:p>
          </table:table-cell>
          <table:table-cell office:value-type="float" office:value="3149" calcext:value-type="float">
            <text:p>3149</text:p>
          </table:table-cell>
          <table:table-cell office:value-type="float" office:value="78" calcext:value-type="float">
            <text:p>78</text:p>
          </table:table-cell>
          <table:table-cell table:formula="of:=[.H16]/[.G16]" office:value-type="float" office:value="0.0247697681803747" calcext:value-type="float">
            <text:p>0,0247697682</text:p>
          </table:table-cell>
        </table:table-row>
        <table:table-row table:style-name="ro2">
          <table:table-cell/>
          <table:table-cell table:formula="of:=[.B16]+1" office:value-type="float" office:value="28" calcext:value-type="float">
            <text:p>28</text:p>
          </table:table-cell>
          <table:table-cell office:value-type="float" office:value="4689" calcext:value-type="float">
            <text:p>4689</text:p>
          </table:table-cell>
          <table:table-cell office:value-type="float" office:value="51" calcext:value-type="float">
            <text:p>51</text:p>
          </table:table-cell>
          <table:table-cell table:formula="of:=[.D17]/[.C17]" office:value-type="float" office:value="0.0108765195137556" calcext:value-type="float">
            <text:p>0,0108765195</text:p>
          </table:table-cell>
          <table:table-cell office:value-type="float" office:value="26" calcext:value-type="float">
            <text:p>26</text:p>
          </table:table-cell>
          <table:table-cell office:value-type="float" office:value="2504" calcext:value-type="float">
            <text:p>2504</text:p>
          </table:table-cell>
          <table:table-cell office:value-type="float" office:value="41" calcext:value-type="float">
            <text:p>41</text:p>
          </table:table-cell>
          <table:table-cell table:formula="of:=[.H17]/[.G17]" office:value-type="float" office:value="0.0163738019169329" calcext:value-type="float">
            <text:p>0,0163738019</text:p>
          </table:table-cell>
        </table:table-row>
        <table:table-row table:style-name="ro2">
          <table:table-cell/>
          <table:table-cell table:formula="of:=[.B17]+1" office:value-type="float" office:value="29" calcext:value-type="float">
            <text:p>29</text:p>
          </table:table-cell>
          <table:table-cell office:value-type="float" office:value="5998" calcext:value-type="float">
            <text:p>5998</text:p>
          </table:table-cell>
          <table:table-cell office:value-type="float" office:value="23" calcext:value-type="float">
            <text:p>23</text:p>
          </table:table-cell>
          <table:table-cell table:formula="of:=[.D18]/[.C18]" office:value-type="float" office:value="0.00383461153717906" calcext:value-type="float">
            <text:p>0,0038346115</text:p>
          </table:table-cell>
          <table:table-cell office:value-type="float" office:value="27" calcext:value-type="float">
            <text:p>27</text:p>
          </table:table-cell>
          <table:table-cell office:value-type="float" office:value="2816" calcext:value-type="float">
            <text:p>2816</text:p>
          </table:table-cell>
          <table:table-cell office:value-type="float" office:value="30" calcext:value-type="float">
            <text:p>30</text:p>
          </table:table-cell>
          <table:table-cell table:formula="of:=[.H18]/[.G18]" office:value-type="float" office:value="0.0106534090909091" calcext:value-type="float">
            <text:p>0,0106534091</text:p>
          </table:table-cell>
        </table:table-row>
        <table:table-row table:style-name="ro2">
          <table:table-cell/>
          <table:table-cell table:formula="of:=[.B18]+1" office:value-type="float" office:value="30" calcext:value-type="float">
            <text:p>30</text:p>
          </table:table-cell>
          <table:table-cell office:value-type="float" office:value="7687" calcext:value-type="float">
            <text:p>7687</text:p>
          </table:table-cell>
          <table:table-cell office:value-type="float" office:value="34" calcext:value-type="float">
            <text:p>34</text:p>
          </table:table-cell>
          <table:table-cell table:formula="of:=[.D19]/[.C19]" office:value-type="float" office:value="0.00442305190581501" calcext:value-type="float">
            <text:p>0,0044230519</text:p>
          </table:table-cell>
          <table:table-cell office:value-type="float" office:value="28" calcext:value-type="float">
            <text:p>28</text:p>
          </table:table-cell>
          <table:table-cell office:value-type="float" office:value="3695" calcext:value-type="float">
            <text:p>3695</text:p>
          </table:table-cell>
          <table:table-cell office:value-type="float" office:value="29" calcext:value-type="float">
            <text:p>29</text:p>
          </table:table-cell>
          <table:table-cell table:formula="of:=[.H19]/[.G19]" office:value-type="float" office:value="0.00784844384303112" calcext:value-type="float">
            <text:p>0,0078484438</text:p>
          </table:table-cell>
        </table:table-row>
        <table:table-row table:style-name="ro2">
          <table:table-cell/>
          <table:table-cell table:formula="of:=[.B19]+1" office:value-type="float" office:value="31" calcext:value-type="float">
            <text:p>31</text:p>
          </table:table-cell>
          <table:table-cell office:value-type="float" office:value="3217" calcext:value-type="float">
            <text:p>3217</text:p>
          </table:table-cell>
          <table:table-cell office:value-type="float" office:value="10" calcext:value-type="float">
            <text:p>10</text:p>
          </table:table-cell>
          <table:table-cell table:formula="of:=[.D20]/[.C20]" office:value-type="float" office:value="0.00310848616723656" calcext:value-type="float">
            <text:p>0,0031084862</text:p>
          </table:table-cell>
          <table:table-cell office:value-type="float" office:value="29" calcext:value-type="float">
            <text:p>29</text:p>
          </table:table-cell>
          <table:table-cell office:value-type="float" office:value="4793" calcext:value-type="float">
            <text:p>4793</text:p>
          </table:table-cell>
          <table:table-cell office:value-type="float" office:value="23" calcext:value-type="float">
            <text:p>23</text:p>
          </table:table-cell>
          <table:table-cell table:formula="of:=[.H20]/[.G20]" office:value-type="float" office:value="0.00479866471938243" calcext:value-type="float">
            <text:p>0,0047986647</text:p>
          </table:table-cell>
        </table:table-row>
        <table:table-row table:style-name="ro2">
          <table:table-cell table:number-columns-repeated="3"/>
          <table:table-cell table:style-name="ce20" office:value-type="string" calcext:value-type="string">
            <text:p>MIN</text:p>
          </table:table-cell>
          <table:table-cell table:style-name="ce20" table:formula="of:=MIN([.E2:.E20])*100" office:value-type="float" office:value="0.0080196749358426" calcext:value-type="float">
            <text:p>0,0080196749</text:p>
          </table:table-cell>
          <table:table-cell office:value-type="float" office:value="30" calcext:value-type="float">
            <text:p>30</text:p>
          </table:table-cell>
          <table:table-cell office:value-type="float" office:value="6012" calcext:value-type="float">
            <text:p>6012</text:p>
          </table:table-cell>
          <table:table-cell office:value-type="float" office:value="45" calcext:value-type="float">
            <text:p>45</text:p>
          </table:table-cell>
          <table:table-cell table:formula="of:=[.H21]/[.G21]" office:value-type="float" office:value="0.00748502994011976" calcext:value-type="float">
            <text:p>0,0074850299</text:p>
          </table:table-cell>
        </table:table-row>
        <table:table-row table:style-name="ro2">
          <table:table-cell table:number-columns-repeated="3"/>
          <table:table-cell table:style-name="ce20" office:value-type="string" calcext:value-type="string">
            <text:p>MAX</text:p>
          </table:table-cell>
          <table:table-cell table:style-name="ce20" table:formula="of:=MAX([.E2:.E20])*100" office:value-type="float" office:value="27.3875470861954" calcext:value-type="float">
            <text:p>27,3875470862</text:p>
          </table:table-cell>
          <table:table-cell office:value-type="float" office:value="31" calcext:value-type="float">
            <text:p>31</text:p>
          </table:table-cell>
          <table:table-cell office:value-type="float" office:value="8395" calcext:value-type="float">
            <text:p>8395</text:p>
          </table:table-cell>
          <table:table-cell office:value-type="float" office:value="35" calcext:value-type="float">
            <text:p>35</text:p>
          </table:table-cell>
          <table:table-cell table:formula="of:=[.H22]/[.G22]" office:value-type="float" office:value="0.00416914830256105" calcext:value-type="float">
            <text:p>0,0041691483</text:p>
          </table:table-cell>
        </table:table-row>
        <table:table-row table:style-name="ro2">
          <table:table-cell table:number-columns-repeated="3"/>
          <table:table-cell table:style-name="ce20" office:value-type="string" calcext:value-type="string">
            <text:p>AV</text:p>
          </table:table-cell>
          <table:table-cell table:style-name="ce20" table:formula="of:=AVERAGE([.E2:.E20])*100" office:value-type="float" office:value="8.65879085524783" calcext:value-type="float">
            <text:p>8,6587908552</text:p>
          </table:table-cell>
          <table:table-cell table:number-columns-repeated="2"/>
          <table:table-cell table:style-name="ce20" office:value-type="string" calcext:value-type="string">
            <text:p>MIN</text:p>
          </table:table-cell>
          <table:table-cell table:style-name="ce20" table:formula="of:=MIN([.I2:.I22])*100" office:value-type="float" office:value="0.162224797219003" calcext:value-type="float">
            <text:p>0,1622247972</text:p>
          </table:table-cell>
        </table:table-row>
        <table:table-row table:style-name="ro2">
          <table:table-cell table:number-columns-repeated="7"/>
          <table:table-cell table:style-name="ce20" office:value-type="string" calcext:value-type="string">
            <text:p>MAX</text:p>
          </table:table-cell>
          <table:table-cell table:style-name="ce20" table:formula="of:=MAX([.I2:.I22])*100" office:value-type="float" office:value="10.9022556390977" calcext:value-type="float">
            <text:p>10,9022556391</text:p>
          </table:table-cell>
        </table:table-row>
        <table:table-row table:style-name="ro2">
          <table:table-cell table:number-columns-repeated="4"/>
          <table:table-cell table:formula="of:=[.E21]/100" office:value-type="float" office:value="0.000080196749358426" calcext:value-type="float">
            <text:p>8,0196749358426E-05</text:p>
          </table:table-cell>
          <table:table-cell table:number-columns-repeated="2"/>
          <table:table-cell table:style-name="ce20" office:value-type="string" calcext:value-type="string">
            <text:p>AV</text:p>
          </table:table-cell>
          <table:table-cell table:style-name="ce20" table:formula="of:=AVERAGE([.I2:.I22])*100" office:value-type="float" office:value="4.15948423389674" calcext:value-type="float">
            <text:p>4,1594842339</text:p>
          </table:table-cell>
        </table:table-row>
        <table:table-row table:style-name="ro2">
          <table:table-cell table:number-columns-repeated="4"/>
          <table:table-cell table:formula="of:=[.E22]/100" office:value-type="float" office:value="0.273875470861954" calcext:value-type="float">
            <text:p>0,273875470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E23]/100" office:value-type="float" office:value="0.0865879085524783" calcext:value-type="float">
            <text:p>0,0865879086</text:p>
          </table:table-cell>
          <table:table-cell table:number-columns-repeated="4"/>
        </table:table-row>
      </table:table>
      <table:table table:name="PCR-Test situation" table:style-name="ta1">
        <table:shapes>
          <draw:frame draw:z-index="0" draw:style-name="gr1" draw:text-style-name="P1" svg:width="159.99mm" svg:height="89.99mm" svg:x="336.16mm" svg:y="8.76mm">
            <loext:p draw:notify-on-update-of-ranges="'PCR-Test situation'.A2:'PCR-Test situation'.A19 'PCR-Test situation'.E1:'PCR-Test situation'.E1 'PCR-Test situation'.E2:'PCR-Test situation'.E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7.32mm" svg:height="129.69mm" svg:x="9.29mm" svg:y="295.04mm">
            <loext:p draw:notify-on-update-of-ranges="'PCR-Test situation'.A2:'PCR-Test situation'.A23 'PCR-Test situation'.C1:'PCR-Test situation'.C1 'PCR-Test situation'.C2:'PCR-Test situation'.C23 'PCR-Test situation'.D1:'PCR-Test situation'.D1 'PCR-Test situation'.D2:'PCR-Test situation'.D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1" table:default-cell-style-name="ce16"/>
        <table:table-column table:style-name="co19" table:default-cell-style-name="Default"/>
        <table:table-column table:style-name="co11" table:default-cell-style-name="Default"/>
        <table:table-column table:style-name="co20" table:default-cell-style-name="ce16"/>
        <table:table-column table:style-name="co11" table:number-columns-repeated="1015" table:default-cell-style-name="Default"/>
        <table:table-row table:style-name="ro2">
          <table:table-cell table:style-name="ce21" office:value-type="string" calcext:value-type="string">
            <text:p>KW</text:p>
          </table:table-cell>
          <table:table-cell table:style-name="ce23" office:value-type="string" calcext:value-type="string">
            <text:p>Tests gesamt</text:p>
          </table:table-cell>
          <table:table-cell table:style-name="ce25" office:value-type="string" calcext:value-type="string">
            <text:p>Positive Tests</text:p>
          </table:table-cell>
          <table:table-cell table:style-name="ce27" office:value-type="string" calcext:value-type="string">
            <text:p>Erwartet falsch-positive Tests bei <text:s/>99% Spezifität</text:p>
          </table:table-cell>
          <table:table-cell table:style-name="ce29" office:value-type="string" calcext:value-type="string">
            <text:p>Positivenrate</text:p>
          </table:table-cell>
          <table:table-cell table:style-name="ce31" office:value-type="string" calcext:value-type="string">
            <text:p>Labore</text:p>
          </table:table-cell>
          <table:table-cell table:style-name="ce20" office:value-type="string" calcext:value-type="string">
            <text:p>Hospitalisiert in %</text:p>
          </table:table-cell>
          <table:table-cell table:style-name="ce20" office:value-type="string" calcext:value-type="string">
            <text:p>Hospitalisiert Anzahl</text:p>
          </table:table-cell>
          <table:table-cell table:style-name="ce34" office:value-type="string" calcext:value-type="string">
            <text:p>Verstorben in %</text:p>
          </table:table-cell>
          <table:table-cell table:style-name="ce20" table:number-columns-repeated="1015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127457" calcext:value-type="float">
            <text:p>127457</text:p>
          </table:table-cell>
          <table:table-cell table:style-name="ce26" office:value-type="float" office:value="7582" calcext:value-type="float">
            <text:p>7582</text:p>
          </table:table-cell>
          <table:table-cell table:style-name="ce28" table:formula="of:=[.B2]/100" office:value-type="float" office:value="1274.57" calcext:value-type="float">
            <text:p>1275</text:p>
          </table:table-cell>
          <table:table-cell table:style-name="ce30" table:formula="of:=[.C2]/[.B2]*100" office:value-type="float" office:value="5.94867288575755" calcext:value-type="float">
            <text:p>5,95</text:p>
          </table:table-cell>
          <table:table-cell table:style-name="ce32"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style-name="ce33" table:formula="of:=[.C2]*([.G2]/100)" office:value-type="float" office:value="682.38" calcext:value-type="float">
            <text:p>682</text:p>
          </table:table-cell>
          <table:table-cell office:value-type="float" office:value="1.3" calcext:value-type="float">
            <text:p>1,3</text:p>
          </table:table-cell>
          <table:table-cell table:number-columns-repeated="1015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4" office:value-type="float" office:value="348619" calcext:value-type="float">
            <text:p>348619</text:p>
          </table:table-cell>
          <table:table-cell table:style-name="ce26" office:value-type="float" office:value="23820" calcext:value-type="float">
            <text:p>23820</text:p>
          </table:table-cell>
          <table:table-cell table:style-name="ce28" table:formula="of:=[.B3]/100" office:value-type="float" office:value="3486.19" calcext:value-type="float">
            <text:p>3486</text:p>
          </table:table-cell>
          <table:table-cell table:style-name="ce30" table:formula="of:=[.C3]/[.B3]*100" office:value-type="float" office:value="6.8326740653837" calcext:value-type="float">
            <text:p>6,83</text:p>
          </table:table-cell>
          <table:table-cell table:style-name="ce32"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table:style-name="ce33" table:formula="of:=[.C3]*([.G3]/100)" office:value-type="float" office:value="2620.2" calcext:value-type="float">
            <text:p>2620</text:p>
          </table:table-cell>
          <table:table-cell office:value-type="float" office:value="2.1" calcext:value-type="float">
            <text:p>2,1</text:p>
          </table:table-cell>
          <table:table-cell table:number-columns-repeated="1015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4" office:value-type="float" office:value="361515" calcext:value-type="float">
            <text:p>361515</text:p>
          </table:table-cell>
          <table:table-cell table:style-name="ce26" office:value-type="float" office:value="31414" calcext:value-type="float">
            <text:p>31414</text:p>
          </table:table-cell>
          <table:table-cell table:style-name="ce28" table:formula="of:=[.B4]/100" office:value-type="float" office:value="3615.15" calcext:value-type="float">
            <text:p>3615</text:p>
          </table:table-cell>
          <table:table-cell table:style-name="ce30" table:formula="of:=[.C4]/[.B4]*100" office:value-type="float" office:value="8.68954261925508" calcext:value-type="float">
            <text:p>8,69</text:p>
          </table:table-cell>
          <table:table-cell table:style-name="ce32"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style-name="ce33" table:formula="of:=[.C4]*([.G4]/100)" office:value-type="float" office:value="5340.38" calcext:value-type="float">
            <text:p>5340</text:p>
          </table:table-cell>
          <table:table-cell office:value-type="float" office:value="4.2" calcext:value-type="float">
            <text:p>4,2</text:p>
          </table:table-cell>
          <table:table-cell table:number-columns-repeated="1015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style-name="ce24" office:value-type="float" office:value="408348" calcext:value-type="float">
            <text:p>408348</text:p>
          </table:table-cell>
          <table:table-cell table:style-name="ce26" office:value-type="float" office:value="36885" calcext:value-type="float">
            <text:p>36885</text:p>
          </table:table-cell>
          <table:table-cell table:style-name="ce28" table:formula="of:=[.B5]/100" office:value-type="float" office:value="4083.48" calcext:value-type="float">
            <text:p>4083</text:p>
          </table:table-cell>
          <table:table-cell table:style-name="ce30" table:formula="of:=[.C5]/[.B5]*100" office:value-type="float" office:value="9.03273678333187" calcext:value-type="float">
            <text:p>9,03</text:p>
          </table:table-cell>
          <table:table-cell table:style-name="ce32"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style-name="ce33" table:formula="of:=[.C5]*([.G5]/100)" office:value-type="float" office:value="7008.15" calcext:value-type="float">
            <text:p>7008</text:p>
          </table:table-cell>
          <table:table-cell office:value-type="float" office:value="6.2" calcext:value-type="float">
            <text:p>6,2</text:p>
          </table:table-cell>
          <table:table-cell table:number-columns-repeated="1015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80197" calcext:value-type="float">
            <text:p>380197</text:p>
          </table:table-cell>
          <table:table-cell table:style-name="ce26" office:value-type="float" office:value="30791" calcext:value-type="float">
            <text:p>30791</text:p>
          </table:table-cell>
          <table:table-cell table:style-name="ce28" table:formula="of:=[.B6]/100" office:value-type="float" office:value="3801.97" calcext:value-type="float">
            <text:p>3802</text:p>
          </table:table-cell>
          <table:table-cell table:style-name="ce30" table:formula="of:=[.C6]/[.B6]*100" office:value-type="float" office:value="8.098696202232" calcext:value-type="float">
            <text:p>8,10</text:p>
          </table:table-cell>
          <table:table-cell table:style-name="ce32"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style-name="ce33" table:formula="of:=[.C6]*([.G6]/100)" office:value-type="float" office:value="5850.29" calcext:value-type="float">
            <text:p>5850</text:p>
          </table:table-cell>
          <table:table-cell office:value-type="float" office:value="6.8" calcext:value-type="float">
            <text:p>6,8</text:p>
          </table:table-cell>
          <table:table-cell table:number-columns-repeated="1015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style-name="ce24" office:value-type="float" office:value="331902" calcext:value-type="float">
            <text:p>331902</text:p>
          </table:table-cell>
          <table:table-cell table:style-name="ce26" office:value-type="float" office:value="22082" calcext:value-type="float">
            <text:p>22082</text:p>
          </table:table-cell>
          <table:table-cell table:style-name="ce28" table:formula="of:=[.B7]/100" office:value-type="float" office:value="3319.02" calcext:value-type="float">
            <text:p>3319</text:p>
          </table:table-cell>
          <table:table-cell table:style-name="ce30" table:formula="of:=[.C7]/[.B7]*100" office:value-type="float" office:value="6.65316870642539" calcext:value-type="float">
            <text:p>6,65</text:p>
          </table:table-cell>
          <table:table-cell table:style-name="ce32"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table:style-name="ce33" table:formula="of:=[.C7]*([.G7]/100)" office:value-type="float" office:value="4858.04" calcext:value-type="float">
            <text:p>4858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style-name="ce24" office:value-type="float" office:value="363890" calcext:value-type="float">
            <text:p>363890</text:p>
          </table:table-cell>
          <table:table-cell table:style-name="ce26" office:value-type="float" office:value="18083" calcext:value-type="float">
            <text:p>18083</text:p>
          </table:table-cell>
          <table:table-cell table:style-name="ce28" table:formula="of:=[.B8]/100" office:value-type="float" office:value="3638.9" calcext:value-type="float">
            <text:p>3639</text:p>
          </table:table-cell>
          <table:table-cell table:style-name="ce30" table:formula="of:=[.C8]/[.B8]*100" office:value-type="float" office:value="4.96935887218665" calcext:value-type="float">
            <text:p>4,97</text:p>
          </table:table-cell>
          <table:table-cell table:style-name="ce32"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style-name="ce33" table:formula="of:=[.C8]*([.G8]/100)" office:value-type="float" office:value="3616.6" calcext:value-type="float">
            <text:p>3617</text:p>
          </table:table-cell>
          <table:table-cell office:value-type="float" office:value="5.8" calcext:value-type="float">
            <text:p>5,8</text:p>
          </table:table-cell>
          <table:table-cell table:number-columns-repeated="1015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style-name="ce24" office:value-type="float" office:value="326788" calcext:value-type="float">
            <text:p>326788</text:p>
          </table:table-cell>
          <table:table-cell table:style-name="ce26" office:value-type="float" office:value="12608" calcext:value-type="float">
            <text:p>12608</text:p>
          </table:table-cell>
          <table:table-cell table:style-name="ce28" table:formula="of:=[.B9]/100" office:value-type="float" office:value="3267.88" calcext:value-type="float">
            <text:p>3268</text:p>
          </table:table-cell>
          <table:table-cell table:style-name="ce30" table:formula="of:=[.C9]/[.B9]*100" office:value-type="float" office:value="3.85815880632092" calcext:value-type="float">
            <text:p>3,86</text:p>
          </table:table-cell>
          <table:table-cell table:style-name="ce32"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style-name="ce33" table:formula="of:=[.C9]*([.G9]/100)" office:value-type="float" office:value="2521.6" calcext:value-type="float">
            <text:p>252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24" office:value-type="float" office:value="403875" calcext:value-type="float">
            <text:p>403875</text:p>
          </table:table-cell>
          <table:table-cell table:style-name="ce26" office:value-type="float" office:value="10755" calcext:value-type="float">
            <text:p>10755</text:p>
          </table:table-cell>
          <table:table-cell table:style-name="ce28" table:formula="of:=[.B10]/100" office:value-type="float" office:value="4038.75" calcext:value-type="float">
            <text:p>4039</text:p>
          </table:table-cell>
          <table:table-cell table:style-name="ce30" table:formula="of:=[.C10]/[.B10]*100" office:value-type="float" office:value="2.66295264623955" calcext:value-type="float">
            <text:p>2,66</text:p>
          </table:table-cell>
          <table:table-cell table:style-name="ce32"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table:style-name="ce33" table:formula="of:=[.C10]*([.G10]/100)" office:value-type="float" office:value="2043.45" calcext:value-type="float">
            <text:p>204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style-name="ce24" office:value-type="float" office:value="432666" calcext:value-type="float">
            <text:p>432666</text:p>
          </table:table-cell>
          <table:table-cell table:style-name="ce26" office:value-type="float" office:value="7233" calcext:value-type="float">
            <text:p>7233</text:p>
          </table:table-cell>
          <table:table-cell table:style-name="ce28" table:formula="of:=[.B11]/100" office:value-type="float" office:value="4326.66" calcext:value-type="float">
            <text:p>4327</text:p>
          </table:table-cell>
          <table:table-cell table:style-name="ce30" table:formula="of:=[.C11]/[.B11]*100" office:value-type="float" office:value="1.67172830774778" calcext:value-type="float">
            <text:p>1,67</text:p>
          </table:table-cell>
          <table:table-cell table:style-name="ce32"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style-name="ce33" table:formula="of:=[.C11]*([.G11]/100)" office:value-type="float" office:value="1229.61" calcext:value-type="float">
            <text:p>1230</text:p>
          </table:table-cell>
          <table:table-cell office:value-type="float" office:value="3.3" calcext:value-type="float">
            <text:p>3,3</text:p>
          </table:table-cell>
          <table:table-cell table:number-columns-repeated="1015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style-name="ce24" office:value-type="float" office:value="353467" calcext:value-type="float">
            <text:p>353467</text:p>
          </table:table-cell>
          <table:table-cell table:style-name="ce26" office:value-type="float" office:value="5218" calcext:value-type="float">
            <text:p>5218</text:p>
          </table:table-cell>
          <table:table-cell table:style-name="ce28" table:formula="of:=[.B12]/100" office:value-type="float" office:value="3534.67" calcext:value-type="float">
            <text:p>3535</text:p>
          </table:table-cell>
          <table:table-cell table:style-name="ce30" table:formula="of:=[.C12]/[.B12]*100" office:value-type="float" office:value="1.47623399072615" calcext:value-type="float">
            <text:p>1,48</text:p>
          </table:table-cell>
          <table:table-cell table:style-name="ce32"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table:style-name="ce33" table:formula="of:=[.C12]*([.G12]/100)" office:value-type="float" office:value="834.88" calcext:value-type="float">
            <text:p>835</text:p>
          </table:table-cell>
          <table:table-cell office:value-type="float" office:value="2.9" calcext:value-type="float">
            <text:p>2,9</text:p>
          </table:table-cell>
          <table:table-cell table:number-columns-repeated="1015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4" office:value-type="float" office:value="405269" calcext:value-type="float">
            <text:p>405269</text:p>
          </table:table-cell>
          <table:table-cell table:style-name="ce26" office:value-type="float" office:value="4310" calcext:value-type="float">
            <text:p>4310</text:p>
          </table:table-cell>
          <table:table-cell table:style-name="ce28" table:formula="of:=[.B13]/100" office:value-type="float" office:value="4052.69" calcext:value-type="float">
            <text:p>4053</text:p>
          </table:table-cell>
          <table:table-cell table:style-name="ce30" table:formula="of:=[.C13]/[.B13]*100" office:value-type="float" office:value="1.06349116265986" calcext:value-type="float">
            <text:p>1,06</text:p>
          </table:table-cell>
          <table:table-cell table:style-name="ce32"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table:style-name="ce33" table:formula="of:=[.C13]*([.G13]/100)" office:value-type="float" office:value="646.5" calcext:value-type="float">
            <text:p>647</text:p>
          </table:table-cell>
          <table:table-cell office:value-type="float" office:value="1.8" calcext:value-type="float">
            <text:p>1,8</text:p>
          </table:table-cell>
          <table:table-cell table:number-columns-repeated="1015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4" office:value-type="float" office:value="340986" calcext:value-type="float">
            <text:p>340986</text:p>
          </table:table-cell>
          <table:table-cell table:style-name="ce26" office:value-type="float" office:value="3208" calcext:value-type="float">
            <text:p>3208</text:p>
          </table:table-cell>
          <table:table-cell table:style-name="ce28" table:formula="of:=[.B14]/100" office:value-type="float" office:value="3409.86" calcext:value-type="float">
            <text:p>3410</text:p>
          </table:table-cell>
          <table:table-cell table:style-name="ce30" table:formula="of:=[.C14]/[.B14]*100" office:value-type="float" office:value="0.940801088607743" calcext:value-type="float">
            <text:p>0,94</text:p>
          </table:table-cell>
          <table:table-cell table:style-name="ce32"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table:style-name="ce33" table:formula="of:=[.C14]*([.G14]/100)" office:value-type="float" office:value="481.2" calcext:value-type="float">
            <text:p>481</text:p>
          </table:table-cell>
          <table:table-cell office:value-type="float" office:value="1.8" calcext:value-type="float">
            <text:p>1,8</text:p>
          </table:table-cell>
          <table:table-cell table:number-columns-repeated="1015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4" office:value-type="float" office:value="325430" calcext:value-type="float">
            <text:p>325430</text:p>
          </table:table-cell>
          <table:table-cell table:style-name="ce26" office:value-type="float" office:value="2713" calcext:value-type="float">
            <text:p>2713</text:p>
          </table:table-cell>
          <table:table-cell table:style-name="ce28" table:formula="of:=[.B15]/100" office:value-type="float" office:value="3254.3" calcext:value-type="float">
            <text:p>3254</text:p>
          </table:table-cell>
          <table:table-cell table:style-name="ce30" table:formula="of:=[.C15]/[.B15]*100" office:value-type="float" office:value="0.833666226223765" calcext:value-type="float">
            <text:p>0,83</text:p>
          </table:table-cell>
          <table:table-cell table:style-name="ce32"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style-name="ce33" table:formula="of:=[.C15]*([.G15]/100)" office:value-type="float" office:value="379.82" calcext:value-type="float">
            <text:p>380</text:p>
          </table:table-cell>
          <table:table-cell office:value-type="float" office:value="1.3" calcext:value-type="float">
            <text:p>1,3</text:p>
          </table:table-cell>
          <table:table-cell table:number-columns-repeated="1015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4" office:value-type="float" office:value="384142" calcext:value-type="float">
            <text:p>384142</text:p>
          </table:table-cell>
          <table:table-cell table:style-name="ce26" office:value-type="float" office:value="5135" calcext:value-type="float">
            <text:p>5135</text:p>
          </table:table-cell>
          <table:table-cell table:style-name="ce28" table:formula="of:=[.B16]/100" office:value-type="float" office:value="3841.42" calcext:value-type="float">
            <text:p>3841</text:p>
          </table:table-cell>
          <table:table-cell table:style-name="ce30" table:formula="of:=[.C16]/[.B16]*100" office:value-type="float" office:value="1.33674526607348" calcext:value-type="float">
            <text:p>1,34</text:p>
          </table:table-cell>
          <table:table-cell table:style-name="ce32"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style-name="ce33" table:formula="of:=[.C16]*([.G16]/100)" office:value-type="float" office:value="410.8" calcext:value-type="float">
            <text:p>411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4" office:value-type="float" office:value="462641" calcext:value-type="float">
            <text:p>462641</text:p>
          </table:table-cell>
          <table:table-cell table:style-name="ce26" office:value-type="float" office:value="3601" calcext:value-type="float">
            <text:p>3601</text:p>
          </table:table-cell>
          <table:table-cell table:style-name="ce28" table:formula="of:=[.B17]/100" office:value-type="float" office:value="4626.41" calcext:value-type="float">
            <text:p>4626</text:p>
          </table:table-cell>
          <table:table-cell table:style-name="ce30" table:formula="of:=[.C17]/[.B17]*100" office:value-type="float" office:value="0.778357300801269" calcext:value-type="float">
            <text:p>0,78</text:p>
          </table:table-cell>
          <table:table-cell table:style-name="ce32"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table:style-name="ce33" table:formula="of:=[.C17]*([.G17]/100)" office:value-type="float" office:value="360.1" calcext:value-type="float">
            <text:p>360</text:p>
          </table:table-cell>
          <table:table-cell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4" office:value-type="float" office:value="499486" calcext:value-type="float">
            <text:p>499486</text:p>
          </table:table-cell>
          <table:table-cell table:style-name="ce26" office:value-type="float" office:value="3011" calcext:value-type="float">
            <text:p>3011</text:p>
          </table:table-cell>
          <table:table-cell table:style-name="ce28" table:formula="of:=[.B18]/100" office:value-type="float" office:value="4994.86" calcext:value-type="float">
            <text:p>4995</text:p>
          </table:table-cell>
          <table:table-cell table:style-name="ce30" table:formula="of:=[.C18]/[.B18]*100" office:value-type="float" office:value="0.602819698650212" calcext:value-type="float">
            <text:p>0,60</text:p>
          </table:table-cell>
          <table:table-cell table:style-name="ce32"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table:style-name="ce33" table:formula="of:=[.C18]*([.G18]/100)" office:value-type="float" office:value="301.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 table:number-columns-repeated="1015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4" office:value-type="float" office:value="503220" calcext:value-type="float">
            <text:p>503220</text:p>
          </table:table-cell>
          <table:table-cell table:style-name="ce26" office:value-type="float" office:value="2933" calcext:value-type="float">
            <text:p>2933</text:p>
          </table:table-cell>
          <table:table-cell table:style-name="ce28" table:formula="of:=[.B19]/100" office:value-type="float" office:value="5032.2" calcext:value-type="float">
            <text:p>5032</text:p>
          </table:table-cell>
          <table:table-cell table:style-name="ce30" table:formula="of:=[.C19]/[.B19]*100" office:value-type="float" office:value="0.582846468741306" calcext:value-type="float">
            <text:p>0,58</text:p>
          </table:table-cell>
          <table:table-cell table:style-name="ce32"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table:style-name="ce33" table:formula="of:=[.C19]*([.G19]/100)" office:value-type="float" office:value="322.63" calcext:value-type="float">
            <text:p>323</text:p>
          </table:table-cell>
          <table:table-cell office:value-type="float" office:value="0.9" calcext:value-type="float">
            <text:p>0,9</text:p>
          </table:table-cell>
          <table:table-cell table:number-columns-repeated="1015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4" office:value-type="float" office:value="531571" calcext:value-type="float">
            <text:p>531571</text:p>
          </table:table-cell>
          <table:table-cell table:style-name="ce26" office:value-type="float" office:value="3408" calcext:value-type="float">
            <text:p>3408</text:p>
          </table:table-cell>
          <table:table-cell table:style-name="ce28" table:formula="of:=[.B20]/100" office:value-type="float" office:value="5315.71" calcext:value-type="float">
            <text:p>5316</text:p>
          </table:table-cell>
          <table:table-cell table:style-name="ce30" table:formula="of:=[.C20]/[.B20]*100" office:value-type="float" office:value="0.641118495929989" calcext:value-type="float">
            <text:p>0,64</text:p>
          </table:table-cell>
          <table:table-cell table:style-name="ce32"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style-name="ce33" table:formula="of:=[.C20]*([.G20]/100)" office:value-type="float" office:value="408.96" calcext:value-type="float">
            <text:p>409</text:p>
          </table:table-cell>
          <table:table-cell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style-name="ce24" office:value-type="float" office:value="570691" calcext:value-type="float">
            <text:p>570691</text:p>
          </table:table-cell>
          <table:table-cell table:style-name="ce26" office:value-type="float" office:value="4464" calcext:value-type="float">
            <text:p>4464</text:p>
          </table:table-cell>
          <table:table-cell table:style-name="ce28" table:formula="of:=[.B21]/100" office:value-type="float" office:value="5706.91" calcext:value-type="float">
            <text:p>5707</text:p>
          </table:table-cell>
          <table:table-cell table:style-name="ce30" table:formula="of:=[.C21]/[.B21]*100" office:value-type="float" office:value="0.782209637089073" calcext:value-type="float">
            <text:p>0,78</text:p>
          </table:table-cell>
          <table:table-cell table:style-name="ce32"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style-name="ce33" table:formula="of:=[.C21]*([.G21]/100)" office:value-type="float" office:value="401.76" calcext:value-type="float">
            <text:p>402</text:p>
          </table:table-cell>
          <table:table-cell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style-name="ce24" office:value-type="float" office:value="577916" calcext:value-type="float">
            <text:p>577916</text:p>
          </table:table-cell>
          <table:table-cell table:style-name="ce26" office:value-type="float" office:value="5634" calcext:value-type="float">
            <text:p>5634</text:p>
          </table:table-cell>
          <table:table-cell table:style-name="ce28" table:formula="of:=[.B22]/100" office:value-type="float" office:value="5779.16" calcext:value-type="float">
            <text:p>5779</text:p>
          </table:table-cell>
          <table:table-cell table:style-name="ce30" table:formula="of:=[.C22]/[.B22]*100" office:value-type="float" office:value="0.974882162805667" calcext:value-type="float">
            <text:p>0,97</text:p>
          </table:table-cell>
          <table:table-cell table:style-name="ce32"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table:style-name="ce33" table:formula="of:=[.C22]*([.G22]/100)" office:value-type="float" office:value="507.06" calcext:value-type="float">
            <text:p>507</text:p>
          </table:table-cell>
          <table:table-cell office:value-type="float" office:value="0.3" calcext:value-type="float">
            <text:p>0,3</text:p>
          </table:table-cell>
          <table:table-cell table:number-columns-repeated="1015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4" office:value-type="float" office:value="672171" calcext:value-type="float">
            <text:p>672171</text:p>
          </table:table-cell>
          <table:table-cell table:style-name="ce26" office:value-type="float" office:value="7318" calcext:value-type="float">
            <text:p>7318</text:p>
          </table:table-cell>
          <table:table-cell table:style-name="ce28" table:formula="of:=[.B23]/100" office:value-type="float" office:value="6721.71" calcext:value-type="float">
            <text:p>6722</text:p>
          </table:table-cell>
          <table:table-cell table:style-name="ce30" table:formula="of:=[.C23]/[.B23]*100" office:value-type="float" office:value="1.08871105715659" calcext:value-type="float">
            <text:p>1,09</text:p>
          </table:table-cell>
          <table:table-cell table:style-name="ce32"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style-name="ce33" table:formula="of:=[.C23]*([.G23]/100)" office:value-type="float" office:value="439.08" calcext:value-type="float">
            <text:p>439</text:p>
          </table:table-cell>
          <table:table-cell office:value-type="float" office:value="0.1" calcext:value-type="float">
            <text:p>0,1</text:p>
          </table:table-cell>
          <table:table-cell table:number-columns-repeated="1015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4" office:value-type="float" office:value="891988" calcext:value-type="float">
            <text:p>891988</text:p>
          </table:table-cell>
          <table:table-cell table:style-name="ce26" office:value-type="float" office:value="8661" calcext:value-type="float">
            <text:p>8661</text:p>
          </table:table-cell>
          <table:table-cell table:style-name="ce28" table:formula="of:=[.B24]/100" office:value-type="float" office:value="8919.88" calcext:value-type="float">
            <text:p>8920</text:p>
          </table:table-cell>
          <table:table-cell table:style-name="ce30" table:formula="of:=[.C24]/[.B24]*100" office:value-type="float" office:value="0.97097718803392" calcext:value-type="float">
            <text:p>0,97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style-name="ce24" office:value-type="float" office:value="987423" calcext:value-type="float">
            <text:p>987423</text:p>
          </table:table-cell>
          <table:table-cell table:style-name="ce26" office:value-type="float" office:value="8655" calcext:value-type="float">
            <text:p>8655</text:p>
          </table:table-cell>
          <table:table-cell table:style-name="ce28" table:formula="of:=[.B25]/100" office:value-type="float" office:value="9874.23" calcext:value-type="float">
            <text:p>9874</text:p>
          </table:table-cell>
          <table:table-cell table:style-name="ce30" table:formula="of:=[.C25]/[.B25]*100" office:value-type="float" office:value="0.876524042887395" calcext:value-type="float">
            <text:p>0,88</text:p>
          </table:table-cell>
          <table:table-cell office:value-type="float" office:value="182" calcext:value-type="float">
            <text:p>182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 number:style="long"/>
      <number:text>.</number:text>
      <number:month number:style="long"/>
      <number:text>.</number:text>
      <number:year/>
    </number:date-style>
    <number:text-style style:name="N121">
      <number:text-content/>
      <style:map style:condition="value()&lt;=1.79769313486232E+308" style:apply-style-name="N121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0.00.0000</text:date>, <text:time style:data-style-name="N2" text:time-value="21:15:16.2533167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11:57.845907344</meta:creation-date>
    <dc:date>2020-09-09T21:31:04.658842864</dc:date>
    <meta:editing-duration>P2DT9H48M45S</meta:editing-duration>
    <meta:editing-cycles>377</meta:editing-cycles>
    <meta:generator>LibreOffice/5.1.2.2$Linux_X86_64 LibreOffice_project/10m0$Build-2</meta:generator>
    <meta:document-statistic meta:table-count="6" meta:cell-count="37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8cm" svg:y="4.002cm" style:legend-expansion="high" chart:style-name="ch2"/>
        <chart:plot-area chart:style-name="ch3" table:cell-range-address="'Deceased per week'.A1:'Deceased per week'.B25" chart:data-source-has-labels="both" svg:x="0.32cm" svg:y="0.18cm" svg:width="9.518cm" svg:height="8.64cm">
          <chartooo:coordinate-region svg:x="1.127cm" svg:y="0.379cm" svg:width="8.339cm" svg:height="7.794cm"/>
          <chart:axis chart:dimension="x" chart:name="primary-x" chart:style-name="ch4" chartooo:axis-type="auto">
            <chartooo:date-scale/>
            <chart:categories table:cell-range-address="'Deceased per week'.A2:'Deceased per week'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ceased per week'.B2:'Deceased per week'.B25" chart:label-cell-address="'Deceased per week'.B1:'Deceased per week'.B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deceased persons accumulated per week</text:p>
                <draw:g>
                  <svg:desc>'Deceased per week'.B1:'Deceased per week'.B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Deceased per week'.A2:'Deceased per week'.A25</svg:desc>
                </draw:g>
              </table:table-cell>
              <table:table-cell office:value-type="float" office:value="3">
                <text:p>3</text:p>
                <draw:g>
                  <svg:desc>'Deceased per week'.B2:'Deceased per week'.B25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Positivenrate Covid-19 D in KW11 bis 28</text:p>
        </chart:title>
        <chart:legend chart:legend-position="end" svg:x="12.645cm" svg:y="4.201cm" style:legend-expansion="high" chart:style-name="ch3"/>
        <chart:plot-area chart:style-name="ch4" table:cell-range-address="'PCR-Test situation'.A2:'PCR-Test situation'.A19 'PCR-Test situation'.E1:'PCR-Test situation'.E19" chart:data-source-has-labels="both" svg:x="1.331cm" svg:y="1.275cm" svg:width="10.994cm" svg:height="6.564cm">
          <chartooo:coordinate-region svg:x="2.243cm" svg:y="1.474cm" svg:width="9.709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Kalenderwoche</text:p>
            </chart:title>
            <chart:categories table:cell-range-address="'PCR-Test situation'.A2:'PCR-Test situation'.A19"/>
          </chart:axis>
          <chart:axis chart:dimension="y" chart:name="primary-y" chart:style-name="ch7">
            <chart:title svg:x="0.451cm" svg:y="6.837cm" chart:style-name="ch8">
              <text:p>Positiv gesteste Personen in %</text:p>
            </chart:title>
            <chart:grid chart:style-name="ch9" chart:class="major"/>
          </chart:axis>
          <chart:series chart:style-name="ch10" chart:values-cell-range-address="'PCR-Test situation'.E2:'PCR-Test situation'.E19" chart:label-cell-address="'PCR-Test situation'.E1:'PCR-Test situation'.E1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E1:'PCR-Test situation'.E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9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E2:'PCR-Test situation'.E19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85815880632092">
                <text:p>3.858158806320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33cm" svg:height="12.97cm" xlink:href=".." xlink:type="simple" chart:class="chart:line" chart:style-name="ch1">
        <chart:legend chart:legend-position="end" svg:x="14.436cm" svg:y="5.738cm" style:legend-expansion="high" chart:style-name="ch2"/>
        <chart:plot-area chart:style-name="ch3" table:cell-range-address="'PCR-Test situation'.A2:'PCR-Test situation'.A23 'PCR-Test situation'.C1:'PCR-Test situation'.D23" chart:data-source-has-labels="both" svg:x="0.434cm" svg:y="0.259cm" svg:width="13.568cm" svg:height="12.452cm">
          <chartooo:coordinate-region svg:x="1.611cm" svg:y="0.458cm" svg:width="12.204cm" svg:height="11.606cm"/>
          <chart:axis chart:dimension="x" chart:name="primary-x" chart:style-name="ch4" chartooo:axis-type="auto">
            <chartooo:date-scale/>
            <chart:categories table:cell-range-address="'PCR-Test situation'.A2:'PCR-Test situation'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CR-Test situation'.C2:'PCR-Test situation'.C23" chart:label-cell-address="'PCR-Test situation'.C1:'PCR-Test situation'.C1" chart:class="chart:line">
            <chart:data-point chart:repeated="22"/>
          </chart:series>
          <chart:series chart:style-name="ch7" chart:values-cell-range-address="'PCR-Test situation'.D2:'PCR-Test situation'.D23" chart:label-cell-address="'PCR-Test situation'.D1:'PCR-Test situation'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 Tests</text:p>
                <draw:g>
                  <svg:desc>'PCR-Test situation'.C1:'PCR-Test situation'.C1</svg:desc>
                </draw:g>
              </table:table-cell>
              <table:table-cell office:value-type="string">
                <text:p>Erwartet falsch-positive Tests bei  99% Spezifität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23</svg:desc>
                </draw:g>
              </table:table-cell>
              <table:table-cell office:value-type="float" office:value="7582">
                <text:p>7582</text:p>
                <draw:g>
                  <svg:desc>'PCR-Test situation'.C2:'PCR-Test situation'.C23</svg:desc>
                </draw:g>
              </table:table-cell>
              <table:table-cell office:value-type="float" office:value="1274.57">
                <text:p>1274.57</text:p>
                <draw:g>
                  <svg:desc>'PCR-Test situation'.D2:'PCR-Test situation'.D2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820">
                <text:p>23820</text:p>
              </table:table-cell>
              <table:table-cell office:value-type="float" office:value="3486.19">
                <text:p>3486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414">
                <text:p>31414</text:p>
              </table:table-cell>
              <table:table-cell office:value-type="float" office:value="3615.15">
                <text:p>3615.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885">
                <text:p>36885</text:p>
              </table:table-cell>
              <table:table-cell office:value-type="float" office:value="4083.48">
                <text:p>4083.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791">
                <text:p>30791</text:p>
              </table:table-cell>
              <table:table-cell office:value-type="float" office:value="3801.97">
                <text:p>3801.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082">
                <text:p>22082</text:p>
              </table:table-cell>
              <table:table-cell office:value-type="float" office:value="3319.02">
                <text:p>3319.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083">
                <text:p>18083</text:p>
              </table:table-cell>
              <table:table-cell office:value-type="float" office:value="3638.9">
                <text:p>3638.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608">
                <text:p>12608</text:p>
              </table:table-cell>
              <table:table-cell office:value-type="float" office:value="3267.88">
                <text:p>3267.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755">
                <text:p>10755</text:p>
              </table:table-cell>
              <table:table-cell office:value-type="float" office:value="4038.75">
                <text:p>4038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33">
                <text:p>7233</text:p>
              </table:table-cell>
              <table:table-cell office:value-type="float" office:value="4326.66">
                <text:p>4326.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18">
                <text:p>5218</text:p>
              </table:table-cell>
              <table:table-cell office:value-type="float" office:value="3534.67">
                <text:p>3534.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10">
                <text:p>4310</text:p>
              </table:table-cell>
              <table:table-cell office:value-type="float" office:value="4052.69">
                <text:p>4052.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08">
                <text:p>3208</text:p>
              </table:table-cell>
              <table:table-cell office:value-type="float" office:value="3409.86">
                <text:p>3409.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13">
                <text:p>2713</text:p>
              </table:table-cell>
              <table:table-cell office:value-type="float" office:value="3254.3">
                <text:p>3254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135">
                <text:p>5135</text:p>
              </table:table-cell>
              <table:table-cell office:value-type="float" office:value="3841.42">
                <text:p>3841.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01">
                <text:p>3601</text:p>
              </table:table-cell>
              <table:table-cell office:value-type="float" office:value="4626.41">
                <text:p>4626.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11">
                <text:p>3011</text:p>
              </table:table-cell>
              <table:table-cell office:value-type="float" office:value="4994.86">
                <text:p>4994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33">
                <text:p>2933</text:p>
              </table:table-cell>
              <table:table-cell office:value-type="float" office:value="5032.2">
                <text:p>5032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408">
                <text:p>3408</text:p>
              </table:table-cell>
              <table:table-cell office:value-type="float" office:value="5315.71">
                <text:p>5315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464">
                <text:p>4464</text:p>
              </table:table-cell>
              <table:table-cell office:value-type="float" office:value="5706.91">
                <text:p>5706.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634">
                <text:p>5634</text:p>
              </table:table-cell>
              <table:table-cell office:value-type="float" office:value="5779.16">
                <text:p>5779.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18">
                <text:p>7318</text:p>
              </table:table-cell>
              <table:table-cell office:value-type="float" office:value="6721.71">
                <text:p>6721.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1cm" svg:height="16.086cm" xlink:href=".." xlink:type="simple" chart:class="chart:line" chart:style-name="ch1">
        <chart:title svg:x="5.119cm" svg:y="0.457cm" chart:style-name="ch2">
          <text:p>Covid-19 Germany - Infected fatality rate</text:p>
        </chart:title>
        <chart:subtitle svg:x="8.121cm" svg:y="1.557cm" chart:style-name="ch3">
          <text:p>non-delayed</text:p>
        </chart:subtitle>
        <chart:plot-area chart:style-name="ch4" table:cell-range-address="'Rate compare'.F2:'Rate compare'.F22 'Rate compare'.I1:'Rate compare'.I22" chart:data-source-has-labels="both" svg:x="1.381cm" svg:y="2.561cm" svg:width="16.75cm" svg:height="12.223cm">
          <chartooo:coordinate-region svg:x="2.293cm" svg:y="2.76cm" svg:width="15.651cm" svg:height="11.377cm"/>
          <chart:axis chart:dimension="x" chart:name="primary-x" chart:style-name="ch5" chartooo:axis-type="auto">
            <chartooo:date-scale/>
            <chart:title svg:x="9.302cm" svg:y="15.105cm" chart:style-name="ch6">
              <text:p>Week</text:p>
            </chart:title>
            <chart:categories table:cell-range-address="'Rate compare'.F2:'Rate compare'.F22"/>
          </chart:axis>
          <chart:axis chart:dimension="y" chart:name="primary-y" chart:style-name="ch5">
            <chart:title svg:x="0.451cm" svg:y="9.43cm" chart:style-name="ch7">
              <text:p>Rate in %</text:p>
            </chart:title>
            <chart:grid chart:style-name="ch8" chart:class="major"/>
          </chart:axis>
          <chart:series chart:style-name="ch9" chart:values-cell-range-address="'Rate compare'.I2:'Rate compare'.I22" chart:label-cell-address="'Rate compare'.I1:'Rate compare'.I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FR</text:p>
                <draw:g>
                  <svg:desc>'Rate compare'.I1:'Rate compare'.I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Rate compare'.F2:'Rate compare'.F22</svg:desc>
                </draw:g>
              </table:table-cell>
              <table:table-cell office:value-type="float" office:value="0.00229885057471264">
                <text:p>0.00229885057471264</text:p>
                <draw:g>
                  <svg:desc>'Rate compare'.I2:'Rate compare'.I22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62224797219003">
                <text:p>0.001622247972190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925344525595691">
                <text:p>0.009253445255956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43317078152526">
                <text:p>0.02433170781525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94117647058823">
                <text:p>0.04941176470588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87303230023422">
                <text:p>0.08873032300234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3456934795346">
                <text:p>0.1034569347953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91738382099828">
                <text:p>0.07917383820998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09022556390977">
                <text:p>0.1090225563909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03972535556645">
                <text:p>0.1039725355566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862230552952202">
                <text:p>0.08622305529522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660218671152229">
                <text:p>0.06602186711522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518292682926829">
                <text:p>0.05182926829268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20450281425891">
                <text:p>0.02204502814258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47697681803747">
                <text:p>0.02476976818037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63738019169329">
                <text:p>0.01637380191693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06534090909091">
                <text:p>0.01065340909090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784844384303112">
                <text:p>0.007848443843031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79866471938243">
                <text:p>0.004798664719382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48502994011976">
                <text:p>0.007485029940119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16914830256105">
                <text:p>0.004169148302561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9cm" svg:height="15.699cm" xlink:href=".." xlink:type="simple" chart:class="chart:line" chart:style-name="ch1">
        <chart:title svg:x="4.373cm" svg:y="0.449cm" chart:style-name="ch2">
          <text:p>Covid-19 Germany - Infected fatality rate</text:p>
        </chart:title>
        <chart:subtitle svg:x="7.19cm" svg:y="1.541cm" chart:style-name="ch3">
          <text:p>3 weeks delay</text:p>
        </chart:subtitle>
        <chart:plot-area chart:style-name="ch4" table:cell-range-address="'Rate compare'.B2:'Rate compare'.B20 'Rate compare'.E1:'Rate compare'.E20" chart:data-source-has-labels="both" svg:x="1.351cm" svg:y="2.537cm" svg:width="15.318cm" svg:height="11.868cm">
          <chartooo:coordinate-region svg:x="2.263cm" svg:y="2.737cm" svg:width="14.219cm" svg:height="11.021cm"/>
          <chart:axis chart:dimension="x" chart:name="primary-x" chart:style-name="ch5" chartooo:axis-type="auto">
            <chartooo:date-scale/>
            <chart:title svg:x="8.556cm" svg:y="14.718cm" chart:style-name="ch6">
              <text:p>Week</text:p>
            </chart:title>
            <chart:categories table:cell-range-address="'Rate compare'.B2:'Rate compare'.B20"/>
          </chart:axis>
          <chart:axis chart:dimension="y" chart:name="primary-y" chart:style-name="ch5">
            <chart:title svg:x="0.451cm" svg:y="9.229cm" chart:style-name="ch7">
              <text:p>Rate in %</text:p>
            </chart:title>
            <chart:grid chart:style-name="ch8" chart:class="major"/>
          </chart:axis>
          <chart:series chart:style-name="ch9" chart:values-cell-range-address="'Rate compare'.E2:'Rate compare'.E20" chart:label-cell-address="'Rate compare'.E1:'Rate compare'.E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R</text:p>
                <draw:g>
                  <svg:desc>'Rate compare'.E1:'Rate compare'.E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'Rate compare'.B2:'Rate compare'.B20</svg:desc>
                </draw:g>
              </table:table-cell>
              <table:table-cell office:value-type="float" office:value="0.000080196749358426">
                <text:p>0.000080196749358426</text:p>
                <draw:g>
                  <svg:desc>'Rate compare'.E2:'Rate compare'.E2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439146800501882">
                <text:p>0.0004391468005018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44196106705119">
                <text:p>0.01441961067051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704829524443458">
                <text:p>0.07048295244434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81443573042669">
                <text:p>0.1814435730426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4173818068341">
                <text:p>0.2541738180683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3875470861954">
                <text:p>0.2738754708619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56007393715342">
                <text:p>0.2560073937153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24818694601128">
                <text:p>0.2248186946011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6288209606987">
                <text:p>0.1462882096069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649217346676931">
                <text:p>0.0649217346676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79835148660583">
                <text:p>0.04798351486605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40214067278287">
                <text:p>0.03402140672782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339119903108599">
                <text:p>0.03391199031085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20059880239521">
                <text:p>0.0200598802395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108765195137556">
                <text:p>0.01087651951375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383461153717906">
                <text:p>0.003834611537179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42305190581501">
                <text:p>0.004423051905815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10848616723656">
                <text:p>0.003108486167236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